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61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65.96pt"/>
    </style:style>
    <style:style style:name="co5" style:family="table-column">
      <style:table-column-properties fo:break-before="auto" style:column-width="11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alibrateCSV_20191107_002559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31944946" calcext:value-type="float">
            <text:p>0.231944946</text:p>
          </table:table-cell>
          <table:table-cell office:value-type="float" office:value="0.243649512" calcext:value-type="float">
            <text:p>0.243649512</text:p>
          </table:table-cell>
          <table:table-cell office:value-type="float" office:value="0.218248989" calcext:value-type="float">
            <text:p>0.218248989</text:p>
          </table:table-cell>
          <table:table-cell office:value-type="float" office:value="0.231281149" calcext:value-type="float">
            <text:p>0.231281149</text:p>
          </table:table-cell>
          <table:table-cell office:value-type="float" office:value="0.231944946" calcext:value-type="float">
            <text:p>0.231944946</text:p>
          </table:table-cell>
          <table:table-cell office:value-type="float" office:value="0.231281149" calcext:value-type="float">
            <text:p>0.231281149</text:p>
          </table:table-cell>
          <table:table-cell office:value-type="float" office:value="0.010380337" calcext:value-type="float">
            <text:p>0.0103803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35417513" calcext:value-type="float">
            <text:p>0.235417513</text:p>
          </table:table-cell>
          <table:table-cell office:value-type="float" office:value="0.246742993" calcext:value-type="float">
            <text:p>0.246742993</text:p>
          </table:table-cell>
          <table:table-cell office:value-type="float" office:value="0.214434292" calcext:value-type="float">
            <text:p>0.214434292</text:p>
          </table:table-cell>
          <table:table-cell office:value-type="float" office:value="0.232198266" calcext:value-type="float">
            <text:p>0.232198266</text:p>
          </table:table-cell>
          <table:table-cell office:value-type="float" office:value="0.235417513" calcext:value-type="float">
            <text:p>0.235417513</text:p>
          </table:table-cell>
          <table:table-cell office:value-type="float" office:value="0.232198266" calcext:value-type="float">
            <text:p>0.232198266</text:p>
          </table:table-cell>
          <table:table-cell office:value-type="float" office:value="0.01338496" calcext:value-type="float">
            <text:p>0.0133849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5105185" calcext:value-type="float">
            <text:p>0.235105185</text:p>
          </table:table-cell>
          <table:table-cell office:value-type="float" office:value="0.245751172" calcext:value-type="float">
            <text:p>0.245751172</text:p>
          </table:table-cell>
          <table:table-cell office:value-type="float" office:value="0.214938547" calcext:value-type="float">
            <text:p>0.214938547</text:p>
          </table:table-cell>
          <table:table-cell office:value-type="float" office:value="0.231931635" calcext:value-type="float">
            <text:p>0.231931635</text:p>
          </table:table-cell>
          <table:table-cell office:value-type="float" office:value="0.235105185" calcext:value-type="float">
            <text:p>0.235105185</text:p>
          </table:table-cell>
          <table:table-cell office:value-type="float" office:value="0.231931635" calcext:value-type="float">
            <text:p>0.231931635</text:p>
          </table:table-cell>
          <table:table-cell office:value-type="float" office:value="0.012777794" calcext:value-type="float">
            <text:p>0.01277779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5381751" calcext:value-type="float">
            <text:p>0.235381751</text:p>
          </table:table-cell>
          <table:table-cell office:value-type="float" office:value="0.246090918" calcext:value-type="float">
            <text:p>0.246090918</text:p>
          </table:table-cell>
          <table:table-cell office:value-type="float" office:value="0.214297201" calcext:value-type="float">
            <text:p>0.214297201</text:p>
          </table:table-cell>
          <table:table-cell office:value-type="float" office:value="0.23192329" calcext:value-type="float">
            <text:p>0.23192329</text:p>
          </table:table-cell>
          <table:table-cell office:value-type="float" office:value="0.235381751" calcext:value-type="float">
            <text:p>0.235381751</text:p>
          </table:table-cell>
          <table:table-cell office:value-type="float" office:value="0.23192329" calcext:value-type="float">
            <text:p>0.23192329</text:p>
          </table:table-cell>
          <table:table-cell office:value-type="float" office:value="0.013208099" calcext:value-type="float">
            <text:p>0.01320809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5673813" calcext:value-type="float">
            <text:p>0.235673813</text:p>
          </table:table-cell>
          <table:table-cell office:value-type="float" office:value="0.247644812" calcext:value-type="float">
            <text:p>0.247644812</text:p>
          </table:table-cell>
          <table:table-cell office:value-type="float" office:value="0.212600853" calcext:value-type="float">
            <text:p>0.212600853</text:p>
          </table:table-cell>
          <table:table-cell office:value-type="float" office:value="0.231973159" calcext:value-type="float">
            <text:p>0.231973159</text:p>
          </table:table-cell>
          <table:table-cell office:value-type="float" office:value="0.235673813" calcext:value-type="float">
            <text:p>0.235673813</text:p>
          </table:table-cell>
          <table:table-cell office:value-type="float" office:value="0.231973159" calcext:value-type="float">
            <text:p>0.231973159</text:p>
          </table:table-cell>
          <table:table-cell office:value-type="float" office:value="0.014543977" calcext:value-type="float">
            <text:p>0.01454397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5669045" calcext:value-type="float">
            <text:p>0.235669045</text:p>
          </table:table-cell>
          <table:table-cell office:value-type="float" office:value="0.247290164" calcext:value-type="float">
            <text:p>0.247290164</text:p>
          </table:table-cell>
          <table:table-cell office:value-type="float" office:value="0.21290424" calcext:value-type="float">
            <text:p>0.21290424</text:p>
          </table:table-cell>
          <table:table-cell office:value-type="float" office:value="0.231954483" calcext:value-type="float">
            <text:p>0.231954483</text:p>
          </table:table-cell>
          <table:table-cell office:value-type="float" office:value="0.235669045" calcext:value-type="float">
            <text:p>0.235669045</text:p>
          </table:table-cell>
          <table:table-cell office:value-type="float" office:value="0.231954483" calcext:value-type="float">
            <text:p>0.231954483</text:p>
          </table:table-cell>
          <table:table-cell office:value-type="float" office:value="0.014281606" calcext:value-type="float">
            <text:p>0.0142816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5841898" calcext:value-type="float">
            <text:p>0.235841898</text:p>
          </table:table-cell>
          <table:table-cell office:value-type="float" office:value="0.246618419" calcext:value-type="float">
            <text:p>0.246618419</text:p>
          </table:table-cell>
          <table:table-cell office:value-type="float" office:value="0.213437106" calcext:value-type="float">
            <text:p>0.213437106</text:p>
          </table:table-cell>
          <table:table-cell office:value-type="float" office:value="0.231965808" calcext:value-type="float">
            <text:p>0.231965808</text:p>
          </table:table-cell>
          <table:table-cell office:value-type="float" office:value="0.235841898" calcext:value-type="float">
            <text:p>0.235841898</text:p>
          </table:table-cell>
          <table:table-cell office:value-type="float" office:value="0.231965808" calcext:value-type="float">
            <text:p>0.231965808</text:p>
          </table:table-cell>
          <table:table-cell office:value-type="float" office:value="0.013820708" calcext:value-type="float">
            <text:p>0.01382070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6057071" calcext:value-type="float">
            <text:p>0.236057071</text:p>
          </table:table-cell>
          <table:table-cell office:value-type="float" office:value="0.24603489" calcext:value-type="float">
            <text:p>0.24603489</text:p>
          </table:table-cell>
          <table:table-cell office:value-type="float" office:value="0.214112427" calcext:value-type="float">
            <text:p>0.214112427</text:p>
          </table:table-cell>
          <table:table-cell office:value-type="float" office:value="0.232068129" calcext:value-type="float">
            <text:p>0.232068129</text:p>
          </table:table-cell>
          <table:table-cell office:value-type="float" office:value="0.236057071" calcext:value-type="float">
            <text:p>0.236057071</text:p>
          </table:table-cell>
          <table:table-cell office:value-type="float" office:value="0.232068129" calcext:value-type="float">
            <text:p>0.232068129</text:p>
          </table:table-cell>
          <table:table-cell office:value-type="float" office:value="0.013334033" calcext:value-type="float">
            <text:p>0.0133340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717287" calcext:value-type="float">
            <text:p>0.23717287</text:p>
          </table:table-cell>
          <table:table-cell office:value-type="float" office:value="0.246098071" calcext:value-type="float">
            <text:p>0.246098071</text:p>
          </table:table-cell>
          <table:table-cell office:value-type="float" office:value="0.213995005" calcext:value-type="float">
            <text:p>0.213995005</text:p>
          </table:table-cell>
          <table:table-cell office:value-type="float" office:value="0.232421982" calcext:value-type="float">
            <text:p>0.232421982</text:p>
          </table:table-cell>
          <table:table-cell office:value-type="float" office:value="0.23717287" calcext:value-type="float">
            <text:p>0.23717287</text:p>
          </table:table-cell>
          <table:table-cell office:value-type="float" office:value="0.232421982" calcext:value-type="float">
            <text:p>0.232421982</text:p>
          </table:table-cell>
          <table:table-cell office:value-type="float" office:value="0.013529718" calcext:value-type="float">
            <text:p>0.0135297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7444071" calcext:value-type="float">
            <text:p>0.237444071</text:p>
          </table:table-cell>
          <table:table-cell office:value-type="float" office:value="0.245819121" calcext:value-type="float">
            <text:p>0.245819121</text:p>
          </table:table-cell>
          <table:table-cell office:value-type="float" office:value="0.214253094" calcext:value-type="float">
            <text:p>0.214253094</text:p>
          </table:table-cell>
          <table:table-cell office:value-type="float" office:value="0.232505429" calcext:value-type="float">
            <text:p>0.232505429</text:p>
          </table:table-cell>
          <table:table-cell office:value-type="float" office:value="0.237444071" calcext:value-type="float">
            <text:p>0.237444071</text:p>
          </table:table-cell>
          <table:table-cell office:value-type="float" office:value="0.232505429" calcext:value-type="float">
            <text:p>0.232505429</text:p>
          </table:table-cell>
          <table:table-cell office:value-type="float" office:value="0.013351558" calcext:value-type="float">
            <text:p>0.0133515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9928393" calcext:value-type="float">
            <text:p>0.239928393</text:p>
          </table:table-cell>
          <table:table-cell office:value-type="float" office:value="0.242383509" calcext:value-type="float">
            <text:p>0.242383509</text:p>
          </table:table-cell>
          <table:table-cell office:value-type="float" office:value="0.217387702" calcext:value-type="float">
            <text:p>0.217387702</text:p>
          </table:table-cell>
          <table:table-cell office:value-type="float" office:value="0.233233201" calcext:value-type="float">
            <text:p>0.233233201</text:p>
          </table:table-cell>
          <table:table-cell office:value-type="float" office:value="0.239928393" calcext:value-type="float">
            <text:p>0.239928393</text:p>
          </table:table-cell>
          <table:table-cell office:value-type="float" office:value="0.233233201" calcext:value-type="float">
            <text:p>0.233233201</text:p>
          </table:table-cell>
          <table:table-cell office:value-type="float" office:value="0.011249201" calcext:value-type="float">
            <text:p>0.01124920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36681728" calcext:value-type="float">
            <text:p>0.236681728</text:p>
          </table:table-cell>
          <table:table-cell office:value-type="float" office:value="0.245007306" calcext:value-type="float">
            <text:p>0.245007306</text:p>
          </table:table-cell>
          <table:table-cell office:value-type="float" office:value="0.214948084" calcext:value-type="float">
            <text:p>0.214948084</text:p>
          </table:table-cell>
          <table:table-cell office:value-type="float" office:value="0.232212372" calcext:value-type="float">
            <text:p>0.232212372</text:p>
          </table:table-cell>
          <table:table-cell office:value-type="float" office:value="0.236681728" calcext:value-type="float">
            <text:p>0.236681728</text:p>
          </table:table-cell>
          <table:table-cell office:value-type="float" office:value="0.232212372" calcext:value-type="float">
            <text:p>0.232212372</text:p>
          </table:table-cell>
          <table:table-cell office:value-type="float" office:value="0.012672031" calcext:value-type="float">
            <text:p>0.01267203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8161115" calcext:value-type="float">
            <text:p>0.238161115</text:p>
          </table:table-cell>
          <table:table-cell office:value-type="float" office:value="0.247954756" calcext:value-type="float">
            <text:p>0.247954756</text:p>
          </table:table-cell>
          <table:table-cell office:value-type="float" office:value="0.212283756" calcext:value-type="float">
            <text:p>0.212283756</text:p>
          </table:table-cell>
          <table:table-cell office:value-type="float" office:value="0.232799876" calcext:value-type="float">
            <text:p>0.232799876</text:p>
          </table:table-cell>
          <table:table-cell office:value-type="float" office:value="0.238161115" calcext:value-type="float">
            <text:p>0.238161115</text:p>
          </table:table-cell>
          <table:table-cell office:value-type="float" office:value="0.232799876" calcext:value-type="float">
            <text:p>0.232799876</text:p>
          </table:table-cell>
          <table:table-cell office:value-type="float" office:value="0.015047973" calcext:value-type="float">
            <text:p>0.01504797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3844543" calcext:value-type="float">
            <text:p>0.23844543</text:p>
          </table:table-cell>
          <table:table-cell office:value-type="float" office:value="0.247812897" calcext:value-type="float">
            <text:p>0.247812897</text:p>
          </table:table-cell>
          <table:table-cell office:value-type="float" office:value="0.212559129" calcext:value-type="float">
            <text:p>0.212559129</text:p>
          </table:table-cell>
          <table:table-cell office:value-type="float" office:value="0.232939152" calcext:value-type="float">
            <text:p>0.232939152</text:p>
          </table:table-cell>
          <table:table-cell office:value-type="float" office:value="0.23844543" calcext:value-type="float">
            <text:p>0.23844543</text:p>
          </table:table-cell>
          <table:table-cell office:value-type="float" office:value="0.232939152" calcext:value-type="float">
            <text:p>0.232939152</text:p>
          </table:table-cell>
          <table:table-cell office:value-type="float" office:value="0.014909647" calcext:value-type="float">
            <text:p>0.01490964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3718956" calcext:value-type="float">
            <text:p>0.23718956</text:p>
          </table:table-cell>
          <table:table-cell office:value-type="float" office:value="0.244486361" calcext:value-type="float">
            <text:p>0.244486361</text:p>
          </table:table-cell>
          <table:table-cell office:value-type="float" office:value="0.217006828" calcext:value-type="float">
            <text:p>0.217006828</text:p>
          </table:table-cell>
          <table:table-cell office:value-type="float" office:value="0.23289425" calcext:value-type="float">
            <text:p>0.23289425</text:p>
          </table:table-cell>
          <table:table-cell office:value-type="float" office:value="0.23718956" calcext:value-type="float">
            <text:p>0.23718956</text:p>
          </table:table-cell>
          <table:table-cell office:value-type="float" office:value="0.23289425" calcext:value-type="float">
            <text:p>0.23289425</text:p>
          </table:table-cell>
          <table:table-cell office:value-type="float" office:value="0.011622348" calcext:value-type="float">
            <text:p>0.0116223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35894947" calcext:value-type="float">
            <text:p>0.235894947</text:p>
          </table:table-cell>
          <table:table-cell office:value-type="float" office:value="0.2443147" calcext:value-type="float">
            <text:p>0.2443147</text:p>
          </table:table-cell>
          <table:table-cell office:value-type="float" office:value="0.216833975" calcext:value-type="float">
            <text:p>0.216833975</text:p>
          </table:table-cell>
          <table:table-cell office:value-type="float" office:value="0.232347874" calcext:value-type="float">
            <text:p>0.232347874</text:p>
          </table:table-cell>
          <table:table-cell office:value-type="float" office:value="0.235894947" calcext:value-type="float">
            <text:p>0.235894947</text:p>
          </table:table-cell>
          <table:table-cell office:value-type="float" office:value="0.232347874" calcext:value-type="float">
            <text:p>0.232347874</text:p>
          </table:table-cell>
          <table:table-cell office:value-type="float" office:value="0.011495908" calcext:value-type="float">
            <text:p>0.01149590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35626726" calcext:value-type="float">
            <text:p>0.235626726</text:p>
          </table:table-cell>
          <table:table-cell office:value-type="float" office:value="0.243333607" calcext:value-type="float">
            <text:p>0.243333607</text:p>
          </table:table-cell>
          <table:table-cell office:value-type="float" office:value="0.218230512" calcext:value-type="float">
            <text:p>0.218230512</text:p>
          </table:table-cell>
          <table:table-cell office:value-type="float" office:value="0.232396948" calcext:value-type="float">
            <text:p>0.232396948</text:p>
          </table:table-cell>
          <table:table-cell office:value-type="float" office:value="0.235626726" calcext:value-type="float">
            <text:p>0.235626726</text:p>
          </table:table-cell>
          <table:table-cell office:value-type="float" office:value="0.232396948" calcext:value-type="float">
            <text:p>0.232396948</text:p>
          </table:table-cell>
          <table:table-cell office:value-type="float" office:value="0.010499681" calcext:value-type="float">
            <text:p>0.01049968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38045482" calcext:value-type="float">
            <text:p>0.238045482</text:p>
          </table:table-cell>
          <table:table-cell office:value-type="float" office:value="0.244429737" calcext:value-type="float">
            <text:p>0.244429737</text:p>
          </table:table-cell>
          <table:table-cell office:value-type="float" office:value="0.216728475" calcext:value-type="float">
            <text:p>0.216728475</text:p>
          </table:table-cell>
          <table:table-cell office:value-type="float" office:value="0.233067898" calcext:value-type="float">
            <text:p>0.233067898</text:p>
          </table:table-cell>
          <table:table-cell office:value-type="float" office:value="0.238045482" calcext:value-type="float">
            <text:p>0.238045482</text:p>
          </table:table-cell>
          <table:table-cell office:value-type="float" office:value="0.233067898" calcext:value-type="float">
            <text:p>0.233067898</text:p>
          </table:table-cell>
          <table:table-cell office:value-type="float" office:value="0.011844049" calcext:value-type="float">
            <text:p>0.01184404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9826469" calcext:value-type="float">
            <text:p>0.239826469</text:p>
          </table:table-cell>
          <table:table-cell office:value-type="float" office:value="0.246349006" calcext:value-type="float">
            <text:p>0.246349006</text:p>
          </table:table-cell>
          <table:table-cell office:value-type="float" office:value="0.215272333" calcext:value-type="float">
            <text:p>0.215272333</text:p>
          </table:table-cell>
          <table:table-cell office:value-type="float" office:value="0.233815936" calcext:value-type="float">
            <text:p>0.233815936</text:p>
          </table:table-cell>
          <table:table-cell office:value-type="float" office:value="0.239826469" calcext:value-type="float">
            <text:p>0.239826469</text:p>
          </table:table-cell>
          <table:table-cell office:value-type="float" office:value="0.233815936" calcext:value-type="float">
            <text:p>0.233815936</text:p>
          </table:table-cell>
          <table:table-cell office:value-type="float" office:value="0.013379955" calcext:value-type="float">
            <text:p>0.01337995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9332347" calcext:value-type="float">
            <text:p>0.239332347</text:p>
          </table:table-cell>
          <table:table-cell office:value-type="float" office:value="0.247641235" calcext:value-type="float">
            <text:p>0.247641235</text:p>
          </table:table-cell>
          <table:table-cell office:value-type="float" office:value="0.212653305" calcext:value-type="float">
            <text:p>0.212653305</text:p>
          </table:table-cell>
          <table:table-cell office:value-type="float" office:value="0.233208962" calcext:value-type="float">
            <text:p>0.233208962</text:p>
          </table:table-cell>
          <table:table-cell office:value-type="float" office:value="0.239332347" calcext:value-type="float">
            <text:p>0.239332347</text:p>
          </table:table-cell>
          <table:table-cell office:value-type="float" office:value="0.233208962" calcext:value-type="float">
            <text:p>0.233208962</text:p>
          </table:table-cell>
          <table:table-cell office:value-type="float" office:value="0.014925609" calcext:value-type="float">
            <text:p>0.01492560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086359" calcext:value-type="float">
            <text:p>0.24086359</text:p>
          </table:table-cell>
          <table:table-cell office:value-type="float" office:value="0.247198969" calcext:value-type="float">
            <text:p>0.247198969</text:p>
          </table:table-cell>
          <table:table-cell office:value-type="float" office:value="0.212799932" calcext:value-type="float">
            <text:p>0.212799932</text:p>
          </table:table-cell>
          <table:table-cell office:value-type="float" office:value="0.23362083" calcext:value-type="float">
            <text:p>0.23362083</text:p>
          </table:table-cell>
          <table:table-cell office:value-type="float" office:value="0.24086359" calcext:value-type="float">
            <text:p>0.24086359</text:p>
          </table:table-cell>
          <table:table-cell office:value-type="float" office:value="0.23362083" calcext:value-type="float">
            <text:p>0.23362083</text:p>
          </table:table-cell>
          <table:table-cell office:value-type="float" office:value="0.014948057" calcext:value-type="float">
            <text:p>0.01494805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2927699" calcext:value-type="float">
            <text:p>0.242927699</text:p>
          </table:table-cell>
          <table:table-cell office:value-type="float" office:value="0.245279103" calcext:value-type="float">
            <text:p>0.245279103</text:p>
          </table:table-cell>
          <table:table-cell office:value-type="float" office:value="0.213791157" calcext:value-type="float">
            <text:p>0.213791157</text:p>
          </table:table-cell>
          <table:table-cell office:value-type="float" office:value="0.23399932" calcext:value-type="float">
            <text:p>0.23399932</text:p>
          </table:table-cell>
          <table:table-cell office:value-type="float" office:value="0.242927699" calcext:value-type="float">
            <text:p>0.242927699</text:p>
          </table:table-cell>
          <table:table-cell office:value-type="float" office:value="0.23399932" calcext:value-type="float">
            <text:p>0.23399932</text:p>
          </table:table-cell>
          <table:table-cell office:value-type="float" office:value="0.014321537" calcext:value-type="float">
            <text:p>0.01432153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6381917" calcext:value-type="float">
            <text:p>0.236381917</text:p>
          </table:table-cell>
          <table:table-cell office:value-type="float" office:value="0.2431387" calcext:value-type="float">
            <text:p>0.2431387</text:p>
          </table:table-cell>
          <table:table-cell office:value-type="float" office:value="0.218117263" calcext:value-type="float">
            <text:p>0.218117263</text:p>
          </table:table-cell>
          <table:table-cell office:value-type="float" office:value="0.23254596" calcext:value-type="float">
            <text:p>0.23254596</text:p>
          </table:table-cell>
          <table:table-cell office:value-type="float" office:value="0.236381917" calcext:value-type="float">
            <text:p>0.236381917</text:p>
          </table:table-cell>
          <table:table-cell office:value-type="float" office:value="0.23254596" calcext:value-type="float">
            <text:p>0.23254596</text:p>
          </table:table-cell>
          <table:table-cell office:value-type="float" office:value="0.010568948" calcext:value-type="float">
            <text:p>0.01056894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31196" calcext:value-type="float">
            <text:p>25.31196</text:p>
          </table:table-cell>
          <table:table-cell office:value-type="float" office:value="0.239008694" calcext:value-type="float">
            <text:p>0.239008694</text:p>
          </table:table-cell>
          <table:table-cell office:value-type="float" office:value="0.247698456" calcext:value-type="float">
            <text:p>0.247698456</text:p>
          </table:table-cell>
          <table:table-cell office:value-type="float" office:value="0.21274748" calcext:value-type="float">
            <text:p>0.21274748</text:p>
          </table:table-cell>
          <table:table-cell office:value-type="float" office:value="0.233151543" calcext:value-type="float">
            <text:p>0.233151543</text:p>
          </table:table-cell>
          <table:table-cell office:value-type="float" office:value="0.239008694" calcext:value-type="float">
            <text:p>0.239008694</text:p>
          </table:table-cell>
          <table:table-cell office:value-type="float" office:value="0.233151543" calcext:value-type="float">
            <text:p>0.233151543</text:p>
          </table:table-cell>
          <table:table-cell office:value-type="float" office:value="0.014857598" calcext:value-type="float">
            <text:p>0.01485759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9965944" calcext:value-type="float">
            <text:p>0.239965944</text:p>
          </table:table-cell>
          <table:table-cell office:value-type="float" office:value="0.247675806" calcext:value-type="float">
            <text:p>0.247675806</text:p>
          </table:table-cell>
          <table:table-cell office:value-type="float" office:value="0.213354255" calcext:value-type="float">
            <text:p>0.213354255</text:p>
          </table:table-cell>
          <table:table-cell office:value-type="float" office:value="0.233665335" calcext:value-type="float">
            <text:p>0.233665335</text:p>
          </table:table-cell>
          <table:table-cell office:value-type="float" office:value="0.239965944" calcext:value-type="float">
            <text:p>0.239965944</text:p>
          </table:table-cell>
          <table:table-cell office:value-type="float" office:value="0.233665335" calcext:value-type="float">
            <text:p>0.233665335</text:p>
          </table:table-cell>
          <table:table-cell office:value-type="float" office:value="0.014702958" calcext:value-type="float">
            <text:p>0.01470295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1822629" calcext:value-type="float">
            <text:p>0.241822629</text:p>
          </table:table-cell>
          <table:table-cell office:value-type="float" office:value="0.243589311" calcext:value-type="float">
            <text:p>0.243589311</text:p>
          </table:table-cell>
          <table:table-cell office:value-type="float" office:value="0.216453101" calcext:value-type="float">
            <text:p>0.216453101</text:p>
          </table:table-cell>
          <table:table-cell office:value-type="float" office:value="0.233955014" calcext:value-type="float">
            <text:p>0.233955014</text:p>
          </table:table-cell>
          <table:table-cell office:value-type="float" office:value="0.241822629" calcext:value-type="float">
            <text:p>0.241822629</text:p>
          </table:table-cell>
          <table:table-cell office:value-type="float" office:value="0.233955014" calcext:value-type="float">
            <text:p>0.233955014</text:p>
          </table:table-cell>
          <table:table-cell office:value-type="float" office:value="0.01239672" calcext:value-type="float">
            <text:p>0.0123967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7690239" calcext:value-type="float">
            <text:p>0.237690239</text:p>
          </table:table-cell>
          <table:table-cell office:value-type="float" office:value="0.243059426" calcext:value-type="float">
            <text:p>0.243059426</text:p>
          </table:table-cell>
          <table:table-cell office:value-type="float" office:value="0.218944576" calcext:value-type="float">
            <text:p>0.218944576</text:p>
          </table:table-cell>
          <table:table-cell office:value-type="float" office:value="0.233231413" calcext:value-type="float">
            <text:p>0.233231413</text:p>
          </table:table-cell>
          <table:table-cell office:value-type="float" office:value="0.237690239" calcext:value-type="float">
            <text:p>0.237690239</text:p>
          </table:table-cell>
          <table:table-cell office:value-type="float" office:value="0.233231413" calcext:value-type="float">
            <text:p>0.233231413</text:p>
          </table:table-cell>
          <table:table-cell office:value-type="float" office:value="0.010337387" calcext:value-type="float">
            <text:p>0.01033738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5953955" calcext:value-type="float">
            <text:p>0.235953955</text:p>
          </table:table-cell>
          <table:table-cell office:value-type="float" office:value="0.243642359" calcext:value-type="float">
            <text:p>0.243642359</text:p>
          </table:table-cell>
          <table:table-cell office:value-type="float" office:value="0.219840434" calcext:value-type="float">
            <text:p>0.219840434</text:p>
          </table:table-cell>
          <table:table-cell office:value-type="float" office:value="0.233145583" calcext:value-type="float">
            <text:p>0.233145583</text:p>
          </table:table-cell>
          <table:table-cell office:value-type="float" office:value="0.235953955" calcext:value-type="float">
            <text:p>0.235953955</text:p>
          </table:table-cell>
          <table:table-cell office:value-type="float" office:value="0.233145583" calcext:value-type="float">
            <text:p>0.233145583</text:p>
          </table:table-cell>
          <table:table-cell office:value-type="float" office:value="0.009917934" calcext:value-type="float">
            <text:p>0.00991793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36285953" calcext:value-type="float">
            <text:p>0.236285953</text:p>
          </table:table-cell>
          <table:table-cell office:value-type="float" office:value="0.243914156" calcext:value-type="float">
            <text:p>0.243914156</text:p>
          </table:table-cell>
          <table:table-cell office:value-type="float" office:value="0.219942954" calcext:value-type="float">
            <text:p>0.219942954</text:p>
          </table:table-cell>
          <table:table-cell office:value-type="float" office:value="0.233381021" calcext:value-type="float">
            <text:p>0.233381021</text:p>
          </table:table-cell>
          <table:table-cell office:value-type="float" office:value="0.236285953" calcext:value-type="float">
            <text:p>0.236285953</text:p>
          </table:table-cell>
          <table:table-cell office:value-type="float" office:value="0.233381021" calcext:value-type="float">
            <text:p>0.233381021</text:p>
          </table:table-cell>
          <table:table-cell office:value-type="float" office:value="0.009999454" calcext:value-type="float">
            <text:p>0.00999945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7433343" calcext:value-type="float">
            <text:p>0.237433343</text:p>
          </table:table-cell>
          <table:table-cell office:value-type="float" office:value="0.244290262" calcext:value-type="float">
            <text:p>0.244290262</text:p>
          </table:table-cell>
          <table:table-cell office:value-type="float" office:value="0.218999412" calcext:value-type="float">
            <text:p>0.218999412</text:p>
          </table:table-cell>
          <table:table-cell office:value-type="float" office:value="0.233574339" calcext:value-type="float">
            <text:p>0.233574339</text:p>
          </table:table-cell>
          <table:table-cell office:value-type="float" office:value="0.237433343" calcext:value-type="float">
            <text:p>0.237433343</text:p>
          </table:table-cell>
          <table:table-cell office:value-type="float" office:value="0.233574339" calcext:value-type="float">
            <text:p>0.233574339</text:p>
          </table:table-cell>
          <table:table-cell office:value-type="float" office:value="0.010679441" calcext:value-type="float">
            <text:p>0.01067944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3288308" calcext:value-type="float">
            <text:p>0.243288308</text:p>
          </table:table-cell>
          <table:table-cell office:value-type="float" office:value="0.246600538" calcext:value-type="float">
            <text:p>0.246600538</text:p>
          </table:table-cell>
          <table:table-cell office:value-type="float" office:value="0.214814569" calcext:value-type="float">
            <text:p>0.214814569</text:p>
          </table:table-cell>
          <table:table-cell office:value-type="float" office:value="0.234901138" calcext:value-type="float">
            <text:p>0.234901138</text:p>
          </table:table-cell>
          <table:table-cell office:value-type="float" office:value="0.243288308" calcext:value-type="float">
            <text:p>0.243288308</text:p>
          </table:table-cell>
          <table:table-cell office:value-type="float" office:value="0.234901138" calcext:value-type="float">
            <text:p>0.234901138</text:p>
          </table:table-cell>
          <table:table-cell office:value-type="float" office:value="0.014267572" calcext:value-type="float">
            <text:p>0.01426757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403179" calcext:value-type="float">
            <text:p>0.242403179</text:p>
          </table:table-cell>
          <table:table-cell office:value-type="float" office:value="0.244640141" calcext:value-type="float">
            <text:p>0.244640141</text:p>
          </table:table-cell>
          <table:table-cell office:value-type="float" office:value="0.216574695" calcext:value-type="float">
            <text:p>0.216574695</text:p>
          </table:table-cell>
          <table:table-cell office:value-type="float" office:value="0.234539338" calcext:value-type="float">
            <text:p>0.234539338</text:p>
          </table:table-cell>
          <table:table-cell office:value-type="float" office:value="0.242403179" calcext:value-type="float">
            <text:p>0.242403179</text:p>
          </table:table-cell>
          <table:table-cell office:value-type="float" office:value="0.234539338" calcext:value-type="float">
            <text:p>0.234539338</text:p>
          </table:table-cell>
          <table:table-cell office:value-type="float" office:value="0.012735706" calcext:value-type="float">
            <text:p>0.01273570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0182905" calcext:value-type="float">
            <text:p>0.240182905</text:p>
          </table:table-cell>
          <table:table-cell office:value-type="float" office:value="0.244110852" calcext:value-type="float">
            <text:p>0.244110852</text:p>
          </table:table-cell>
          <table:table-cell office:value-type="float" office:value="0.218424227" calcext:value-type="float">
            <text:p>0.218424227</text:p>
          </table:table-cell>
          <table:table-cell office:value-type="float" office:value="0.234239328" calcext:value-type="float">
            <text:p>0.234239328</text:p>
          </table:table-cell>
          <table:table-cell office:value-type="float" office:value="0.240182905" calcext:value-type="float">
            <text:p>0.240182905</text:p>
          </table:table-cell>
          <table:table-cell office:value-type="float" office:value="0.234239328" calcext:value-type="float">
            <text:p>0.234239328</text:p>
          </table:table-cell>
          <table:table-cell office:value-type="float" office:value="0.011297352" calcext:value-type="float">
            <text:p>0.01129735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0612059" calcext:value-type="float">
            <text:p>0.240612059</text:p>
          </table:table-cell>
          <table:table-cell office:value-type="float" office:value="0.243943363" calcext:value-type="float">
            <text:p>0.243943363</text:p>
          </table:table-cell>
          <table:table-cell office:value-type="float" office:value="0.217976596" calcext:value-type="float">
            <text:p>0.217976596</text:p>
          </table:table-cell>
          <table:table-cell office:value-type="float" office:value="0.234177339" calcext:value-type="float">
            <text:p>0.234177339</text:p>
          </table:table-cell>
          <table:table-cell office:value-type="float" office:value="0.240612059" calcext:value-type="float">
            <text:p>0.240612059</text:p>
          </table:table-cell>
          <table:table-cell office:value-type="float" office:value="0.234177339" calcext:value-type="float">
            <text:p>0.234177339</text:p>
          </table:table-cell>
          <table:table-cell office:value-type="float" office:value="0.011536101" calcext:value-type="float">
            <text:p>0.01153610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0666895" calcext:value-type="float">
            <text:p>0.240666895</text:p>
          </table:table-cell>
          <table:table-cell office:value-type="float" office:value="0.244004755" calcext:value-type="float">
            <text:p>0.244004755</text:p>
          </table:table-cell>
          <table:table-cell office:value-type="float" office:value="0.217672016" calcext:value-type="float">
            <text:p>0.217672016</text:p>
          </table:table-cell>
          <table:table-cell office:value-type="float" office:value="0.234114556" calcext:value-type="float">
            <text:p>0.234114556</text:p>
          </table:table-cell>
          <table:table-cell office:value-type="float" office:value="0.240666895" calcext:value-type="float">
            <text:p>0.240666895</text:p>
          </table:table-cell>
          <table:table-cell office:value-type="float" office:value="0.234114556" calcext:value-type="float">
            <text:p>0.234114556</text:p>
          </table:table-cell>
          <table:table-cell office:value-type="float" office:value="0.011706213" calcext:value-type="float">
            <text:p>0.01170621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1324334" calcext:value-type="float">
            <text:p>0.241324334</text:p>
          </table:table-cell>
          <table:table-cell office:value-type="float" office:value="0.244181185" calcext:value-type="float">
            <text:p>0.244181185</text:p>
          </table:table-cell>
          <table:table-cell office:value-type="float" office:value="0.21736088" calcext:value-type="float">
            <text:p>0.21736088</text:p>
          </table:table-cell>
          <table:table-cell office:value-type="float" office:value="0.2342888" calcext:value-type="float">
            <text:p>0.2342888</text:p>
          </table:table-cell>
          <table:table-cell office:value-type="float" office:value="0.241324334" calcext:value-type="float">
            <text:p>0.241324334</text:p>
          </table:table-cell>
          <table:table-cell office:value-type="float" office:value="0.2342888" calcext:value-type="float">
            <text:p>0.2342888</text:p>
          </table:table-cell>
          <table:table-cell office:value-type="float" office:value="0.012026533" calcext:value-type="float">
            <text:p>0.01202653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1579442" calcext:value-type="float">
            <text:p>0.241579442</text:p>
          </table:table-cell>
          <table:table-cell office:value-type="float" office:value="0.244399338" calcext:value-type="float">
            <text:p>0.244399338</text:p>
          </table:table-cell>
          <table:table-cell office:value-type="float" office:value="0.217350151" calcext:value-type="float">
            <text:p>0.217350151</text:p>
          </table:table-cell>
          <table:table-cell office:value-type="float" office:value="0.234442977" calcext:value-type="float">
            <text:p>0.234442977</text:p>
          </table:table-cell>
          <table:table-cell office:value-type="float" office:value="0.241579442" calcext:value-type="float">
            <text:p>0.241579442</text:p>
          </table:table-cell>
          <table:table-cell office:value-type="float" office:value="0.234442977" calcext:value-type="float">
            <text:p>0.234442977</text:p>
          </table:table-cell>
          <table:table-cell office:value-type="float" office:value="0.012141155" calcext:value-type="float">
            <text:p>0.0121411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38789945" calcext:value-type="float">
            <text:p>0.238789945</text:p>
          </table:table-cell>
          <table:table-cell office:value-type="float" office:value="0.2437568" calcext:value-type="float">
            <text:p>0.2437568</text:p>
          </table:table-cell>
          <table:table-cell office:value-type="float" office:value="0.218976166" calcext:value-type="float">
            <text:p>0.218976166</text:p>
          </table:table-cell>
          <table:table-cell office:value-type="float" office:value="0.23384097" calcext:value-type="float">
            <text:p>0.23384097</text:p>
          </table:table-cell>
          <table:table-cell office:value-type="float" office:value="0.238789945" calcext:value-type="float">
            <text:p>0.238789945</text:p>
          </table:table-cell>
          <table:table-cell office:value-type="float" office:value="0.23384097" calcext:value-type="float">
            <text:p>0.23384097</text:p>
          </table:table-cell>
          <table:table-cell office:value-type="float" office:value="0.010704803" calcext:value-type="float">
            <text:p>0.01070480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9003329" calcext:value-type="float">
            <text:p>0.239003329</text:p>
          </table:table-cell>
          <table:table-cell office:value-type="float" office:value="0.2438623" calcext:value-type="float">
            <text:p>0.2438623</text:p>
          </table:table-cell>
          <table:table-cell office:value-type="float" office:value="0.21946552" calcext:value-type="float">
            <text:p>0.21946552</text:p>
          </table:table-cell>
          <table:table-cell office:value-type="float" office:value="0.234110383" calcext:value-type="float">
            <text:p>0.234110383</text:p>
          </table:table-cell>
          <table:table-cell office:value-type="float" office:value="0.239003329" calcext:value-type="float">
            <text:p>0.239003329</text:p>
          </table:table-cell>
          <table:table-cell office:value-type="float" office:value="0.234110383" calcext:value-type="float">
            <text:p>0.234110383</text:p>
          </table:table-cell>
          <table:table-cell office:value-type="float" office:value="0.010543763" calcext:value-type="float">
            <text:p>0.01054376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7041144" calcext:value-type="float">
            <text:p>0.237041144</text:p>
          </table:table-cell>
          <table:table-cell office:value-type="float" office:value="0.243609577" calcext:value-type="float">
            <text:p>0.243609577</text:p>
          </table:table-cell>
          <table:table-cell office:value-type="float" office:value="0.221140411" calcext:value-type="float">
            <text:p>0.221140411</text:p>
          </table:table-cell>
          <table:table-cell office:value-type="float" office:value="0.233930377" calcext:value-type="float">
            <text:p>0.233930377</text:p>
          </table:table-cell>
          <table:table-cell office:value-type="float" office:value="0.237041144" calcext:value-type="float">
            <text:p>0.237041144</text:p>
          </table:table-cell>
          <table:table-cell office:value-type="float" office:value="0.233930377" calcext:value-type="float">
            <text:p>0.233930377</text:p>
          </table:table-cell>
          <table:table-cell office:value-type="float" office:value="0.009433045" calcext:value-type="float">
            <text:p>0.00943304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0496426" calcext:value-type="float">
            <text:p>0.240496426</text:p>
          </table:table-cell>
          <table:table-cell office:value-type="float" office:value="0.247172743" calcext:value-type="float">
            <text:p>0.247172743</text:p>
          </table:table-cell>
          <table:table-cell office:value-type="float" office:value="0.216662314" calcext:value-type="float">
            <text:p>0.216662314</text:p>
          </table:table-cell>
          <table:table-cell office:value-type="float" office:value="0.234777161" calcext:value-type="float">
            <text:p>0.234777161</text:p>
          </table:table-cell>
          <table:table-cell office:value-type="float" office:value="0.240496426" calcext:value-type="float">
            <text:p>0.240496426</text:p>
          </table:table-cell>
          <table:table-cell office:value-type="float" office:value="0.234777161" calcext:value-type="float">
            <text:p>0.234777161</text:p>
          </table:table-cell>
          <table:table-cell office:value-type="float" office:value="0.013095904" calcext:value-type="float">
            <text:p>0.01309590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39334731" calcext:value-type="float">
            <text:p>0.239334731</text:p>
          </table:table-cell>
          <table:table-cell office:value-type="float" office:value="0.248621732" calcext:value-type="float">
            <text:p>0.248621732</text:p>
          </table:table-cell>
          <table:table-cell office:value-type="float" office:value="0.215261008" calcext:value-type="float">
            <text:p>0.215261008</text:p>
          </table:table-cell>
          <table:table-cell office:value-type="float" office:value="0.234405824" calcext:value-type="float">
            <text:p>0.234405824</text:p>
          </table:table-cell>
          <table:table-cell office:value-type="float" office:value="0.239334731" calcext:value-type="float">
            <text:p>0.239334731</text:p>
          </table:table-cell>
          <table:table-cell office:value-type="float" office:value="0.234405824" calcext:value-type="float">
            <text:p>0.234405824</text:p>
          </table:table-cell>
          <table:table-cell office:value-type="float" office:value="0.014058332" calcext:value-type="float">
            <text:p>0.01405833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9509969" calcext:value-type="float">
            <text:p>0.239509969</text:p>
          </table:table-cell>
          <table:table-cell office:value-type="float" office:value="0.2486718" calcext:value-type="float">
            <text:p>0.2486718</text:p>
          </table:table-cell>
          <table:table-cell office:value-type="float" office:value="0.214853312" calcext:value-type="float">
            <text:p>0.214853312</text:p>
          </table:table-cell>
          <table:table-cell office:value-type="float" office:value="0.234345027" calcext:value-type="float">
            <text:p>0.234345027</text:p>
          </table:table-cell>
          <table:table-cell office:value-type="float" office:value="0.239509969" calcext:value-type="float">
            <text:p>0.239509969</text:p>
          </table:table-cell>
          <table:table-cell office:value-type="float" office:value="0.234345027" calcext:value-type="float">
            <text:p>0.234345027</text:p>
          </table:table-cell>
          <table:table-cell office:value-type="float" office:value="0.014281223" calcext:value-type="float">
            <text:p>0.01428122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1981774" calcext:value-type="float">
            <text:p>0.241981774</text:p>
          </table:table-cell>
          <table:table-cell office:value-type="float" office:value="0.247730046" calcext:value-type="float">
            <text:p>0.247730046</text:p>
          </table:table-cell>
          <table:table-cell office:value-type="float" office:value="0.214960005" calcext:value-type="float">
            <text:p>0.214960005</text:p>
          </table:table-cell>
          <table:table-cell office:value-type="float" office:value="0.234890608" calcext:value-type="float">
            <text:p>0.234890608</text:p>
          </table:table-cell>
          <table:table-cell office:value-type="float" office:value="0.241981774" calcext:value-type="float">
            <text:p>0.241981774</text:p>
          </table:table-cell>
          <table:table-cell office:value-type="float" office:value="0.234890608" calcext:value-type="float">
            <text:p>0.234890608</text:p>
          </table:table-cell>
          <table:table-cell office:value-type="float" office:value="0.014287113" calcext:value-type="float">
            <text:p>0.01428711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2360263" calcext:value-type="float">
            <text:p>0.242360263</text:p>
          </table:table-cell>
          <table:table-cell office:value-type="float" office:value="0.247626334" calcext:value-type="float">
            <text:p>0.247626334</text:p>
          </table:table-cell>
          <table:table-cell office:value-type="float" office:value="0.215475585" calcext:value-type="float">
            <text:p>0.215475585</text:p>
          </table:table-cell>
          <table:table-cell office:value-type="float" office:value="0.235154061" calcext:value-type="float">
            <text:p>0.235154061</text:p>
          </table:table-cell>
          <table:table-cell office:value-type="float" office:value="0.242360263" calcext:value-type="float">
            <text:p>0.242360263</text:p>
          </table:table-cell>
          <table:table-cell office:value-type="float" office:value="0.235154061" calcext:value-type="float">
            <text:p>0.235154061</text:p>
          </table:table-cell>
          <table:table-cell office:value-type="float" office:value="0.014079884" calcext:value-type="float">
            <text:p>0.01407988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0284829" calcext:value-type="float">
            <text:p>0.240284829</text:p>
          </table:table-cell>
          <table:table-cell office:value-type="float" office:value="0.246815711" calcext:value-type="float">
            <text:p>0.246815711</text:p>
          </table:table-cell>
          <table:table-cell office:value-type="float" office:value="0.217777517" calcext:value-type="float">
            <text:p>0.217777517</text:p>
          </table:table-cell>
          <table:table-cell office:value-type="float" office:value="0.234959352" calcext:value-type="float">
            <text:p>0.234959352</text:p>
          </table:table-cell>
          <table:table-cell office:value-type="float" office:value="0.240284829" calcext:value-type="float">
            <text:p>0.240284829</text:p>
          </table:table-cell>
          <table:table-cell office:value-type="float" office:value="0.234959352" calcext:value-type="float">
            <text:p>0.234959352</text:p>
          </table:table-cell>
          <table:table-cell office:value-type="float" office:value="0.012438508" calcext:value-type="float">
            <text:p>0.01243850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9812164" calcext:value-type="float">
            <text:p>0.239812164</text:p>
          </table:table-cell>
          <table:table-cell office:value-type="float" office:value="0.245997935" calcext:value-type="float">
            <text:p>0.245997935</text:p>
          </table:table-cell>
          <table:table-cell office:value-type="float" office:value="0.219084051" calcext:value-type="float">
            <text:p>0.219084051</text:p>
          </table:table-cell>
          <table:table-cell office:value-type="float" office:value="0.234964717" calcext:value-type="float">
            <text:p>0.234964717</text:p>
          </table:table-cell>
          <table:table-cell office:value-type="float" office:value="0.239812164" calcext:value-type="float">
            <text:p>0.239812164</text:p>
          </table:table-cell>
          <table:table-cell office:value-type="float" office:value="0.234964717" calcext:value-type="float">
            <text:p>0.234964717</text:p>
          </table:table-cell>
          <table:table-cell office:value-type="float" office:value="0.011509782" calcext:value-type="float">
            <text:p>0.01150978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0212708" calcext:value-type="float">
            <text:p>0.240212708</text:p>
          </table:table-cell>
          <table:table-cell office:value-type="float" office:value="0.246307283" calcext:value-type="float">
            <text:p>0.246307283</text:p>
          </table:table-cell>
          <table:table-cell office:value-type="float" office:value="0.219002988" calcext:value-type="float">
            <text:p>0.219002988</text:p>
          </table:table-cell>
          <table:table-cell office:value-type="float" office:value="0.235174326" calcext:value-type="float">
            <text:p>0.235174326</text:p>
          </table:table-cell>
          <table:table-cell office:value-type="float" office:value="0.240212708" calcext:value-type="float">
            <text:p>0.240212708</text:p>
          </table:table-cell>
          <table:table-cell office:value-type="float" office:value="0.235174326" calcext:value-type="float">
            <text:p>0.235174326</text:p>
          </table:table-cell>
          <table:table-cell office:value-type="float" office:value="0.011702424" calcext:value-type="float">
            <text:p>0.01170242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072948" calcext:value-type="float">
            <text:p>0.24072948</text:p>
          </table:table-cell>
          <table:table-cell office:value-type="float" office:value="0.246872931" calcext:value-type="float">
            <text:p>0.246872931</text:p>
          </table:table-cell>
          <table:table-cell office:value-type="float" office:value="0.217644002" calcext:value-type="float">
            <text:p>0.217644002</text:p>
          </table:table-cell>
          <table:table-cell office:value-type="float" office:value="0.235082138" calcext:value-type="float">
            <text:p>0.235082138</text:p>
          </table:table-cell>
          <table:table-cell office:value-type="float" office:value="0.24072948" calcext:value-type="float">
            <text:p>0.24072948</text:p>
          </table:table-cell>
          <table:table-cell office:value-type="float" office:value="0.235082138" calcext:value-type="float">
            <text:p>0.235082138</text:p>
          </table:table-cell>
          <table:table-cell office:value-type="float" office:value="0.012583109" calcext:value-type="float">
            <text:p>0.01258310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9987998" calcext:value-type="float">
            <text:p>0.239987998</text:p>
          </table:table-cell>
          <table:table-cell office:value-type="float" office:value="0.24879697" calcext:value-type="float">
            <text:p>0.24879697</text:p>
          </table:table-cell>
          <table:table-cell office:value-type="float" office:value="0.215762283" calcext:value-type="float">
            <text:p>0.215762283</text:p>
          </table:table-cell>
          <table:table-cell office:value-type="float" office:value="0.234849084" calcext:value-type="float">
            <text:p>0.234849084</text:p>
          </table:table-cell>
          <table:table-cell office:value-type="float" office:value="0.239987998" calcext:value-type="float">
            <text:p>0.239987998</text:p>
          </table:table-cell>
          <table:table-cell office:value-type="float" office:value="0.234849084" calcext:value-type="float">
            <text:p>0.234849084</text:p>
          </table:table-cell>
          <table:table-cell office:value-type="float" office:value="0.013967318" calcext:value-type="float">
            <text:p>0.0139673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39840178" calcext:value-type="float">
            <text:p>0.239840178</text:p>
          </table:table-cell>
          <table:table-cell office:value-type="float" office:value="0.248932272" calcext:value-type="float">
            <text:p>0.248932272</text:p>
          </table:table-cell>
          <table:table-cell office:value-type="float" office:value="0.215575721" calcext:value-type="float">
            <text:p>0.215575721</text:p>
          </table:table-cell>
          <table:table-cell office:value-type="float" office:value="0.234782724" calcext:value-type="float">
            <text:p>0.234782724</text:p>
          </table:table-cell>
          <table:table-cell office:value-type="float" office:value="0.239840178" calcext:value-type="float">
            <text:p>0.239840178</text:p>
          </table:table-cell>
          <table:table-cell office:value-type="float" office:value="0.234782724" calcext:value-type="float">
            <text:p>0.234782724</text:p>
          </table:table-cell>
          <table:table-cell office:value-type="float" office:value="0.014079495" calcext:value-type="float">
            <text:p>0.01407949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4318698" calcext:value-type="float">
            <text:p>0.24318698</text:p>
          </table:table-cell>
          <table:table-cell office:value-type="float" office:value="0.247493416" calcext:value-type="float">
            <text:p>0.247493416</text:p>
          </table:table-cell>
          <table:table-cell office:value-type="float" office:value="0.215660955" calcext:value-type="float">
            <text:p>0.215660955</text:p>
          </table:table-cell>
          <table:table-cell office:value-type="float" office:value="0.235447117" calcext:value-type="float">
            <text:p>0.235447117</text:p>
          </table:table-cell>
          <table:table-cell office:value-type="float" office:value="0.24318698" calcext:value-type="float">
            <text:p>0.24318698</text:p>
          </table:table-cell>
          <table:table-cell office:value-type="float" office:value="0.235447117" calcext:value-type="float">
            <text:p>0.235447117</text:p>
          </table:table-cell>
          <table:table-cell office:value-type="float" office:value="0.014100957" calcext:value-type="float">
            <text:p>0.01410095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6992864" calcext:value-type="float">
            <text:p>0.236992864</text:p>
          </table:table-cell>
          <table:table-cell office:value-type="float" office:value="0.24429205" calcext:value-type="float">
            <text:p>0.24429205</text:p>
          </table:table-cell>
          <table:table-cell office:value-type="float" office:value="0.221995738" calcext:value-type="float">
            <text:p>0.221995738</text:p>
          </table:table-cell>
          <table:table-cell office:value-type="float" office:value="0.234426884" calcext:value-type="float">
            <text:p>0.234426884</text:p>
          </table:table-cell>
          <table:table-cell office:value-type="float" office:value="0.236992864" calcext:value-type="float">
            <text:p>0.236992864</text:p>
          </table:table-cell>
          <table:table-cell office:value-type="float" office:value="0.234426884" calcext:value-type="float">
            <text:p>0.234426884</text:p>
          </table:table-cell>
          <table:table-cell office:value-type="float" office:value="0.009281508" calcext:value-type="float">
            <text:p>0.00928150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39045648" calcext:value-type="float">
            <text:p>0.239045648</text:p>
          </table:table-cell>
          <table:table-cell office:value-type="float" office:value="0.245353609" calcext:value-type="float">
            <text:p>0.245353609</text:p>
          </table:table-cell>
          <table:table-cell office:value-type="float" office:value="0.220444825" calcext:value-type="float">
            <text:p>0.220444825</text:p>
          </table:table-cell>
          <table:table-cell office:value-type="float" office:value="0.234948027" calcext:value-type="float">
            <text:p>0.234948027</text:p>
          </table:table-cell>
          <table:table-cell office:value-type="float" office:value="0.239045648" calcext:value-type="float">
            <text:p>0.239045648</text:p>
          </table:table-cell>
          <table:table-cell office:value-type="float" office:value="0.234948027" calcext:value-type="float">
            <text:p>0.234948027</text:p>
          </table:table-cell>
          <table:table-cell office:value-type="float" office:value="0.010573702" calcext:value-type="float">
            <text:p>0.01057370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0907102" calcext:value-type="float">
            <text:p>0.240907102</text:p>
          </table:table-cell>
          <table:table-cell office:value-type="float" office:value="0.246804386" calcext:value-type="float">
            <text:p>0.246804386</text:p>
          </table:table-cell>
          <table:table-cell office:value-type="float" office:value="0.219116833" calcext:value-type="float">
            <text:p>0.219116833</text:p>
          </table:table-cell>
          <table:table-cell office:value-type="float" office:value="0.23560944" calcext:value-type="float">
            <text:p>0.23560944</text:p>
          </table:table-cell>
          <table:table-cell office:value-type="float" office:value="0.240907102" calcext:value-type="float">
            <text:p>0.240907102</text:p>
          </table:table-cell>
          <table:table-cell office:value-type="float" office:value="0.23560944" calcext:value-type="float">
            <text:p>0.23560944</text:p>
          </table:table-cell>
          <table:table-cell office:value-type="float" office:value="0.011907954" calcext:value-type="float">
            <text:p>0.0119079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0983992" calcext:value-type="float">
            <text:p>0.240983992</text:p>
          </table:table-cell>
          <table:table-cell office:value-type="float" office:value="0.247738391" calcext:value-type="float">
            <text:p>0.247738391</text:p>
          </table:table-cell>
          <table:table-cell office:value-type="float" office:value="0.217940237" calcext:value-type="float">
            <text:p>0.217940237</text:p>
          </table:table-cell>
          <table:table-cell office:value-type="float" office:value="0.235554207" calcext:value-type="float">
            <text:p>0.235554207</text:p>
          </table:table-cell>
          <table:table-cell office:value-type="float" office:value="0.240983992" calcext:value-type="float">
            <text:p>0.240983992</text:p>
          </table:table-cell>
          <table:table-cell office:value-type="float" office:value="0.235554207" calcext:value-type="float">
            <text:p>0.235554207</text:p>
          </table:table-cell>
          <table:table-cell office:value-type="float" office:value="0.012756552" calcext:value-type="float">
            <text:p>0.01275655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40544705" calcext:value-type="float">
            <text:p>0.240544705</text:p>
          </table:table-cell>
          <table:table-cell office:value-type="float" office:value="0.248609811" calcext:value-type="float">
            <text:p>0.248609811</text:p>
          </table:table-cell>
          <table:table-cell office:value-type="float" office:value="0.216773178" calcext:value-type="float">
            <text:p>0.216773178</text:p>
          </table:table-cell>
          <table:table-cell office:value-type="float" office:value="0.235309232" calcext:value-type="float">
            <text:p>0.235309232</text:p>
          </table:table-cell>
          <table:table-cell office:value-type="float" office:value="0.240544705" calcext:value-type="float">
            <text:p>0.240544705</text:p>
          </table:table-cell>
          <table:table-cell office:value-type="float" office:value="0.235309232" calcext:value-type="float">
            <text:p>0.235309232</text:p>
          </table:table-cell>
          <table:table-cell office:value-type="float" office:value="0.013514201" calcext:value-type="float">
            <text:p>0.01351420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1207509" calcext:value-type="float">
            <text:p>0.241207509</text:p>
          </table:table-cell>
          <table:table-cell office:value-type="float" office:value="0.248248607" calcext:value-type="float">
            <text:p>0.248248607</text:p>
          </table:table-cell>
          <table:table-cell office:value-type="float" office:value="0.216219451" calcext:value-type="float">
            <text:p>0.216219451</text:p>
          </table:table-cell>
          <table:table-cell office:value-type="float" office:value="0.235225189" calcext:value-type="float">
            <text:p>0.235225189</text:p>
          </table:table-cell>
          <table:table-cell office:value-type="float" office:value="0.241207509" calcext:value-type="float">
            <text:p>0.241207509</text:p>
          </table:table-cell>
          <table:table-cell office:value-type="float" office:value="0.235225189" calcext:value-type="float">
            <text:p>0.235225189</text:p>
          </table:table-cell>
          <table:table-cell office:value-type="float" office:value="0.013743067" calcext:value-type="float">
            <text:p>0.01374306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43358641" calcext:value-type="float">
            <text:p>0.243358641</text:p>
          </table:table-cell>
          <table:table-cell office:value-type="float" office:value="0.245204001" calcext:value-type="float">
            <text:p>0.245204001</text:p>
          </table:table-cell>
          <table:table-cell office:value-type="float" office:value="0.219031598" calcext:value-type="float">
            <text:p>0.219031598</text:p>
          </table:table-cell>
          <table:table-cell office:value-type="float" office:value="0.235864747" calcext:value-type="float">
            <text:p>0.235864747</text:p>
          </table:table-cell>
          <table:table-cell office:value-type="float" office:value="0.243358641" calcext:value-type="float">
            <text:p>0.243358641</text:p>
          </table:table-cell>
          <table:table-cell office:value-type="float" office:value="0.235864747" calcext:value-type="float">
            <text:p>0.235864747</text:p>
          </table:table-cell>
          <table:table-cell office:value-type="float" office:value="0.011926651" calcext:value-type="float">
            <text:p>0.01192665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95505" calcext:value-type="float">
            <text:p>0.2395505</text:p>
          </table:table-cell>
          <table:table-cell office:value-type="float" office:value="0.245683222" calcext:value-type="float">
            <text:p>0.245683222</text:p>
          </table:table-cell>
          <table:table-cell office:value-type="float" office:value="0.220478203" calcext:value-type="float">
            <text:p>0.220478203</text:p>
          </table:table-cell>
          <table:table-cell office:value-type="float" office:value="0.235237309" calcext:value-type="float">
            <text:p>0.235237309</text:p>
          </table:table-cell>
          <table:table-cell office:value-type="float" office:value="0.2395505" calcext:value-type="float">
            <text:p>0.2395505</text:p>
          </table:table-cell>
          <table:table-cell office:value-type="float" office:value="0.235237309" calcext:value-type="float">
            <text:p>0.235237309</text:p>
          </table:table-cell>
          <table:table-cell office:value-type="float" office:value="0.01073238" calcext:value-type="float">
            <text:p>0.0107323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2956906" calcext:value-type="float">
            <text:p>0.242956906</text:p>
          </table:table-cell>
          <table:table-cell office:value-type="float" office:value="0.247936874" calcext:value-type="float">
            <text:p>0.247936874</text:p>
          </table:table-cell>
          <table:table-cell office:value-type="float" office:value="0.216581847" calcext:value-type="float">
            <text:p>0.216581847</text:p>
          </table:table-cell>
          <table:table-cell office:value-type="float" office:value="0.235825209" calcext:value-type="float">
            <text:p>0.235825209</text:p>
          </table:table-cell>
          <table:table-cell office:value-type="float" office:value="0.242956906" calcext:value-type="float">
            <text:p>0.242956906</text:p>
          </table:table-cell>
          <table:table-cell office:value-type="float" office:value="0.235825209" calcext:value-type="float">
            <text:p>0.235825209</text:p>
          </table:table-cell>
          <table:table-cell office:value-type="float" office:value="0.013758155" calcext:value-type="float">
            <text:p>0.01375815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4348674" calcext:value-type="float">
            <text:p>0.244348674</text:p>
          </table:table-cell>
          <table:table-cell office:value-type="float" office:value="0.246242314" calcext:value-type="float">
            <text:p>0.246242314</text:p>
          </table:table-cell>
          <table:table-cell office:value-type="float" office:value="0.217628505" calcext:value-type="float">
            <text:p>0.217628505</text:p>
          </table:table-cell>
          <table:table-cell office:value-type="float" office:value="0.236073164" calcext:value-type="float">
            <text:p>0.236073164</text:p>
          </table:table-cell>
          <table:table-cell office:value-type="float" office:value="0.244348674" calcext:value-type="float">
            <text:p>0.244348674</text:p>
          </table:table-cell>
          <table:table-cell office:value-type="float" office:value="0.236073164" calcext:value-type="float">
            <text:p>0.236073164</text:p>
          </table:table-cell>
          <table:table-cell office:value-type="float" office:value="0.013065235" calcext:value-type="float">
            <text:p>0.01306523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9848523" calcext:value-type="float">
            <text:p>0.239848523</text:p>
          </table:table-cell>
          <table:table-cell office:value-type="float" office:value="0.244641929" calcext:value-type="float">
            <text:p>0.244641929</text:p>
          </table:table-cell>
          <table:table-cell office:value-type="float" office:value="0.220989611" calcext:value-type="float">
            <text:p>0.220989611</text:p>
          </table:table-cell>
          <table:table-cell office:value-type="float" office:value="0.235160021" calcext:value-type="float">
            <text:p>0.235160021</text:p>
          </table:table-cell>
          <table:table-cell office:value-type="float" office:value="0.239848523" calcext:value-type="float">
            <text:p>0.239848523</text:p>
          </table:table-cell>
          <table:table-cell office:value-type="float" office:value="0.235160021" calcext:value-type="float">
            <text:p>0.235160021</text:p>
          </table:table-cell>
          <table:table-cell office:value-type="float" office:value="0.010209296" calcext:value-type="float">
            <text:p>0.01020929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7742691" calcext:value-type="float">
            <text:p>0.237742691</text:p>
          </table:table-cell>
          <table:table-cell office:value-type="float" office:value="0.24455431" calcext:value-type="float">
            <text:p>0.24455431</text:p>
          </table:table-cell>
          <table:table-cell office:value-type="float" office:value="0.22230151" calcext:value-type="float">
            <text:p>0.22230151</text:p>
          </table:table-cell>
          <table:table-cell office:value-type="float" office:value="0.23486617" calcext:value-type="float">
            <text:p>0.23486617</text:p>
          </table:table-cell>
          <table:table-cell office:value-type="float" office:value="0.237742691" calcext:value-type="float">
            <text:p>0.237742691</text:p>
          </table:table-cell>
          <table:table-cell office:value-type="float" office:value="0.23486617" calcext:value-type="float">
            <text:p>0.23486617</text:p>
          </table:table-cell>
          <table:table-cell office:value-type="float" office:value="0.009309585" calcext:value-type="float">
            <text:p>0.00930958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670557" calcext:value-type="float">
            <text:p>0.23670557</text:p>
          </table:table-cell>
          <table:table-cell office:value-type="float" office:value="0.244706898" calcext:value-type="float">
            <text:p>0.244706898</text:p>
          </table:table-cell>
          <table:table-cell office:value-type="float" office:value="0.222882059" calcext:value-type="float">
            <text:p>0.222882059</text:p>
          </table:table-cell>
          <table:table-cell office:value-type="float" office:value="0.234764842" calcext:value-type="float">
            <text:p>0.234764842</text:p>
          </table:table-cell>
          <table:table-cell office:value-type="float" office:value="0.23670557" calcext:value-type="float">
            <text:p>0.23670557</text:p>
          </table:table-cell>
          <table:table-cell office:value-type="float" office:value="0.234764842" calcext:value-type="float">
            <text:p>0.234764842</text:p>
          </table:table-cell>
          <table:table-cell office:value-type="float" office:value="0.009015014" calcext:value-type="float">
            <text:p>0.00901501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6621527" calcext:value-type="float">
            <text:p>0.236621527</text:p>
          </table:table-cell>
          <table:table-cell office:value-type="float" office:value="0.245048433" calcext:value-type="float">
            <text:p>0.245048433</text:p>
          </table:table-cell>
          <table:table-cell office:value-type="float" office:value="0.222527411" calcext:value-type="float">
            <text:p>0.222527411</text:p>
          </table:table-cell>
          <table:table-cell office:value-type="float" office:value="0.234732457" calcext:value-type="float">
            <text:p>0.234732457</text:p>
          </table:table-cell>
          <table:table-cell office:value-type="float" office:value="0.236621527" calcext:value-type="float">
            <text:p>0.236621527</text:p>
          </table:table-cell>
          <table:table-cell office:value-type="float" office:value="0.234732457" calcext:value-type="float">
            <text:p>0.234732457</text:p>
          </table:table-cell>
          <table:table-cell office:value-type="float" office:value="0.009290696" calcext:value-type="float">
            <text:p>0.00929069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7768917" calcext:value-type="float">
            <text:p>0.237768917</text:p>
          </table:table-cell>
          <table:table-cell office:value-type="float" office:value="0.245095521" calcext:value-type="float">
            <text:p>0.245095521</text:p>
          </table:table-cell>
          <table:table-cell office:value-type="float" office:value="0.22233608" calcext:value-type="float">
            <text:p>0.22233608</text:p>
          </table:table-cell>
          <table:table-cell office:value-type="float" office:value="0.235066839" calcext:value-type="float">
            <text:p>0.235066839</text:p>
          </table:table-cell>
          <table:table-cell office:value-type="float" office:value="0.237768917" calcext:value-type="float">
            <text:p>0.237768917</text:p>
          </table:table-cell>
          <table:table-cell office:value-type="float" office:value="0.235066839" calcext:value-type="float">
            <text:p>0.235066839</text:p>
          </table:table-cell>
          <table:table-cell office:value-type="float" office:value="0.009485918" calcext:value-type="float">
            <text:p>0.00948591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9852099" calcext:value-type="float">
            <text:p>0.239852099</text:p>
          </table:table-cell>
          <table:table-cell office:value-type="float" office:value="0.246167212" calcext:value-type="float">
            <text:p>0.246167212</text:p>
          </table:table-cell>
          <table:table-cell office:value-type="float" office:value="0.220460918" calcext:value-type="float">
            <text:p>0.220460918</text:p>
          </table:table-cell>
          <table:table-cell office:value-type="float" office:value="0.23549341" calcext:value-type="float">
            <text:p>0.23549341</text:p>
          </table:table-cell>
          <table:table-cell office:value-type="float" office:value="0.239852099" calcext:value-type="float">
            <text:p>0.239852099</text:p>
          </table:table-cell>
          <table:table-cell office:value-type="float" office:value="0.23549341" calcext:value-type="float">
            <text:p>0.23549341</text:p>
          </table:table-cell>
          <table:table-cell office:value-type="float" office:value="0.010937764" calcext:value-type="float">
            <text:p>0.01093776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111393" calcext:value-type="float">
            <text:p>0.24111393</text:p>
          </table:table-cell>
          <table:table-cell office:value-type="float" office:value="0.248053103" calcext:value-type="float">
            <text:p>0.248053103</text:p>
          </table:table-cell>
          <table:table-cell office:value-type="float" office:value="0.218936827" calcext:value-type="float">
            <text:p>0.218936827</text:p>
          </table:table-cell>
          <table:table-cell office:value-type="float" office:value="0.23603462" calcext:value-type="float">
            <text:p>0.23603462</text:p>
          </table:table-cell>
          <table:table-cell office:value-type="float" office:value="0.24111393" calcext:value-type="float">
            <text:p>0.24111393</text:p>
          </table:table-cell>
          <table:table-cell office:value-type="float" office:value="0.23603462" calcext:value-type="float">
            <text:p>0.23603462</text:p>
          </table:table-cell>
          <table:table-cell office:value-type="float" office:value="0.012417432" calcext:value-type="float">
            <text:p>0.01241743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0898161" calcext:value-type="float">
            <text:p>0.240898161</text:p>
          </table:table-cell>
          <table:table-cell office:value-type="float" office:value="0.248217612" calcext:value-type="float">
            <text:p>0.248217612</text:p>
          </table:table-cell>
          <table:table-cell office:value-type="float" office:value="0.218432572" calcext:value-type="float">
            <text:p>0.218432572</text:p>
          </table:table-cell>
          <table:table-cell office:value-type="float" office:value="0.235849448" calcext:value-type="float">
            <text:p>0.235849448</text:p>
          </table:table-cell>
          <table:table-cell office:value-type="float" office:value="0.240898161" calcext:value-type="float">
            <text:p>0.240898161</text:p>
          </table:table-cell>
          <table:table-cell office:value-type="float" office:value="0.235849448" calcext:value-type="float">
            <text:p>0.235849448</text:p>
          </table:table-cell>
          <table:table-cell office:value-type="float" office:value="0.012672918" calcext:value-type="float">
            <text:p>0.01267291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0237741" calcext:value-type="float">
            <text:p>0.240237741</text:p>
          </table:table-cell>
          <table:table-cell office:value-type="float" office:value="0.249049097" calcext:value-type="float">
            <text:p>0.249049097</text:p>
          </table:table-cell>
          <table:table-cell office:value-type="float" office:value="0.217945602" calcext:value-type="float">
            <text:p>0.217945602</text:p>
          </table:table-cell>
          <table:table-cell office:value-type="float" office:value="0.235744147" calcext:value-type="float">
            <text:p>0.235744147</text:p>
          </table:table-cell>
          <table:table-cell office:value-type="float" office:value="0.240237741" calcext:value-type="float">
            <text:p>0.240237741</text:p>
          </table:table-cell>
          <table:table-cell office:value-type="float" office:value="0.235744147" calcext:value-type="float">
            <text:p>0.235744147</text:p>
          </table:table-cell>
          <table:table-cell office:value-type="float" office:value="0.013089465" calcext:value-type="float">
            <text:p>0.01308946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0307479" calcext:value-type="float">
            <text:p>0.240307479</text:p>
          </table:table-cell>
          <table:table-cell office:value-type="float" office:value="0.249114662" calcext:value-type="float">
            <text:p>0.249114662</text:p>
          </table:table-cell>
          <table:table-cell office:value-type="float" office:value="0.21681967" calcext:value-type="float">
            <text:p>0.21681967</text:p>
          </table:table-cell>
          <table:table-cell office:value-type="float" office:value="0.235413937" calcext:value-type="float">
            <text:p>0.235413937</text:p>
          </table:table-cell>
          <table:table-cell office:value-type="float" office:value="0.240307479" calcext:value-type="float">
            <text:p>0.240307479</text:p>
          </table:table-cell>
          <table:table-cell office:value-type="float" office:value="0.235413937" calcext:value-type="float">
            <text:p>0.235413937</text:p>
          </table:table-cell>
          <table:table-cell office:value-type="float" office:value="0.013630889" calcext:value-type="float">
            <text:p>0.01363088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317029" calcext:value-type="float">
            <text:p>0.24317029</text:p>
          </table:table-cell>
          <table:table-cell office:value-type="float" office:value="0.247904092" calcext:value-type="float">
            <text:p>0.247904092</text:p>
          </table:table-cell>
          <table:table-cell office:value-type="float" office:value="0.217434194" calcext:value-type="float">
            <text:p>0.217434194</text:p>
          </table:table-cell>
          <table:table-cell office:value-type="float" office:value="0.236169525" calcext:value-type="float">
            <text:p>0.236169525</text:p>
          </table:table-cell>
          <table:table-cell office:value-type="float" office:value="0.24317029" calcext:value-type="float">
            <text:p>0.24317029</text:p>
          </table:table-cell>
          <table:table-cell office:value-type="float" office:value="0.236169525" calcext:value-type="float">
            <text:p>0.236169525</text:p>
          </table:table-cell>
          <table:table-cell office:value-type="float" office:value="0.013388097" calcext:value-type="float">
            <text:p>0.01338809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3765741" calcext:value-type="float">
            <text:p>0.243765741</text:p>
          </table:table-cell>
          <table:table-cell office:value-type="float" office:value="0.247299701" calcext:value-type="float">
            <text:p>0.247299701</text:p>
          </table:table-cell>
          <table:table-cell office:value-type="float" office:value="0.217658903" calcext:value-type="float">
            <text:p>0.217658903</text:p>
          </table:table-cell>
          <table:table-cell office:value-type="float" office:value="0.236241448" calcext:value-type="float">
            <text:p>0.236241448</text:p>
          </table:table-cell>
          <table:table-cell office:value-type="float" office:value="0.243765741" calcext:value-type="float">
            <text:p>0.243765741</text:p>
          </table:table-cell>
          <table:table-cell office:value-type="float" office:value="0.236241448" calcext:value-type="float">
            <text:p>0.236241448</text:p>
          </table:table-cell>
          <table:table-cell office:value-type="float" office:value="0.013218811" calcext:value-type="float">
            <text:p>0.01321881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4067936" calcext:value-type="float">
            <text:p>0.244067936</text:p>
          </table:table-cell>
          <table:table-cell office:value-type="float" office:value="0.246580869" calcext:value-type="float">
            <text:p>0.246580869</text:p>
          </table:table-cell>
          <table:table-cell office:value-type="float" office:value="0.218691256" calcext:value-type="float">
            <text:p>0.218691256</text:p>
          </table:table-cell>
          <table:table-cell office:value-type="float" office:value="0.236446687" calcext:value-type="float">
            <text:p>0.236446687</text:p>
          </table:table-cell>
          <table:table-cell office:value-type="float" office:value="0.244067936" calcext:value-type="float">
            <text:p>0.244067936</text:p>
          </table:table-cell>
          <table:table-cell office:value-type="float" office:value="0.236446687" calcext:value-type="float">
            <text:p>0.236446687</text:p>
          </table:table-cell>
          <table:table-cell office:value-type="float" office:value="0.01259683" calcext:value-type="float">
            <text:p>0.0125968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943197" calcext:value-type="float">
            <text:p>0.242943197</text:p>
          </table:table-cell>
          <table:table-cell office:value-type="float" office:value="0.245633751" calcext:value-type="float">
            <text:p>0.245633751</text:p>
          </table:table-cell>
          <table:table-cell office:value-type="float" office:value="0.219512012" calcext:value-type="float">
            <text:p>0.219512012</text:p>
          </table:table-cell>
          <table:table-cell office:value-type="float" office:value="0.236029653" calcext:value-type="float">
            <text:p>0.236029653</text:p>
          </table:table-cell>
          <table:table-cell office:value-type="float" office:value="0.242943197" calcext:value-type="float">
            <text:p>0.242943197</text:p>
          </table:table-cell>
          <table:table-cell office:value-type="float" office:value="0.236029653" calcext:value-type="float">
            <text:p>0.236029653</text:p>
          </table:table-cell>
          <table:table-cell office:value-type="float" office:value="0.011731272" calcext:value-type="float">
            <text:p>0.01173127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0617423" calcext:value-type="float">
            <text:p>0.240617423</text:p>
          </table:table-cell>
          <table:table-cell office:value-type="float" office:value="0.245118766" calcext:value-type="float">
            <text:p>0.245118766</text:p>
          </table:table-cell>
          <table:table-cell office:value-type="float" office:value="0.221315649" calcext:value-type="float">
            <text:p>0.221315649</text:p>
          </table:table-cell>
          <table:table-cell office:value-type="float" office:value="0.235683946" calcext:value-type="float">
            <text:p>0.235683946</text:p>
          </table:table-cell>
          <table:table-cell office:value-type="float" office:value="0.240617423" calcext:value-type="float">
            <text:p>0.240617423</text:p>
          </table:table-cell>
          <table:table-cell office:value-type="float" office:value="0.235683946" calcext:value-type="float">
            <text:p>0.235683946</text:p>
          </table:table-cell>
          <table:table-cell office:value-type="float" office:value="0.010324776" calcext:value-type="float">
            <text:p>0.01032477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9084988" calcext:value-type="float">
            <text:p>0.239084988</text:p>
          </table:table-cell>
          <table:table-cell office:value-type="float" office:value="0.244970351" calcext:value-type="float">
            <text:p>0.244970351</text:p>
          </table:table-cell>
          <table:table-cell office:value-type="float" office:value="0.222498801" calcext:value-type="float">
            <text:p>0.222498801</text:p>
          </table:table-cell>
          <table:table-cell office:value-type="float" office:value="0.235518046" calcext:value-type="float">
            <text:p>0.235518046</text:p>
          </table:table-cell>
          <table:table-cell office:value-type="float" office:value="0.239084988" calcext:value-type="float">
            <text:p>0.239084988</text:p>
          </table:table-cell>
          <table:table-cell office:value-type="float" office:value="0.235518046" calcext:value-type="float">
            <text:p>0.235518046</text:p>
          </table:table-cell>
          <table:table-cell office:value-type="float" office:value="0.009514373" calcext:value-type="float">
            <text:p>0.00951437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7122206" calcext:value-type="float">
            <text:p>0.237122206</text:p>
          </table:table-cell>
          <table:table-cell office:value-type="float" office:value="0.244879156" calcext:value-type="float">
            <text:p>0.244879156</text:p>
          </table:table-cell>
          <table:table-cell office:value-type="float" office:value="0.22328141" calcext:value-type="float">
            <text:p>0.22328141</text:p>
          </table:table-cell>
          <table:table-cell office:value-type="float" office:value="0.235094257" calcext:value-type="float">
            <text:p>0.235094257</text:p>
          </table:table-cell>
          <table:table-cell office:value-type="float" office:value="0.237122206" calcext:value-type="float">
            <text:p>0.237122206</text:p>
          </table:table-cell>
          <table:table-cell office:value-type="float" office:value="0.235094257" calcext:value-type="float">
            <text:p>0.235094257</text:p>
          </table:table-cell>
          <table:table-cell office:value-type="float" office:value="0.008933088" calcext:value-type="float">
            <text:p>0.00893308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6946969" calcext:value-type="float">
            <text:p>0.236946969</text:p>
          </table:table-cell>
          <table:table-cell office:value-type="float" office:value="0.245140224" calcext:value-type="float">
            <text:p>0.245140224</text:p>
          </table:table-cell>
          <table:table-cell office:value-type="float" office:value="0.223408964" calcext:value-type="float">
            <text:p>0.223408964</text:p>
          </table:table-cell>
          <table:table-cell office:value-type="float" office:value="0.235165386" calcext:value-type="float">
            <text:p>0.235165386</text:p>
          </table:table-cell>
          <table:table-cell office:value-type="float" office:value="0.236946969" calcext:value-type="float">
            <text:p>0.236946969</text:p>
          </table:table-cell>
          <table:table-cell office:value-type="float" office:value="0.235165386" calcext:value-type="float">
            <text:p>0.235165386</text:p>
          </table:table-cell>
          <table:table-cell office:value-type="float" office:value="0.008960746" calcext:value-type="float">
            <text:p>0.00896074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0596562" calcext:value-type="float">
            <text:p>0.240596562</text:p>
          </table:table-cell>
          <table:table-cell office:value-type="float" office:value="0.249320894" calcext:value-type="float">
            <text:p>0.249320894</text:p>
          </table:table-cell>
          <table:table-cell office:value-type="float" office:value="0.218355086" calcext:value-type="float">
            <text:p>0.218355086</text:p>
          </table:table-cell>
          <table:table-cell office:value-type="float" office:value="0.236090847" calcext:value-type="float">
            <text:p>0.236090847</text:p>
          </table:table-cell>
          <table:table-cell office:value-type="float" office:value="0.240596562" calcext:value-type="float">
            <text:p>0.240596562</text:p>
          </table:table-cell>
          <table:table-cell office:value-type="float" office:value="0.236090847" calcext:value-type="float">
            <text:p>0.236090847</text:p>
          </table:table-cell>
          <table:table-cell office:value-type="float" office:value="0.013037035" calcext:value-type="float">
            <text:p>0.01303703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8629608" calcext:value-type="float">
            <text:p>0.238629608</text:p>
          </table:table-cell>
          <table:table-cell office:value-type="float" office:value="0.244929224" calcext:value-type="float">
            <text:p>0.244929224</text:p>
          </table:table-cell>
          <table:table-cell office:value-type="float" office:value="0.222786095" calcext:value-type="float">
            <text:p>0.222786095</text:p>
          </table:table-cell>
          <table:table-cell office:value-type="float" office:value="0.235448309" calcext:value-type="float">
            <text:p>0.235448309</text:p>
          </table:table-cell>
          <table:table-cell office:value-type="float" office:value="0.238629608" calcext:value-type="float">
            <text:p>0.238629608</text:p>
          </table:table-cell>
          <table:table-cell office:value-type="float" office:value="0.235448309" calcext:value-type="float">
            <text:p>0.235448309</text:p>
          </table:table-cell>
          <table:table-cell office:value-type="float" office:value="0.009315579" calcext:value-type="float">
            <text:p>0.00931557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38298802" calcext:value-type="float">
            <text:p>0.238298802</text:p>
          </table:table-cell>
          <table:table-cell office:value-type="float" office:value="0.245715409" calcext:value-type="float">
            <text:p>0.245715409</text:p>
          </table:table-cell>
          <table:table-cell office:value-type="float" office:value="0.222730663" calcext:value-type="float">
            <text:p>0.222730663</text:p>
          </table:table-cell>
          <table:table-cell office:value-type="float" office:value="0.235581625" calcext:value-type="float">
            <text:p>0.235581625</text:p>
          </table:table-cell>
          <table:table-cell office:value-type="float" office:value="0.238298802" calcext:value-type="float">
            <text:p>0.238298802</text:p>
          </table:table-cell>
          <table:table-cell office:value-type="float" office:value="0.235581625" calcext:value-type="float">
            <text:p>0.235581625</text:p>
          </table:table-cell>
          <table:table-cell office:value-type="float" office:value="0.009578167" calcext:value-type="float">
            <text:p>0.00957816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0010648" calcext:value-type="float">
            <text:p>0.240010648</text:p>
          </table:table-cell>
          <table:table-cell office:value-type="float" office:value="0.246498614" calcext:value-type="float">
            <text:p>0.246498614</text:p>
          </table:table-cell>
          <table:table-cell office:value-type="float" office:value="0.221274522" calcext:value-type="float">
            <text:p>0.221274522</text:p>
          </table:table-cell>
          <table:table-cell office:value-type="float" office:value="0.235927928" calcext:value-type="float">
            <text:p>0.235927928</text:p>
          </table:table-cell>
          <table:table-cell office:value-type="float" office:value="0.240010648" calcext:value-type="float">
            <text:p>0.240010648</text:p>
          </table:table-cell>
          <table:table-cell office:value-type="float" office:value="0.235927928" calcext:value-type="float">
            <text:p>0.235927928</text:p>
          </table:table-cell>
          <table:table-cell office:value-type="float" office:value="0.010694708" calcext:value-type="float">
            <text:p>0.01069470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1250425" calcext:value-type="float">
            <text:p>0.241250425</text:p>
          </table:table-cell>
          <table:table-cell office:value-type="float" office:value="0.247838527" calcext:value-type="float">
            <text:p>0.247838527</text:p>
          </table:table-cell>
          <table:table-cell office:value-type="float" office:value="0.219874408" calcext:value-type="float">
            <text:p>0.219874408</text:p>
          </table:table-cell>
          <table:table-cell office:value-type="float" office:value="0.23632112" calcext:value-type="float">
            <text:p>0.23632112</text:p>
          </table:table-cell>
          <table:table-cell office:value-type="float" office:value="0.241250425" calcext:value-type="float">
            <text:p>0.241250425</text:p>
          </table:table-cell>
          <table:table-cell office:value-type="float" office:value="0.23632112" calcext:value-type="float">
            <text:p>0.23632112</text:p>
          </table:table-cell>
          <table:table-cell office:value-type="float" office:value="0.011936541" calcext:value-type="float">
            <text:p>0.01193654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0147738" calcext:value-type="float">
            <text:p>0.240147738</text:p>
          </table:table-cell>
          <table:table-cell office:value-type="float" office:value="0.24906221" calcext:value-type="float">
            <text:p>0.24906221</text:p>
          </table:table-cell>
          <table:table-cell office:value-type="float" office:value="0.21820071" calcext:value-type="float">
            <text:p>0.21820071</text:p>
          </table:table-cell>
          <table:table-cell office:value-type="float" office:value="0.235803553" calcext:value-type="float">
            <text:p>0.235803553</text:p>
          </table:table-cell>
          <table:table-cell office:value-type="float" office:value="0.240147738" calcext:value-type="float">
            <text:p>0.240147738</text:p>
          </table:table-cell>
          <table:table-cell office:value-type="float" office:value="0.235803553" calcext:value-type="float">
            <text:p>0.235803553</text:p>
          </table:table-cell>
          <table:table-cell office:value-type="float" office:value="0.012968218" calcext:value-type="float">
            <text:p>0.01296821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0849881" calcext:value-type="float">
            <text:p>0.240849881</text:p>
          </table:table-cell>
          <table:table-cell office:value-type="float" office:value="0.249637991" calcext:value-type="float">
            <text:p>0.249637991</text:p>
          </table:table-cell>
          <table:table-cell office:value-type="float" office:value="0.217915799" calcext:value-type="float">
            <text:p>0.217915799</text:p>
          </table:table-cell>
          <table:table-cell office:value-type="float" office:value="0.236134557" calcext:value-type="float">
            <text:p>0.236134557</text:p>
          </table:table-cell>
          <table:table-cell office:value-type="float" office:value="0.240849881" calcext:value-type="float">
            <text:p>0.240849881</text:p>
          </table:table-cell>
          <table:table-cell office:value-type="float" office:value="0.236134557" calcext:value-type="float">
            <text:p>0.236134557</text:p>
          </table:table-cell>
          <table:table-cell office:value-type="float" office:value="0.01337286" calcext:value-type="float">
            <text:p>0.013372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1517453" calcext:value-type="float">
            <text:p>0.241517453</text:p>
          </table:table-cell>
          <table:table-cell office:value-type="float" office:value="0.249661833" calcext:value-type="float">
            <text:p>0.249661833</text:p>
          </table:table-cell>
          <table:table-cell office:value-type="float" office:value="0.217814471" calcext:value-type="float">
            <text:p>0.217814471</text:p>
          </table:table-cell>
          <table:table-cell office:value-type="float" office:value="0.236331253" calcext:value-type="float">
            <text:p>0.236331253</text:p>
          </table:table-cell>
          <table:table-cell office:value-type="float" office:value="0.241517453" calcext:value-type="float">
            <text:p>0.241517453</text:p>
          </table:table-cell>
          <table:table-cell office:value-type="float" office:value="0.236331253" calcext:value-type="float">
            <text:p>0.236331253</text:p>
          </table:table-cell>
          <table:table-cell office:value-type="float" office:value="0.013508914" calcext:value-type="float">
            <text:p>0.01350891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3003993" calcext:value-type="float">
            <text:p>0.243003993</text:p>
          </table:table-cell>
          <table:table-cell office:value-type="float" office:value="0.249291688" calcext:value-type="float">
            <text:p>0.249291688</text:p>
          </table:table-cell>
          <table:table-cell office:value-type="float" office:value="0.217660095" calcext:value-type="float">
            <text:p>0.217660095</text:p>
          </table:table-cell>
          <table:table-cell office:value-type="float" office:value="0.236651926" calcext:value-type="float">
            <text:p>0.236651926</text:p>
          </table:table-cell>
          <table:table-cell office:value-type="float" office:value="0.243003993" calcext:value-type="float">
            <text:p>0.243003993</text:p>
          </table:table-cell>
          <table:table-cell office:value-type="float" office:value="0.236651926" calcext:value-type="float">
            <text:p>0.236651926</text:p>
          </table:table-cell>
          <table:table-cell office:value-type="float" office:value="0.013672381" calcext:value-type="float">
            <text:p>0.01367238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3951707" calcext:value-type="float">
            <text:p>0.243951707</text:p>
          </table:table-cell>
          <table:table-cell office:value-type="float" office:value="0.248280793" calcext:value-type="float">
            <text:p>0.248280793</text:p>
          </table:table-cell>
          <table:table-cell office:value-type="float" office:value="0.218384888" calcext:value-type="float">
            <text:p>0.218384888</text:p>
          </table:table-cell>
          <table:table-cell office:value-type="float" office:value="0.236872463" calcext:value-type="float">
            <text:p>0.236872463</text:p>
          </table:table-cell>
          <table:table-cell office:value-type="float" office:value="0.243951707" calcext:value-type="float">
            <text:p>0.243951707</text:p>
          </table:table-cell>
          <table:table-cell office:value-type="float" office:value="0.236872463" calcext:value-type="float">
            <text:p>0.236872463</text:p>
          </table:table-cell>
          <table:table-cell office:value-type="float" office:value="0.013191615" calcext:value-type="float">
            <text:p>0.01319161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4330793" calcext:value-type="float">
            <text:p>0.244330793</text:p>
          </table:table-cell>
          <table:table-cell office:value-type="float" office:value="0.247814089" calcext:value-type="float">
            <text:p>0.247814089</text:p>
          </table:table-cell>
          <table:table-cell office:value-type="float" office:value="0.218724634" calcext:value-type="float">
            <text:p>0.218724634</text:p>
          </table:table-cell>
          <table:table-cell office:value-type="float" office:value="0.236956505" calcext:value-type="float">
            <text:p>0.236956505</text:p>
          </table:table-cell>
          <table:table-cell office:value-type="float" office:value="0.244330793" calcext:value-type="float">
            <text:p>0.244330793</text:p>
          </table:table-cell>
          <table:table-cell office:value-type="float" office:value="0.236956505" calcext:value-type="float">
            <text:p>0.236956505</text:p>
          </table:table-cell>
          <table:table-cell office:value-type="float" office:value="0.012970073" calcext:value-type="float">
            <text:p>0.01297007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5212346" calcext:value-type="float">
            <text:p>0.245212346</text:p>
          </table:table-cell>
          <table:table-cell office:value-type="float" office:value="0.246708423" calcext:value-type="float">
            <text:p>0.246708423</text:p>
          </table:table-cell>
          <table:table-cell office:value-type="float" office:value="0.219169285" calcext:value-type="float">
            <text:p>0.219169285</text:p>
          </table:table-cell>
          <table:table-cell office:value-type="float" office:value="0.237030018" calcext:value-type="float">
            <text:p>0.237030018</text:p>
          </table:table-cell>
          <table:table-cell office:value-type="float" office:value="0.245212346" calcext:value-type="float">
            <text:p>0.245212346</text:p>
          </table:table-cell>
          <table:table-cell office:value-type="float" office:value="0.237030018" calcext:value-type="float">
            <text:p>0.237030018</text:p>
          </table:table-cell>
          <table:table-cell office:value-type="float" office:value="0.012644205" calcext:value-type="float">
            <text:p>0.01264420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4352847" calcext:value-type="float">
            <text:p>0.244352847</text:p>
          </table:table-cell>
          <table:table-cell office:value-type="float" office:value="0.246073633" calcext:value-type="float">
            <text:p>0.246073633</text:p>
          </table:table-cell>
          <table:table-cell office:value-type="float" office:value="0.220088389" calcext:value-type="float">
            <text:p>0.220088389</text:p>
          </table:table-cell>
          <table:table-cell office:value-type="float" office:value="0.23683829" calcext:value-type="float">
            <text:p>0.23683829</text:p>
          </table:table-cell>
          <table:table-cell office:value-type="float" office:value="0.244352847" calcext:value-type="float">
            <text:p>0.244352847</text:p>
          </table:table-cell>
          <table:table-cell office:value-type="float" office:value="0.23683829" calcext:value-type="float">
            <text:p>0.23683829</text:p>
          </table:table-cell>
          <table:table-cell office:value-type="float" office:value="0.011864784" calcext:value-type="float">
            <text:p>0.01186478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3245392" calcext:value-type="float">
            <text:p>0.243245392</text:p>
          </table:table-cell>
          <table:table-cell office:value-type="float" office:value="0.245233803" calcext:value-type="float">
            <text:p>0.245233803</text:p>
          </table:table-cell>
          <table:table-cell office:value-type="float" office:value="0.221018818" calcext:value-type="float">
            <text:p>0.221018818</text:p>
          </table:table-cell>
          <table:table-cell office:value-type="float" office:value="0.236499338" calcext:value-type="float">
            <text:p>0.236499338</text:p>
          </table:table-cell>
          <table:table-cell office:value-type="float" office:value="0.243245392" calcext:value-type="float">
            <text:p>0.243245392</text:p>
          </table:table-cell>
          <table:table-cell office:value-type="float" office:value="0.236499338" calcext:value-type="float">
            <text:p>0.236499338</text:p>
          </table:table-cell>
          <table:table-cell office:value-type="float" office:value="0.010976439" calcext:value-type="float">
            <text:p>0.01097643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1156249" calcext:value-type="float">
            <text:p>0.241156249</text:p>
          </table:table-cell>
          <table:table-cell office:value-type="float" office:value="0.245196849" calcext:value-type="float">
            <text:p>0.245196849</text:p>
          </table:table-cell>
          <table:table-cell office:value-type="float" office:value="0.22271159" calcext:value-type="float">
            <text:p>0.22271159</text:p>
          </table:table-cell>
          <table:table-cell office:value-type="float" office:value="0.236354896" calcext:value-type="float">
            <text:p>0.236354896</text:p>
          </table:table-cell>
          <table:table-cell office:value-type="float" office:value="0.241156249" calcext:value-type="float">
            <text:p>0.241156249</text:p>
          </table:table-cell>
          <table:table-cell office:value-type="float" office:value="0.236354896" calcext:value-type="float">
            <text:p>0.236354896</text:p>
          </table:table-cell>
          <table:table-cell office:value-type="float" office:value="0.009787286" calcext:value-type="float">
            <text:p>0.00978728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9878325" calcext:value-type="float">
            <text:p>0.239878325</text:p>
          </table:table-cell>
          <table:table-cell office:value-type="float" office:value="0.245826274" calcext:value-type="float">
            <text:p>0.245826274</text:p>
          </table:table-cell>
          <table:table-cell office:value-type="float" office:value="0.223205712" calcext:value-type="float">
            <text:p>0.223205712</text:p>
          </table:table-cell>
          <table:table-cell office:value-type="float" office:value="0.236303437" calcext:value-type="float">
            <text:p>0.236303437</text:p>
          </table:table-cell>
          <table:table-cell office:value-type="float" office:value="0.239878325" calcext:value-type="float">
            <text:p>0.239878325</text:p>
          </table:table-cell>
          <table:table-cell office:value-type="float" office:value="0.236303437" calcext:value-type="float">
            <text:p>0.236303437</text:p>
          </table:table-cell>
          <table:table-cell office:value-type="float" office:value="0.009574526" calcext:value-type="float">
            <text:p>0.00957452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8649278" calcext:value-type="float">
            <text:p>0.238649278</text:p>
          </table:table-cell>
          <table:table-cell office:value-type="float" office:value="0.245463281" calcext:value-type="float">
            <text:p>0.245463281</text:p>
          </table:table-cell>
          <table:table-cell office:value-type="float" office:value="0.224184421" calcext:value-type="float">
            <text:p>0.224184421</text:p>
          </table:table-cell>
          <table:table-cell office:value-type="float" office:value="0.236098993" calcext:value-type="float">
            <text:p>0.236098993</text:p>
          </table:table-cell>
          <table:table-cell office:value-type="float" office:value="0.238649278" calcext:value-type="float">
            <text:p>0.238649278</text:p>
          </table:table-cell>
          <table:table-cell office:value-type="float" office:value="0.236098993" calcext:value-type="float">
            <text:p>0.236098993</text:p>
          </table:table-cell>
          <table:table-cell office:value-type="float" office:value="0.008872258" calcext:value-type="float">
            <text:p>0.00887225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2122568" calcext:value-type="float">
            <text:p>0.232122568</text:p>
          </table:table-cell>
          <table:table-cell office:value-type="float" office:value="0.245610505" calcext:value-type="float">
            <text:p>0.245610505</text:p>
          </table:table-cell>
          <table:table-cell office:value-type="float" office:value="0.223058489" calcext:value-type="float">
            <text:p>0.223058489</text:p>
          </table:table-cell>
          <table:table-cell office:value-type="float" office:value="0.233597187" calcext:value-type="float">
            <text:p>0.233597187</text:p>
          </table:table-cell>
          <table:table-cell office:value-type="float" office:value="0.232122568" calcext:value-type="float">
            <text:p>0.232122568</text:p>
          </table:table-cell>
          <table:table-cell office:value-type="float" office:value="0.233597187" calcext:value-type="float">
            <text:p>0.233597187</text:p>
          </table:table-cell>
          <table:table-cell office:value-type="float" office:value="0.00926568" calcext:value-type="float">
            <text:p>0.0092656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2942728" calcext:value-type="float">
            <text:p>0.232942728</text:p>
          </table:table-cell>
          <table:table-cell office:value-type="float" office:value="0.246324569" calcext:value-type="float">
            <text:p>0.246324569</text:p>
          </table:table-cell>
          <table:table-cell office:value-type="float" office:value="0.222069052" calcext:value-type="float">
            <text:p>0.222069052</text:p>
          </table:table-cell>
          <table:table-cell office:value-type="float" office:value="0.233778783" calcext:value-type="float">
            <text:p>0.233778783</text:p>
          </table:table-cell>
          <table:table-cell office:value-type="float" office:value="0.232942728" calcext:value-type="float">
            <text:p>0.232942728</text:p>
          </table:table-cell>
          <table:table-cell office:value-type="float" office:value="0.233778783" calcext:value-type="float">
            <text:p>0.233778783</text:p>
          </table:table-cell>
          <table:table-cell office:value-type="float" office:value="0.009919905" calcext:value-type="float">
            <text:p>0.00991990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3007101" calcext:value-type="float">
            <text:p>0.233007101</text:p>
          </table:table-cell>
          <table:table-cell office:value-type="float" office:value="0.246790081" calcext:value-type="float">
            <text:p>0.246790081</text:p>
          </table:table-cell>
          <table:table-cell office:value-type="float" office:value="0.221324589" calcext:value-type="float">
            <text:p>0.221324589</text:p>
          </table:table-cell>
          <table:table-cell office:value-type="float" office:value="0.233707257" calcext:value-type="float">
            <text:p>0.233707257</text:p>
          </table:table-cell>
          <table:table-cell office:value-type="float" office:value="0.233007101" calcext:value-type="float">
            <text:p>0.233007101</text:p>
          </table:table-cell>
          <table:table-cell office:value-type="float" office:value="0.233707257" calcext:value-type="float">
            <text:p>0.233707257</text:p>
          </table:table-cell>
          <table:table-cell office:value-type="float" office:value="0.010408025" calcext:value-type="float">
            <text:p>0.01040802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3392743" calcext:value-type="float">
            <text:p>0.233392743</text:p>
          </table:table-cell>
          <table:table-cell office:value-type="float" office:value="0.24732235" calcext:value-type="float">
            <text:p>0.24732235</text:p>
          </table:table-cell>
          <table:table-cell office:value-type="float" office:value="0.220702913" calcext:value-type="float">
            <text:p>0.220702913</text:p>
          </table:table-cell>
          <table:table-cell office:value-type="float" office:value="0.233806002" calcext:value-type="float">
            <text:p>0.233806002</text:p>
          </table:table-cell>
          <table:table-cell office:value-type="float" office:value="0.233392743" calcext:value-type="float">
            <text:p>0.233392743</text:p>
          </table:table-cell>
          <table:table-cell office:value-type="float" office:value="0.233806002" calcext:value-type="float">
            <text:p>0.233806002</text:p>
          </table:table-cell>
          <table:table-cell office:value-type="float" office:value="0.010871268" calcext:value-type="float">
            <text:p>0.01087126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3436851" calcext:value-type="float">
            <text:p>0.233436851</text:p>
          </table:table-cell>
          <table:table-cell office:value-type="float" office:value="0.248144895" calcext:value-type="float">
            <text:p>0.248144895</text:p>
          </table:table-cell>
          <table:table-cell office:value-type="float" office:value="0.219265845" calcext:value-type="float">
            <text:p>0.219265845</text:p>
          </table:table-cell>
          <table:table-cell office:value-type="float" office:value="0.233615863" calcext:value-type="float">
            <text:p>0.233615863</text:p>
          </table:table-cell>
          <table:table-cell office:value-type="float" office:value="0.233436851" calcext:value-type="float">
            <text:p>0.233436851</text:p>
          </table:table-cell>
          <table:table-cell office:value-type="float" office:value="0.233615863" calcext:value-type="float">
            <text:p>0.233615863</text:p>
          </table:table-cell>
          <table:table-cell office:value-type="float" office:value="0.011790502" calcext:value-type="float">
            <text:p>0.0117905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3646659" calcext:value-type="float">
            <text:p>0.233646659</text:p>
          </table:table-cell>
          <table:table-cell office:value-type="float" office:value="0.248823196" calcext:value-type="float">
            <text:p>0.248823196</text:p>
          </table:table-cell>
          <table:table-cell office:value-type="float" office:value="0.218762185" calcext:value-type="float">
            <text:p>0.218762185</text:p>
          </table:table-cell>
          <table:table-cell office:value-type="float" office:value="0.233744013" calcext:value-type="float">
            <text:p>0.233744013</text:p>
          </table:table-cell>
          <table:table-cell office:value-type="float" office:value="0.233646659" calcext:value-type="float">
            <text:p>0.233646659</text:p>
          </table:table-cell>
          <table:table-cell office:value-type="float" office:value="0.233744013" calcext:value-type="float">
            <text:p>0.233744013</text:p>
          </table:table-cell>
          <table:table-cell office:value-type="float" office:value="0.012272549" calcext:value-type="float">
            <text:p>0.01227254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4845309" calcext:value-type="float">
            <text:p>0.234845309</text:p>
          </table:table-cell>
          <table:table-cell office:value-type="float" office:value="0.248499542" calcext:value-type="float">
            <text:p>0.248499542</text:p>
          </table:table-cell>
          <table:table-cell office:value-type="float" office:value="0.218463566" calcext:value-type="float">
            <text:p>0.218463566</text:p>
          </table:table-cell>
          <table:table-cell office:value-type="float" office:value="0.233936139" calcext:value-type="float">
            <text:p>0.233936139</text:p>
          </table:table-cell>
          <table:table-cell office:value-type="float" office:value="0.234845309" calcext:value-type="float">
            <text:p>0.234845309</text:p>
          </table:table-cell>
          <table:table-cell office:value-type="float" office:value="0.233936139" calcext:value-type="float">
            <text:p>0.233936139</text:p>
          </table:table-cell>
          <table:table-cell office:value-type="float" office:value="0.012278977" calcext:value-type="float">
            <text:p>0.01227897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6049323" calcext:value-type="float">
            <text:p>0.236049323</text:p>
          </table:table-cell>
          <table:table-cell office:value-type="float" office:value="0.248298079" calcext:value-type="float">
            <text:p>0.248298079</text:p>
          </table:table-cell>
          <table:table-cell office:value-type="float" office:value="0.21866205" calcext:value-type="float">
            <text:p>0.21866205</text:p>
          </table:table-cell>
          <table:table-cell office:value-type="float" office:value="0.234336484" calcext:value-type="float">
            <text:p>0.234336484</text:p>
          </table:table-cell>
          <table:table-cell office:value-type="float" office:value="0.236049323" calcext:value-type="float">
            <text:p>0.236049323</text:p>
          </table:table-cell>
          <table:table-cell office:value-type="float" office:value="0.234336484" calcext:value-type="float">
            <text:p>0.234336484</text:p>
          </table:table-cell>
          <table:table-cell office:value-type="float" office:value="0.012159329" calcext:value-type="float">
            <text:p>0.01215932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2244162" calcext:value-type="float">
            <text:p>0.232244162</text:p>
          </table:table-cell>
          <table:table-cell office:value-type="float" office:value="0.245413213" calcext:value-type="float">
            <text:p>0.245413213</text:p>
          </table:table-cell>
          <table:table-cell office:value-type="float" office:value="0.224359062" calcext:value-type="float">
            <text:p>0.224359062</text:p>
          </table:table-cell>
          <table:table-cell office:value-type="float" office:value="0.234005479" calcext:value-type="float">
            <text:p>0.234005479</text:p>
          </table:table-cell>
          <table:table-cell office:value-type="float" office:value="0.232244162" calcext:value-type="float">
            <text:p>0.232244162</text:p>
          </table:table-cell>
          <table:table-cell office:value-type="float" office:value="0.234005479" calcext:value-type="float">
            <text:p>0.234005479</text:p>
          </table:table-cell>
          <table:table-cell office:value-type="float" office:value="0.008685083" calcext:value-type="float">
            <text:p>0.00868508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1811432" calcext:value-type="float">
            <text:p>0.231811432</text:p>
          </table:table-cell>
          <table:table-cell office:value-type="float" office:value="0.245276719" calcext:value-type="float">
            <text:p>0.245276719</text:p>
          </table:table-cell>
          <table:table-cell office:value-type="float" office:value="0.224977759" calcext:value-type="float">
            <text:p>0.224977759</text:p>
          </table:table-cell>
          <table:table-cell office:value-type="float" office:value="0.23402197" calcext:value-type="float">
            <text:p>0.23402197</text:p>
          </table:table-cell>
          <table:table-cell office:value-type="float" office:value="0.231811432" calcext:value-type="float">
            <text:p>0.231811432</text:p>
          </table:table-cell>
          <table:table-cell office:value-type="float" office:value="0.23402197" calcext:value-type="float">
            <text:p>0.23402197</text:p>
          </table:table-cell>
          <table:table-cell office:value-type="float" office:value="0.008433141" calcext:value-type="float">
            <text:p>0.00843314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1828717" calcext:value-type="float">
            <text:p>0.231828717</text:p>
          </table:table-cell>
          <table:table-cell office:value-type="float" office:value="0.245304733" calcext:value-type="float">
            <text:p>0.245304733</text:p>
          </table:table-cell>
          <table:table-cell office:value-type="float" office:value="0.224077132" calcext:value-type="float">
            <text:p>0.224077132</text:p>
          </table:table-cell>
          <table:table-cell office:value-type="float" office:value="0.233736861" calcext:value-type="float">
            <text:p>0.233736861</text:p>
          </table:table-cell>
          <table:table-cell office:value-type="float" office:value="0.231828717" calcext:value-type="float">
            <text:p>0.231828717</text:p>
          </table:table-cell>
          <table:table-cell office:value-type="float" office:value="0.233736861" calcext:value-type="float">
            <text:p>0.233736861</text:p>
          </table:table-cell>
          <table:table-cell office:value-type="float" office:value="0.008770538" calcext:value-type="float">
            <text:p>0.00877053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2933191" calcext:value-type="float">
            <text:p>0.232933191</text:p>
          </table:table-cell>
          <table:table-cell office:value-type="float" office:value="0.246254235" calcext:value-type="float">
            <text:p>0.246254235</text:p>
          </table:table-cell>
          <table:table-cell office:value-type="float" office:value="0.222780135" calcext:value-type="float">
            <text:p>0.222780135</text:p>
          </table:table-cell>
          <table:table-cell office:value-type="float" office:value="0.233989187" calcext:value-type="float">
            <text:p>0.233989187</text:p>
          </table:table-cell>
          <table:table-cell office:value-type="float" office:value="0.232933191" calcext:value-type="float">
            <text:p>0.232933191</text:p>
          </table:table-cell>
          <table:table-cell office:value-type="float" office:value="0.233989187" calcext:value-type="float">
            <text:p>0.233989187</text:p>
          </table:table-cell>
          <table:table-cell office:value-type="float" office:value="0.009612308" calcext:value-type="float">
            <text:p>0.00961230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3296184" calcext:value-type="float">
            <text:p>0.233296184</text:p>
          </table:table-cell>
          <table:table-cell office:value-type="float" office:value="0.246911078" calcext:value-type="float">
            <text:p>0.246911078</text:p>
          </table:table-cell>
          <table:table-cell office:value-type="float" office:value="0.222185281" calcext:value-type="float">
            <text:p>0.222185281</text:p>
          </table:table-cell>
          <table:table-cell office:value-type="float" office:value="0.234130848" calcext:value-type="float">
            <text:p>0.234130848</text:p>
          </table:table-cell>
          <table:table-cell office:value-type="float" office:value="0.233296184" calcext:value-type="float">
            <text:p>0.233296184</text:p>
          </table:table-cell>
          <table:table-cell office:value-type="float" office:value="0.234130848" calcext:value-type="float">
            <text:p>0.234130848</text:p>
          </table:table-cell>
          <table:table-cell office:value-type="float" office:value="0.010111504" calcext:value-type="float">
            <text:p>0.01011150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3639507" calcext:value-type="float">
            <text:p>0.233639507</text:p>
          </table:table-cell>
          <table:table-cell office:value-type="float" office:value="0.247751504" calcext:value-type="float">
            <text:p>0.247751504</text:p>
          </table:table-cell>
          <table:table-cell office:value-type="float" office:value="0.220858481" calcext:value-type="float">
            <text:p>0.220858481</text:p>
          </table:table-cell>
          <table:table-cell office:value-type="float" office:value="0.234083164" calcext:value-type="float">
            <text:p>0.234083164</text:p>
          </table:table-cell>
          <table:table-cell office:value-type="float" office:value="0.233639507" calcext:value-type="float">
            <text:p>0.233639507</text:p>
          </table:table-cell>
          <table:table-cell office:value-type="float" office:value="0.234083164" calcext:value-type="float">
            <text:p>0.234083164</text:p>
          </table:table-cell>
          <table:table-cell office:value-type="float" office:value="0.010983512" calcext:value-type="float">
            <text:p>0.01098351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3753351" calcext:value-type="float">
            <text:p>0.233753351</text:p>
          </table:table-cell>
          <table:table-cell office:value-type="float" office:value="0.248673588" calcext:value-type="float">
            <text:p>0.248673588</text:p>
          </table:table-cell>
          <table:table-cell office:value-type="float" office:value="0.219492342" calcext:value-type="float">
            <text:p>0.219492342</text:p>
          </table:table-cell>
          <table:table-cell office:value-type="float" office:value="0.233973094" calcext:value-type="float">
            <text:p>0.233973094</text:p>
          </table:table-cell>
          <table:table-cell office:value-type="float" office:value="0.233753351" calcext:value-type="float">
            <text:p>0.233753351</text:p>
          </table:table-cell>
          <table:table-cell office:value-type="float" office:value="0.233973094" calcext:value-type="float">
            <text:p>0.233973094</text:p>
          </table:table-cell>
          <table:table-cell office:value-type="float" office:value="0.011914207" calcext:value-type="float">
            <text:p>0.01191420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3670501" calcext:value-type="float">
            <text:p>0.233670501</text:p>
          </table:table-cell>
          <table:table-cell office:value-type="float" office:value="0.248823196" calcext:value-type="float">
            <text:p>0.248823196</text:p>
          </table:table-cell>
          <table:table-cell office:value-type="float" office:value="0.219012525" calcext:value-type="float">
            <text:p>0.219012525</text:p>
          </table:table-cell>
          <table:table-cell office:value-type="float" office:value="0.233835407" calcext:value-type="float">
            <text:p>0.233835407</text:p>
          </table:table-cell>
          <table:table-cell office:value-type="float" office:value="0.233670501" calcext:value-type="float">
            <text:p>0.233670501</text:p>
          </table:table-cell>
          <table:table-cell office:value-type="float" office:value="0.233835407" calcext:value-type="float">
            <text:p>0.233835407</text:p>
          </table:table-cell>
          <table:table-cell office:value-type="float" office:value="0.012170714" calcext:value-type="float">
            <text:p>0.01217071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4705834" calcext:value-type="float">
            <text:p>0.234705834</text:p>
          </table:table-cell>
          <table:table-cell office:value-type="float" office:value="0.248947173" calcext:value-type="float">
            <text:p>0.248947173</text:p>
          </table:table-cell>
          <table:table-cell office:value-type="float" office:value="0.218887951" calcext:value-type="float">
            <text:p>0.218887951</text:p>
          </table:table-cell>
          <table:table-cell office:value-type="float" office:value="0.234180319" calcext:value-type="float">
            <text:p>0.234180319</text:p>
          </table:table-cell>
          <table:table-cell office:value-type="float" office:value="0.234705834" calcext:value-type="float">
            <text:p>0.234705834</text:p>
          </table:table-cell>
          <table:table-cell office:value-type="float" office:value="0.234180319" calcext:value-type="float">
            <text:p>0.234180319</text:p>
          </table:table-cell>
          <table:table-cell office:value-type="float" office:value="0.012277251" calcext:value-type="float">
            <text:p>0.01227725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5594539" calcext:value-type="float">
            <text:p>0.235594539</text:p>
          </table:table-cell>
          <table:table-cell office:value-type="float" office:value="0.248675376" calcext:value-type="float">
            <text:p>0.248675376</text:p>
          </table:table-cell>
          <table:table-cell office:value-type="float" office:value="0.218560722" calcext:value-type="float">
            <text:p>0.218560722</text:p>
          </table:table-cell>
          <table:table-cell office:value-type="float" office:value="0.234276879" calcext:value-type="float">
            <text:p>0.234276879</text:p>
          </table:table-cell>
          <table:table-cell office:value-type="float" office:value="0.235594539" calcext:value-type="float">
            <text:p>0.235594539</text:p>
          </table:table-cell>
          <table:table-cell office:value-type="float" office:value="0.234276879" calcext:value-type="float">
            <text:p>0.234276879</text:p>
          </table:table-cell>
          <table:table-cell office:value-type="float" office:value="0.012329511" calcext:value-type="float">
            <text:p>0.01232951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683372" calcext:value-type="float">
            <text:p>0.23683372</text:p>
          </table:table-cell>
          <table:table-cell office:value-type="float" office:value="0.248010784" calcext:value-type="float">
            <text:p>0.248010784</text:p>
          </table:table-cell>
          <table:table-cell office:value-type="float" office:value="0.219050672" calcext:value-type="float">
            <text:p>0.219050672</text:p>
          </table:table-cell>
          <table:table-cell office:value-type="float" office:value="0.234631725" calcext:value-type="float">
            <text:p>0.234631725</text:p>
          </table:table-cell>
          <table:table-cell office:value-type="float" office:value="0.23683372" calcext:value-type="float">
            <text:p>0.23683372</text:p>
          </table:table-cell>
          <table:table-cell office:value-type="float" office:value="0.234631725" calcext:value-type="float">
            <text:p>0.234631725</text:p>
          </table:table-cell>
          <table:table-cell office:value-type="float" office:value="0.011925005" calcext:value-type="float">
            <text:p>0.01192500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7739114" calcext:value-type="float">
            <text:p>0.237739114</text:p>
          </table:table-cell>
          <table:table-cell office:value-type="float" office:value="0.247392088" calcext:value-type="float">
            <text:p>0.247392088</text:p>
          </table:table-cell>
          <table:table-cell office:value-type="float" office:value="0.21938565" calcext:value-type="float">
            <text:p>0.21938565</text:p>
          </table:table-cell>
          <table:table-cell office:value-type="float" office:value="0.234838951" calcext:value-type="float">
            <text:p>0.234838951</text:p>
          </table:table-cell>
          <table:table-cell office:value-type="float" office:value="0.237739114" calcext:value-type="float">
            <text:p>0.237739114</text:p>
          </table:table-cell>
          <table:table-cell office:value-type="float" office:value="0.234838951" calcext:value-type="float">
            <text:p>0.234838951</text:p>
          </table:table-cell>
          <table:table-cell office:value-type="float" office:value="0.011616033" calcext:value-type="float">
            <text:p>0.01161603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8313703" calcext:value-type="float">
            <text:p>0.238313703</text:p>
          </table:table-cell>
          <table:table-cell office:value-type="float" office:value="0.247048765" calcext:value-type="float">
            <text:p>0.247048765</text:p>
          </table:table-cell>
          <table:table-cell office:value-type="float" office:value="0.219897654" calcext:value-type="float">
            <text:p>0.219897654</text:p>
          </table:table-cell>
          <table:table-cell office:value-type="float" office:value="0.235086707" calcext:value-type="float">
            <text:p>0.235086707</text:p>
          </table:table-cell>
          <table:table-cell office:value-type="float" office:value="0.238313703" calcext:value-type="float">
            <text:p>0.238313703</text:p>
          </table:table-cell>
          <table:table-cell office:value-type="float" office:value="0.235086707" calcext:value-type="float">
            <text:p>0.235086707</text:p>
          </table:table-cell>
          <table:table-cell office:value-type="float" office:value="0.011316826" calcext:value-type="float">
            <text:p>0.01131682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824933" calcext:value-type="float">
            <text:p>0.23824933</text:p>
          </table:table-cell>
          <table:table-cell office:value-type="float" office:value="0.246589809" calcext:value-type="float">
            <text:p>0.246589809</text:p>
          </table:table-cell>
          <table:table-cell office:value-type="float" office:value="0.220609334" calcext:value-type="float">
            <text:p>0.220609334</text:p>
          </table:table-cell>
          <table:table-cell office:value-type="float" office:value="0.235149491" calcext:value-type="float">
            <text:p>0.235149491</text:p>
          </table:table-cell>
          <table:table-cell office:value-type="float" office:value="0.23824933" calcext:value-type="float">
            <text:p>0.23824933</text:p>
          </table:table-cell>
          <table:table-cell office:value-type="float" office:value="0.235149491" calcext:value-type="float">
            <text:p>0.235149491</text:p>
          </table:table-cell>
          <table:table-cell office:value-type="float" office:value="0.010830606" calcext:value-type="float">
            <text:p>0.01083060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811224" calcext:value-type="float">
            <text:p>0.23811224</text:p>
          </table:table-cell>
          <table:table-cell office:value-type="float" office:value="0.246638089" calcext:value-type="float">
            <text:p>0.246638089</text:p>
          </table:table-cell>
          <table:table-cell office:value-type="float" office:value="0.22059324" calcext:value-type="float">
            <text:p>0.22059324</text:p>
          </table:table-cell>
          <table:table-cell office:value-type="float" office:value="0.235114523" calcext:value-type="float">
            <text:p>0.235114523</text:p>
          </table:table-cell>
          <table:table-cell office:value-type="float" office:value="0.23811224" calcext:value-type="float">
            <text:p>0.23811224</text:p>
          </table:table-cell>
          <table:table-cell office:value-type="float" office:value="0.235114523" calcext:value-type="float">
            <text:p>0.235114523</text:p>
          </table:table-cell>
          <table:table-cell office:value-type="float" office:value="0.010841994" calcext:value-type="float">
            <text:p>0.01084199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6594705" calcext:value-type="float">
            <text:p>0.236594705</text:p>
          </table:table-cell>
          <table:table-cell office:value-type="float" office:value="0.245639115" calcext:value-type="float">
            <text:p>0.245639115</text:p>
          </table:table-cell>
          <table:table-cell office:value-type="float" office:value="0.222107795" calcext:value-type="float">
            <text:p>0.222107795</text:p>
          </table:table-cell>
          <table:table-cell office:value-type="float" office:value="0.234780538" calcext:value-type="float">
            <text:p>0.234780538</text:p>
          </table:table-cell>
          <table:table-cell office:value-type="float" office:value="0.236594705" calcext:value-type="float">
            <text:p>0.236594705</text:p>
          </table:table-cell>
          <table:table-cell office:value-type="float" office:value="0.234780538" calcext:value-type="float">
            <text:p>0.234780538</text:p>
          </table:table-cell>
          <table:table-cell office:value-type="float" office:value="0.009691892" calcext:value-type="float">
            <text:p>0.00969189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3719973" calcext:value-type="float">
            <text:p>0.233719973</text:p>
          </table:table-cell>
          <table:table-cell office:value-type="float" office:value="0.245400696" calcext:value-type="float">
            <text:p>0.245400696</text:p>
          </table:table-cell>
          <table:table-cell office:value-type="float" office:value="0.224305418" calcext:value-type="float">
            <text:p>0.224305418</text:p>
          </table:table-cell>
          <table:table-cell office:value-type="float" office:value="0.234475362" calcext:value-type="float">
            <text:p>0.234475362</text:p>
          </table:table-cell>
          <table:table-cell office:value-type="float" office:value="0.233719973" calcext:value-type="float">
            <text:p>0.233719973</text:p>
          </table:table-cell>
          <table:table-cell office:value-type="float" office:value="0.234475362" calcext:value-type="float">
            <text:p>0.234475362</text:p>
          </table:table-cell>
          <table:table-cell office:value-type="float" office:value="0.00862866" calcext:value-type="float">
            <text:p>0.0086286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2681064" calcext:value-type="float">
            <text:p>0.232681064</text:p>
          </table:table-cell>
          <table:table-cell office:value-type="float" office:value="0.245245128" calcext:value-type="float">
            <text:p>0.245245128</text:p>
          </table:table-cell>
          <table:table-cell office:value-type="float" office:value="0.224738744" calcext:value-type="float">
            <text:p>0.224738744</text:p>
          </table:table-cell>
          <table:table-cell office:value-type="float" office:value="0.234221645" calcext:value-type="float">
            <text:p>0.234221645</text:p>
          </table:table-cell>
          <table:table-cell office:value-type="float" office:value="0.232681064" calcext:value-type="float">
            <text:p>0.232681064</text:p>
          </table:table-cell>
          <table:table-cell office:value-type="float" office:value="0.234221645" calcext:value-type="float">
            <text:p>0.234221645</text:p>
          </table:table-cell>
          <table:table-cell office:value-type="float" office:value="0.008442274" calcext:value-type="float">
            <text:p>0.00844227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2471255" calcext:value-type="float">
            <text:p>0.232471255</text:p>
          </table:table-cell>
          <table:table-cell office:value-type="float" office:value="0.245680838" calcext:value-type="float">
            <text:p>0.245680838</text:p>
          </table:table-cell>
          <table:table-cell office:value-type="float" office:value="0.225272206" calcext:value-type="float">
            <text:p>0.225272206</text:p>
          </table:table-cell>
          <table:table-cell office:value-type="float" office:value="0.234474766" calcext:value-type="float">
            <text:p>0.234474766</text:p>
          </table:table-cell>
          <table:table-cell office:value-type="float" office:value="0.232471255" calcext:value-type="float">
            <text:p>0.232471255</text:p>
          </table:table-cell>
          <table:table-cell office:value-type="float" office:value="0.234474766" calcext:value-type="float">
            <text:p>0.234474766</text:p>
          </table:table-cell>
          <table:table-cell office:value-type="float" office:value="0.008451375" calcext:value-type="float">
            <text:p>0.00845137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4589605" calcext:value-type="float">
            <text:p>0.234589605</text:p>
          </table:table-cell>
          <table:table-cell office:value-type="float" office:value="0.248683721" calcext:value-type="float">
            <text:p>0.248683721</text:p>
          </table:table-cell>
          <table:table-cell office:value-type="float" office:value="0.220015075" calcext:value-type="float">
            <text:p>0.220015075</text:p>
          </table:table-cell>
          <table:table-cell office:value-type="float" office:value="0.234429467" calcext:value-type="float">
            <text:p>0.234429467</text:p>
          </table:table-cell>
          <table:table-cell office:value-type="float" office:value="0.234589605" calcext:value-type="float">
            <text:p>0.234589605</text:p>
          </table:table-cell>
          <table:table-cell office:value-type="float" office:value="0.234429467" calcext:value-type="float">
            <text:p>0.234429467</text:p>
          </table:table-cell>
          <table:table-cell office:value-type="float" office:value="0.011704473" calcext:value-type="float">
            <text:p>0.01170447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4323172" calcext:value-type="float">
            <text:p>0.234323172</text:p>
          </table:table-cell>
          <table:table-cell office:value-type="float" office:value="0.248670608" calcext:value-type="float">
            <text:p>0.248670608</text:p>
          </table:table-cell>
          <table:table-cell office:value-type="float" office:value="0.219766524" calcext:value-type="float">
            <text:p>0.219766524</text:p>
          </table:table-cell>
          <table:table-cell office:value-type="float" office:value="0.234253434" calcext:value-type="float">
            <text:p>0.234253434</text:p>
          </table:table-cell>
          <table:table-cell office:value-type="float" office:value="0.234323172" calcext:value-type="float">
            <text:p>0.234323172</text:p>
          </table:table-cell>
          <table:table-cell office:value-type="float" office:value="0.234253434" calcext:value-type="float">
            <text:p>0.234253434</text:p>
          </table:table-cell>
          <table:table-cell office:value-type="float" office:value="0.011800146" calcext:value-type="float">
            <text:p>0.01180014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4675435" calcext:value-type="float">
            <text:p>0.234675435</text:p>
          </table:table-cell>
          <table:table-cell office:value-type="float" office:value="0.249171287" calcext:value-type="float">
            <text:p>0.249171287</text:p>
          </table:table-cell>
          <table:table-cell office:value-type="float" office:value="0.21935704" calcext:value-type="float">
            <text:p>0.21935704</text:p>
          </table:table-cell>
          <table:table-cell office:value-type="float" office:value="0.234401254" calcext:value-type="float">
            <text:p>0.234401254</text:p>
          </table:table-cell>
          <table:table-cell office:value-type="float" office:value="0.234675435" calcext:value-type="float">
            <text:p>0.234675435</text:p>
          </table:table-cell>
          <table:table-cell office:value-type="float" office:value="0.234401254" calcext:value-type="float">
            <text:p>0.234401254</text:p>
          </table:table-cell>
          <table:table-cell office:value-type="float" office:value="0.012173159" calcext:value-type="float">
            <text:p>0.01217315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5732226" calcext:value-type="float">
            <text:p>0.235732226</text:p>
          </table:table-cell>
          <table:table-cell office:value-type="float" office:value="0.248716503" calcext:value-type="float">
            <text:p>0.248716503</text:p>
          </table:table-cell>
          <table:table-cell office:value-type="float" office:value="0.219111469" calcext:value-type="float">
            <text:p>0.219111469</text:p>
          </table:table-cell>
          <table:table-cell office:value-type="float" office:value="0.234520066" calcext:value-type="float">
            <text:p>0.234520066</text:p>
          </table:table-cell>
          <table:table-cell office:value-type="float" office:value="0.235732226" calcext:value-type="float">
            <text:p>0.235732226</text:p>
          </table:table-cell>
          <table:table-cell office:value-type="float" office:value="0.234520066" calcext:value-type="float">
            <text:p>0.234520066</text:p>
          </table:table-cell>
          <table:table-cell office:value-type="float" office:value="0.012116559" calcext:value-type="float">
            <text:p>0.01211655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7105517" calcext:value-type="float">
            <text:p>0.237105517</text:p>
          </table:table-cell>
          <table:table-cell office:value-type="float" office:value="0.248319536" calcext:value-type="float">
            <text:p>0.248319536</text:p>
          </table:table-cell>
          <table:table-cell office:value-type="float" office:value="0.218982127" calcext:value-type="float">
            <text:p>0.218982127</text:p>
          </table:table-cell>
          <table:table-cell office:value-type="float" office:value="0.234802393" calcext:value-type="float">
            <text:p>0.234802393</text:p>
          </table:table-cell>
          <table:table-cell office:value-type="float" office:value="0.237105517" calcext:value-type="float">
            <text:p>0.237105517</text:p>
          </table:table-cell>
          <table:table-cell office:value-type="float" office:value="0.234802393" calcext:value-type="float">
            <text:p>0.234802393</text:p>
          </table:table-cell>
          <table:table-cell office:value-type="float" office:value="0.012087161" calcext:value-type="float">
            <text:p>0.01208716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3390955" calcext:value-type="float">
            <text:p>0.233390955</text:p>
          </table:table-cell>
          <table:table-cell office:value-type="float" office:value="0.245589643" calcext:value-type="float">
            <text:p>0.245589643</text:p>
          </table:table-cell>
          <table:table-cell office:value-type="float" office:value="0.224896696" calcext:value-type="float">
            <text:p>0.224896696</text:p>
          </table:table-cell>
          <table:table-cell office:value-type="float" office:value="0.234625765" calcext:value-type="float">
            <text:p>0.234625765</text:p>
          </table:table-cell>
          <table:table-cell office:value-type="float" office:value="0.233390955" calcext:value-type="float">
            <text:p>0.233390955</text:p>
          </table:table-cell>
          <table:table-cell office:value-type="float" office:value="0.234625765" calcext:value-type="float">
            <text:p>0.234625765</text:p>
          </table:table-cell>
          <table:table-cell office:value-type="float" office:value="0.008492863" calcext:value-type="float">
            <text:p>0.00849286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2818154" calcext:value-type="float">
            <text:p>0.232818154</text:p>
          </table:table-cell>
          <table:table-cell office:value-type="float" office:value="0.245771437" calcext:value-type="float">
            <text:p>0.245771437</text:p>
          </table:table-cell>
          <table:table-cell office:value-type="float" office:value="0.225097564" calcext:value-type="float">
            <text:p>0.225097564</text:p>
          </table:table-cell>
          <table:table-cell office:value-type="float" office:value="0.234562385" calcext:value-type="float">
            <text:p>0.234562385</text:p>
          </table:table-cell>
          <table:table-cell office:value-type="float" office:value="0.232818154" calcext:value-type="float">
            <text:p>0.232818154</text:p>
          </table:table-cell>
          <table:table-cell office:value-type="float" office:value="0.234562385" calcext:value-type="float">
            <text:p>0.234562385</text:p>
          </table:table-cell>
          <table:table-cell office:value-type="float" office:value="0.008529713" calcext:value-type="float">
            <text:p>0.00852971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3034519" calcext:value-type="float">
            <text:p>0.233034519</text:p>
          </table:table-cell>
          <table:table-cell office:value-type="float" office:value="0.24588707" calcext:value-type="float">
            <text:p>0.24588707</text:p>
          </table:table-cell>
          <table:table-cell office:value-type="float" office:value="0.225322273" calcext:value-type="float">
            <text:p>0.225322273</text:p>
          </table:table-cell>
          <table:table-cell office:value-type="float" office:value="0.234747954" calcext:value-type="float">
            <text:p>0.234747954</text:p>
          </table:table-cell>
          <table:table-cell office:value-type="float" office:value="0.233034519" calcext:value-type="float">
            <text:p>0.233034519</text:p>
          </table:table-cell>
          <table:table-cell office:value-type="float" office:value="0.234747954" calcext:value-type="float">
            <text:p>0.234747954</text:p>
          </table:table-cell>
          <table:table-cell office:value-type="float" office:value="0.008482516" calcext:value-type="float">
            <text:p>0.00848251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3432082" calcext:value-type="float">
            <text:p>0.233432082</text:p>
          </table:table-cell>
          <table:table-cell office:value-type="float" office:value="0.246140986" calcext:value-type="float">
            <text:p>0.246140986</text:p>
          </table:table-cell>
          <table:table-cell office:value-type="float" office:value="0.224194553" calcext:value-type="float">
            <text:p>0.224194553</text:p>
          </table:table-cell>
          <table:table-cell office:value-type="float" office:value="0.234589207" calcext:value-type="float">
            <text:p>0.234589207</text:p>
          </table:table-cell>
          <table:table-cell office:value-type="float" office:value="0.233432082" calcext:value-type="float">
            <text:p>0.233432082</text:p>
          </table:table-cell>
          <table:table-cell office:value-type="float" office:value="0.234589207" calcext:value-type="float">
            <text:p>0.234589207</text:p>
          </table:table-cell>
          <table:table-cell office:value-type="float" office:value="0.008996877" calcext:value-type="float">
            <text:p>0.00899687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4187273" calcext:value-type="float">
            <text:p>0.234187273</text:p>
          </table:table-cell>
          <table:table-cell office:value-type="float" office:value="0.247175127" calcext:value-type="float">
            <text:p>0.247175127</text:p>
          </table:table-cell>
          <table:table-cell office:value-type="float" office:value="0.222510722" calcext:value-type="float">
            <text:p>0.222510722</text:p>
          </table:table-cell>
          <table:table-cell office:value-type="float" office:value="0.234624374" calcext:value-type="float">
            <text:p>0.234624374</text:p>
          </table:table-cell>
          <table:table-cell office:value-type="float" office:value="0.234187273" calcext:value-type="float">
            <text:p>0.234187273</text:p>
          </table:table-cell>
          <table:table-cell office:value-type="float" office:value="0.234624374" calcext:value-type="float">
            <text:p>0.234624374</text:p>
          </table:table-cell>
          <table:table-cell office:value-type="float" office:value="0.010073944" calcext:value-type="float">
            <text:p>0.01007394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4418539" calcext:value-type="float">
            <text:p>0.234418539</text:p>
          </table:table-cell>
          <table:table-cell office:value-type="float" office:value="0.247340828" calcext:value-type="float">
            <text:p>0.247340828</text:p>
          </table:table-cell>
          <table:table-cell office:value-type="float" office:value="0.221493867" calcext:value-type="float">
            <text:p>0.221493867</text:p>
          </table:table-cell>
          <table:table-cell office:value-type="float" office:value="0.234417745" calcext:value-type="float">
            <text:p>0.234417745</text:p>
          </table:table-cell>
          <table:table-cell office:value-type="float" office:value="0.234418539" calcext:value-type="float">
            <text:p>0.234418539</text:p>
          </table:table-cell>
          <table:table-cell office:value-type="float" office:value="0.234417745" calcext:value-type="float">
            <text:p>0.234417745</text:p>
          </table:table-cell>
          <table:table-cell office:value-type="float" office:value="0.010551978" calcext:value-type="float">
            <text:p>0.01055197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4681396" calcext:value-type="float">
            <text:p>0.234681396</text:p>
          </table:table-cell>
          <table:table-cell office:value-type="float" office:value="0.248187214" calcext:value-type="float">
            <text:p>0.248187214</text:p>
          </table:table-cell>
          <table:table-cell office:value-type="float" office:value="0.220686224" calcext:value-type="float">
            <text:p>0.220686224</text:p>
          </table:table-cell>
          <table:table-cell office:value-type="float" office:value="0.234518278" calcext:value-type="float">
            <text:p>0.234518278</text:p>
          </table:table-cell>
          <table:table-cell office:value-type="float" office:value="0.234681396" calcext:value-type="float">
            <text:p>0.234681396</text:p>
          </table:table-cell>
          <table:table-cell office:value-type="float" office:value="0.234518278" calcext:value-type="float">
            <text:p>0.234518278</text:p>
          </table:table-cell>
          <table:table-cell office:value-type="float" office:value="0.011227825" calcext:value-type="float">
            <text:p>0.01122782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4663514" calcext:value-type="float">
            <text:p>0.234663514</text:p>
          </table:table-cell>
          <table:table-cell office:value-type="float" office:value="0.24848941" calcext:value-type="float">
            <text:p>0.24848941</text:p>
          </table:table-cell>
          <table:table-cell office:value-type="float" office:value="0.219697978" calcext:value-type="float">
            <text:p>0.219697978</text:p>
          </table:table-cell>
          <table:table-cell office:value-type="float" office:value="0.234283634" calcext:value-type="float">
            <text:p>0.234283634</text:p>
          </table:table-cell>
          <table:table-cell office:value-type="float" office:value="0.234663514" calcext:value-type="float">
            <text:p>0.234663514</text:p>
          </table:table-cell>
          <table:table-cell office:value-type="float" office:value="0.234283634" calcext:value-type="float">
            <text:p>0.234283634</text:p>
          </table:table-cell>
          <table:table-cell office:value-type="float" office:value="0.011757121" calcext:value-type="float">
            <text:p>0.01175712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6912398" calcext:value-type="float">
            <text:p>0.236912398</text:p>
          </table:table-cell>
          <table:table-cell office:value-type="float" office:value="0.245223671" calcext:value-type="float">
            <text:p>0.245223671</text:p>
          </table:table-cell>
          <table:table-cell office:value-type="float" office:value="0.222932127" calcext:value-type="float">
            <text:p>0.222932127</text:p>
          </table:table-cell>
          <table:table-cell office:value-type="float" office:value="0.235022732" calcext:value-type="float">
            <text:p>0.235022732</text:p>
          </table:table-cell>
          <table:table-cell office:value-type="float" office:value="0.236912398" calcext:value-type="float">
            <text:p>0.236912398</text:p>
          </table:table-cell>
          <table:table-cell office:value-type="float" office:value="0.235022732" calcext:value-type="float">
            <text:p>0.235022732</text:p>
          </table:table-cell>
          <table:table-cell office:value-type="float" office:value="0.009198056" calcext:value-type="float">
            <text:p>0.00919805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4994916" calcext:value-type="float">
            <text:p>0.234994916</text:p>
          </table:table-cell>
          <table:table-cell office:value-type="float" office:value="0.244902998" calcext:value-type="float">
            <text:p>0.244902998</text:p>
          </table:table-cell>
          <table:table-cell office:value-type="float" office:value="0.224419859" calcext:value-type="float">
            <text:p>0.224419859</text:p>
          </table:table-cell>
          <table:table-cell office:value-type="float" office:value="0.234772591" calcext:value-type="float">
            <text:p>0.234772591</text:p>
          </table:table-cell>
          <table:table-cell office:value-type="float" office:value="0.234994916" calcext:value-type="float">
            <text:p>0.234994916</text:p>
          </table:table-cell>
          <table:table-cell office:value-type="float" office:value="0.234772591" calcext:value-type="float">
            <text:p>0.234772591</text:p>
          </table:table-cell>
          <table:table-cell office:value-type="float" office:value="0.008363684" calcext:value-type="float">
            <text:p>0.00836368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3959584" calcext:value-type="float">
            <text:p>0.233959584</text:p>
          </table:table-cell>
          <table:table-cell office:value-type="float" office:value="0.245172411" calcext:value-type="float">
            <text:p>0.245172411</text:p>
          </table:table-cell>
          <table:table-cell office:value-type="float" office:value="0.224747089" calcext:value-type="float">
            <text:p>0.224747089</text:p>
          </table:table-cell>
          <table:table-cell office:value-type="float" office:value="0.234626361" calcext:value-type="float">
            <text:p>0.234626361</text:p>
          </table:table-cell>
          <table:table-cell office:value-type="float" office:value="0.233959584" calcext:value-type="float">
            <text:p>0.233959584</text:p>
          </table:table-cell>
          <table:table-cell office:value-type="float" office:value="0.234626361" calcext:value-type="float">
            <text:p>0.234626361</text:p>
          </table:table-cell>
          <table:table-cell office:value-type="float" office:value="0.008351922" calcext:value-type="float">
            <text:p>0.00835192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3485727" calcext:value-type="float">
            <text:p>0.233485727</text:p>
          </table:table-cell>
          <table:table-cell office:value-type="float" office:value="0.245181947" calcext:value-type="float">
            <text:p>0.245181947</text:p>
          </table:table-cell>
          <table:table-cell office:value-type="float" office:value="0.225282338" calcext:value-type="float">
            <text:p>0.225282338</text:p>
          </table:table-cell>
          <table:table-cell office:value-type="float" office:value="0.234650004" calcext:value-type="float">
            <text:p>0.234650004</text:p>
          </table:table-cell>
          <table:table-cell office:value-type="float" office:value="0.233485727" calcext:value-type="float">
            <text:p>0.233485727</text:p>
          </table:table-cell>
          <table:table-cell office:value-type="float" office:value="0.234650004" calcext:value-type="float">
            <text:p>0.234650004</text:p>
          </table:table-cell>
          <table:table-cell office:value-type="float" office:value="0.008165589" calcext:value-type="float">
            <text:p>0.00816558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286405" calcext:value-type="float">
            <text:p>0.23286405</text:p>
          </table:table-cell>
          <table:table-cell office:value-type="float" office:value="0.245366722" calcext:value-type="float">
            <text:p>0.245366722</text:p>
          </table:table-cell>
          <table:table-cell office:value-type="float" office:value="0.225372937" calcext:value-type="float">
            <text:p>0.225372937</text:p>
          </table:table-cell>
          <table:table-cell office:value-type="float" office:value="0.23453457" calcext:value-type="float">
            <text:p>0.23453457</text:p>
          </table:table-cell>
          <table:table-cell office:value-type="float" office:value="0.23286405" calcext:value-type="float">
            <text:p>0.23286405</text:p>
          </table:table-cell>
          <table:table-cell office:value-type="float" office:value="0.23453457" calcext:value-type="float">
            <text:p>0.23453457</text:p>
          </table:table-cell>
          <table:table-cell office:value-type="float" office:value="0.008247457" calcext:value-type="float">
            <text:p>0.00824745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3029155" calcext:value-type="float">
            <text:p>0.233029155</text:p>
          </table:table-cell>
          <table:table-cell office:value-type="float" office:value="0.245714217" calcext:value-type="float">
            <text:p>0.245714217</text:p>
          </table:table-cell>
          <table:table-cell office:value-type="float" office:value="0.224494961" calcext:value-type="float">
            <text:p>0.224494961</text:p>
          </table:table-cell>
          <table:table-cell office:value-type="float" office:value="0.234412778" calcext:value-type="float">
            <text:p>0.234412778</text:p>
          </table:table-cell>
          <table:table-cell office:value-type="float" office:value="0.233029155" calcext:value-type="float">
            <text:p>0.233029155</text:p>
          </table:table-cell>
          <table:table-cell office:value-type="float" office:value="0.234412778" calcext:value-type="float">
            <text:p>0.234412778</text:p>
          </table:table-cell>
          <table:table-cell office:value-type="float" office:value="0.008717798" calcext:value-type="float">
            <text:p>0.00871779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3867792" calcext:value-type="float">
            <text:p>0.233867792</text:p>
          </table:table-cell>
          <table:table-cell office:value-type="float" office:value="0.245996147" calcext:value-type="float">
            <text:p>0.245996147</text:p>
          </table:table-cell>
          <table:table-cell office:value-type="float" office:value="0.223953751" calcext:value-type="float">
            <text:p>0.223953751</text:p>
          </table:table-cell>
          <table:table-cell office:value-type="float" office:value="0.234605897" calcext:value-type="float">
            <text:p>0.234605897</text:p>
          </table:table-cell>
          <table:table-cell office:value-type="float" office:value="0.233867792" calcext:value-type="float">
            <text:p>0.233867792</text:p>
          </table:table-cell>
          <table:table-cell office:value-type="float" office:value="0.234605897" calcext:value-type="float">
            <text:p>0.234605897</text:p>
          </table:table-cell>
          <table:table-cell office:value-type="float" office:value="0.009013893" calcext:value-type="float">
            <text:p>0.00901389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4462647" calcext:value-type="float">
            <text:p>0.234462647</text:p>
          </table:table-cell>
          <table:table-cell office:value-type="float" office:value="0.246713787" calcext:value-type="float">
            <text:p>0.246713787</text:p>
          </table:table-cell>
          <table:table-cell office:value-type="float" office:value="0.223262337" calcext:value-type="float">
            <text:p>0.223262337</text:p>
          </table:table-cell>
          <table:table-cell office:value-type="float" office:value="0.234812923" calcext:value-type="float">
            <text:p>0.234812923</text:p>
          </table:table-cell>
          <table:table-cell office:value-type="float" office:value="0.234462647" calcext:value-type="float">
            <text:p>0.234462647</text:p>
          </table:table-cell>
          <table:table-cell office:value-type="float" office:value="0.234812923" calcext:value-type="float">
            <text:p>0.234812923</text:p>
          </table:table-cell>
          <table:table-cell office:value-type="float" office:value="0.009577218" calcext:value-type="float">
            <text:p>0.00957721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4610466" calcext:value-type="float">
            <text:p>0.234610466</text:p>
          </table:table-cell>
          <table:table-cell office:value-type="float" office:value="0.247218042" calcext:value-type="float">
            <text:p>0.247218042</text:p>
          </table:table-cell>
          <table:table-cell office:value-type="float" office:value="0.221872356" calcext:value-type="float">
            <text:p>0.221872356</text:p>
          </table:table-cell>
          <table:table-cell office:value-type="float" office:value="0.234566955" calcext:value-type="float">
            <text:p>0.234566955</text:p>
          </table:table-cell>
          <table:table-cell office:value-type="float" office:value="0.234610466" calcext:value-type="float">
            <text:p>0.234610466</text:p>
          </table:table-cell>
          <table:table-cell office:value-type="float" office:value="0.234566955" calcext:value-type="float">
            <text:p>0.234566955</text:p>
          </table:table-cell>
          <table:table-cell office:value-type="float" office:value="0.010347379" calcext:value-type="float">
            <text:p>0.01034737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4733848" calcext:value-type="float">
            <text:p>0.234733848</text:p>
          </table:table-cell>
          <table:table-cell office:value-type="float" office:value="0.248147875" calcext:value-type="float">
            <text:p>0.248147875</text:p>
          </table:table-cell>
          <table:table-cell office:value-type="float" office:value="0.221164253" calcext:value-type="float">
            <text:p>0.221164253</text:p>
          </table:table-cell>
          <table:table-cell office:value-type="float" office:value="0.234681992" calcext:value-type="float">
            <text:p>0.234681992</text:p>
          </table:table-cell>
          <table:table-cell office:value-type="float" office:value="0.234733848" calcext:value-type="float">
            <text:p>0.234733848</text:p>
          </table:table-cell>
          <table:table-cell office:value-type="float" office:value="0.234681992" calcext:value-type="float">
            <text:p>0.234681992</text:p>
          </table:table-cell>
          <table:table-cell office:value-type="float" office:value="0.011016079" calcext:value-type="float">
            <text:p>0.01101607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5064058" calcext:value-type="float">
            <text:p>0.235064058</text:p>
          </table:table-cell>
          <table:table-cell office:value-type="float" office:value="0.248388678" calcext:value-type="float">
            <text:p>0.248388678</text:p>
          </table:table-cell>
          <table:table-cell office:value-type="float" office:value="0.220978882" calcext:value-type="float">
            <text:p>0.220978882</text:p>
          </table:table-cell>
          <table:table-cell office:value-type="float" office:value="0.234810539" calcext:value-type="float">
            <text:p>0.234810539</text:p>
          </table:table-cell>
          <table:table-cell office:value-type="float" office:value="0.235064058" calcext:value-type="float">
            <text:p>0.235064058</text:p>
          </table:table-cell>
          <table:table-cell office:value-type="float" office:value="0.234810539" calcext:value-type="float">
            <text:p>0.234810539</text:p>
          </table:table-cell>
          <table:table-cell office:value-type="float" office:value="0.011191438" calcext:value-type="float">
            <text:p>0.01119143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5146908" calcext:value-type="float">
            <text:p>0.235146908</text:p>
          </table:table-cell>
          <table:table-cell office:value-type="float" office:value="0.248945981" calcext:value-type="float">
            <text:p>0.248945981</text:p>
          </table:table-cell>
          <table:table-cell office:value-type="float" office:value="0.220337536" calcext:value-type="float">
            <text:p>0.220337536</text:p>
          </table:table-cell>
          <table:table-cell office:value-type="float" office:value="0.234810142" calcext:value-type="float">
            <text:p>0.234810142</text:p>
          </table:table-cell>
          <table:table-cell office:value-type="float" office:value="0.235146908" calcext:value-type="float">
            <text:p>0.235146908</text:p>
          </table:table-cell>
          <table:table-cell office:value-type="float" office:value="0.234810142" calcext:value-type="float">
            <text:p>0.234810142</text:p>
          </table:table-cell>
          <table:table-cell office:value-type="float" office:value="0.011681776" calcext:value-type="float">
            <text:p>0.01168177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660305" calcext:value-type="float">
            <text:p>0.23660305</text:p>
          </table:table-cell>
          <table:table-cell office:value-type="float" office:value="0.248567492" calcext:value-type="float">
            <text:p>0.248567492</text:p>
          </table:table-cell>
          <table:table-cell office:value-type="float" office:value="0.220102098" calcext:value-type="float">
            <text:p>0.220102098</text:p>
          </table:table-cell>
          <table:table-cell office:value-type="float" office:value="0.23509088" calcext:value-type="float">
            <text:p>0.23509088</text:p>
          </table:table-cell>
          <table:table-cell office:value-type="float" office:value="0.23660305" calcext:value-type="float">
            <text:p>0.23660305</text:p>
          </table:table-cell>
          <table:table-cell office:value-type="float" office:value="0.23509088" calcext:value-type="float">
            <text:p>0.23509088</text:p>
          </table:table-cell>
          <table:table-cell office:value-type="float" office:value="0.011670037" calcext:value-type="float">
            <text:p>0.01167003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7298636" calcext:value-type="float">
            <text:p>0.237298636</text:p>
          </table:table-cell>
          <table:table-cell office:value-type="float" office:value="0.24837318" calcext:value-type="float">
            <text:p>0.24837318</text:p>
          </table:table-cell>
          <table:table-cell office:value-type="float" office:value="0.220049646" calcext:value-type="float">
            <text:p>0.220049646</text:p>
          </table:table-cell>
          <table:table-cell office:value-type="float" office:value="0.235240487" calcext:value-type="float">
            <text:p>0.235240487</text:p>
          </table:table-cell>
          <table:table-cell office:value-type="float" office:value="0.237298636" calcext:value-type="float">
            <text:p>0.237298636</text:p>
          </table:table-cell>
          <table:table-cell office:value-type="float" office:value="0.235240487" calcext:value-type="float">
            <text:p>0.235240487</text:p>
          </table:table-cell>
          <table:table-cell office:value-type="float" office:value="0.011654259" calcext:value-type="float">
            <text:p>0.01165425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8776831" calcext:value-type="float">
            <text:p>0.238776831</text:p>
          </table:table-cell>
          <table:table-cell office:value-type="float" office:value="0.247800976" calcext:value-type="float">
            <text:p>0.247800976</text:p>
          </table:table-cell>
          <table:table-cell office:value-type="float" office:value="0.220032957" calcext:value-type="float">
            <text:p>0.220032957</text:p>
          </table:table-cell>
          <table:table-cell office:value-type="float" office:value="0.235536921" calcext:value-type="float">
            <text:p>0.235536921</text:p>
          </table:table-cell>
          <table:table-cell office:value-type="float" office:value="0.238776831" calcext:value-type="float">
            <text:p>0.238776831</text:p>
          </table:table-cell>
          <table:table-cell office:value-type="float" office:value="0.235536921" calcext:value-type="float">
            <text:p>0.235536921</text:p>
          </table:table-cell>
          <table:table-cell office:value-type="float" office:value="0.011565422" calcext:value-type="float">
            <text:p>0.01156542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9241748" calcext:value-type="float">
            <text:p>0.239241748</text:p>
          </table:table-cell>
          <table:table-cell office:value-type="float" office:value="0.247463017" calcext:value-type="float">
            <text:p>0.247463017</text:p>
          </table:table-cell>
          <table:table-cell office:value-type="float" office:value="0.220692184" calcext:value-type="float">
            <text:p>0.220692184</text:p>
          </table:table-cell>
          <table:table-cell office:value-type="float" office:value="0.235798983" calcext:value-type="float">
            <text:p>0.235798983</text:p>
          </table:table-cell>
          <table:table-cell office:value-type="float" office:value="0.239241748" calcext:value-type="float">
            <text:p>0.239241748</text:p>
          </table:table-cell>
          <table:table-cell office:value-type="float" office:value="0.235798983" calcext:value-type="float">
            <text:p>0.235798983</text:p>
          </table:table-cell>
          <table:table-cell office:value-type="float" office:value="0.011196989" calcext:value-type="float">
            <text:p>0.01119698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9270358" calcext:value-type="float">
            <text:p>0.239270358</text:p>
          </table:table-cell>
          <table:table-cell office:value-type="float" office:value="0.246803194" calcext:value-type="float">
            <text:p>0.246803194</text:p>
          </table:table-cell>
          <table:table-cell office:value-type="float" office:value="0.221421149" calcext:value-type="float">
            <text:p>0.221421149</text:p>
          </table:table-cell>
          <table:table-cell office:value-type="float" office:value="0.235831567" calcext:value-type="float">
            <text:p>0.235831567</text:p>
          </table:table-cell>
          <table:table-cell office:value-type="float" office:value="0.239270358" calcext:value-type="float">
            <text:p>0.239270358</text:p>
          </table:table-cell>
          <table:table-cell office:value-type="float" office:value="0.235831567" calcext:value-type="float">
            <text:p>0.235831567</text:p>
          </table:table-cell>
          <table:table-cell office:value-type="float" office:value="0.010643653" calcext:value-type="float">
            <text:p>0.01064365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865941" calcext:value-type="float">
            <text:p>0.23865941</text:p>
          </table:table-cell>
          <table:table-cell office:value-type="float" office:value="0.246833592" calcext:value-type="float">
            <text:p>0.246833592</text:p>
          </table:table-cell>
          <table:table-cell office:value-type="float" office:value="0.221890238" calcext:value-type="float">
            <text:p>0.221890238</text:p>
          </table:table-cell>
          <table:table-cell office:value-type="float" office:value="0.235794413" calcext:value-type="float">
            <text:p>0.235794413</text:p>
          </table:table-cell>
          <table:table-cell office:value-type="float" office:value="0.23865941" calcext:value-type="float">
            <text:p>0.23865941</text:p>
          </table:table-cell>
          <table:table-cell office:value-type="float" office:value="0.235794413" calcext:value-type="float">
            <text:p>0.235794413</text:p>
          </table:table-cell>
          <table:table-cell office:value-type="float" office:value="0.010382642" calcext:value-type="float">
            <text:p>0.01038264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8221912" calcext:value-type="float">
            <text:p>0.238221912</text:p>
          </table:table-cell>
          <table:table-cell office:value-type="float" office:value="0.246600538" calcext:value-type="float">
            <text:p>0.246600538</text:p>
          </table:table-cell>
          <table:table-cell office:value-type="float" office:value="0.222612646" calcext:value-type="float">
            <text:p>0.222612646</text:p>
          </table:table-cell>
          <table:table-cell office:value-type="float" office:value="0.235811699" calcext:value-type="float">
            <text:p>0.235811699</text:p>
          </table:table-cell>
          <table:table-cell office:value-type="float" office:value="0.238221912" calcext:value-type="float">
            <text:p>0.238221912</text:p>
          </table:table-cell>
          <table:table-cell office:value-type="float" office:value="0.235811699" calcext:value-type="float">
            <text:p>0.235811699</text:p>
          </table:table-cell>
          <table:table-cell office:value-type="float" office:value="0.009940208" calcext:value-type="float">
            <text:p>0.00994020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7052469" calcext:value-type="float">
            <text:p>0.237052469</text:p>
          </table:table-cell>
          <table:table-cell office:value-type="float" office:value="0.246353179" calcext:value-type="float">
            <text:p>0.246353179</text:p>
          </table:table-cell>
          <table:table-cell office:value-type="float" office:value="0.223810699" calcext:value-type="float">
            <text:p>0.223810699</text:p>
          </table:table-cell>
          <table:table-cell office:value-type="float" office:value="0.235738782" calcext:value-type="float">
            <text:p>0.235738782</text:p>
          </table:table-cell>
          <table:table-cell office:value-type="float" office:value="0.237052469" calcext:value-type="float">
            <text:p>0.237052469</text:p>
          </table:table-cell>
          <table:table-cell office:value-type="float" office:value="0.235738782" calcext:value-type="float">
            <text:p>0.235738782</text:p>
          </table:table-cell>
          <table:table-cell office:value-type="float" office:value="0.009249691" calcext:value-type="float">
            <text:p>0.00924969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5842494" calcext:value-type="float">
            <text:p>0.235842494</text:p>
          </table:table-cell>
          <table:table-cell office:value-type="float" office:value="0.246042639" calcext:value-type="float">
            <text:p>0.246042639</text:p>
          </table:table-cell>
          <table:table-cell office:value-type="float" office:value="0.224922922" calcext:value-type="float">
            <text:p>0.224922922</text:p>
          </table:table-cell>
          <table:table-cell office:value-type="float" office:value="0.235602685" calcext:value-type="float">
            <text:p>0.235602685</text:p>
          </table:table-cell>
          <table:table-cell office:value-type="float" office:value="0.235842494" calcext:value-type="float">
            <text:p>0.235842494</text:p>
          </table:table-cell>
          <table:table-cell office:value-type="float" office:value="0.235602685" calcext:value-type="float">
            <text:p>0.235602685</text:p>
          </table:table-cell>
          <table:table-cell office:value-type="float" office:value="0.008623755" calcext:value-type="float">
            <text:p>0.00862375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4622983" calcext:value-type="float">
            <text:p>0.234622983</text:p>
          </table:table-cell>
          <table:table-cell office:value-type="float" office:value="0.246412187" calcext:value-type="float">
            <text:p>0.246412187</text:p>
          </table:table-cell>
          <table:table-cell office:value-type="float" office:value="0.225244787" calcext:value-type="float">
            <text:p>0.225244787</text:p>
          </table:table-cell>
          <table:table-cell office:value-type="float" office:value="0.235426653" calcext:value-type="float">
            <text:p>0.235426653</text:p>
          </table:table-cell>
          <table:table-cell office:value-type="float" office:value="0.234622983" calcext:value-type="float">
            <text:p>0.234622983</text:p>
          </table:table-cell>
          <table:table-cell office:value-type="float" office:value="0.235426653" calcext:value-type="float">
            <text:p>0.235426653</text:p>
          </table:table-cell>
          <table:table-cell office:value-type="float" office:value="0.00866022" calcext:value-type="float">
            <text:p>0.0086602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4034089" calcext:value-type="float">
            <text:p>0.234034089</text:p>
          </table:table-cell>
          <table:table-cell office:value-type="float" office:value="0.246050387" calcext:value-type="float">
            <text:p>0.246050387</text:p>
          </table:table-cell>
          <table:table-cell office:value-type="float" office:value="0.225644139" calcext:value-type="float">
            <text:p>0.225644139</text:p>
          </table:table-cell>
          <table:table-cell office:value-type="float" office:value="0.235242872" calcext:value-type="float">
            <text:p>0.235242872</text:p>
          </table:table-cell>
          <table:table-cell office:value-type="float" office:value="0.234034089" calcext:value-type="float">
            <text:p>0.234034089</text:p>
          </table:table-cell>
          <table:table-cell office:value-type="float" office:value="0.235242872" calcext:value-type="float">
            <text:p>0.235242872</text:p>
          </table:table-cell>
          <table:table-cell office:value-type="float" office:value="0.008374549" calcext:value-type="float">
            <text:p>0.00837454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6532716" calcext:value-type="float">
            <text:p>0.236532716</text:p>
          </table:table-cell>
          <table:table-cell office:value-type="float" office:value="0.249092609" calcext:value-type="float">
            <text:p>0.249092609</text:p>
          </table:table-cell>
          <table:table-cell office:value-type="float" office:value="0.22004607" calcext:value-type="float">
            <text:p>0.22004607</text:p>
          </table:table-cell>
          <table:table-cell office:value-type="float" office:value="0.235223798" calcext:value-type="float">
            <text:p>0.235223798</text:p>
          </table:table-cell>
          <table:table-cell office:value-type="float" office:value="0.236532716" calcext:value-type="float">
            <text:p>0.236532716</text:p>
          </table:table-cell>
          <table:table-cell office:value-type="float" office:value="0.235223798" calcext:value-type="float">
            <text:p>0.235223798</text:p>
          </table:table-cell>
          <table:table-cell office:value-type="float" office:value="0.011894265" calcext:value-type="float">
            <text:p>0.01189426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865345" calcext:value-type="float">
            <text:p>0.23865345</text:p>
          </table:table-cell>
          <table:table-cell office:value-type="float" office:value="0.248739749" calcext:value-type="float">
            <text:p>0.248739749</text:p>
          </table:table-cell>
          <table:table-cell office:value-type="float" office:value="0.220161107" calcext:value-type="float">
            <text:p>0.220161107</text:p>
          </table:table-cell>
          <table:table-cell office:value-type="float" office:value="0.235851435" calcext:value-type="float">
            <text:p>0.235851435</text:p>
          </table:table-cell>
          <table:table-cell office:value-type="float" office:value="0.23865345" calcext:value-type="float">
            <text:p>0.23865345</text:p>
          </table:table-cell>
          <table:table-cell office:value-type="float" office:value="0.235851435" calcext:value-type="float">
            <text:p>0.235851435</text:p>
          </table:table-cell>
          <table:table-cell office:value-type="float" office:value="0.011834221" calcext:value-type="float">
            <text:p>0.01183422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8389401" calcext:value-type="float">
            <text:p>0.238389401</text:p>
          </table:table-cell>
          <table:table-cell office:value-type="float" office:value="0.24865511" calcext:value-type="float">
            <text:p>0.24865511</text:p>
          </table:table-cell>
          <table:table-cell office:value-type="float" office:value="0.220586088" calcext:value-type="float">
            <text:p>0.220586088</text:p>
          </table:table-cell>
          <table:table-cell office:value-type="float" office:value="0.235876866" calcext:value-type="float">
            <text:p>0.235876866</text:p>
          </table:table-cell>
          <table:table-cell office:value-type="float" office:value="0.238389401" calcext:value-type="float">
            <text:p>0.238389401</text:p>
          </table:table-cell>
          <table:table-cell office:value-type="float" office:value="0.235876866" calcext:value-type="float">
            <text:p>0.235876866</text:p>
          </table:table-cell>
          <table:table-cell office:value-type="float" office:value="0.011596038" calcext:value-type="float">
            <text:p>0.0115960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9585667" calcext:value-type="float">
            <text:p>0.239585667</text:p>
          </table:table-cell>
          <table:table-cell office:value-type="float" office:value="0.248230725" calcext:value-type="float">
            <text:p>0.248230725</text:p>
          </table:table-cell>
          <table:table-cell office:value-type="float" office:value="0.22091749" calcext:value-type="float">
            <text:p>0.22091749</text:p>
          </table:table-cell>
          <table:table-cell office:value-type="float" office:value="0.236244627" calcext:value-type="float">
            <text:p>0.236244627</text:p>
          </table:table-cell>
          <table:table-cell office:value-type="float" office:value="0.239585667" calcext:value-type="float">
            <text:p>0.239585667</text:p>
          </table:table-cell>
          <table:table-cell office:value-type="float" office:value="0.236244627" calcext:value-type="float">
            <text:p>0.236244627</text:p>
          </table:table-cell>
          <table:table-cell office:value-type="float" office:value="0.011398103" calcext:value-type="float">
            <text:p>0.01139810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6052899" calcext:value-type="float">
            <text:p>0.236052899</text:p>
          </table:table-cell>
          <table:table-cell office:value-type="float" office:value="0.246446162" calcext:value-type="float">
            <text:p>0.246446162</text:p>
          </table:table-cell>
          <table:table-cell office:value-type="float" office:value="0.225036171" calcext:value-type="float">
            <text:p>0.225036171</text:p>
          </table:table-cell>
          <table:table-cell office:value-type="float" office:value="0.235845077" calcext:value-type="float">
            <text:p>0.235845077</text:p>
          </table:table-cell>
          <table:table-cell office:value-type="float" office:value="0.236052899" calcext:value-type="float">
            <text:p>0.236052899</text:p>
          </table:table-cell>
          <table:table-cell office:value-type="float" office:value="0.235845077" calcext:value-type="float">
            <text:p>0.235845077</text:p>
          </table:table-cell>
          <table:table-cell office:value-type="float" office:value="0.008741827" calcext:value-type="float">
            <text:p>0.00874182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4418539" calcext:value-type="float">
            <text:p>0.234418539</text:p>
          </table:table-cell>
          <table:table-cell office:value-type="float" office:value="0.246275097" calcext:value-type="float">
            <text:p>0.246275097</text:p>
          </table:table-cell>
          <table:table-cell office:value-type="float" office:value="0.225849775" calcext:value-type="float">
            <text:p>0.225849775</text:p>
          </table:table-cell>
          <table:table-cell office:value-type="float" office:value="0.23551447" calcext:value-type="float">
            <text:p>0.23551447</text:p>
          </table:table-cell>
          <table:table-cell office:value-type="float" office:value="0.234418539" calcext:value-type="float">
            <text:p>0.234418539</text:p>
          </table:table-cell>
          <table:table-cell office:value-type="float" office:value="0.23551447" calcext:value-type="float">
            <text:p>0.23551447</text:p>
          </table:table-cell>
          <table:table-cell office:value-type="float" office:value="0.008374535" calcext:value-type="float">
            <text:p>0.00837453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386362" calcext:value-type="float">
            <text:p>0.23386362</text:p>
          </table:table-cell>
          <table:table-cell office:value-type="float" office:value="0.245986014" calcext:value-type="float">
            <text:p>0.245986014</text:p>
          </table:table-cell>
          <table:table-cell office:value-type="float" office:value="0.226341513" calcext:value-type="float">
            <text:p>0.226341513</text:p>
          </table:table-cell>
          <table:table-cell office:value-type="float" office:value="0.235397049" calcext:value-type="float">
            <text:p>0.235397049</text:p>
          </table:table-cell>
          <table:table-cell office:value-type="float" office:value="0.23386362" calcext:value-type="float">
            <text:p>0.23386362</text:p>
          </table:table-cell>
          <table:table-cell office:value-type="float" office:value="0.235397049" calcext:value-type="float">
            <text:p>0.235397049</text:p>
          </table:table-cell>
          <table:table-cell office:value-type="float" office:value="0.008092802" calcext:value-type="float">
            <text:p>0.00809280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3371882" calcext:value-type="float">
            <text:p>0.233371882</text:p>
          </table:table-cell>
          <table:table-cell office:value-type="float" office:value="0.246486693" calcext:value-type="float">
            <text:p>0.246486693</text:p>
          </table:table-cell>
          <table:table-cell office:value-type="float" office:value="0.226339725" calcext:value-type="float">
            <text:p>0.226339725</text:p>
          </table:table-cell>
          <table:table-cell office:value-type="float" office:value="0.235399433" calcext:value-type="float">
            <text:p>0.235399433</text:p>
          </table:table-cell>
          <table:table-cell office:value-type="float" office:value="0.233371882" calcext:value-type="float">
            <text:p>0.233371882</text:p>
          </table:table-cell>
          <table:table-cell office:value-type="float" office:value="0.235399433" calcext:value-type="float">
            <text:p>0.235399433</text:p>
          </table:table-cell>
          <table:table-cell office:value-type="float" office:value="0.008348984" calcext:value-type="float">
            <text:p>0.00834898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5474138" calcext:value-type="float">
            <text:p>0.235474138</text:p>
          </table:table-cell>
          <table:table-cell office:value-type="float" office:value="0.248590737" calcext:value-type="float">
            <text:p>0.248590737</text:p>
          </table:table-cell>
          <table:table-cell office:value-type="float" office:value="0.22217932" calcext:value-type="float">
            <text:p>0.22217932</text:p>
          </table:table-cell>
          <table:table-cell office:value-type="float" office:value="0.235414732" calcext:value-type="float">
            <text:p>0.235414732</text:p>
          </table:table-cell>
          <table:table-cell office:value-type="float" office:value="0.235474138" calcext:value-type="float">
            <text:p>0.235474138</text:p>
          </table:table-cell>
          <table:table-cell office:value-type="float" office:value="0.235414732" calcext:value-type="float">
            <text:p>0.235414732</text:p>
          </table:table-cell>
          <table:table-cell office:value-type="float" office:value="0.010782498" calcext:value-type="float">
            <text:p>0.01078249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560944" calcext:value-type="float">
            <text:p>0.23560944</text:p>
          </table:table-cell>
          <table:table-cell office:value-type="float" office:value="0.249263674" calcext:value-type="float">
            <text:p>0.249263674</text:p>
          </table:table-cell>
          <table:table-cell office:value-type="float" office:value="0.221297767" calcext:value-type="float">
            <text:p>0.221297767</text:p>
          </table:table-cell>
          <table:table-cell office:value-type="float" office:value="0.235390294" calcext:value-type="float">
            <text:p>0.235390294</text:p>
          </table:table-cell>
          <table:table-cell office:value-type="float" office:value="0.23560944" calcext:value-type="float">
            <text:p>0.23560944</text:p>
          </table:table-cell>
          <table:table-cell office:value-type="float" office:value="0.235390294" calcext:value-type="float">
            <text:p>0.235390294</text:p>
          </table:table-cell>
          <table:table-cell office:value-type="float" office:value="0.011418085" calcext:value-type="float">
            <text:p>0.01141808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5480694" calcext:value-type="float">
            <text:p>0.235480694</text:p>
          </table:table-cell>
          <table:table-cell office:value-type="float" office:value="0.24938646" calcext:value-type="float">
            <text:p>0.24938646</text:p>
          </table:table-cell>
          <table:table-cell office:value-type="float" office:value="0.220928815" calcext:value-type="float">
            <text:p>0.220928815</text:p>
          </table:table-cell>
          <table:table-cell office:value-type="float" office:value="0.235265323" calcext:value-type="float">
            <text:p>0.235265323</text:p>
          </table:table-cell>
          <table:table-cell office:value-type="float" office:value="0.235480694" calcext:value-type="float">
            <text:p>0.235480694</text:p>
          </table:table-cell>
          <table:table-cell office:value-type="float" office:value="0.235265323" calcext:value-type="float">
            <text:p>0.235265323</text:p>
          </table:table-cell>
          <table:table-cell office:value-type="float" office:value="0.011618783" calcext:value-type="float">
            <text:p>0.01161878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6401586" calcext:value-type="float">
            <text:p>0.236401586</text:p>
          </table:table-cell>
          <table:table-cell office:value-type="float" office:value="0.249736339" calcext:value-type="float">
            <text:p>0.249736339</text:p>
          </table:table-cell>
          <table:table-cell office:value-type="float" office:value="0.220755365" calcext:value-type="float">
            <text:p>0.220755365</text:p>
          </table:table-cell>
          <table:table-cell office:value-type="float" office:value="0.235631097" calcext:value-type="float">
            <text:p>0.235631097</text:p>
          </table:table-cell>
          <table:table-cell office:value-type="float" office:value="0.236401586" calcext:value-type="float">
            <text:p>0.236401586</text:p>
          </table:table-cell>
          <table:table-cell office:value-type="float" office:value="0.235631097" calcext:value-type="float">
            <text:p>0.235631097</text:p>
          </table:table-cell>
          <table:table-cell office:value-type="float" office:value="0.01184397" calcext:value-type="float">
            <text:p>0.0118439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7220554" calcext:value-type="float">
            <text:p>0.237220554</text:p>
          </table:table-cell>
          <table:table-cell office:value-type="float" office:value="0.249529511" calcext:value-type="float">
            <text:p>0.249529511</text:p>
          </table:table-cell>
          <table:table-cell office:value-type="float" office:value="0.220558074" calcext:value-type="float">
            <text:p>0.220558074</text:p>
          </table:table-cell>
          <table:table-cell office:value-type="float" office:value="0.235769379" calcext:value-type="float">
            <text:p>0.235769379</text:p>
          </table:table-cell>
          <table:table-cell office:value-type="float" office:value="0.237220554" calcext:value-type="float">
            <text:p>0.237220554</text:p>
          </table:table-cell>
          <table:table-cell office:value-type="float" office:value="0.235769379" calcext:value-type="float">
            <text:p>0.235769379</text:p>
          </table:table-cell>
          <table:table-cell office:value-type="float" office:value="0.011871969" calcext:value-type="float">
            <text:p>0.01187196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8473444" calcext:value-type="float">
            <text:p>0.238473444</text:p>
          </table:table-cell>
          <table:table-cell office:value-type="float" office:value="0.249035388" calcext:value-type="float">
            <text:p>0.249035388</text:p>
          </table:table-cell>
          <table:table-cell office:value-type="float" office:value="0.220797088" calcext:value-type="float">
            <text:p>0.220797088</text:p>
          </table:table-cell>
          <table:table-cell office:value-type="float" office:value="0.236101973" calcext:value-type="float">
            <text:p>0.236101973</text:p>
          </table:table-cell>
          <table:table-cell office:value-type="float" office:value="0.238473444" calcext:value-type="float">
            <text:p>0.238473444</text:p>
          </table:table-cell>
          <table:table-cell office:value-type="float" office:value="0.236101973" calcext:value-type="float">
            <text:p>0.236101973</text:p>
          </table:table-cell>
          <table:table-cell office:value-type="float" office:value="0.011649558" calcext:value-type="float">
            <text:p>0.01164955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657788" calcext:value-type="float">
            <text:p>0.239657788</text:p>
          </table:table-cell>
          <table:table-cell office:value-type="float" office:value="0.248454839" calcext:value-type="float">
            <text:p>0.248454839</text:p>
          </table:table-cell>
          <table:table-cell office:value-type="float" office:value="0.220956829" calcext:value-type="float">
            <text:p>0.220956829</text:p>
          </table:table-cell>
          <table:table-cell office:value-type="float" office:value="0.236356485" calcext:value-type="float">
            <text:p>0.236356485</text:p>
          </table:table-cell>
          <table:table-cell office:value-type="float" office:value="0.239657788" calcext:value-type="float">
            <text:p>0.239657788</text:p>
          </table:table-cell>
          <table:table-cell office:value-type="float" office:value="0.236356485" calcext:value-type="float">
            <text:p>0.236356485</text:p>
          </table:table-cell>
          <table:table-cell office:value-type="float" office:value="0.011466156" calcext:value-type="float">
            <text:p>0.01146615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9864616" calcext:value-type="float">
            <text:p>0.239864616</text:p>
          </table:table-cell>
          <table:table-cell office:value-type="float" office:value="0.247907072" calcext:value-type="float">
            <text:p>0.247907072</text:p>
          </table:table-cell>
          <table:table-cell office:value-type="float" office:value="0.221602943" calcext:value-type="float">
            <text:p>0.221602943</text:p>
          </table:table-cell>
          <table:table-cell office:value-type="float" office:value="0.236458211" calcext:value-type="float">
            <text:p>0.236458211</text:p>
          </table:table-cell>
          <table:table-cell office:value-type="float" office:value="0.239864616" calcext:value-type="float">
            <text:p>0.239864616</text:p>
          </table:table-cell>
          <table:table-cell office:value-type="float" office:value="0.236458211" calcext:value-type="float">
            <text:p>0.236458211</text:p>
          </table:table-cell>
          <table:table-cell office:value-type="float" office:value="0.011005438" calcext:value-type="float">
            <text:p>0.01100543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526062" calcext:value-type="float">
            <text:p>0.239526062</text:p>
          </table:table-cell>
          <table:table-cell office:value-type="float" office:value="0.247585803" calcext:value-type="float">
            <text:p>0.247585803</text:p>
          </table:table-cell>
          <table:table-cell office:value-type="float" office:value="0.222352174" calcext:value-type="float">
            <text:p>0.222352174</text:p>
          </table:table-cell>
          <table:table-cell office:value-type="float" office:value="0.236488013" calcext:value-type="float">
            <text:p>0.236488013</text:p>
          </table:table-cell>
          <table:table-cell office:value-type="float" office:value="0.239526062" calcext:value-type="float">
            <text:p>0.239526062</text:p>
          </table:table-cell>
          <table:table-cell office:value-type="float" office:value="0.236488013" calcext:value-type="float">
            <text:p>0.236488013</text:p>
          </table:table-cell>
          <table:table-cell office:value-type="float" office:value="0.010523191" calcext:value-type="float">
            <text:p>0.01052319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9042668" calcext:value-type="float">
            <text:p>0.239042668</text:p>
          </table:table-cell>
          <table:table-cell office:value-type="float" office:value="0.247100025" calcext:value-type="float">
            <text:p>0.247100025</text:p>
          </table:table-cell>
          <table:table-cell office:value-type="float" office:value="0.223267701" calcext:value-type="float">
            <text:p>0.223267701</text:p>
          </table:table-cell>
          <table:table-cell office:value-type="float" office:value="0.236470131" calcext:value-type="float">
            <text:p>0.236470131</text:p>
          </table:table-cell>
          <table:table-cell office:value-type="float" office:value="0.239042668" calcext:value-type="float">
            <text:p>0.239042668</text:p>
          </table:table-cell>
          <table:table-cell office:value-type="float" office:value="0.236470131" calcext:value-type="float">
            <text:p>0.236470131</text:p>
          </table:table-cell>
          <table:table-cell office:value-type="float" office:value="0.009898093" calcext:value-type="float">
            <text:p>0.00989809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7770705" calcext:value-type="float">
            <text:p>0.237770705</text:p>
          </table:table-cell>
          <table:table-cell office:value-type="float" office:value="0.246935516" calcext:value-type="float">
            <text:p>0.246935516</text:p>
          </table:table-cell>
          <table:table-cell office:value-type="float" office:value="0.224252966" calcext:value-type="float">
            <text:p>0.224252966</text:p>
          </table:table-cell>
          <table:table-cell office:value-type="float" office:value="0.236319729" calcext:value-type="float">
            <text:p>0.236319729</text:p>
          </table:table-cell>
          <table:table-cell office:value-type="float" office:value="0.237770705" calcext:value-type="float">
            <text:p>0.237770705</text:p>
          </table:table-cell>
          <table:table-cell office:value-type="float" office:value="0.236319729" calcext:value-type="float">
            <text:p>0.236319729</text:p>
          </table:table-cell>
          <table:table-cell office:value-type="float" office:value="0.009316778" calcext:value-type="float">
            <text:p>0.00931677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6243038" calcext:value-type="float">
            <text:p>0.236243038</text:p>
          </table:table-cell>
          <table:table-cell office:value-type="float" office:value="0.246809154" calcext:value-type="float">
            <text:p>0.246809154</text:p>
          </table:table-cell>
          <table:table-cell office:value-type="float" office:value="0.225439099" calcext:value-type="float">
            <text:p>0.225439099</text:p>
          </table:table-cell>
          <table:table-cell office:value-type="float" office:value="0.236163764" calcext:value-type="float">
            <text:p>0.236163764</text:p>
          </table:table-cell>
          <table:table-cell office:value-type="float" office:value="0.236243038" calcext:value-type="float">
            <text:p>0.236243038</text:p>
          </table:table-cell>
          <table:table-cell office:value-type="float" office:value="0.236163764" calcext:value-type="float">
            <text:p>0.236163764</text:p>
          </table:table-cell>
          <table:table-cell office:value-type="float" office:value="0.008724469" calcext:value-type="float">
            <text:p>0.00872446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5615401" calcext:value-type="float">
            <text:p>0.235615401</text:p>
          </table:table-cell>
          <table:table-cell office:value-type="float" office:value="0.246738821" calcext:value-type="float">
            <text:p>0.246738821</text:p>
          </table:table-cell>
          <table:table-cell office:value-type="float" office:value="0.226489929" calcext:value-type="float">
            <text:p>0.226489929</text:p>
          </table:table-cell>
          <table:table-cell office:value-type="float" office:value="0.236281383" calcext:value-type="float">
            <text:p>0.236281383</text:p>
          </table:table-cell>
          <table:table-cell office:value-type="float" office:value="0.235615401" calcext:value-type="float">
            <text:p>0.235615401</text:p>
          </table:table-cell>
          <table:table-cell office:value-type="float" office:value="0.236281383" calcext:value-type="float">
            <text:p>0.236281383</text:p>
          </table:table-cell>
          <table:table-cell office:value-type="float" office:value="0.008279978" calcext:value-type="float">
            <text:p>0.00827997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4192042" calcext:value-type="float">
            <text:p>0.234192042</text:p>
          </table:table-cell>
          <table:table-cell office:value-type="float" office:value="0.246356159" calcext:value-type="float">
            <text:p>0.246356159</text:p>
          </table:table-cell>
          <table:table-cell office:value-type="float" office:value="0.226901201" calcext:value-type="float">
            <text:p>0.226901201</text:p>
          </table:table-cell>
          <table:table-cell office:value-type="float" office:value="0.235816467" calcext:value-type="float">
            <text:p>0.235816467</text:p>
          </table:table-cell>
          <table:table-cell office:value-type="float" office:value="0.234192042" calcext:value-type="float">
            <text:p>0.234192042</text:p>
          </table:table-cell>
          <table:table-cell office:value-type="float" office:value="0.235816467" calcext:value-type="float">
            <text:p>0.235816467</text:p>
          </table:table-cell>
          <table:table-cell office:value-type="float" office:value="0.008025082" calcext:value-type="float">
            <text:p>0.00802508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3964948" calcext:value-type="float">
            <text:p>0.233964948</text:p>
          </table:table-cell>
          <table:table-cell office:value-type="float" office:value="0.246924787" calcext:value-type="float">
            <text:p>0.246924787</text:p>
          </table:table-cell>
          <table:table-cell office:value-type="float" office:value="0.226749805" calcext:value-type="float">
            <text:p>0.226749805</text:p>
          </table:table-cell>
          <table:table-cell office:value-type="float" office:value="0.235879847" calcext:value-type="float">
            <text:p>0.235879847</text:p>
          </table:table-cell>
          <table:table-cell office:value-type="float" office:value="0.233964948" calcext:value-type="float">
            <text:p>0.233964948</text:p>
          </table:table-cell>
          <table:table-cell office:value-type="float" office:value="0.235879847" calcext:value-type="float">
            <text:p>0.235879847</text:p>
          </table:table-cell>
          <table:table-cell office:value-type="float" office:value="0.00834696" calcext:value-type="float">
            <text:p>0.0083469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5509901" calcext:value-type="float">
            <text:p>0.235509901</text:p>
          </table:table-cell>
          <table:table-cell office:value-type="float" office:value="0.247676998" calcext:value-type="float">
            <text:p>0.247676998</text:p>
          </table:table-cell>
          <table:table-cell office:value-type="float" office:value="0.223965075" calcext:value-type="float">
            <text:p>0.223965075</text:p>
          </table:table-cell>
          <table:table-cell office:value-type="float" office:value="0.235717325" calcext:value-type="float">
            <text:p>0.235717325</text:p>
          </table:table-cell>
          <table:table-cell office:value-type="float" office:value="0.235509901" calcext:value-type="float">
            <text:p>0.235509901</text:p>
          </table:table-cell>
          <table:table-cell office:value-type="float" office:value="0.235717325" calcext:value-type="float">
            <text:p>0.235717325</text:p>
          </table:table-cell>
          <table:table-cell office:value-type="float" office:value="0.009681463" calcext:value-type="float">
            <text:p>0.00968146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6086277" calcext:value-type="float">
            <text:p>0.236086277</text:p>
          </table:table-cell>
          <table:table-cell office:value-type="float" office:value="0.24972561" calcext:value-type="float">
            <text:p>0.24972561</text:p>
          </table:table-cell>
          <table:table-cell office:value-type="float" office:value="0.221555259" calcext:value-type="float">
            <text:p>0.221555259</text:p>
          </table:table-cell>
          <table:table-cell office:value-type="float" office:value="0.235789049" calcext:value-type="float">
            <text:p>0.235789049</text:p>
          </table:table-cell>
          <table:table-cell office:value-type="float" office:value="0.236086277" calcext:value-type="float">
            <text:p>0.236086277</text:p>
          </table:table-cell>
          <table:table-cell office:value-type="float" office:value="0.235789049" calcext:value-type="float">
            <text:p>0.235789049</text:p>
          </table:table-cell>
          <table:table-cell office:value-type="float" office:value="0.011502418" calcext:value-type="float">
            <text:p>0.01150241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6694841" calcext:value-type="float">
            <text:p>0.236694841</text:p>
          </table:table-cell>
          <table:table-cell office:value-type="float" office:value="0.249710113" calcext:value-type="float">
            <text:p>0.249710113</text:p>
          </table:table-cell>
          <table:table-cell office:value-type="float" office:value="0.221119549" calcext:value-type="float">
            <text:p>0.221119549</text:p>
          </table:table-cell>
          <table:table-cell office:value-type="float" office:value="0.235841501" calcext:value-type="float">
            <text:p>0.235841501</text:p>
          </table:table-cell>
          <table:table-cell office:value-type="float" office:value="0.236694841" calcext:value-type="float">
            <text:p>0.236694841</text:p>
          </table:table-cell>
          <table:table-cell office:value-type="float" office:value="0.235841501" calcext:value-type="float">
            <text:p>0.235841501</text:p>
          </table:table-cell>
          <table:table-cell office:value-type="float" office:value="0.011687635" calcext:value-type="float">
            <text:p>0.01168763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7215786" calcext:value-type="float">
            <text:p>0.237215786</text:p>
          </table:table-cell>
          <table:table-cell office:value-type="float" office:value="0.24998489" calcext:value-type="float">
            <text:p>0.24998489</text:p>
          </table:table-cell>
          <table:table-cell office:value-type="float" office:value="0.220893648" calcext:value-type="float">
            <text:p>0.220893648</text:p>
          </table:table-cell>
          <table:table-cell office:value-type="float" office:value="0.236031441" calcext:value-type="float">
            <text:p>0.236031441</text:p>
          </table:table-cell>
          <table:table-cell office:value-type="float" office:value="0.237215786" calcext:value-type="float">
            <text:p>0.237215786</text:p>
          </table:table-cell>
          <table:table-cell office:value-type="float" office:value="0.236031441" calcext:value-type="float">
            <text:p>0.236031441</text:p>
          </table:table-cell>
          <table:table-cell office:value-type="float" office:value="0.01190594" calcext:value-type="float">
            <text:p>0.0119059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8065152" calcext:value-type="float">
            <text:p>0.238065152</text:p>
          </table:table-cell>
          <table:table-cell office:value-type="float" office:value="0.249793559" calcext:value-type="float">
            <text:p>0.249793559</text:p>
          </table:table-cell>
          <table:table-cell office:value-type="float" office:value="0.22115114" calcext:value-type="float">
            <text:p>0.22115114</text:p>
          </table:table-cell>
          <table:table-cell office:value-type="float" office:value="0.236336617" calcext:value-type="float">
            <text:p>0.236336617</text:p>
          </table:table-cell>
          <table:table-cell office:value-type="float" office:value="0.238065152" calcext:value-type="float">
            <text:p>0.238065152</text:p>
          </table:table-cell>
          <table:table-cell office:value-type="float" office:value="0.236336617" calcext:value-type="float">
            <text:p>0.236336617</text:p>
          </table:table-cell>
          <table:table-cell office:value-type="float" office:value="0.011756925" calcext:value-type="float">
            <text:p>0.01175692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218502" calcext:value-type="float">
            <text:p>0.239218502</text:p>
          </table:table-cell>
          <table:table-cell office:value-type="float" office:value="0.249178439" calcext:value-type="float">
            <text:p>0.249178439</text:p>
          </table:table-cell>
          <table:table-cell office:value-type="float" office:value="0.221623805" calcext:value-type="float">
            <text:p>0.221623805</text:p>
          </table:table-cell>
          <table:table-cell office:value-type="float" office:value="0.236673582" calcext:value-type="float">
            <text:p>0.236673582</text:p>
          </table:table-cell>
          <table:table-cell office:value-type="float" office:value="0.239218502" calcext:value-type="float">
            <text:p>0.239218502</text:p>
          </table:table-cell>
          <table:table-cell office:value-type="float" office:value="0.236673582" calcext:value-type="float">
            <text:p>0.236673582</text:p>
          </table:table-cell>
          <table:table-cell office:value-type="float" office:value="0.011392159" calcext:value-type="float">
            <text:p>0.01139215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35750107" calcext:value-type="float">
            <text:p>0.235750107</text:p>
          </table:table-cell>
          <table:table-cell office:value-type="float" office:value="0.24682644" calcext:value-type="float">
            <text:p>0.24682644</text:p>
          </table:table-cell>
          <table:table-cell office:value-type="float" office:value="0.225781229" calcext:value-type="float">
            <text:p>0.225781229</text:p>
          </table:table-cell>
          <table:table-cell office:value-type="float" office:value="0.236119259" calcext:value-type="float">
            <text:p>0.236119259</text:p>
          </table:table-cell>
          <table:table-cell office:value-type="float" office:value="0.235750107" calcext:value-type="float">
            <text:p>0.235750107</text:p>
          </table:table-cell>
          <table:table-cell office:value-type="float" office:value="0.236119259" calcext:value-type="float">
            <text:p>0.236119259</text:p>
          </table:table-cell>
          <table:table-cell office:value-type="float" office:value="0.008595636" calcext:value-type="float">
            <text:p>0.00859563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4985976" calcext:value-type="float">
            <text:p>0.234985976</text:p>
          </table:table-cell>
          <table:table-cell office:value-type="float" office:value="0.246933728" calcext:value-type="float">
            <text:p>0.246933728</text:p>
          </table:table-cell>
          <table:table-cell office:value-type="float" office:value="0.226549533" calcext:value-type="float">
            <text:p>0.226549533</text:p>
          </table:table-cell>
          <table:table-cell office:value-type="float" office:value="0.236156412" calcext:value-type="float">
            <text:p>0.236156412</text:p>
          </table:table-cell>
          <table:table-cell office:value-type="float" office:value="0.234985976" calcext:value-type="float">
            <text:p>0.234985976</text:p>
          </table:table-cell>
          <table:table-cell office:value-type="float" office:value="0.236156412" calcext:value-type="float">
            <text:p>0.236156412</text:p>
          </table:table-cell>
          <table:table-cell office:value-type="float" office:value="0.008362866" calcext:value-type="float">
            <text:p>0.00836286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4452514" calcext:value-type="float">
            <text:p>0.234452514</text:p>
          </table:table-cell>
          <table:table-cell office:value-type="float" office:value="0.247250825" calcext:value-type="float">
            <text:p>0.247250825</text:p>
          </table:table-cell>
          <table:table-cell office:value-type="float" office:value="0.227000144" calcext:value-type="float">
            <text:p>0.227000144</text:p>
          </table:table-cell>
          <table:table-cell office:value-type="float" office:value="0.236234494" calcext:value-type="float">
            <text:p>0.236234494</text:p>
          </table:table-cell>
          <table:table-cell office:value-type="float" office:value="0.234452514" calcext:value-type="float">
            <text:p>0.234452514</text:p>
          </table:table-cell>
          <table:table-cell office:value-type="float" office:value="0.236234494" calcext:value-type="float">
            <text:p>0.236234494</text:p>
          </table:table-cell>
          <table:table-cell office:value-type="float" office:value="0.008362779" calcext:value-type="float">
            <text:p>0.00836277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3435059" calcext:value-type="float">
            <text:p>0.23435059</text:p>
          </table:table-cell>
          <table:table-cell office:value-type="float" office:value="0.24708274" calcext:value-type="float">
            <text:p>0.24708274</text:p>
          </table:table-cell>
          <table:table-cell office:value-type="float" office:value="0.22648218" calcext:value-type="float">
            <text:p>0.22648218</text:p>
          </table:table-cell>
          <table:table-cell office:value-type="float" office:value="0.235971837" calcext:value-type="float">
            <text:p>0.235971837</text:p>
          </table:table-cell>
          <table:table-cell office:value-type="float" office:value="0.23435059" calcext:value-type="float">
            <text:p>0.23435059</text:p>
          </table:table-cell>
          <table:table-cell office:value-type="float" office:value="0.235971837" calcext:value-type="float">
            <text:p>0.235971837</text:p>
          </table:table-cell>
          <table:table-cell office:value-type="float" office:value="0.008487917" calcext:value-type="float">
            <text:p>0.00848791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4975247" calcext:value-type="float">
            <text:p>0.234975247</text:p>
          </table:table-cell>
          <table:table-cell office:value-type="float" office:value="0.247483283" calcext:value-type="float">
            <text:p>0.247483283</text:p>
          </table:table-cell>
          <table:table-cell office:value-type="float" office:value="0.225666788" calcext:value-type="float">
            <text:p>0.225666788</text:p>
          </table:table-cell>
          <table:table-cell office:value-type="float" office:value="0.236041773" calcext:value-type="float">
            <text:p>0.236041773</text:p>
          </table:table-cell>
          <table:table-cell office:value-type="float" office:value="0.234975247" calcext:value-type="float">
            <text:p>0.234975247</text:p>
          </table:table-cell>
          <table:table-cell office:value-type="float" office:value="0.236041773" calcext:value-type="float">
            <text:p>0.236041773</text:p>
          </table:table-cell>
          <table:table-cell office:value-type="float" office:value="0.008938418" calcext:value-type="float">
            <text:p>0.00893841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5719709" calcext:value-type="float">
            <text:p>0.235719709</text:p>
          </table:table-cell>
          <table:table-cell office:value-type="float" office:value="0.248173505" calcext:value-type="float">
            <text:p>0.248173505</text:p>
          </table:table-cell>
          <table:table-cell office:value-type="float" office:value="0.224216607" calcext:value-type="float">
            <text:p>0.224216607</text:p>
          </table:table-cell>
          <table:table-cell office:value-type="float" office:value="0.236036607" calcext:value-type="float">
            <text:p>0.236036607</text:p>
          </table:table-cell>
          <table:table-cell office:value-type="float" office:value="0.235719709" calcext:value-type="float">
            <text:p>0.235719709</text:p>
          </table:table-cell>
          <table:table-cell office:value-type="float" office:value="0.236036607" calcext:value-type="float">
            <text:p>0.236036607</text:p>
          </table:table-cell>
          <table:table-cell office:value-type="float" office:value="0.009782929" calcext:value-type="float">
            <text:p>0.00978292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678842" calcext:value-type="float">
            <text:p>0.23678842</text:p>
          </table:table-cell>
          <table:table-cell office:value-type="float" office:value="0.249707729" calcext:value-type="float">
            <text:p>0.249707729</text:p>
          </table:table-cell>
          <table:table-cell office:value-type="float" office:value="0.220942524" calcext:value-type="float">
            <text:p>0.220942524</text:p>
          </table:table-cell>
          <table:table-cell office:value-type="float" office:value="0.235812891" calcext:value-type="float">
            <text:p>0.235812891</text:p>
          </table:table-cell>
          <table:table-cell office:value-type="float" office:value="0.23678842" calcext:value-type="float">
            <text:p>0.23678842</text:p>
          </table:table-cell>
          <table:table-cell office:value-type="float" office:value="0.235812891" calcext:value-type="float">
            <text:p>0.235812891</text:p>
          </table:table-cell>
          <table:table-cell office:value-type="float" office:value="0.011763588" calcext:value-type="float">
            <text:p>0.01176358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8390593" calcext:value-type="float">
            <text:p>0.238390593</text:p>
          </table:table-cell>
          <table:table-cell office:value-type="float" office:value="0.249982506" calcext:value-type="float">
            <text:p>0.249982506</text:p>
          </table:table-cell>
          <table:table-cell office:value-type="float" office:value="0.221011069" calcext:value-type="float">
            <text:p>0.221011069</text:p>
          </table:table-cell>
          <table:table-cell office:value-type="float" office:value="0.236461389" calcext:value-type="float">
            <text:p>0.236461389</text:p>
          </table:table-cell>
          <table:table-cell office:value-type="float" office:value="0.238390593" calcext:value-type="float">
            <text:p>0.238390593</text:p>
          </table:table-cell>
          <table:table-cell office:value-type="float" office:value="0.236461389" calcext:value-type="float">
            <text:p>0.236461389</text:p>
          </table:table-cell>
          <table:table-cell office:value-type="float" office:value="0.011905948" calcext:value-type="float">
            <text:p>0.01190594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9353208" calcext:value-type="float">
            <text:p>0.239353208</text:p>
          </table:table-cell>
          <table:table-cell office:value-type="float" office:value="0.249346524" calcext:value-type="float">
            <text:p>0.249346524</text:p>
          </table:table-cell>
          <table:table-cell office:value-type="float" office:value="0.221183922" calcext:value-type="float">
            <text:p>0.221183922</text:p>
          </table:table-cell>
          <table:table-cell office:value-type="float" office:value="0.236627885" calcext:value-type="float">
            <text:p>0.236627885</text:p>
          </table:table-cell>
          <table:table-cell office:value-type="float" office:value="0.239353208" calcext:value-type="float">
            <text:p>0.239353208</text:p>
          </table:table-cell>
          <table:table-cell office:value-type="float" office:value="0.236627885" calcext:value-type="float">
            <text:p>0.236627885</text:p>
          </table:table-cell>
          <table:table-cell office:value-type="float" office:value="0.011657718" calcext:value-type="float">
            <text:p>0.01165771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0282445" calcext:value-type="float">
            <text:p>0.240282445</text:p>
          </table:table-cell>
          <table:table-cell office:value-type="float" office:value="0.248789221" calcext:value-type="float">
            <text:p>0.248789221</text:p>
          </table:table-cell>
          <table:table-cell office:value-type="float" office:value="0.222088721" calcext:value-type="float">
            <text:p>0.222088721</text:p>
          </table:table-cell>
          <table:table-cell office:value-type="float" office:value="0.237053462" calcext:value-type="float">
            <text:p>0.237053462</text:p>
          </table:table-cell>
          <table:table-cell office:value-type="float" office:value="0.240282445" calcext:value-type="float">
            <text:p>0.240282445</text:p>
          </table:table-cell>
          <table:table-cell office:value-type="float" office:value="0.237053462" calcext:value-type="float">
            <text:p>0.237053462</text:p>
          </table:table-cell>
          <table:table-cell office:value-type="float" office:value="0.011136993" calcext:value-type="float">
            <text:p>0.01113699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287809" calcext:value-type="float">
            <text:p>0.240287809</text:p>
          </table:table-cell>
          <table:table-cell office:value-type="float" office:value="0.248236686" calcext:value-type="float">
            <text:p>0.248236686</text:p>
          </table:table-cell>
          <table:table-cell office:value-type="float" office:value="0.222493437" calcext:value-type="float">
            <text:p>0.222493437</text:p>
          </table:table-cell>
          <table:table-cell office:value-type="float" office:value="0.237005977" calcext:value-type="float">
            <text:p>0.237005977</text:p>
          </table:table-cell>
          <table:table-cell office:value-type="float" office:value="0.240287809" calcext:value-type="float">
            <text:p>0.240287809</text:p>
          </table:table-cell>
          <table:table-cell office:value-type="float" office:value="0.237005977" calcext:value-type="float">
            <text:p>0.237005977</text:p>
          </table:table-cell>
          <table:table-cell office:value-type="float" office:value="0.010762792" calcext:value-type="float">
            <text:p>0.01076279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443211" calcext:value-type="float">
            <text:p>0.239443211</text:p>
          </table:table-cell>
          <table:table-cell office:value-type="float" office:value="0.247533351" calcext:value-type="float">
            <text:p>0.247533351</text:p>
          </table:table-cell>
          <table:table-cell office:value-type="float" office:value="0.223431018" calcext:value-type="float">
            <text:p>0.223431018</text:p>
          </table:table-cell>
          <table:table-cell office:value-type="float" office:value="0.236802527" calcext:value-type="float">
            <text:p>0.236802527</text:p>
          </table:table-cell>
          <table:table-cell office:value-type="float" office:value="0.239443211" calcext:value-type="float">
            <text:p>0.239443211</text:p>
          </table:table-cell>
          <table:table-cell office:value-type="float" office:value="0.236802527" calcext:value-type="float">
            <text:p>0.236802527</text:p>
          </table:table-cell>
          <table:table-cell office:value-type="float" office:value="0.010015339" calcext:value-type="float">
            <text:p>0.01001533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7801103" calcext:value-type="float">
            <text:p>0.237801103</text:p>
          </table:table-cell>
          <table:table-cell office:value-type="float" office:value="0.247051745" calcext:value-type="float">
            <text:p>0.247051745</text:p>
          </table:table-cell>
          <table:table-cell office:value-type="float" office:value="0.225199488" calcext:value-type="float">
            <text:p>0.225199488</text:p>
          </table:table-cell>
          <table:table-cell office:value-type="float" office:value="0.236684112" calcext:value-type="float">
            <text:p>0.236684112</text:p>
          </table:table-cell>
          <table:table-cell office:value-type="float" office:value="0.237801103" calcext:value-type="float">
            <text:p>0.237801103</text:p>
          </table:table-cell>
          <table:table-cell office:value-type="float" office:value="0.236684112" calcext:value-type="float">
            <text:p>0.236684112</text:p>
          </table:table-cell>
          <table:table-cell office:value-type="float" office:value="0.008956042" calcext:value-type="float">
            <text:p>0.00895604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6424236" calcext:value-type="float">
            <text:p>0.236424236</text:p>
          </table:table-cell>
          <table:table-cell office:value-type="float" office:value="0.247150093" calcext:value-type="float">
            <text:p>0.247150093</text:p>
          </table:table-cell>
          <table:table-cell office:value-type="float" office:value="0.225900439" calcext:value-type="float">
            <text:p>0.225900439</text:p>
          </table:table-cell>
          <table:table-cell office:value-type="float" office:value="0.236491589" calcext:value-type="float">
            <text:p>0.236491589</text:p>
          </table:table-cell>
          <table:table-cell office:value-type="float" office:value="0.236424236" calcext:value-type="float">
            <text:p>0.236424236</text:p>
          </table:table-cell>
          <table:table-cell office:value-type="float" office:value="0.236491589" calcext:value-type="float">
            <text:p>0.236491589</text:p>
          </table:table-cell>
          <table:table-cell office:value-type="float" office:value="0.008675266" calcext:value-type="float">
            <text:p>0.00867526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5465197" calcext:value-type="float">
            <text:p>0.235465197</text:p>
          </table:table-cell>
          <table:table-cell office:value-type="float" office:value="0.246953994" calcext:value-type="float">
            <text:p>0.246953994</text:p>
          </table:table-cell>
          <table:table-cell office:value-type="float" office:value="0.226787952" calcext:value-type="float">
            <text:p>0.226787952</text:p>
          </table:table-cell>
          <table:table-cell office:value-type="float" office:value="0.236402381" calcext:value-type="float">
            <text:p>0.236402381</text:p>
          </table:table-cell>
          <table:table-cell office:value-type="float" office:value="0.235465197" calcext:value-type="float">
            <text:p>0.235465197</text:p>
          </table:table-cell>
          <table:table-cell office:value-type="float" office:value="0.236402381" calcext:value-type="float">
            <text:p>0.236402381</text:p>
          </table:table-cell>
          <table:table-cell office:value-type="float" office:value="0.00825938" calcext:value-type="float">
            <text:p>0.0082593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5493807" calcext:value-type="float">
            <text:p>0.235493807</text:p>
          </table:table-cell>
          <table:table-cell office:value-type="float" office:value="0.247182279" calcext:value-type="float">
            <text:p>0.247182279</text:p>
          </table:table-cell>
          <table:table-cell office:value-type="float" office:value="0.226876167" calcext:value-type="float">
            <text:p>0.226876167</text:p>
          </table:table-cell>
          <table:table-cell office:value-type="float" office:value="0.236517418" calcext:value-type="float">
            <text:p>0.236517418</text:p>
          </table:table-cell>
          <table:table-cell office:value-type="float" office:value="0.235493807" calcext:value-type="float">
            <text:p>0.235493807</text:p>
          </table:table-cell>
          <table:table-cell office:value-type="float" office:value="0.236517418" calcext:value-type="float">
            <text:p>0.236517418</text:p>
          </table:table-cell>
          <table:table-cell office:value-type="float" office:value="0.008321474" calcext:value-type="float">
            <text:p>0.00832147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486021" calcext:value-type="float">
            <text:p>0.23486021</text:p>
          </table:table-cell>
          <table:table-cell office:value-type="float" office:value="0.247083932" calcext:value-type="float">
            <text:p>0.247083932</text:p>
          </table:table-cell>
          <table:table-cell office:value-type="float" office:value="0.226802257" calcext:value-type="float">
            <text:p>0.226802257</text:p>
          </table:table-cell>
          <table:table-cell office:value-type="float" office:value="0.2362488" calcext:value-type="float">
            <text:p>0.2362488</text:p>
          </table:table-cell>
          <table:table-cell office:value-type="float" office:value="0.23486021" calcext:value-type="float">
            <text:p>0.23486021</text:p>
          </table:table-cell>
          <table:table-cell office:value-type="float" office:value="0.2362488" calcext:value-type="float">
            <text:p>0.2362488</text:p>
          </table:table-cell>
          <table:table-cell office:value-type="float" office:value="0.008337974" calcext:value-type="float">
            <text:p>0.00833797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4633116" calcext:value-type="float">
            <text:p>0.234633116</text:p>
          </table:table-cell>
          <table:table-cell office:value-type="float" office:value="0.247177511" calcext:value-type="float">
            <text:p>0.247177511</text:p>
          </table:table-cell>
          <table:table-cell office:value-type="float" office:value="0.22643688" calcext:value-type="float">
            <text:p>0.22643688</text:p>
          </table:table-cell>
          <table:table-cell office:value-type="float" office:value="0.236082503" calcext:value-type="float">
            <text:p>0.236082503</text:p>
          </table:table-cell>
          <table:table-cell office:value-type="float" office:value="0.234633116" calcext:value-type="float">
            <text:p>0.234633116</text:p>
          </table:table-cell>
          <table:table-cell office:value-type="float" office:value="0.236082503" calcext:value-type="float">
            <text:p>0.236082503</text:p>
          </table:table-cell>
          <table:table-cell office:value-type="float" office:value="0.008529126" calcext:value-type="float">
            <text:p>0.00852912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627284" calcext:value-type="float">
            <text:p>0.23627284</text:p>
          </table:table-cell>
          <table:table-cell office:value-type="float" office:value="0.250247151" calcext:value-type="float">
            <text:p>0.250247151</text:p>
          </table:table-cell>
          <table:table-cell office:value-type="float" office:value="0.221673277" calcext:value-type="float">
            <text:p>0.221673277</text:p>
          </table:table-cell>
          <table:table-cell office:value-type="float" office:value="0.236064422" calcext:value-type="float">
            <text:p>0.236064422</text:p>
          </table:table-cell>
          <table:table-cell office:value-type="float" office:value="0.23627284" calcext:value-type="float">
            <text:p>0.23627284</text:p>
          </table:table-cell>
          <table:table-cell office:value-type="float" office:value="0.236064422" calcext:value-type="float">
            <text:p>0.236064422</text:p>
          </table:table-cell>
          <table:table-cell office:value-type="float" office:value="0.011666166" calcext:value-type="float">
            <text:p>0.01166616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6200718" calcext:value-type="float">
            <text:p>0.236200718</text:p>
          </table:table-cell>
          <table:table-cell office:value-type="float" office:value="0.250420004" calcext:value-type="float">
            <text:p>0.250420004</text:p>
          </table:table-cell>
          <table:table-cell office:value-type="float" office:value="0.221248892" calcext:value-type="float">
            <text:p>0.221248892</text:p>
          </table:table-cell>
          <table:table-cell office:value-type="float" office:value="0.235956538" calcext:value-type="float">
            <text:p>0.235956538</text:p>
          </table:table-cell>
          <table:table-cell office:value-type="float" office:value="0.236200718" calcext:value-type="float">
            <text:p>0.236200718</text:p>
          </table:table-cell>
          <table:table-cell office:value-type="float" office:value="0.235956538" calcext:value-type="float">
            <text:p>0.235956538</text:p>
          </table:table-cell>
          <table:table-cell office:value-type="float" office:value="0.011910308" calcext:value-type="float">
            <text:p>0.01191030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7449436" calcext:value-type="float">
            <text:p>0.237449436</text:p>
          </table:table-cell>
          <table:table-cell office:value-type="float" office:value="0.250176817" calcext:value-type="float">
            <text:p>0.250176817</text:p>
          </table:table-cell>
          <table:table-cell office:value-type="float" office:value="0.22141042" calcext:value-type="float">
            <text:p>0.22141042</text:p>
          </table:table-cell>
          <table:table-cell office:value-type="float" office:value="0.236345558" calcext:value-type="float">
            <text:p>0.236345558</text:p>
          </table:table-cell>
          <table:table-cell office:value-type="float" office:value="0.237449436" calcext:value-type="float">
            <text:p>0.237449436</text:p>
          </table:table-cell>
          <table:table-cell office:value-type="float" office:value="0.236345558" calcext:value-type="float">
            <text:p>0.236345558</text:p>
          </table:table-cell>
          <table:table-cell office:value-type="float" office:value="0.011769744" calcext:value-type="float">
            <text:p>0.01176974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8510995" calcext:value-type="float">
            <text:p>0.238510995</text:p>
          </table:table-cell>
          <table:table-cell office:value-type="float" office:value="0.249978334" calcext:value-type="float">
            <text:p>0.249978334</text:p>
          </table:table-cell>
          <table:table-cell office:value-type="float" office:value="0.221332338" calcext:value-type="float">
            <text:p>0.221332338</text:p>
          </table:table-cell>
          <table:table-cell office:value-type="float" office:value="0.236607222" calcext:value-type="float">
            <text:p>0.236607222</text:p>
          </table:table-cell>
          <table:table-cell office:value-type="float" office:value="0.238510995" calcext:value-type="float">
            <text:p>0.238510995</text:p>
          </table:table-cell>
          <table:table-cell office:value-type="float" office:value="0.236607222" calcext:value-type="float">
            <text:p>0.236607222</text:p>
          </table:table-cell>
          <table:table-cell office:value-type="float" office:value="0.011771902" calcext:value-type="float">
            <text:p>0.01177190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657742" calcext:value-type="float">
            <text:p>0.23657742</text:p>
          </table:table-cell>
          <table:table-cell office:value-type="float" office:value="0.249096185" calcext:value-type="float">
            <text:p>0.249096185</text:p>
          </table:table-cell>
          <table:table-cell office:value-type="float" office:value="0.223142531" calcext:value-type="float">
            <text:p>0.223142531</text:p>
          </table:table-cell>
          <table:table-cell office:value-type="float" office:value="0.236272045" calcext:value-type="float">
            <text:p>0.236272045</text:p>
          </table:table-cell>
          <table:table-cell office:value-type="float" office:value="0.23657742" calcext:value-type="float">
            <text:p>0.23657742</text:p>
          </table:table-cell>
          <table:table-cell office:value-type="float" office:value="0.236272045" calcext:value-type="float">
            <text:p>0.236272045</text:p>
          </table:table-cell>
          <table:table-cell office:value-type="float" office:value="0.010597735" calcext:value-type="float">
            <text:p>0.01059773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40386753" calcext:value-type="float">
            <text:p>0.240386753</text:p>
          </table:table-cell>
          <table:table-cell office:value-type="float" office:value="0.248912006" calcext:value-type="float">
            <text:p>0.248912006</text:p>
          </table:table-cell>
          <table:table-cell office:value-type="float" office:value="0.222395685" calcext:value-type="float">
            <text:p>0.222395685</text:p>
          </table:table-cell>
          <table:table-cell office:value-type="float" office:value="0.237231482" calcext:value-type="float">
            <text:p>0.237231482</text:p>
          </table:table-cell>
          <table:table-cell office:value-type="float" office:value="0.240386753" calcext:value-type="float">
            <text:p>0.240386753</text:p>
          </table:table-cell>
          <table:table-cell office:value-type="float" office:value="0.237231482" calcext:value-type="float">
            <text:p>0.237231482</text:p>
          </table:table-cell>
          <table:table-cell office:value-type="float" office:value="0.011052771" calcext:value-type="float">
            <text:p>0.01105277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40826039" calcext:value-type="float">
            <text:p>0.240826039</text:p>
          </table:table-cell>
          <table:table-cell office:value-type="float" office:value="0.248570472" calcext:value-type="float">
            <text:p>0.248570472</text:p>
          </table:table-cell>
          <table:table-cell office:value-type="float" office:value="0.222265747" calcext:value-type="float">
            <text:p>0.222265747</text:p>
          </table:table-cell>
          <table:table-cell office:value-type="float" office:value="0.237220753" calcext:value-type="float">
            <text:p>0.237220753</text:p>
          </table:table-cell>
          <table:table-cell office:value-type="float" office:value="0.240826039" calcext:value-type="float">
            <text:p>0.240826039</text:p>
          </table:table-cell>
          <table:table-cell office:value-type="float" office:value="0.237220753" calcext:value-type="float">
            <text:p>0.237220753</text:p>
          </table:table-cell>
          <table:table-cell office:value-type="float" office:value="0.011037307" calcext:value-type="float">
            <text:p>0.01103730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4765438" calcext:value-type="float">
            <text:p>0.234765438</text:p>
          </table:table-cell>
          <table:table-cell office:value-type="float" office:value="0.247278839" calcext:value-type="float">
            <text:p>0.247278839</text:p>
          </table:table-cell>
          <table:table-cell office:value-type="float" office:value="0.22735062" calcext:value-type="float">
            <text:p>0.22735062</text:p>
          </table:table-cell>
          <table:table-cell office:value-type="float" office:value="0.236464966" calcext:value-type="float">
            <text:p>0.236464966</text:p>
          </table:table-cell>
          <table:table-cell office:value-type="float" office:value="0.234765438" calcext:value-type="float">
            <text:p>0.234765438</text:p>
          </table:table-cell>
          <table:table-cell office:value-type="float" office:value="0.236464966" calcext:value-type="float">
            <text:p>0.236464966</text:p>
          </table:table-cell>
          <table:table-cell office:value-type="float" office:value="0.00822394" calcext:value-type="float">
            <text:p>0.0082239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5109357" calcext:value-type="float">
            <text:p>0.235109357</text:p>
          </table:table-cell>
          <table:table-cell office:value-type="float" office:value="0.247153669" calcext:value-type="float">
            <text:p>0.247153669</text:p>
          </table:table-cell>
          <table:table-cell office:value-type="float" office:value="0.227039483" calcext:value-type="float">
            <text:p>0.227039483</text:p>
          </table:table-cell>
          <table:table-cell office:value-type="float" office:value="0.23643417" calcext:value-type="float">
            <text:p>0.23643417</text:p>
          </table:table-cell>
          <table:table-cell office:value-type="float" office:value="0.235109357" calcext:value-type="float">
            <text:p>0.235109357</text:p>
          </table:table-cell>
          <table:table-cell office:value-type="float" office:value="0.23643417" calcext:value-type="float">
            <text:p>0.23643417</text:p>
          </table:table-cell>
          <table:table-cell office:value-type="float" office:value="0.008264844" calcext:value-type="float">
            <text:p>0.00826484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4878687" calcext:value-type="float">
            <text:p>0.234878687</text:p>
          </table:table-cell>
          <table:table-cell office:value-type="float" office:value="0.247207313" calcext:value-type="float">
            <text:p>0.247207313</text:p>
          </table:table-cell>
          <table:table-cell office:value-type="float" office:value="0.226523307" calcext:value-type="float">
            <text:p>0.226523307</text:p>
          </table:table-cell>
          <table:table-cell office:value-type="float" office:value="0.236203103" calcext:value-type="float">
            <text:p>0.236203103</text:p>
          </table:table-cell>
          <table:table-cell office:value-type="float" office:value="0.234878687" calcext:value-type="float">
            <text:p>0.234878687</text:p>
          </table:table-cell>
          <table:table-cell office:value-type="float" office:value="0.236203103" calcext:value-type="float">
            <text:p>0.236203103</text:p>
          </table:table-cell>
          <table:table-cell office:value-type="float" office:value="0.008495983" calcext:value-type="float">
            <text:p>0.00849598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5424666" calcext:value-type="float">
            <text:p>0.235424666</text:p>
          </table:table-cell>
          <table:table-cell office:value-type="float" office:value="0.247772366" calcext:value-type="float">
            <text:p>0.247772366</text:p>
          </table:table-cell>
          <table:table-cell office:value-type="float" office:value="0.225080875" calcext:value-type="float">
            <text:p>0.225080875</text:p>
          </table:table-cell>
          <table:table-cell office:value-type="float" office:value="0.236092635" calcext:value-type="float">
            <text:p>0.236092635</text:p>
          </table:table-cell>
          <table:table-cell office:value-type="float" office:value="0.235424666" calcext:value-type="float">
            <text:p>0.235424666</text:p>
          </table:table-cell>
          <table:table-cell office:value-type="float" office:value="0.236092635" calcext:value-type="float">
            <text:p>0.236092635</text:p>
          </table:table-cell>
          <table:table-cell office:value-type="float" office:value="0.009275796" calcext:value-type="float">
            <text:p>0.00927579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6229925" calcext:value-type="float">
            <text:p>0.236229925</text:p>
          </table:table-cell>
          <table:table-cell office:value-type="float" office:value="0.248503715" calcext:value-type="float">
            <text:p>0.248503715</text:p>
          </table:table-cell>
          <table:table-cell office:value-type="float" office:value="0.224158195" calcext:value-type="float">
            <text:p>0.224158195</text:p>
          </table:table-cell>
          <table:table-cell office:value-type="float" office:value="0.236297278" calcext:value-type="float">
            <text:p>0.236297278</text:p>
          </table:table-cell>
          <table:table-cell office:value-type="float" office:value="0.236229925" calcext:value-type="float">
            <text:p>0.236229925</text:p>
          </table:table-cell>
          <table:table-cell office:value-type="float" office:value="0.236297278" calcext:value-type="float">
            <text:p>0.236297278</text:p>
          </table:table-cell>
          <table:table-cell office:value-type="float" office:value="0.009939131" calcext:value-type="float">
            <text:p>0.00993913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6738352" calcext:value-type="float">
            <text:p>0.236738352</text:p>
          </table:table-cell>
          <table:table-cell office:value-type="float" office:value="0.249158174" calcext:value-type="float">
            <text:p>0.249158174</text:p>
          </table:table-cell>
          <table:table-cell office:value-type="float" office:value="0.223004249" calcext:value-type="float">
            <text:p>0.223004249</text:p>
          </table:table-cell>
          <table:table-cell office:value-type="float" office:value="0.236300258" calcext:value-type="float">
            <text:p>0.236300258</text:p>
          </table:table-cell>
          <table:table-cell office:value-type="float" office:value="0.236738352" calcext:value-type="float">
            <text:p>0.236738352</text:p>
          </table:table-cell>
          <table:table-cell office:value-type="float" office:value="0.236300258" calcext:value-type="float">
            <text:p>0.236300258</text:p>
          </table:table-cell>
          <table:table-cell office:value-type="float" office:value="0.010681788" calcext:value-type="float">
            <text:p>0.01068178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6714511" calcext:value-type="float">
            <text:p>0.236714511</text:p>
          </table:table-cell>
          <table:table-cell office:value-type="float" office:value="0.249807864" calcext:value-type="float">
            <text:p>0.249807864</text:p>
          </table:table-cell>
          <table:table-cell office:value-type="float" office:value="0.222268727" calcext:value-type="float">
            <text:p>0.222268727</text:p>
          </table:table-cell>
          <table:table-cell office:value-type="float" office:value="0.236263701" calcext:value-type="float">
            <text:p>0.236263701</text:p>
          </table:table-cell>
          <table:table-cell office:value-type="float" office:value="0.236714511" calcext:value-type="float">
            <text:p>0.236714511</text:p>
          </table:table-cell>
          <table:table-cell office:value-type="float" office:value="0.236263701" calcext:value-type="float">
            <text:p>0.236263701</text:p>
          </table:table-cell>
          <table:table-cell office:value-type="float" office:value="0.011247324" calcext:value-type="float">
            <text:p>0.01124732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6774711" calcext:value-type="float">
            <text:p>0.236774711</text:p>
          </table:table-cell>
          <table:table-cell office:value-type="float" office:value="0.250667363" calcext:value-type="float">
            <text:p>0.250667363</text:p>
          </table:table-cell>
          <table:table-cell office:value-type="float" office:value="0.221602943" calcext:value-type="float">
            <text:p>0.221602943</text:p>
          </table:table-cell>
          <table:table-cell office:value-type="float" office:value="0.236348339" calcext:value-type="float">
            <text:p>0.236348339</text:p>
          </table:table-cell>
          <table:table-cell office:value-type="float" office:value="0.236774711" calcext:value-type="float">
            <text:p>0.236774711</text:p>
          </table:table-cell>
          <table:table-cell office:value-type="float" office:value="0.236348339" calcext:value-type="float">
            <text:p>0.236348339</text:p>
          </table:table-cell>
          <table:table-cell office:value-type="float" office:value="0.01186933" calcext:value-type="float">
            <text:p>0.0118693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703578" calcext:value-type="float">
            <text:p>0.23703578</text:p>
          </table:table-cell>
          <table:table-cell office:value-type="float" office:value="0.250435501" calcext:value-type="float">
            <text:p>0.250435501</text:p>
          </table:table-cell>
          <table:table-cell office:value-type="float" office:value="0.221503403" calcext:value-type="float">
            <text:p>0.221503403</text:p>
          </table:table-cell>
          <table:table-cell office:value-type="float" office:value="0.236324895" calcext:value-type="float">
            <text:p>0.236324895</text:p>
          </table:table-cell>
          <table:table-cell office:value-type="float" office:value="0.23703578" calcext:value-type="float">
            <text:p>0.23703578</text:p>
          </table:table-cell>
          <table:table-cell office:value-type="float" office:value="0.236324895" calcext:value-type="float">
            <text:p>0.236324895</text:p>
          </table:table-cell>
          <table:table-cell office:value-type="float" office:value="0.011822171" calcext:value-type="float">
            <text:p>0.01182217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8468079" calcext:value-type="float">
            <text:p>0.238468079</text:p>
          </table:table-cell>
          <table:table-cell office:value-type="float" office:value="0.250293046" calcext:value-type="float">
            <text:p>0.250293046</text:p>
          </table:table-cell>
          <table:table-cell office:value-type="float" office:value="0.221591022" calcext:value-type="float">
            <text:p>0.221591022</text:p>
          </table:table-cell>
          <table:table-cell office:value-type="float" office:value="0.236784049" calcext:value-type="float">
            <text:p>0.236784049</text:p>
          </table:table-cell>
          <table:table-cell office:value-type="float" office:value="0.238468079" calcext:value-type="float">
            <text:p>0.238468079</text:p>
          </table:table-cell>
          <table:table-cell office:value-type="float" office:value="0.236784049" calcext:value-type="float">
            <text:p>0.236784049</text:p>
          </table:table-cell>
          <table:table-cell office:value-type="float" office:value="0.011777903" calcext:value-type="float">
            <text:p>0.01177790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9139228" calcext:value-type="float">
            <text:p>0.239139228</text:p>
          </table:table-cell>
          <table:table-cell office:value-type="float" office:value="0.250220329" calcext:value-type="float">
            <text:p>0.250220329</text:p>
          </table:table-cell>
          <table:table-cell office:value-type="float" office:value="0.221348431" calcext:value-type="float">
            <text:p>0.221348431</text:p>
          </table:table-cell>
          <table:table-cell office:value-type="float" office:value="0.236902663" calcext:value-type="float">
            <text:p>0.236902663</text:p>
          </table:table-cell>
          <table:table-cell office:value-type="float" office:value="0.239139228" calcext:value-type="float">
            <text:p>0.239139228</text:p>
          </table:table-cell>
          <table:table-cell office:value-type="float" office:value="0.236902663" calcext:value-type="float">
            <text:p>0.236902663</text:p>
          </table:table-cell>
          <table:table-cell office:value-type="float" office:value="0.011892527" calcext:value-type="float">
            <text:p>0.01189252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1160422" calcext:value-type="float">
            <text:p>0.241160422</text:p>
          </table:table-cell>
          <table:table-cell office:value-type="float" office:value="0.248883992" calcext:value-type="float">
            <text:p>0.248883992</text:p>
          </table:table-cell>
          <table:table-cell office:value-type="float" office:value="0.222164419" calcext:value-type="float">
            <text:p>0.222164419</text:p>
          </table:table-cell>
          <table:table-cell office:value-type="float" office:value="0.237402944" calcext:value-type="float">
            <text:p>0.237402944</text:p>
          </table:table-cell>
          <table:table-cell office:value-type="float" office:value="0.241160422" calcext:value-type="float">
            <text:p>0.241160422</text:p>
          </table:table-cell>
          <table:table-cell office:value-type="float" office:value="0.237402944" calcext:value-type="float">
            <text:p>0.237402944</text:p>
          </table:table-cell>
          <table:table-cell office:value-type="float" office:value="0.011227136" calcext:value-type="float">
            <text:p>0.01122713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0641861" calcext:value-type="float">
            <text:p>0.240641861</text:p>
          </table:table-cell>
          <table:table-cell office:value-type="float" office:value="0.248280793" calcext:value-type="float">
            <text:p>0.248280793</text:p>
          </table:table-cell>
          <table:table-cell office:value-type="float" office:value="0.22292259" calcext:value-type="float">
            <text:p>0.22292259</text:p>
          </table:table-cell>
          <table:table-cell office:value-type="float" office:value="0.237281748" calcext:value-type="float">
            <text:p>0.237281748</text:p>
          </table:table-cell>
          <table:table-cell office:value-type="float" office:value="0.240641861" calcext:value-type="float">
            <text:p>0.240641861</text:p>
          </table:table-cell>
          <table:table-cell office:value-type="float" office:value="0.237281748" calcext:value-type="float">
            <text:p>0.237281748</text:p>
          </table:table-cell>
          <table:table-cell office:value-type="float" office:value="0.010621594" calcext:value-type="float">
            <text:p>0.01062159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0422516" calcext:value-type="float">
            <text:p>0.240422516</text:p>
          </table:table-cell>
          <table:table-cell office:value-type="float" office:value="0.248068601" calcext:value-type="float">
            <text:p>0.248068601</text:p>
          </table:table-cell>
          <table:table-cell office:value-type="float" office:value="0.223157432" calcext:value-type="float">
            <text:p>0.223157432</text:p>
          </table:table-cell>
          <table:table-cell office:value-type="float" office:value="0.237216183" calcext:value-type="float">
            <text:p>0.237216183</text:p>
          </table:table-cell>
          <table:table-cell office:value-type="float" office:value="0.240422516" calcext:value-type="float">
            <text:p>0.240422516</text:p>
          </table:table-cell>
          <table:table-cell office:value-type="float" office:value="0.237216183" calcext:value-type="float">
            <text:p>0.237216183</text:p>
          </table:table-cell>
          <table:table-cell office:value-type="float" office:value="0.010419597" calcext:value-type="float">
            <text:p>0.01041959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9796071" calcext:value-type="float">
            <text:p>0.239796071</text:p>
          </table:table-cell>
          <table:table-cell office:value-type="float" office:value="0.247471362" calcext:value-type="float">
            <text:p>0.247471362</text:p>
          </table:table-cell>
          <table:table-cell office:value-type="float" office:value="0.223846462" calcext:value-type="float">
            <text:p>0.223846462</text:p>
          </table:table-cell>
          <table:table-cell office:value-type="float" office:value="0.237037965" calcext:value-type="float">
            <text:p>0.237037965</text:p>
          </table:table-cell>
          <table:table-cell office:value-type="float" office:value="0.239796071" calcext:value-type="float">
            <text:p>0.239796071</text:p>
          </table:table-cell>
          <table:table-cell office:value-type="float" office:value="0.237037965" calcext:value-type="float">
            <text:p>0.237037965</text:p>
          </table:table-cell>
          <table:table-cell office:value-type="float" office:value="0.009840032" calcext:value-type="float">
            <text:p>0.00984003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8457947" calcext:value-type="float">
            <text:p>0.238457947</text:p>
          </table:table-cell>
          <table:table-cell office:value-type="float" office:value="0.247304469" calcext:value-type="float">
            <text:p>0.247304469</text:p>
          </table:table-cell>
          <table:table-cell office:value-type="float" office:value="0.22553387" calcext:value-type="float">
            <text:p>0.22553387</text:p>
          </table:table-cell>
          <table:table-cell office:value-type="float" office:value="0.237098762" calcext:value-type="float">
            <text:p>0.237098762</text:p>
          </table:table-cell>
          <table:table-cell office:value-type="float" office:value="0.238457947" calcext:value-type="float">
            <text:p>0.238457947</text:p>
          </table:table-cell>
          <table:table-cell office:value-type="float" office:value="0.237098762" calcext:value-type="float">
            <text:p>0.237098762</text:p>
          </table:table-cell>
          <table:table-cell office:value-type="float" office:value="0.008939623" calcext:value-type="float">
            <text:p>0.00893962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36005811" calcext:value-type="float">
            <text:p>0.236005811</text:p>
          </table:table-cell>
          <table:table-cell office:value-type="float" office:value="0.247933298" calcext:value-type="float">
            <text:p>0.247933298</text:p>
          </table:table-cell>
          <table:table-cell office:value-type="float" office:value="0.226146606" calcext:value-type="float">
            <text:p>0.226146606</text:p>
          </table:table-cell>
          <table:table-cell office:value-type="float" office:value="0.236695238" calcext:value-type="float">
            <text:p>0.236695238</text:p>
          </table:table-cell>
          <table:table-cell office:value-type="float" office:value="0.236005811" calcext:value-type="float">
            <text:p>0.236005811</text:p>
          </table:table-cell>
          <table:table-cell office:value-type="float" office:value="0.236695238" calcext:value-type="float">
            <text:p>0.236695238</text:p>
          </table:table-cell>
          <table:table-cell office:value-type="float" office:value="0.00890773" calcext:value-type="float">
            <text:p>0.0089077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545566" calcext:value-type="float">
            <text:p>0.23545566</text:p>
          </table:table-cell>
          <table:table-cell office:value-type="float" office:value="0.247980982" calcext:value-type="float">
            <text:p>0.247980982</text:p>
          </table:table-cell>
          <table:table-cell office:value-type="float" office:value="0.226772455" calcext:value-type="float">
            <text:p>0.226772455</text:p>
          </table:table-cell>
          <table:table-cell office:value-type="float" office:value="0.236736366" calcext:value-type="float">
            <text:p>0.236736366</text:p>
          </table:table-cell>
          <table:table-cell office:value-type="float" office:value="0.23545566" calcext:value-type="float">
            <text:p>0.23545566</text:p>
          </table:table-cell>
          <table:table-cell office:value-type="float" office:value="0.236736366" calcext:value-type="float">
            <text:p>0.236736366</text:p>
          </table:table-cell>
          <table:table-cell office:value-type="float" office:value="0.008705575" calcext:value-type="float">
            <text:p>0.00870557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35919384" calcext:value-type="float">
            <text:p>0.235919384</text:p>
          </table:table-cell>
          <table:table-cell office:value-type="float" office:value="0.247561961" calcext:value-type="float">
            <text:p>0.247561961</text:p>
          </table:table-cell>
          <table:table-cell office:value-type="float" office:value="0.225415853" calcext:value-type="float">
            <text:p>0.225415853</text:p>
          </table:table-cell>
          <table:table-cell office:value-type="float" office:value="0.236299066" calcext:value-type="float">
            <text:p>0.236299066</text:p>
          </table:table-cell>
          <table:table-cell office:value-type="float" office:value="0.235919384" calcext:value-type="float">
            <text:p>0.235919384</text:p>
          </table:table-cell>
          <table:table-cell office:value-type="float" office:value="0.236299066" calcext:value-type="float">
            <text:p>0.236299066</text:p>
          </table:table-cell>
          <table:table-cell office:value-type="float" office:value="0.009045096" calcext:value-type="float">
            <text:p>0.00904509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36412911" calcext:value-type="float">
            <text:p>0.236412911</text:p>
          </table:table-cell>
          <table:table-cell office:value-type="float" office:value="0.248115092" calcext:value-type="float">
            <text:p>0.248115092</text:p>
          </table:table-cell>
          <table:table-cell office:value-type="float" office:value="0.225083855" calcext:value-type="float">
            <text:p>0.225083855</text:p>
          </table:table-cell>
          <table:table-cell office:value-type="float" office:value="0.236537286" calcext:value-type="float">
            <text:p>0.236537286</text:p>
          </table:table-cell>
          <table:table-cell office:value-type="float" office:value="0.236412911" calcext:value-type="float">
            <text:p>0.236412911</text:p>
          </table:table-cell>
          <table:table-cell office:value-type="float" office:value="0.236537286" calcext:value-type="float">
            <text:p>0.236537286</text:p>
          </table:table-cell>
          <table:table-cell office:value-type="float" office:value="0.009402875" calcext:value-type="float">
            <text:p>0.00940287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6997037" calcext:value-type="float">
            <text:p>0.236997037</text:p>
          </table:table-cell>
          <table:table-cell office:value-type="float" office:value="0.249259502" calcext:value-type="float">
            <text:p>0.249259502</text:p>
          </table:table-cell>
          <table:table-cell office:value-type="float" office:value="0.224291113" calcext:value-type="float">
            <text:p>0.224291113</text:p>
          </table:table-cell>
          <table:table-cell office:value-type="float" office:value="0.236849217" calcext:value-type="float">
            <text:p>0.236849217</text:p>
          </table:table-cell>
          <table:table-cell office:value-type="float" office:value="0.236997037" calcext:value-type="float">
            <text:p>0.236997037</text:p>
          </table:table-cell>
          <table:table-cell office:value-type="float" office:value="0.236849217" calcext:value-type="float">
            <text:p>0.236849217</text:p>
          </table:table-cell>
          <table:table-cell office:value-type="float" office:value="0.010193838" calcext:value-type="float">
            <text:p>0.01019383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6749677" calcext:value-type="float">
            <text:p>0.236749677</text:p>
          </table:table-cell>
          <table:table-cell office:value-type="float" office:value="0.249664217" calcext:value-type="float">
            <text:p>0.249664217</text:p>
          </table:table-cell>
          <table:table-cell office:value-type="float" office:value="0.22343817" calcext:value-type="float">
            <text:p>0.22343817</text:p>
          </table:table-cell>
          <table:table-cell office:value-type="float" office:value="0.236617355" calcext:value-type="float">
            <text:p>0.236617355</text:p>
          </table:table-cell>
          <table:table-cell office:value-type="float" office:value="0.236749677" calcext:value-type="float">
            <text:p>0.236749677</text:p>
          </table:table-cell>
          <table:table-cell office:value-type="float" office:value="0.236617355" calcext:value-type="float">
            <text:p>0.236617355</text:p>
          </table:table-cell>
          <table:table-cell office:value-type="float" office:value="0.010707148" calcext:value-type="float">
            <text:p>0.01070714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37246184" calcext:value-type="float">
            <text:p>0.237246184</text:p>
          </table:table-cell>
          <table:table-cell office:value-type="float" office:value="0.250329405" calcext:value-type="float">
            <text:p>0.250329405</text:p>
          </table:table-cell>
          <table:table-cell office:value-type="float" office:value="0.22219899" calcext:value-type="float">
            <text:p>0.22219899</text:p>
          </table:table-cell>
          <table:table-cell office:value-type="float" office:value="0.236591526" calcext:value-type="float">
            <text:p>0.236591526</text:p>
          </table:table-cell>
          <table:table-cell office:value-type="float" office:value="0.237246184" calcext:value-type="float">
            <text:p>0.237246184</text:p>
          </table:table-cell>
          <table:table-cell office:value-type="float" office:value="0.236591526" calcext:value-type="float">
            <text:p>0.236591526</text:p>
          </table:table-cell>
          <table:table-cell office:value-type="float" office:value="0.01149352" calcext:value-type="float">
            <text:p>0.0114935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7193732" calcext:value-type="float">
            <text:p>0.237193732</text:p>
          </table:table-cell>
          <table:table-cell office:value-type="float" office:value="0.250852734" calcext:value-type="float">
            <text:p>0.250852734</text:p>
          </table:table-cell>
          <table:table-cell office:value-type="float" office:value="0.22186878" calcext:value-type="float">
            <text:p>0.22186878</text:p>
          </table:table-cell>
          <table:table-cell office:value-type="float" office:value="0.236638415" calcext:value-type="float">
            <text:p>0.236638415</text:p>
          </table:table-cell>
          <table:table-cell office:value-type="float" office:value="0.237193732" calcext:value-type="float">
            <text:p>0.237193732</text:p>
          </table:table-cell>
          <table:table-cell office:value-type="float" office:value="0.236638415" calcext:value-type="float">
            <text:p>0.236638415</text:p>
          </table:table-cell>
          <table:table-cell office:value-type="float" office:value="0.011839163" calcext:value-type="float">
            <text:p>0.01183916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7743883" calcext:value-type="float">
            <text:p>0.237743883</text:p>
          </table:table-cell>
          <table:table-cell office:value-type="float" office:value="0.250741869" calcext:value-type="float">
            <text:p>0.250741869</text:p>
          </table:table-cell>
          <table:table-cell office:value-type="float" office:value="0.221786525" calcext:value-type="float">
            <text:p>0.221786525</text:p>
          </table:table-cell>
          <table:table-cell office:value-type="float" office:value="0.236757426" calcext:value-type="float">
            <text:p>0.236757426</text:p>
          </table:table-cell>
          <table:table-cell office:value-type="float" office:value="0.237743883" calcext:value-type="float">
            <text:p>0.237743883</text:p>
          </table:table-cell>
          <table:table-cell office:value-type="float" office:value="0.236757426" calcext:value-type="float">
            <text:p>0.236757426</text:p>
          </table:table-cell>
          <table:table-cell office:value-type="float" office:value="0.011841532" calcext:value-type="float">
            <text:p>0.01184153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3890677" calcext:value-type="float">
            <text:p>0.23890677</text:p>
          </table:table-cell>
          <table:table-cell office:value-type="float" office:value="0.250490934" calcext:value-type="float">
            <text:p>0.250490934</text:p>
          </table:table-cell>
          <table:table-cell office:value-type="float" office:value="0.221655395" calcext:value-type="float">
            <text:p>0.221655395</text:p>
          </table:table-cell>
          <table:table-cell office:value-type="float" office:value="0.2370177" calcext:value-type="float">
            <text:p>0.2370177</text:p>
          </table:table-cell>
          <table:table-cell office:value-type="float" office:value="0.23890677" calcext:value-type="float">
            <text:p>0.23890677</text:p>
          </table:table-cell>
          <table:table-cell office:value-type="float" office:value="0.2370177" calcext:value-type="float">
            <text:p>0.2370177</text:p>
          </table:table-cell>
          <table:table-cell office:value-type="float" office:value="0.011847602" calcext:value-type="float">
            <text:p>0.01184760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0093498" calcext:value-type="float">
            <text:p>0.240093498</text:p>
          </table:table-cell>
          <table:table-cell office:value-type="float" office:value="0.249468118" calcext:value-type="float">
            <text:p>0.249468118</text:p>
          </table:table-cell>
          <table:table-cell office:value-type="float" office:value="0.221588042" calcext:value-type="float">
            <text:p>0.221588042</text:p>
          </table:table-cell>
          <table:table-cell office:value-type="float" office:value="0.237049886" calcext:value-type="float">
            <text:p>0.237049886</text:p>
          </table:table-cell>
          <table:table-cell office:value-type="float" office:value="0.240093498" calcext:value-type="float">
            <text:p>0.240093498</text:p>
          </table:table-cell>
          <table:table-cell office:value-type="float" office:value="0.237049886" calcext:value-type="float">
            <text:p>0.237049886</text:p>
          </table:table-cell>
          <table:table-cell office:value-type="float" office:value="0.011583676" calcext:value-type="float">
            <text:p>0.01158367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1471558" calcext:value-type="float">
            <text:p>0.241471558</text:p>
          </table:table-cell>
          <table:table-cell office:value-type="float" office:value="0.248971015" calcext:value-type="float">
            <text:p>0.248971015</text:p>
          </table:table-cell>
          <table:table-cell office:value-type="float" office:value="0.222208526" calcext:value-type="float">
            <text:p>0.222208526</text:p>
          </table:table-cell>
          <table:table-cell office:value-type="float" office:value="0.237550366" calcext:value-type="float">
            <text:p>0.237550366</text:p>
          </table:table-cell>
          <table:table-cell office:value-type="float" office:value="0.241471558" calcext:value-type="float">
            <text:p>0.241471558</text:p>
          </table:table-cell>
          <table:table-cell office:value-type="float" office:value="0.237550366" calcext:value-type="float">
            <text:p>0.237550366</text:p>
          </table:table-cell>
          <table:table-cell office:value-type="float" office:value="0.011272075" calcext:value-type="float">
            <text:p>0.01127207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1692691" calcext:value-type="float">
            <text:p>0.241692691</text:p>
          </table:table-cell>
          <table:table-cell office:value-type="float" office:value="0.248377353" calcext:value-type="float">
            <text:p>0.248377353</text:p>
          </table:table-cell>
          <table:table-cell office:value-type="float" office:value="0.222688344" calcext:value-type="float">
            <text:p>0.222688344</text:p>
          </table:table-cell>
          <table:table-cell office:value-type="float" office:value="0.237586129" calcext:value-type="float">
            <text:p>0.237586129</text:p>
          </table:table-cell>
          <table:table-cell office:value-type="float" office:value="0.241692691" calcext:value-type="float">
            <text:p>0.241692691</text:p>
          </table:table-cell>
          <table:table-cell office:value-type="float" office:value="0.237586129" calcext:value-type="float">
            <text:p>0.237586129</text:p>
          </table:table-cell>
          <table:table-cell office:value-type="float" office:value="0.01088207" calcext:value-type="float">
            <text:p>0.0108820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165812" calcext:value-type="float">
            <text:p>0.24165812</text:p>
          </table:table-cell>
          <table:table-cell office:value-type="float" office:value="0.248585373" calcext:value-type="float">
            <text:p>0.248585373</text:p>
          </table:table-cell>
          <table:table-cell office:value-type="float" office:value="0.222859409" calcext:value-type="float">
            <text:p>0.222859409</text:p>
          </table:table-cell>
          <table:table-cell office:value-type="float" office:value="0.237700968" calcext:value-type="float">
            <text:p>0.237700968</text:p>
          </table:table-cell>
          <table:table-cell office:value-type="float" office:value="0.24165812" calcext:value-type="float">
            <text:p>0.24165812</text:p>
          </table:table-cell>
          <table:table-cell office:value-type="float" office:value="0.237700968" calcext:value-type="float">
            <text:p>0.237700968</text:p>
          </table:table-cell>
          <table:table-cell office:value-type="float" office:value="0.010868934" calcext:value-type="float">
            <text:p>0.01086893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5436587" calcext:value-type="float">
            <text:p>0.235436587</text:p>
          </table:table-cell>
          <table:table-cell office:value-type="float" office:value="0.248044759" calcext:value-type="float">
            <text:p>0.248044759</text:p>
          </table:table-cell>
          <table:table-cell office:value-type="float" office:value="0.226684836" calcext:value-type="float">
            <text:p>0.226684836</text:p>
          </table:table-cell>
          <table:table-cell office:value-type="float" office:value="0.23672206" calcext:value-type="float">
            <text:p>0.23672206</text:p>
          </table:table-cell>
          <table:table-cell office:value-type="float" office:value="0.235436587" calcext:value-type="float">
            <text:p>0.235436587</text:p>
          </table:table-cell>
          <table:table-cell office:value-type="float" office:value="0.23672206" calcext:value-type="float">
            <text:p>0.23672206</text:p>
          </table:table-cell>
          <table:table-cell office:value-type="float" office:value="0.008767398" calcext:value-type="float">
            <text:p>0.00876739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6425428" calcext:value-type="float">
            <text:p>0.236425428</text:p>
          </table:table-cell>
          <table:table-cell office:value-type="float" office:value="0.248473912" calcext:value-type="float">
            <text:p>0.248473912</text:p>
          </table:table-cell>
          <table:table-cell office:value-type="float" office:value="0.225798515" calcext:value-type="float">
            <text:p>0.225798515</text:p>
          </table:table-cell>
          <table:table-cell office:value-type="float" office:value="0.236899285" calcext:value-type="float">
            <text:p>0.236899285</text:p>
          </table:table-cell>
          <table:table-cell office:value-type="float" office:value="0.236425428" calcext:value-type="float">
            <text:p>0.236425428</text:p>
          </table:table-cell>
          <table:table-cell office:value-type="float" office:value="0.236899285" calcext:value-type="float">
            <text:p>0.236899285</text:p>
          </table:table-cell>
          <table:table-cell office:value-type="float" office:value="0.009263254" calcext:value-type="float">
            <text:p>0.00926325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6997633" calcext:value-type="float">
            <text:p>0.236997633</text:p>
          </table:table-cell>
          <table:table-cell office:value-type="float" office:value="0.24844113" calcext:value-type="float">
            <text:p>0.24844113</text:p>
          </table:table-cell>
          <table:table-cell office:value-type="float" office:value="0.22523227" calcext:value-type="float">
            <text:p>0.22523227</text:p>
          </table:table-cell>
          <table:table-cell office:value-type="float" office:value="0.236890344" calcext:value-type="float">
            <text:p>0.236890344</text:p>
          </table:table-cell>
          <table:table-cell office:value-type="float" office:value="0.236997633" calcext:value-type="float">
            <text:p>0.236997633</text:p>
          </table:table-cell>
          <table:table-cell office:value-type="float" office:value="0.236890344" calcext:value-type="float">
            <text:p>0.236890344</text:p>
          </table:table-cell>
          <table:table-cell office:value-type="float" office:value="0.009475281" calcext:value-type="float">
            <text:p>0.00947528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7356453" calcext:value-type="float">
            <text:p>0.237356453</text:p>
          </table:table-cell>
          <table:table-cell office:value-type="float" office:value="0.248999625" calcext:value-type="float">
            <text:p>0.248999625</text:p>
          </table:table-cell>
          <table:table-cell office:value-type="float" office:value="0.223900702" calcext:value-type="float">
            <text:p>0.223900702</text:p>
          </table:table-cell>
          <table:table-cell office:value-type="float" office:value="0.23675226" calcext:value-type="float">
            <text:p>0.23675226</text:p>
          </table:table-cell>
          <table:table-cell office:value-type="float" office:value="0.237356453" calcext:value-type="float">
            <text:p>0.237356453</text:p>
          </table:table-cell>
          <table:table-cell office:value-type="float" office:value="0.23675226" calcext:value-type="float">
            <text:p>0.23675226</text:p>
          </table:table-cell>
          <table:table-cell office:value-type="float" office:value="0.010255495" calcext:value-type="float">
            <text:p>0.01025549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7540631" calcext:value-type="float">
            <text:p>0.237540631</text:p>
          </table:table-cell>
          <table:table-cell office:value-type="float" office:value="0.249601632" calcext:value-type="float">
            <text:p>0.249601632</text:p>
          </table:table-cell>
          <table:table-cell office:value-type="float" office:value="0.22310498" calcext:value-type="float">
            <text:p>0.22310498</text:p>
          </table:table-cell>
          <table:table-cell office:value-type="float" office:value="0.236749081" calcext:value-type="float">
            <text:p>0.236749081</text:p>
          </table:table-cell>
          <table:table-cell office:value-type="float" office:value="0.237540631" calcext:value-type="float">
            <text:p>0.237540631</text:p>
          </table:table-cell>
          <table:table-cell office:value-type="float" office:value="0.236749081" calcext:value-type="float">
            <text:p>0.236749081</text:p>
          </table:table-cell>
          <table:table-cell office:value-type="float" office:value="0.010831684" calcext:value-type="float">
            <text:p>0.01083168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7647323" calcext:value-type="float">
            <text:p>0.237647323</text:p>
          </table:table-cell>
          <table:table-cell office:value-type="float" office:value="0.249902636" calcext:value-type="float">
            <text:p>0.249902636</text:p>
          </table:table-cell>
          <table:table-cell office:value-type="float" office:value="0.222119715" calcext:value-type="float">
            <text:p>0.222119715</text:p>
          </table:table-cell>
          <table:table-cell office:value-type="float" office:value="0.236556558" calcext:value-type="float">
            <text:p>0.236556558</text:p>
          </table:table-cell>
          <table:table-cell office:value-type="float" office:value="0.237647323" calcext:value-type="float">
            <text:p>0.237647323</text:p>
          </table:table-cell>
          <table:table-cell office:value-type="float" office:value="0.236556558" calcext:value-type="float">
            <text:p>0.236556558</text:p>
          </table:table-cell>
          <table:table-cell office:value-type="float" office:value="0.011368524" calcext:value-type="float">
            <text:p>0.01136852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7267642" calcext:value-type="float">
            <text:p>0.237267642</text:p>
          </table:table-cell>
          <table:table-cell office:value-type="float" office:value="0.250323445" calcext:value-type="float">
            <text:p>0.250323445</text:p>
          </table:table-cell>
          <table:table-cell office:value-type="float" office:value="0.222151902" calcext:value-type="float">
            <text:p>0.222151902</text:p>
          </table:table-cell>
          <table:table-cell office:value-type="float" office:value="0.236580996" calcext:value-type="float">
            <text:p>0.236580996</text:p>
          </table:table-cell>
          <table:table-cell office:value-type="float" office:value="0.237267642" calcext:value-type="float">
            <text:p>0.237267642</text:p>
          </table:table-cell>
          <table:table-cell office:value-type="float" office:value="0.236580996" calcext:value-type="float">
            <text:p>0.236580996</text:p>
          </table:table-cell>
          <table:table-cell office:value-type="float" office:value="0.011511228" calcext:value-type="float">
            <text:p>0.01151122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39147572" calcext:value-type="float">
            <text:p>0.239147572</text:p>
          </table:table-cell>
          <table:table-cell office:value-type="float" office:value="0.250050455" calcext:value-type="float">
            <text:p>0.250050455</text:p>
          </table:table-cell>
          <table:table-cell office:value-type="float" office:value="0.221564796" calcext:value-type="float">
            <text:p>0.221564796</text:p>
          </table:table-cell>
          <table:table-cell office:value-type="float" office:value="0.236920941" calcext:value-type="float">
            <text:p>0.236920941</text:p>
          </table:table-cell>
          <table:table-cell office:value-type="float" office:value="0.239147572" calcext:value-type="float">
            <text:p>0.239147572</text:p>
          </table:table-cell>
          <table:table-cell office:value-type="float" office:value="0.236920941" calcext:value-type="float">
            <text:p>0.236920941</text:p>
          </table:table-cell>
          <table:table-cell office:value-type="float" office:value="0.01173532" calcext:value-type="float">
            <text:p>0.011735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0674048" calcext:value-type="float">
            <text:p>0.240674048</text:p>
          </table:table-cell>
          <table:table-cell office:value-type="float" office:value="0.249570042" calcext:value-type="float">
            <text:p>0.249570042</text:p>
          </table:table-cell>
          <table:table-cell office:value-type="float" office:value="0.221944478" calcext:value-type="float">
            <text:p>0.221944478</text:p>
          </table:table-cell>
          <table:table-cell office:value-type="float" office:value="0.237396189" calcext:value-type="float">
            <text:p>0.237396189</text:p>
          </table:table-cell>
          <table:table-cell office:value-type="float" office:value="0.240674048" calcext:value-type="float">
            <text:p>0.240674048</text:p>
          </table:table-cell>
          <table:table-cell office:value-type="float" office:value="0.237396189" calcext:value-type="float">
            <text:p>0.237396189</text:p>
          </table:table-cell>
          <table:table-cell office:value-type="float" office:value="0.011513795" calcext:value-type="float">
            <text:p>0.01151379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1602688" calcext:value-type="float">
            <text:p>0.241602688</text:p>
          </table:table-cell>
          <table:table-cell office:value-type="float" office:value="0.249061018" calcext:value-type="float">
            <text:p>0.249061018</text:p>
          </table:table-cell>
          <table:table-cell office:value-type="float" office:value="0.223071602" calcext:value-type="float">
            <text:p>0.223071602</text:p>
          </table:table-cell>
          <table:table-cell office:value-type="float" office:value="0.237911769" calcext:value-type="float">
            <text:p>0.237911769</text:p>
          </table:table-cell>
          <table:table-cell office:value-type="float" office:value="0.241602688" calcext:value-type="float">
            <text:p>0.241602688</text:p>
          </table:table-cell>
          <table:table-cell office:value-type="float" office:value="0.237911769" calcext:value-type="float">
            <text:p>0.237911769</text:p>
          </table:table-cell>
          <table:table-cell office:value-type="float" office:value="0.010926408" calcext:value-type="float">
            <text:p>0.01092640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1456657" calcext:value-type="float">
            <text:p>0.241456657</text:p>
          </table:table-cell>
          <table:table-cell office:value-type="float" office:value="0.248338014" calcext:value-type="float">
            <text:p>0.248338014</text:p>
          </table:table-cell>
          <table:table-cell office:value-type="float" office:value="0.223473933" calcext:value-type="float">
            <text:p>0.223473933</text:p>
          </table:table-cell>
          <table:table-cell office:value-type="float" office:value="0.237756201" calcext:value-type="float">
            <text:p>0.237756201</text:p>
          </table:table-cell>
          <table:table-cell office:value-type="float" office:value="0.241456657" calcext:value-type="float">
            <text:p>0.241456657</text:p>
          </table:table-cell>
          <table:table-cell office:value-type="float" office:value="0.237756201" calcext:value-type="float">
            <text:p>0.237756201</text:p>
          </table:table-cell>
          <table:table-cell office:value-type="float" office:value="0.010482546" calcext:value-type="float">
            <text:p>0.01048254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0381985" calcext:value-type="float">
            <text:p>0.240381985</text:p>
          </table:table-cell>
          <table:table-cell office:value-type="float" office:value="0.248357087" calcext:value-type="float">
            <text:p>0.248357087</text:p>
          </table:table-cell>
          <table:table-cell office:value-type="float" office:value="0.224121836" calcext:value-type="float">
            <text:p>0.224121836</text:p>
          </table:table-cell>
          <table:table-cell office:value-type="float" office:value="0.237620303" calcext:value-type="float">
            <text:p>0.237620303</text:p>
          </table:table-cell>
          <table:table-cell office:value-type="float" office:value="0.240381985" calcext:value-type="float">
            <text:p>0.240381985</text:p>
          </table:table-cell>
          <table:table-cell office:value-type="float" office:value="0.237620303" calcext:value-type="float">
            <text:p>0.237620303</text:p>
          </table:table-cell>
          <table:table-cell office:value-type="float" office:value="0.010084874" calcext:value-type="float">
            <text:p>0.01008487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9295392" calcext:value-type="float">
            <text:p>0.239295392</text:p>
          </table:table-cell>
          <table:table-cell office:value-type="float" office:value="0.248163372" calcext:value-type="float">
            <text:p>0.248163372</text:p>
          </table:table-cell>
          <table:table-cell office:value-type="float" office:value="0.225260285" calcext:value-type="float">
            <text:p>0.225260285</text:p>
          </table:table-cell>
          <table:table-cell office:value-type="float" office:value="0.237573016" calcext:value-type="float">
            <text:p>0.237573016</text:p>
          </table:table-cell>
          <table:table-cell office:value-type="float" office:value="0.239295392" calcext:value-type="float">
            <text:p>0.239295392</text:p>
          </table:table-cell>
          <table:table-cell office:value-type="float" office:value="0.237573016" calcext:value-type="float">
            <text:p>0.237573016</text:p>
          </table:table-cell>
          <table:table-cell office:value-type="float" office:value="0.009429132" calcext:value-type="float">
            <text:p>0.00942913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8438873" calcext:value-type="float">
            <text:p>0.238438873</text:p>
          </table:table-cell>
          <table:table-cell office:value-type="float" office:value="0.247734815" calcext:value-type="float">
            <text:p>0.247734815</text:p>
          </table:table-cell>
          <table:table-cell office:value-type="float" office:value="0.227957395" calcext:value-type="float">
            <text:p>0.227957395</text:p>
          </table:table-cell>
          <table:table-cell office:value-type="float" office:value="0.238043694" calcext:value-type="float">
            <text:p>0.238043694</text:p>
          </table:table-cell>
          <table:table-cell office:value-type="float" office:value="0.238438873" calcext:value-type="float">
            <text:p>0.238438873</text:p>
          </table:table-cell>
          <table:table-cell office:value-type="float" office:value="0.238043694" calcext:value-type="float">
            <text:p>0.238043694</text:p>
          </table:table-cell>
          <table:table-cell office:value-type="float" office:value="0.008078932" calcext:value-type="float">
            <text:p>0.00807893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8331585" calcext:value-type="float">
            <text:p>0.238331585</text:p>
          </table:table-cell>
          <table:table-cell office:value-type="float" office:value="0.250718623" calcext:value-type="float">
            <text:p>0.250718623</text:p>
          </table:table-cell>
          <table:table-cell office:value-type="float" office:value="0.222068455" calcext:value-type="float">
            <text:p>0.222068455</text:p>
          </table:table-cell>
          <table:table-cell office:value-type="float" office:value="0.237039555" calcext:value-type="float">
            <text:p>0.237039555</text:p>
          </table:table-cell>
          <table:table-cell office:value-type="float" office:value="0.238331585" calcext:value-type="float">
            <text:p>0.238331585</text:p>
          </table:table-cell>
          <table:table-cell office:value-type="float" office:value="0.237039555" calcext:value-type="float">
            <text:p>0.237039555</text:p>
          </table:table-cell>
          <table:table-cell office:value-type="float" office:value="0.011732009" calcext:value-type="float">
            <text:p>0.01173200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41637259" calcext:value-type="float">
            <text:p>0.241637259</text:p>
          </table:table-cell>
          <table:table-cell office:value-type="float" office:value="0.24883154" calcext:value-type="float">
            <text:p>0.24883154</text:p>
          </table:table-cell>
          <table:table-cell office:value-type="float" office:value="0.223954943" calcext:value-type="float">
            <text:p>0.223954943</text:p>
          </table:table-cell>
          <table:table-cell office:value-type="float" office:value="0.238141247" calcext:value-type="float">
            <text:p>0.238141247</text:p>
          </table:table-cell>
          <table:table-cell office:value-type="float" office:value="0.241637259" calcext:value-type="float">
            <text:p>0.241637259</text:p>
          </table:table-cell>
          <table:table-cell office:value-type="float" office:value="0.238141247" calcext:value-type="float">
            <text:p>0.238141247</text:p>
          </table:table-cell>
          <table:table-cell office:value-type="float" office:value="0.010452363" calcext:value-type="float">
            <text:p>0.01045236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40569739" calcext:value-type="float">
            <text:p>0.240569739</text:p>
          </table:table-cell>
          <table:table-cell office:value-type="float" office:value="0.248243242" calcext:value-type="float">
            <text:p>0.248243242</text:p>
          </table:table-cell>
          <table:table-cell office:value-type="float" office:value="0.224817422" calcext:value-type="float">
            <text:p>0.224817422</text:p>
          </table:table-cell>
          <table:table-cell office:value-type="float" office:value="0.237876801" calcext:value-type="float">
            <text:p>0.237876801</text:p>
          </table:table-cell>
          <table:table-cell office:value-type="float" office:value="0.240569739" calcext:value-type="float">
            <text:p>0.240569739</text:p>
          </table:table-cell>
          <table:table-cell office:value-type="float" office:value="0.237876801" calcext:value-type="float">
            <text:p>0.237876801</text:p>
          </table:table-cell>
          <table:table-cell office:value-type="float" office:value="0.00975128" calcext:value-type="float">
            <text:p>0.0097512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7963228" calcext:value-type="float">
            <text:p>0.237963228</text:p>
          </table:table-cell>
          <table:table-cell office:value-type="float" office:value="0.247701436" calcext:value-type="float">
            <text:p>0.247701436</text:p>
          </table:table-cell>
          <table:table-cell office:value-type="float" office:value="0.226236609" calcext:value-type="float">
            <text:p>0.226236609</text:p>
          </table:table-cell>
          <table:table-cell office:value-type="float" office:value="0.237300424" calcext:value-type="float">
            <text:p>0.237300424</text:p>
          </table:table-cell>
          <table:table-cell office:value-type="float" office:value="0.237963228" calcext:value-type="float">
            <text:p>0.237963228</text:p>
          </table:table-cell>
          <table:table-cell office:value-type="float" office:value="0.237300424" calcext:value-type="float">
            <text:p>0.237300424</text:p>
          </table:table-cell>
          <table:table-cell office:value-type="float" office:value="0.008775503" calcext:value-type="float">
            <text:p>0.00877550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7689643" calcext:value-type="float">
            <text:p>0.237689643</text:p>
          </table:table-cell>
          <table:table-cell office:value-type="float" office:value="0.249406725" calcext:value-type="float">
            <text:p>0.249406725</text:p>
          </table:table-cell>
          <table:table-cell office:value-type="float" office:value="0.224061039" calcext:value-type="float">
            <text:p>0.224061039</text:p>
          </table:table-cell>
          <table:table-cell office:value-type="float" office:value="0.237052469" calcext:value-type="float">
            <text:p>0.237052469</text:p>
          </table:table-cell>
          <table:table-cell office:value-type="float" office:value="0.237689643" calcext:value-type="float">
            <text:p>0.237689643</text:p>
          </table:table-cell>
          <table:table-cell office:value-type="float" office:value="0.237052469" calcext:value-type="float">
            <text:p>0.237052469</text:p>
          </table:table-cell>
          <table:table-cell office:value-type="float" office:value="0.010357137" calcext:value-type="float">
            <text:p>0.01035713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8017468" calcext:value-type="float">
            <text:p>0.238017468</text:p>
          </table:table-cell>
          <table:table-cell office:value-type="float" office:value="0.250264436" calcext:value-type="float">
            <text:p>0.250264436</text:p>
          </table:table-cell>
          <table:table-cell office:value-type="float" office:value="0.223417309" calcext:value-type="float">
            <text:p>0.223417309</text:p>
          </table:table-cell>
          <table:table-cell office:value-type="float" office:value="0.237233071" calcext:value-type="float">
            <text:p>0.237233071</text:p>
          </table:table-cell>
          <table:table-cell office:value-type="float" office:value="0.238017468" calcext:value-type="float">
            <text:p>0.238017468</text:p>
          </table:table-cell>
          <table:table-cell office:value-type="float" office:value="0.237233071" calcext:value-type="float">
            <text:p>0.237233071</text:p>
          </table:table-cell>
          <table:table-cell office:value-type="float" office:value="0.010974319" calcext:value-type="float">
            <text:p>0.01097431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809555" calcext:value-type="float">
            <text:p>0.23809555</text:p>
          </table:table-cell>
          <table:table-cell office:value-type="float" office:value="0.250717431" calcext:value-type="float">
            <text:p>0.250717431</text:p>
          </table:table-cell>
          <table:table-cell office:value-type="float" office:value="0.222701457" calcext:value-type="float">
            <text:p>0.222701457</text:p>
          </table:table-cell>
          <table:table-cell office:value-type="float" office:value="0.23717148" calcext:value-type="float">
            <text:p>0.23717148</text:p>
          </table:table-cell>
          <table:table-cell office:value-type="float" office:value="0.23809555" calcext:value-type="float">
            <text:p>0.23809555</text:p>
          </table:table-cell>
          <table:table-cell office:value-type="float" office:value="0.23717148" calcext:value-type="float">
            <text:p>0.23717148</text:p>
          </table:table-cell>
          <table:table-cell office:value-type="float" office:value="0.011456123" calcext:value-type="float">
            <text:p>0.01145612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7724213" calcext:value-type="float">
            <text:p>0.237724213</text:p>
          </table:table-cell>
          <table:table-cell office:value-type="float" office:value="0.250368148" calcext:value-type="float">
            <text:p>0.250368148</text:p>
          </table:table-cell>
          <table:table-cell office:value-type="float" office:value="0.222241309" calcext:value-type="float">
            <text:p>0.222241309</text:p>
          </table:table-cell>
          <table:table-cell office:value-type="float" office:value="0.23677789" calcext:value-type="float">
            <text:p>0.23677789</text:p>
          </table:table-cell>
          <table:table-cell office:value-type="float" office:value="0.237724213" calcext:value-type="float">
            <text:p>0.237724213</text:p>
          </table:table-cell>
          <table:table-cell office:value-type="float" office:value="0.23677789" calcext:value-type="float">
            <text:p>0.23677789</text:p>
          </table:table-cell>
          <table:table-cell office:value-type="float" office:value="0.011502215" calcext:value-type="float">
            <text:p>0.01150221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8404898" calcext:value-type="float">
            <text:p>0.238404898</text:p>
          </table:table-cell>
          <table:table-cell office:value-type="float" office:value="0.250949293" calcext:value-type="float">
            <text:p>0.250949293</text:p>
          </table:table-cell>
          <table:table-cell office:value-type="float" office:value="0.222222235" calcext:value-type="float">
            <text:p>0.222222235</text:p>
          </table:table-cell>
          <table:table-cell office:value-type="float" office:value="0.237192142" calcext:value-type="float">
            <text:p>0.237192142</text:p>
          </table:table-cell>
          <table:table-cell office:value-type="float" office:value="0.238404898" calcext:value-type="float">
            <text:p>0.238404898</text:p>
          </table:table-cell>
          <table:table-cell office:value-type="float" office:value="0.237192142" calcext:value-type="float">
            <text:p>0.237192142</text:p>
          </table:table-cell>
          <table:table-cell office:value-type="float" office:value="0.011759083" calcext:value-type="float">
            <text:p>0.01175908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646463" calcext:value-type="float">
            <text:p>0.239646463</text:p>
          </table:table-cell>
          <table:table-cell office:value-type="float" office:value="0.250307351" calcext:value-type="float">
            <text:p>0.250307351</text:p>
          </table:table-cell>
          <table:table-cell office:value-type="float" office:value="0.222184088" calcext:value-type="float">
            <text:p>0.222184088</text:p>
          </table:table-cell>
          <table:table-cell office:value-type="float" office:value="0.237379301" calcext:value-type="float">
            <text:p>0.237379301</text:p>
          </table:table-cell>
          <table:table-cell office:value-type="float" office:value="0.239646463" calcext:value-type="float">
            <text:p>0.239646463</text:p>
          </table:table-cell>
          <table:table-cell office:value-type="float" office:value="0.237379301" calcext:value-type="float">
            <text:p>0.237379301</text:p>
          </table:table-cell>
          <table:table-cell office:value-type="float" office:value="0.011592656" calcext:value-type="float">
            <text:p>0.01159265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0922003" calcext:value-type="float">
            <text:p>0.240922003</text:p>
          </table:table-cell>
          <table:table-cell office:value-type="float" office:value="0.249505669" calcext:value-type="float">
            <text:p>0.249505669</text:p>
          </table:table-cell>
          <table:table-cell office:value-type="float" office:value="0.222620991" calcext:value-type="float">
            <text:p>0.222620991</text:p>
          </table:table-cell>
          <table:table-cell office:value-type="float" office:value="0.237682887" calcext:value-type="float">
            <text:p>0.237682887</text:p>
          </table:table-cell>
          <table:table-cell office:value-type="float" office:value="0.240922003" calcext:value-type="float">
            <text:p>0.240922003</text:p>
          </table:table-cell>
          <table:table-cell office:value-type="float" office:value="0.237682887" calcext:value-type="float">
            <text:p>0.237682887</text:p>
          </table:table-cell>
          <table:table-cell office:value-type="float" office:value="0.011212058" calcext:value-type="float">
            <text:p>0.01121205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1705804" calcext:value-type="float">
            <text:p>0.241705804</text:p>
          </table:table-cell>
          <table:table-cell office:value-type="float" office:value="0.249143869" calcext:value-type="float">
            <text:p>0.249143869</text:p>
          </table:table-cell>
          <table:table-cell office:value-type="float" office:value="0.222879079" calcext:value-type="float">
            <text:p>0.222879079</text:p>
          </table:table-cell>
          <table:table-cell office:value-type="float" office:value="0.237909584" calcext:value-type="float">
            <text:p>0.237909584</text:p>
          </table:table-cell>
          <table:table-cell office:value-type="float" office:value="0.241705804" calcext:value-type="float">
            <text:p>0.241705804</text:p>
          </table:table-cell>
          <table:table-cell office:value-type="float" office:value="0.237909584" calcext:value-type="float">
            <text:p>0.237909584</text:p>
          </table:table-cell>
          <table:table-cell office:value-type="float" office:value="0.011053454" calcext:value-type="float">
            <text:p>0.01105345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1660505" calcext:value-type="float">
            <text:p>0.241660505</text:p>
          </table:table-cell>
          <table:table-cell office:value-type="float" office:value="0.248521" calcext:value-type="float">
            <text:p>0.248521</text:p>
          </table:table-cell>
          <table:table-cell office:value-type="float" office:value="0.223452475" calcext:value-type="float">
            <text:p>0.223452475</text:p>
          </table:table-cell>
          <table:table-cell office:value-type="float" office:value="0.237877993" calcext:value-type="float">
            <text:p>0.237877993</text:p>
          </table:table-cell>
          <table:table-cell office:value-type="float" office:value="0.241660505" calcext:value-type="float">
            <text:p>0.241660505</text:p>
          </table:table-cell>
          <table:table-cell office:value-type="float" office:value="0.237877993" calcext:value-type="float">
            <text:p>0.237877993</text:p>
          </table:table-cell>
          <table:table-cell office:value-type="float" office:value="0.01057791" calcext:value-type="float">
            <text:p>0.0105779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407019" calcext:value-type="float">
            <text:p>0.240407019</text:p>
          </table:table-cell>
          <table:table-cell office:value-type="float" office:value="0.247721106" calcext:value-type="float">
            <text:p>0.247721106</text:p>
          </table:table-cell>
          <table:table-cell office:value-type="float" office:value="0.224580195" calcext:value-type="float">
            <text:p>0.224580195</text:p>
          </table:table-cell>
          <table:table-cell office:value-type="float" office:value="0.23756944" calcext:value-type="float">
            <text:p>0.23756944</text:p>
          </table:table-cell>
          <table:table-cell office:value-type="float" office:value="0.240407019" calcext:value-type="float">
            <text:p>0.240407019</text:p>
          </table:table-cell>
          <table:table-cell office:value-type="float" office:value="0.23756944" calcext:value-type="float">
            <text:p>0.23756944</text:p>
          </table:table-cell>
          <table:table-cell office:value-type="float" office:value="0.009657961" calcext:value-type="float">
            <text:p>0.00965796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0148335" calcext:value-type="float">
            <text:p>0.240148335</text:p>
          </table:table-cell>
          <table:table-cell office:value-type="float" office:value="0.248386293" calcext:value-type="float">
            <text:p>0.248386293</text:p>
          </table:table-cell>
          <table:table-cell office:value-type="float" office:value="0.225234655" calcext:value-type="float">
            <text:p>0.225234655</text:p>
          </table:table-cell>
          <table:table-cell office:value-type="float" office:value="0.237923094" calcext:value-type="float">
            <text:p>0.237923094</text:p>
          </table:table-cell>
          <table:table-cell office:value-type="float" office:value="0.240148335" calcext:value-type="float">
            <text:p>0.240148335</text:p>
          </table:table-cell>
          <table:table-cell office:value-type="float" office:value="0.237923094" calcext:value-type="float">
            <text:p>0.237923094</text:p>
          </table:table-cell>
          <table:table-cell office:value-type="float" office:value="0.009581697" calcext:value-type="float">
            <text:p>0.00958169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7972169" calcext:value-type="float">
            <text:p>0.237972169</text:p>
          </table:table-cell>
          <table:table-cell office:value-type="float" office:value="0.25021258" calcext:value-type="float">
            <text:p>0.25021258</text:p>
          </table:table-cell>
          <table:table-cell office:value-type="float" office:value="0.223135975" calcext:value-type="float">
            <text:p>0.223135975</text:p>
          </table:table-cell>
          <table:table-cell office:value-type="float" office:value="0.237106908" calcext:value-type="float">
            <text:p>0.237106908</text:p>
          </table:table-cell>
          <table:table-cell office:value-type="float" office:value="0.237972169" calcext:value-type="float">
            <text:p>0.237972169</text:p>
          </table:table-cell>
          <table:table-cell office:value-type="float" office:value="0.237106908" calcext:value-type="float">
            <text:p>0.237106908</text:p>
          </table:table-cell>
          <table:table-cell office:value-type="float" office:value="0.011070897" calcext:value-type="float">
            <text:p>0.01107089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7692027" calcext:value-type="float">
            <text:p>0.237692027</text:p>
          </table:table-cell>
          <table:table-cell office:value-type="float" office:value="0.251123339" calcext:value-type="float">
            <text:p>0.251123339</text:p>
          </table:table-cell>
          <table:table-cell office:value-type="float" office:value="0.222579267" calcext:value-type="float">
            <text:p>0.222579267</text:p>
          </table:table-cell>
          <table:table-cell office:value-type="float" office:value="0.237131544" calcext:value-type="float">
            <text:p>0.237131544</text:p>
          </table:table-cell>
          <table:table-cell office:value-type="float" office:value="0.237692027" calcext:value-type="float">
            <text:p>0.237692027</text:p>
          </table:table-cell>
          <table:table-cell office:value-type="float" office:value="0.237131544" calcext:value-type="float">
            <text:p>0.237131544</text:p>
          </table:table-cell>
          <table:table-cell office:value-type="float" office:value="0.011659806" calcext:value-type="float">
            <text:p>0.01165980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8168864" calcext:value-type="float">
            <text:p>0.238168864</text:p>
          </table:table-cell>
          <table:table-cell office:value-type="float" office:value="0.251164466" calcext:value-type="float">
            <text:p>0.251164466</text:p>
          </table:table-cell>
          <table:table-cell office:value-type="float" office:value="0.222388532" calcext:value-type="float">
            <text:p>0.222388532</text:p>
          </table:table-cell>
          <table:table-cell office:value-type="float" office:value="0.237240621" calcext:value-type="float">
            <text:p>0.237240621</text:p>
          </table:table-cell>
          <table:table-cell office:value-type="float" office:value="0.238168864" calcext:value-type="float">
            <text:p>0.238168864</text:p>
          </table:table-cell>
          <table:table-cell office:value-type="float" office:value="0.237240621" calcext:value-type="float">
            <text:p>0.237240621</text:p>
          </table:table-cell>
          <table:table-cell office:value-type="float" office:value="0.011766048" calcext:value-type="float">
            <text:p>0.01176604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8471656" calcext:value-type="float">
            <text:p>0.238471656</text:p>
          </table:table-cell>
          <table:table-cell office:value-type="float" office:value="0.251039893" calcext:value-type="float">
            <text:p>0.251039893</text:p>
          </table:table-cell>
          <table:table-cell office:value-type="float" office:value="0.222206738" calcext:value-type="float">
            <text:p>0.222206738</text:p>
          </table:table-cell>
          <table:table-cell office:value-type="float" office:value="0.237239429" calcext:value-type="float">
            <text:p>0.237239429</text:p>
          </table:table-cell>
          <table:table-cell office:value-type="float" office:value="0.238471656" calcext:value-type="float">
            <text:p>0.238471656</text:p>
          </table:table-cell>
          <table:table-cell office:value-type="float" office:value="0.237239429" calcext:value-type="float">
            <text:p>0.237239429</text:p>
          </table:table-cell>
          <table:table-cell office:value-type="float" office:value="0.01180329" calcext:value-type="float">
            <text:p>0.0118032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539771" calcext:value-type="float">
            <text:p>0.239539771</text:p>
          </table:table-cell>
          <table:table-cell office:value-type="float" office:value="0.251093537" calcext:value-type="float">
            <text:p>0.251093537</text:p>
          </table:table-cell>
          <table:table-cell office:value-type="float" office:value="0.222051766" calcext:value-type="float">
            <text:p>0.222051766</text:p>
          </table:table-cell>
          <table:table-cell office:value-type="float" office:value="0.237561691" calcext:value-type="float">
            <text:p>0.237561691</text:p>
          </table:table-cell>
          <table:table-cell office:value-type="float" office:value="0.239539771" calcext:value-type="float">
            <text:p>0.239539771</text:p>
          </table:table-cell>
          <table:table-cell office:value-type="float" office:value="0.237561691" calcext:value-type="float">
            <text:p>0.237561691</text:p>
          </table:table-cell>
          <table:table-cell office:value-type="float" office:value="0.011938473" calcext:value-type="float">
            <text:p>0.01193847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929155" calcext:value-type="float">
            <text:p>0.240929155</text:p>
          </table:table-cell>
          <table:table-cell office:value-type="float" office:value="0.250448018" calcext:value-type="float">
            <text:p>0.250448018</text:p>
          </table:table-cell>
          <table:table-cell office:value-type="float" office:value="0.22238138" calcext:value-type="float">
            <text:p>0.22238138</text:p>
          </table:table-cell>
          <table:table-cell office:value-type="float" office:value="0.237919518" calcext:value-type="float">
            <text:p>0.237919518</text:p>
          </table:table-cell>
          <table:table-cell office:value-type="float" office:value="0.240929155" calcext:value-type="float">
            <text:p>0.240929155</text:p>
          </table:table-cell>
          <table:table-cell office:value-type="float" office:value="0.237919518" calcext:value-type="float">
            <text:p>0.237919518</text:p>
          </table:table-cell>
          <table:table-cell office:value-type="float" office:value="0.011654112" calcext:value-type="float">
            <text:p>0.01165411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2018132" calcext:value-type="float">
            <text:p>0.242018132</text:p>
          </table:table-cell>
          <table:table-cell office:value-type="float" office:value="0.249602824" calcext:value-type="float">
            <text:p>0.249602824</text:p>
          </table:table-cell>
          <table:table-cell office:value-type="float" office:value="0.222877291" calcext:value-type="float">
            <text:p>0.222877291</text:p>
          </table:table-cell>
          <table:table-cell office:value-type="float" office:value="0.238166082" calcext:value-type="float">
            <text:p>0.238166082</text:p>
          </table:table-cell>
          <table:table-cell office:value-type="float" office:value="0.242018132" calcext:value-type="float">
            <text:p>0.242018132</text:p>
          </table:table-cell>
          <table:table-cell office:value-type="float" office:value="0.238166082" calcext:value-type="float">
            <text:p>0.238166082</text:p>
          </table:table-cell>
          <table:table-cell office:value-type="float" office:value="0.01124551" calcext:value-type="float">
            <text:p>0.0112455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198535" calcext:value-type="float">
            <text:p>0.24198535</text:p>
          </table:table-cell>
          <table:table-cell office:value-type="float" office:value="0.249329239" calcext:value-type="float">
            <text:p>0.249329239</text:p>
          </table:table-cell>
          <table:table-cell office:value-type="float" office:value="0.223570493" calcext:value-type="float">
            <text:p>0.223570493</text:p>
          </table:table-cell>
          <table:table-cell office:value-type="float" office:value="0.238295027" calcext:value-type="float">
            <text:p>0.238295027</text:p>
          </table:table-cell>
          <table:table-cell office:value-type="float" office:value="0.24198535" calcext:value-type="float">
            <text:p>0.24198535</text:p>
          </table:table-cell>
          <table:table-cell office:value-type="float" office:value="0.238295027" calcext:value-type="float">
            <text:p>0.238295027</text:p>
          </table:table-cell>
          <table:table-cell office:value-type="float" office:value="0.010834885" calcext:value-type="float">
            <text:p>0.010834885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1098433" calcext:value-type="float">
            <text:p>0.241098433</text:p>
          </table:table-cell>
          <table:table-cell office:value-type="float" office:value="0.248651534" calcext:value-type="float">
            <text:p>0.248651534</text:p>
          </table:table-cell>
          <table:table-cell office:value-type="float" office:value="0.224695232" calcext:value-type="float">
            <text:p>0.224695232</text:p>
          </table:table-cell>
          <table:table-cell office:value-type="float" office:value="0.2381484" calcext:value-type="float">
            <text:p>0.2381484</text:p>
          </table:table-cell>
          <table:table-cell office:value-type="float" office:value="0.241098433" calcext:value-type="float">
            <text:p>0.241098433</text:p>
          </table:table-cell>
          <table:table-cell office:value-type="float" office:value="0.2381484" calcext:value-type="float">
            <text:p>0.2381484</text:p>
          </table:table-cell>
          <table:table-cell office:value-type="float" office:value="0.010000104" calcext:value-type="float">
            <text:p>0.010000104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9445596" calcext:value-type="float">
            <text:p>0.239445596</text:p>
          </table:table-cell>
          <table:table-cell office:value-type="float" office:value="0.248383909" calcext:value-type="float">
            <text:p>0.248383909</text:p>
          </table:table-cell>
          <table:table-cell office:value-type="float" office:value="0.225707916" calcext:value-type="float">
            <text:p>0.225707916</text:p>
          </table:table-cell>
          <table:table-cell office:value-type="float" office:value="0.237845807" calcext:value-type="float">
            <text:p>0.237845807</text:p>
          </table:table-cell>
          <table:table-cell office:value-type="float" office:value="0.239445596" calcext:value-type="float">
            <text:p>0.239445596</text:p>
          </table:table-cell>
          <table:table-cell office:value-type="float" office:value="0.237845807" calcext:value-type="float">
            <text:p>0.237845807</text:p>
          </table:table-cell>
          <table:table-cell office:value-type="float" office:value="0.009326295" calcext:value-type="float">
            <text:p>0.00932629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836854" calcext:value-type="float">
            <text:p>0.23836854</text:p>
          </table:table-cell>
          <table:table-cell office:value-type="float" office:value="0.248147279" calcext:value-type="float">
            <text:p>0.248147279</text:p>
          </table:table-cell>
          <table:table-cell office:value-type="float" office:value="0.226869014" calcext:value-type="float">
            <text:p>0.226869014</text:p>
          </table:table-cell>
          <table:table-cell office:value-type="float" office:value="0.237794944" calcext:value-type="float">
            <text:p>0.237794944</text:p>
          </table:table-cell>
          <table:table-cell office:value-type="float" office:value="0.23836854" calcext:value-type="float">
            <text:p>0.23836854</text:p>
          </table:table-cell>
          <table:table-cell office:value-type="float" office:value="0.237794944" calcext:value-type="float">
            <text:p>0.237794944</text:p>
          </table:table-cell>
          <table:table-cell office:value-type="float" office:value="0.008696279" calcext:value-type="float">
            <text:p>0.008696279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7071542" calcext:value-type="float">
            <text:p>0.237071542</text:p>
          </table:table-cell>
          <table:table-cell office:value-type="float" office:value="0.248011976" calcext:value-type="float">
            <text:p>0.248011976</text:p>
          </table:table-cell>
          <table:table-cell office:value-type="float" office:value="0.227550891" calcext:value-type="float">
            <text:p>0.227550891</text:p>
          </table:table-cell>
          <table:table-cell office:value-type="float" office:value="0.237544803" calcext:value-type="float">
            <text:p>0.237544803</text:p>
          </table:table-cell>
          <table:table-cell office:value-type="float" office:value="0.237071542" calcext:value-type="float">
            <text:p>0.237071542</text:p>
          </table:table-cell>
          <table:table-cell office:value-type="float" office:value="0.237544803" calcext:value-type="float">
            <text:p>0.237544803</text:p>
          </table:table-cell>
          <table:table-cell office:value-type="float" office:value="0.008359904" calcext:value-type="float">
            <text:p>0.00835990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8382249" calcext:value-type="float">
            <text:p>0.238382249</text:p>
          </table:table-cell>
          <table:table-cell office:value-type="float" office:value="0.249908596" calcext:value-type="float">
            <text:p>0.249908596</text:p>
          </table:table-cell>
          <table:table-cell office:value-type="float" office:value="0.223951366" calcext:value-type="float">
            <text:p>0.223951366</text:p>
          </table:table-cell>
          <table:table-cell office:value-type="float" office:value="0.23741407" calcext:value-type="float">
            <text:p>0.23741407</text:p>
          </table:table-cell>
          <table:table-cell office:value-type="float" office:value="0.238382249" calcext:value-type="float">
            <text:p>0.238382249</text:p>
          </table:table-cell>
          <table:table-cell office:value-type="float" office:value="0.23741407" calcext:value-type="float">
            <text:p>0.23741407</text:p>
          </table:table-cell>
          <table:table-cell office:value-type="float" office:value="0.010619086" calcext:value-type="float">
            <text:p>0.01061908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7818985" calcext:value-type="float">
            <text:p>0.237818985</text:p>
          </table:table-cell>
          <table:table-cell office:value-type="float" office:value="0.250932604" calcext:value-type="float">
            <text:p>0.250932604</text:p>
          </table:table-cell>
          <table:table-cell office:value-type="float" office:value="0.222599533" calcext:value-type="float">
            <text:p>0.222599533</text:p>
          </table:table-cell>
          <table:table-cell office:value-type="float" office:value="0.237117041" calcext:value-type="float">
            <text:p>0.237117041</text:p>
          </table:table-cell>
          <table:table-cell office:value-type="float" office:value="0.237818985" calcext:value-type="float">
            <text:p>0.237818985</text:p>
          </table:table-cell>
          <table:table-cell office:value-type="float" office:value="0.237117041" calcext:value-type="float">
            <text:p>0.237117041</text:p>
          </table:table-cell>
          <table:table-cell office:value-type="float" office:value="0.011577572" calcext:value-type="float">
            <text:p>0.011577572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8373904" calcext:value-type="float">
            <text:p>0.238373904</text:p>
          </table:table-cell>
          <table:table-cell office:value-type="float" office:value="0.251341492" calcext:value-type="float">
            <text:p>0.251341492</text:p>
          </table:table-cell>
          <table:table-cell office:value-type="float" office:value="0.222173956" calcext:value-type="float">
            <text:p>0.222173956</text:p>
          </table:table-cell>
          <table:table-cell office:value-type="float" office:value="0.237296451" calcext:value-type="float">
            <text:p>0.237296451</text:p>
          </table:table-cell>
          <table:table-cell office:value-type="float" office:value="0.238373904" calcext:value-type="float">
            <text:p>0.238373904</text:p>
          </table:table-cell>
          <table:table-cell office:value-type="float" office:value="0.237296451" calcext:value-type="float">
            <text:p>0.237296451</text:p>
          </table:table-cell>
          <table:table-cell office:value-type="float" office:value="0.011931945" calcext:value-type="float">
            <text:p>0.01193194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65898" calcext:value-type="float">
            <text:p>0.23965898</text:p>
          </table:table-cell>
          <table:table-cell office:value-type="float" office:value="0.250769287" calcext:value-type="float">
            <text:p>0.250769287</text:p>
          </table:table-cell>
          <table:table-cell office:value-type="float" office:value="0.222131636" calcext:value-type="float">
            <text:p>0.222131636</text:p>
          </table:table-cell>
          <table:table-cell office:value-type="float" office:value="0.237519968" calcext:value-type="float">
            <text:p>0.237519968</text:p>
          </table:table-cell>
          <table:table-cell office:value-type="float" office:value="0.23965898" calcext:value-type="float">
            <text:p>0.23965898</text:p>
          </table:table-cell>
          <table:table-cell office:value-type="float" office:value="0.237519968" calcext:value-type="float">
            <text:p>0.237519968</text:p>
          </table:table-cell>
          <table:table-cell office:value-type="float" office:value="0.011788703" calcext:value-type="float">
            <text:p>0.011788703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0560799" calcext:value-type="float">
            <text:p>0.240560799</text:p>
          </table:table-cell>
          <table:table-cell office:value-type="float" office:value="0.250296623" calcext:value-type="float">
            <text:p>0.250296623</text:p>
          </table:table-cell>
          <table:table-cell office:value-type="float" office:value="0.222436216" calcext:value-type="float">
            <text:p>0.222436216</text:p>
          </table:table-cell>
          <table:table-cell office:value-type="float" office:value="0.237764546" calcext:value-type="float">
            <text:p>0.237764546</text:p>
          </table:table-cell>
          <table:table-cell office:value-type="float" office:value="0.240560799" calcext:value-type="float">
            <text:p>0.240560799</text:p>
          </table:table-cell>
          <table:table-cell office:value-type="float" office:value="0.237764546" calcext:value-type="float">
            <text:p>0.237764546</text:p>
          </table:table-cell>
          <table:table-cell office:value-type="float" office:value="0.011544547" calcext:value-type="float">
            <text:p>0.01154454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1551428" calcext:value-type="float">
            <text:p>0.241551428</text:p>
          </table:table-cell>
          <table:table-cell office:value-type="float" office:value="0.249969393" calcext:value-type="float">
            <text:p>0.249969393</text:p>
          </table:table-cell>
          <table:table-cell office:value-type="float" office:value="0.222542312" calcext:value-type="float">
            <text:p>0.222542312</text:p>
          </table:table-cell>
          <table:table-cell office:value-type="float" office:value="0.238021044" calcext:value-type="float">
            <text:p>0.238021044</text:p>
          </table:table-cell>
          <table:table-cell office:value-type="float" office:value="0.241551428" calcext:value-type="float">
            <text:p>0.241551428</text:p>
          </table:table-cell>
          <table:table-cell office:value-type="float" office:value="0.238021044" calcext:value-type="float">
            <text:p>0.238021044</text:p>
          </table:table-cell>
          <table:table-cell office:value-type="float" office:value="0.011471963" calcext:value-type="float">
            <text:p>0.01147196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1580038" calcext:value-type="float">
            <text:p>0.241580038</text:p>
          </table:table-cell>
          <table:table-cell office:value-type="float" office:value="0.24879697" calcext:value-type="float">
            <text:p>0.24879697</text:p>
          </table:table-cell>
          <table:table-cell office:value-type="float" office:value="0.224328068" calcext:value-type="float">
            <text:p>0.224328068</text:p>
          </table:table-cell>
          <table:table-cell office:value-type="float" office:value="0.238235025" calcext:value-type="float">
            <text:p>0.238235025</text:p>
          </table:table-cell>
          <table:table-cell office:value-type="float" office:value="0.241580038" calcext:value-type="float">
            <text:p>0.241580038</text:p>
          </table:table-cell>
          <table:table-cell office:value-type="float" office:value="0.238235025" calcext:value-type="float">
            <text:p>0.238235025</text:p>
          </table:table-cell>
          <table:table-cell office:value-type="float" office:value="0.010265594" calcext:value-type="float">
            <text:p>0.01026559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962534" calcext:value-type="float">
            <text:p>0.240962534</text:p>
          </table:table-cell>
          <table:table-cell office:value-type="float" office:value="0.248472124" calcext:value-type="float">
            <text:p>0.248472124</text:p>
          </table:table-cell>
          <table:table-cell office:value-type="float" office:value="0.225452212" calcext:value-type="float">
            <text:p>0.225452212</text:p>
          </table:table-cell>
          <table:table-cell office:value-type="float" office:value="0.238295623" calcext:value-type="float">
            <text:p>0.238295623</text:p>
          </table:table-cell>
          <table:table-cell office:value-type="float" office:value="0.240962534" calcext:value-type="float">
            <text:p>0.240962534</text:p>
          </table:table-cell>
          <table:table-cell office:value-type="float" office:value="0.238295623" calcext:value-type="float">
            <text:p>0.238295623</text:p>
          </table:table-cell>
          <table:table-cell office:value-type="float" office:value="0.009585176" calcext:value-type="float">
            <text:p>0.00958517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235191" calcext:value-type="float">
            <text:p>0.239235191</text:p>
          </table:table-cell>
          <table:table-cell office:value-type="float" office:value="0.248069197" calcext:value-type="float">
            <text:p>0.248069197</text:p>
          </table:table-cell>
          <table:table-cell office:value-type="float" office:value="0.226478604" calcext:value-type="float">
            <text:p>0.226478604</text:p>
          </table:table-cell>
          <table:table-cell office:value-type="float" office:value="0.237927664" calcext:value-type="float">
            <text:p>0.237927664</text:p>
          </table:table-cell>
          <table:table-cell office:value-type="float" office:value="0.239235191" calcext:value-type="float">
            <text:p>0.239235191</text:p>
          </table:table-cell>
          <table:table-cell office:value-type="float" office:value="0.237927664" calcext:value-type="float">
            <text:p>0.237927664</text:p>
          </table:table-cell>
          <table:table-cell office:value-type="float" office:value="0.00886268" calcext:value-type="float">
            <text:p>0.0088626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8043098" calcext:value-type="float">
            <text:p>0.238043098</text:p>
          </table:table-cell>
          <table:table-cell office:value-type="float" office:value="0.247954756" calcext:value-type="float">
            <text:p>0.247954756</text:p>
          </table:table-cell>
          <table:table-cell office:value-type="float" office:value="0.22714558" calcext:value-type="float">
            <text:p>0.22714558</text:p>
          </table:table-cell>
          <table:table-cell office:value-type="float" office:value="0.237714478" calcext:value-type="float">
            <text:p>0.237714478</text:p>
          </table:table-cell>
          <table:table-cell office:value-type="float" office:value="0.238043098" calcext:value-type="float">
            <text:p>0.238043098</text:p>
          </table:table-cell>
          <table:table-cell office:value-type="float" office:value="0.237714478" calcext:value-type="float">
            <text:p>0.237714478</text:p>
          </table:table-cell>
          <table:table-cell office:value-type="float" office:value="0.008498488" calcext:value-type="float">
            <text:p>0.00849848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8002567" calcext:value-type="float">
            <text:p>0.238002567</text:p>
          </table:table-cell>
          <table:table-cell office:value-type="float" office:value="0.248007804" calcext:value-type="float">
            <text:p>0.248007804</text:p>
          </table:table-cell>
          <table:table-cell office:value-type="float" office:value="0.227708248" calcext:value-type="float">
            <text:p>0.227708248</text:p>
          </table:table-cell>
          <table:table-cell office:value-type="float" office:value="0.237906206" calcext:value-type="float">
            <text:p>0.237906206</text:p>
          </table:table-cell>
          <table:table-cell office:value-type="float" office:value="0.238002567" calcext:value-type="float">
            <text:p>0.238002567</text:p>
          </table:table-cell>
          <table:table-cell office:value-type="float" office:value="0.237906206" calcext:value-type="float">
            <text:p>0.237906206</text:p>
          </table:table-cell>
          <table:table-cell office:value-type="float" office:value="0.008287539" calcext:value-type="float">
            <text:p>0.008287539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69422" calcext:value-type="float">
            <text:p>0.2369422</text:p>
          </table:table-cell>
          <table:table-cell office:value-type="float" office:value="0.248140722" calcext:value-type="float">
            <text:p>0.248140722</text:p>
          </table:table-cell>
          <table:table-cell office:value-type="float" office:value="0.227760104" calcext:value-type="float">
            <text:p>0.227760104</text:p>
          </table:table-cell>
          <table:table-cell office:value-type="float" office:value="0.237614342" calcext:value-type="float">
            <text:p>0.237614342</text:p>
          </table:table-cell>
          <table:table-cell office:value-type="float" office:value="0.2369422" calcext:value-type="float">
            <text:p>0.2369422</text:p>
          </table:table-cell>
          <table:table-cell office:value-type="float" office:value="0.237614342" calcext:value-type="float">
            <text:p>0.237614342</text:p>
          </table:table-cell>
          <table:table-cell office:value-type="float" office:value="0.008333916" calcext:value-type="float">
            <text:p>0.00833391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670557" calcext:value-type="float">
            <text:p>0.23670557</text:p>
          </table:table-cell>
          <table:table-cell office:value-type="float" office:value="0.248081714" calcext:value-type="float">
            <text:p>0.248081714</text:p>
          </table:table-cell>
          <table:table-cell office:value-type="float" office:value="0.227989582" calcext:value-type="float">
            <text:p>0.227989582</text:p>
          </table:table-cell>
          <table:table-cell office:value-type="float" office:value="0.237592288" calcext:value-type="float">
            <text:p>0.237592288</text:p>
          </table:table-cell>
          <table:table-cell office:value-type="float" office:value="0.23670557" calcext:value-type="float">
            <text:p>0.23670557</text:p>
          </table:table-cell>
          <table:table-cell office:value-type="float" office:value="0.237592288" calcext:value-type="float">
            <text:p>0.237592288</text:p>
          </table:table-cell>
          <table:table-cell office:value-type="float" office:value="0.008226508" calcext:value-type="float">
            <text:p>0.00822650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6952333" calcext:value-type="float">
            <text:p>0.236952333</text:p>
          </table:table-cell>
          <table:table-cell office:value-type="float" office:value="0.248155623" calcext:value-type="float">
            <text:p>0.248155623</text:p>
          </table:table-cell>
          <table:table-cell office:value-type="float" office:value="0.227567581" calcext:value-type="float">
            <text:p>0.227567581</text:p>
          </table:table-cell>
          <table:table-cell office:value-type="float" office:value="0.237558512" calcext:value-type="float">
            <text:p>0.237558512</text:p>
          </table:table-cell>
          <table:table-cell office:value-type="float" office:value="0.236952333" calcext:value-type="float">
            <text:p>0.236952333</text:p>
          </table:table-cell>
          <table:table-cell office:value-type="float" office:value="0.237558512" calcext:value-type="float">
            <text:p>0.237558512</text:p>
          </table:table-cell>
          <table:table-cell office:value-type="float" office:value="0.008415956" calcext:value-type="float">
            <text:p>0.00841595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8324432" calcext:value-type="float">
            <text:p>0.238324432</text:p>
          </table:table-cell>
          <table:table-cell office:value-type="float" office:value="0.248984724" calcext:value-type="float">
            <text:p>0.248984724</text:p>
          </table:table-cell>
          <table:table-cell office:value-type="float" office:value="0.225776461" calcext:value-type="float">
            <text:p>0.225776461</text:p>
          </table:table-cell>
          <table:table-cell office:value-type="float" office:value="0.237695206" calcext:value-type="float">
            <text:p>0.237695206</text:p>
          </table:table-cell>
          <table:table-cell office:value-type="float" office:value="0.238324432" calcext:value-type="float">
            <text:p>0.238324432</text:p>
          </table:table-cell>
          <table:table-cell office:value-type="float" office:value="0.237695206" calcext:value-type="float">
            <text:p>0.237695206</text:p>
          </table:table-cell>
          <table:table-cell office:value-type="float" office:value="0.009485175" calcext:value-type="float">
            <text:p>0.00948517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8744645" calcext:value-type="float">
            <text:p>0.238744645</text:p>
          </table:table-cell>
          <table:table-cell office:value-type="float" office:value="0.249156982" calcext:value-type="float">
            <text:p>0.249156982</text:p>
          </table:table-cell>
          <table:table-cell office:value-type="float" office:value="0.224733379" calcext:value-type="float">
            <text:p>0.224733379</text:p>
          </table:table-cell>
          <table:table-cell office:value-type="float" office:value="0.237545002" calcext:value-type="float">
            <text:p>0.237545002</text:p>
          </table:table-cell>
          <table:table-cell office:value-type="float" office:value="0.238744645" calcext:value-type="float">
            <text:p>0.238744645</text:p>
          </table:table-cell>
          <table:table-cell office:value-type="float" office:value="0.237545002" calcext:value-type="float">
            <text:p>0.237545002</text:p>
          </table:table-cell>
          <table:table-cell office:value-type="float" office:value="0.010006912" calcext:value-type="float">
            <text:p>0.01000691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38860874" calcext:value-type="float">
            <text:p>0.238860874</text:p>
          </table:table-cell>
          <table:table-cell office:value-type="float" office:value="0.250226289" calcext:value-type="float">
            <text:p>0.250226289</text:p>
          </table:table-cell>
          <table:table-cell office:value-type="float" office:value="0.223539498" calcext:value-type="float">
            <text:p>0.223539498</text:p>
          </table:table-cell>
          <table:table-cell office:value-type="float" office:value="0.23754222" calcext:value-type="float">
            <text:p>0.23754222</text:p>
          </table:table-cell>
          <table:table-cell office:value-type="float" office:value="0.238860874" calcext:value-type="float">
            <text:p>0.238860874</text:p>
          </table:table-cell>
          <table:table-cell office:value-type="float" office:value="0.23754222" calcext:value-type="float">
            <text:p>0.23754222</text:p>
          </table:table-cell>
          <table:table-cell office:value-type="float" office:value="0.010934665" calcext:value-type="float">
            <text:p>0.010934665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8996773" calcext:value-type="float">
            <text:p>0.238996773</text:p>
          </table:table-cell>
          <table:table-cell office:value-type="float" office:value="0.25039199" calcext:value-type="float">
            <text:p>0.25039199</text:p>
          </table:table-cell>
          <table:table-cell office:value-type="float" office:value="0.223065641" calcext:value-type="float">
            <text:p>0.223065641</text:p>
          </table:table-cell>
          <table:table-cell office:value-type="float" office:value="0.237484801" calcext:value-type="float">
            <text:p>0.237484801</text:p>
          </table:table-cell>
          <table:table-cell office:value-type="float" office:value="0.238996773" calcext:value-type="float">
            <text:p>0.238996773</text:p>
          </table:table-cell>
          <table:table-cell office:value-type="float" office:value="0.237484801" calcext:value-type="float">
            <text:p>0.237484801</text:p>
          </table:table-cell>
          <table:table-cell office:value-type="float" office:value="0.011207048" calcext:value-type="float">
            <text:p>0.011207048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38456158" calcext:value-type="float">
            <text:p>0.238456158</text:p>
          </table:table-cell>
          <table:table-cell office:value-type="float" office:value="0.250897437" calcext:value-type="float">
            <text:p>0.250897437</text:p>
          </table:table-cell>
          <table:table-cell office:value-type="float" office:value="0.222758677" calcext:value-type="float">
            <text:p>0.222758677</text:p>
          </table:table-cell>
          <table:table-cell office:value-type="float" office:value="0.237370758" calcext:value-type="float">
            <text:p>0.237370758</text:p>
          </table:table-cell>
          <table:table-cell office:value-type="float" office:value="0.238456158" calcext:value-type="float">
            <text:p>0.238456158</text:p>
          </table:table-cell>
          <table:table-cell office:value-type="float" office:value="0.237370758" calcext:value-type="float">
            <text:p>0.237370758</text:p>
          </table:table-cell>
          <table:table-cell office:value-type="float" office:value="0.011513211" calcext:value-type="float">
            <text:p>0.01151321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3941937" calcext:value-type="float">
            <text:p>0.23941937</text:p>
          </table:table-cell>
          <table:table-cell office:value-type="float" office:value="0.250763923" calcext:value-type="float">
            <text:p>0.250763923</text:p>
          </table:table-cell>
          <table:table-cell office:value-type="float" office:value="0.222518471" calcext:value-type="float">
            <text:p>0.222518471</text:p>
          </table:table-cell>
          <table:table-cell office:value-type="float" office:value="0.237567254" calcext:value-type="float">
            <text:p>0.237567254</text:p>
          </table:table-cell>
          <table:table-cell office:value-type="float" office:value="0.23941937" calcext:value-type="float">
            <text:p>0.23941937</text:p>
          </table:table-cell>
          <table:table-cell office:value-type="float" office:value="0.237567254" calcext:value-type="float">
            <text:p>0.237567254</text:p>
          </table:table-cell>
          <table:table-cell office:value-type="float" office:value="0.01160529" calcext:value-type="float">
            <text:p>0.0116052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39967732" calcext:value-type="float">
            <text:p>0.239967732</text:p>
          </table:table-cell>
          <table:table-cell office:value-type="float" office:value="0.250495702" calcext:value-type="float">
            <text:p>0.250495702</text:p>
          </table:table-cell>
          <table:table-cell office:value-type="float" office:value="0.22245827" calcext:value-type="float">
            <text:p>0.22245827</text:p>
          </table:table-cell>
          <table:table-cell office:value-type="float" office:value="0.237640568" calcext:value-type="float">
            <text:p>0.237640568</text:p>
          </table:table-cell>
          <table:table-cell office:value-type="float" office:value="0.239967732" calcext:value-type="float">
            <text:p>0.239967732</text:p>
          </table:table-cell>
          <table:table-cell office:value-type="float" office:value="0.237640568" calcext:value-type="float">
            <text:p>0.237640568</text:p>
          </table:table-cell>
          <table:table-cell office:value-type="float" office:value="0.011563914" calcext:value-type="float">
            <text:p>0.01156391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1012602" calcext:value-type="float">
            <text:p>0.241012602</text:p>
          </table:table-cell>
          <table:table-cell office:value-type="float" office:value="0.249997407" calcext:value-type="float">
            <text:p>0.249997407</text:p>
          </table:table-cell>
          <table:table-cell office:value-type="float" office:value="0.222847488" calcext:value-type="float">
            <text:p>0.222847488</text:p>
          </table:table-cell>
          <table:table-cell office:value-type="float" office:value="0.237952499" calcext:value-type="float">
            <text:p>0.237952499</text:p>
          </table:table-cell>
          <table:table-cell office:value-type="float" office:value="0.241012602" calcext:value-type="float">
            <text:p>0.241012602</text:p>
          </table:table-cell>
          <table:table-cell office:value-type="float" office:value="0.237952499" calcext:value-type="float">
            <text:p>0.237952499</text:p>
          </table:table-cell>
          <table:table-cell office:value-type="float" office:value="0.011293145" calcext:value-type="float">
            <text:p>0.01129314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1710572" calcext:value-type="float">
            <text:p>0.241710572</text:p>
          </table:table-cell>
          <table:table-cell office:value-type="float" office:value="0.250012308" calcext:value-type="float">
            <text:p>0.250012308</text:p>
          </table:table-cell>
          <table:table-cell office:value-type="float" office:value="0.223389295" calcext:value-type="float">
            <text:p>0.223389295</text:p>
          </table:table-cell>
          <table:table-cell office:value-type="float" office:value="0.238370725" calcext:value-type="float">
            <text:p>0.238370725</text:p>
          </table:table-cell>
          <table:table-cell office:value-type="float" office:value="0.241710572" calcext:value-type="float">
            <text:p>0.241710572</text:p>
          </table:table-cell>
          <table:table-cell office:value-type="float" office:value="0.238370725" calcext:value-type="float">
            <text:p>0.238370725</text:p>
          </table:table-cell>
          <table:table-cell office:value-type="float" office:value="0.011122414" calcext:value-type="float">
            <text:p>0.011122414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1429238" calcext:value-type="float">
            <text:p>0.241429238</text:p>
          </table:table-cell>
          <table:table-cell office:value-type="float" office:value="0.249896079" calcext:value-type="float">
            <text:p>0.249896079</text:p>
          </table:table-cell>
          <table:table-cell office:value-type="float" office:value="0.222939279" calcext:value-type="float">
            <text:p>0.222939279</text:p>
          </table:table-cell>
          <table:table-cell office:value-type="float" office:value="0.238088199" calcext:value-type="float">
            <text:p>0.238088199</text:p>
          </table:table-cell>
          <table:table-cell office:value-type="float" office:value="0.241429238" calcext:value-type="float">
            <text:p>0.241429238</text:p>
          </table:table-cell>
          <table:table-cell office:value-type="float" office:value="0.238088199" calcext:value-type="float">
            <text:p>0.238088199</text:p>
          </table:table-cell>
          <table:table-cell office:value-type="float" office:value="0.011255789" calcext:value-type="float">
            <text:p>0.011255789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1661697" calcext:value-type="float">
            <text:p>0.241661697</text:p>
          </table:table-cell>
          <table:table-cell office:value-type="float" office:value="0.250276357" calcext:value-type="float">
            <text:p>0.250276357</text:p>
          </table:table-cell>
          <table:table-cell office:value-type="float" office:value="0.223100808" calcext:value-type="float">
            <text:p>0.223100808</text:p>
          </table:table-cell>
          <table:table-cell office:value-type="float" office:value="0.238346287" calcext:value-type="float">
            <text:p>0.238346287</text:p>
          </table:table-cell>
          <table:table-cell office:value-type="float" office:value="0.241661697" calcext:value-type="float">
            <text:p>0.241661697</text:p>
          </table:table-cell>
          <table:table-cell office:value-type="float" office:value="0.238346287" calcext:value-type="float">
            <text:p>0.238346287</text:p>
          </table:table-cell>
          <table:table-cell office:value-type="float" office:value="0.011339358" calcext:value-type="float">
            <text:p>0.01133935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2673784" calcext:value-type="float">
            <text:p>0.242673784</text:p>
          </table:table-cell>
          <table:table-cell office:value-type="float" office:value="0.249675542" calcext:value-type="float">
            <text:p>0.249675542</text:p>
          </table:table-cell>
          <table:table-cell office:value-type="float" office:value="0.223279622" calcext:value-type="float">
            <text:p>0.223279622</text:p>
          </table:table-cell>
          <table:table-cell office:value-type="float" office:value="0.238542983" calcext:value-type="float">
            <text:p>0.238542983</text:p>
          </table:table-cell>
          <table:table-cell office:value-type="float" office:value="0.242673784" calcext:value-type="float">
            <text:p>0.242673784</text:p>
          </table:table-cell>
          <table:table-cell office:value-type="float" office:value="0.238542983" calcext:value-type="float">
            <text:p>0.238542983</text:p>
          </table:table-cell>
          <table:table-cell office:value-type="float" office:value="0.011164939" calcext:value-type="float">
            <text:p>0.011164939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2528944" calcext:value-type="float">
            <text:p>0.242528944</text:p>
          </table:table-cell>
          <table:table-cell office:value-type="float" office:value="0.248631269" calcext:value-type="float">
            <text:p>0.248631269</text:p>
          </table:table-cell>
          <table:table-cell office:value-type="float" office:value="0.224646953" calcext:value-type="float">
            <text:p>0.224646953</text:p>
          </table:table-cell>
          <table:table-cell office:value-type="float" office:value="0.238602389" calcext:value-type="float">
            <text:p>0.238602389</text:p>
          </table:table-cell>
          <table:table-cell office:value-type="float" office:value="0.242528944" calcext:value-type="float">
            <text:p>0.242528944</text:p>
          </table:table-cell>
          <table:table-cell office:value-type="float" office:value="0.238602389" calcext:value-type="float">
            <text:p>0.238602389</text:p>
          </table:table-cell>
          <table:table-cell office:value-type="float" office:value="0.010177597" calcext:value-type="float">
            <text:p>0.01017759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6533908" calcext:value-type="float">
            <text:p>0.236533908</text:p>
          </table:table-cell>
          <table:table-cell office:value-type="float" office:value="0.248072177" calcext:value-type="float">
            <text:p>0.248072177</text:p>
          </table:table-cell>
          <table:table-cell office:value-type="float" office:value="0.227503208" calcext:value-type="float">
            <text:p>0.227503208</text:p>
          </table:table-cell>
          <table:table-cell office:value-type="float" office:value="0.237369764" calcext:value-type="float">
            <text:p>0.237369764</text:p>
          </table:table-cell>
          <table:table-cell office:value-type="float" office:value="0.236533908" calcext:value-type="float">
            <text:p>0.236533908</text:p>
          </table:table-cell>
          <table:table-cell office:value-type="float" office:value="0.237369764" calcext:value-type="float">
            <text:p>0.237369764</text:p>
          </table:table-cell>
          <table:table-cell office:value-type="float" office:value="0.008418021" calcext:value-type="float">
            <text:p>0.00841802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8050251" calcext:value-type="float">
            <text:p>0.238050251</text:p>
          </table:table-cell>
          <table:table-cell office:value-type="float" office:value="0.248883992" calcext:value-type="float">
            <text:p>0.248883992</text:p>
          </table:table-cell>
          <table:table-cell office:value-type="float" office:value="0.225862292" calcext:value-type="float">
            <text:p>0.225862292</text:p>
          </table:table-cell>
          <table:table-cell office:value-type="float" office:value="0.237598845" calcext:value-type="float">
            <text:p>0.237598845</text:p>
          </table:table-cell>
          <table:table-cell office:value-type="float" office:value="0.238050251" calcext:value-type="float">
            <text:p>0.238050251</text:p>
          </table:table-cell>
          <table:table-cell office:value-type="float" office:value="0.237598845" calcext:value-type="float">
            <text:p>0.237598845</text:p>
          </table:table-cell>
          <table:table-cell office:value-type="float" office:value="0.009403989" calcext:value-type="float">
            <text:p>0.009403989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891571" calcext:value-type="float">
            <text:p>0.23891571</text:p>
          </table:table-cell>
          <table:table-cell office:value-type="float" office:value="0.249952704" calcext:value-type="float">
            <text:p>0.249952704</text:p>
          </table:table-cell>
          <table:table-cell office:value-type="float" office:value="0.224337009" calcext:value-type="float">
            <text:p>0.224337009</text:p>
          </table:table-cell>
          <table:table-cell office:value-type="float" office:value="0.237735141" calcext:value-type="float">
            <text:p>0.237735141</text:p>
          </table:table-cell>
          <table:table-cell office:value-type="float" office:value="0.23891571" calcext:value-type="float">
            <text:p>0.23891571</text:p>
          </table:table-cell>
          <table:table-cell office:value-type="float" office:value="0.237735141" calcext:value-type="float">
            <text:p>0.237735141</text:p>
          </table:table-cell>
          <table:table-cell office:value-type="float" office:value="0.01049083" calcext:value-type="float">
            <text:p>0.0104908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9229231" calcext:value-type="float">
            <text:p>0.239229231</text:p>
          </table:table-cell>
          <table:table-cell office:value-type="float" office:value="0.249979526" calcext:value-type="float">
            <text:p>0.249979526</text:p>
          </table:table-cell>
          <table:table-cell office:value-type="float" office:value="0.224602249" calcext:value-type="float">
            <text:p>0.224602249</text:p>
          </table:table-cell>
          <table:table-cell office:value-type="float" office:value="0.237937002" calcext:value-type="float">
            <text:p>0.237937002</text:p>
          </table:table-cell>
          <table:table-cell office:value-type="float" office:value="0.239229231" calcext:value-type="float">
            <text:p>0.239229231</text:p>
          </table:table-cell>
          <table:table-cell office:value-type="float" office:value="0.237937002" calcext:value-type="float">
            <text:p>0.237937002</text:p>
          </table:table-cell>
          <table:table-cell office:value-type="float" office:value="0.010400447" calcext:value-type="float">
            <text:p>0.01040044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8528876" calcext:value-type="float">
            <text:p>0.238528876</text:p>
          </table:table-cell>
          <table:table-cell office:value-type="float" office:value="0.250916511" calcext:value-type="float">
            <text:p>0.250916511</text:p>
          </table:table-cell>
          <table:table-cell office:value-type="float" office:value="0.223936465" calcext:value-type="float">
            <text:p>0.223936465</text:p>
          </table:table-cell>
          <table:table-cell office:value-type="float" office:value="0.237793951" calcext:value-type="float">
            <text:p>0.237793951</text:p>
          </table:table-cell>
          <table:table-cell office:value-type="float" office:value="0.238528876" calcext:value-type="float">
            <text:p>0.238528876</text:p>
          </table:table-cell>
          <table:table-cell office:value-type="float" office:value="0.237793951" calcext:value-type="float">
            <text:p>0.237793951</text:p>
          </table:table-cell>
          <table:table-cell office:value-type="float" office:value="0.01102681" calcext:value-type="float">
            <text:p>0.0110268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242344" calcext:value-type="float">
            <text:p>0.239242344</text:p>
          </table:table-cell>
          <table:table-cell office:value-type="float" office:value="0.251466066" calcext:value-type="float">
            <text:p>0.251466066</text:p>
          </table:table-cell>
          <table:table-cell office:value-type="float" office:value="0.223787454" calcext:value-type="float">
            <text:p>0.223787454</text:p>
          </table:table-cell>
          <table:table-cell office:value-type="float" office:value="0.238165288" calcext:value-type="float">
            <text:p>0.238165288</text:p>
          </table:table-cell>
          <table:table-cell office:value-type="float" office:value="0.239242344" calcext:value-type="float">
            <text:p>0.239242344</text:p>
          </table:table-cell>
          <table:table-cell office:value-type="float" office:value="0.238165288" calcext:value-type="float">
            <text:p>0.238165288</text:p>
          </table:table-cell>
          <table:table-cell office:value-type="float" office:value="0.011325382" calcext:value-type="float">
            <text:p>0.01132538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9123135" calcext:value-type="float">
            <text:p>0.239123135</text:p>
          </table:table-cell>
          <table:table-cell office:value-type="float" office:value="0.25160256" calcext:value-type="float">
            <text:p>0.25160256</text:p>
          </table:table-cell>
          <table:table-cell office:value-type="float" office:value="0.222869542" calcext:value-type="float">
            <text:p>0.222869542</text:p>
          </table:table-cell>
          <table:table-cell office:value-type="float" office:value="0.237865079" calcext:value-type="float">
            <text:p>0.237865079</text:p>
          </table:table-cell>
          <table:table-cell office:value-type="float" office:value="0.239123135" calcext:value-type="float">
            <text:p>0.239123135</text:p>
          </table:table-cell>
          <table:table-cell office:value-type="float" office:value="0.237865079" calcext:value-type="float">
            <text:p>0.237865079</text:p>
          </table:table-cell>
          <table:table-cell office:value-type="float" office:value="0.011763889" calcext:value-type="float">
            <text:p>0.011763889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9219098" calcext:value-type="float">
            <text:p>0.239219098</text:p>
          </table:table-cell>
          <table:table-cell office:value-type="float" office:value="0.251736671" calcext:value-type="float">
            <text:p>0.251736671</text:p>
          </table:table-cell>
          <table:table-cell office:value-type="float" office:value="0.223025706" calcext:value-type="float">
            <text:p>0.223025706</text:p>
          </table:table-cell>
          <table:table-cell office:value-type="float" office:value="0.237993825" calcext:value-type="float">
            <text:p>0.237993825</text:p>
          </table:table-cell>
          <table:table-cell office:value-type="float" office:value="0.239219098" calcext:value-type="float">
            <text:p>0.239219098</text:p>
          </table:table-cell>
          <table:table-cell office:value-type="float" office:value="0.237993825" calcext:value-type="float">
            <text:p>0.237993825</text:p>
          </table:table-cell>
          <table:table-cell office:value-type="float" office:value="0.01175318" calcext:value-type="float">
            <text:p>0.0117531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083796" calcext:value-type="float">
            <text:p>0.24083796</text:p>
          </table:table-cell>
          <table:table-cell office:value-type="float" office:value="0.251505405" calcext:value-type="float">
            <text:p>0.251505405</text:p>
          </table:table-cell>
          <table:table-cell office:value-type="float" office:value="0.223091867" calcext:value-type="float">
            <text:p>0.223091867</text:p>
          </table:table-cell>
          <table:table-cell office:value-type="float" office:value="0.238478411" calcext:value-type="float">
            <text:p>0.238478411</text:p>
          </table:table-cell>
          <table:table-cell office:value-type="float" office:value="0.24083796" calcext:value-type="float">
            <text:p>0.24083796</text:p>
          </table:table-cell>
          <table:table-cell office:value-type="float" office:value="0.238478411" calcext:value-type="float">
            <text:p>0.238478411</text:p>
          </table:table-cell>
          <table:table-cell office:value-type="float" office:value="0.011719155" calcext:value-type="float">
            <text:p>0.011719155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2158203" calcext:value-type="float">
            <text:p>0.242158203</text:p>
          </table:table-cell>
          <table:table-cell office:value-type="float" office:value="0.25082472" calcext:value-type="float">
            <text:p>0.25082472</text:p>
          </table:table-cell>
          <table:table-cell office:value-type="float" office:value="0.223087099" calcext:value-type="float">
            <text:p>0.223087099</text:p>
          </table:table-cell>
          <table:table-cell office:value-type="float" office:value="0.238690007" calcext:value-type="float">
            <text:p>0.238690007</text:p>
          </table:table-cell>
          <table:table-cell office:value-type="float" office:value="0.242158203" calcext:value-type="float">
            <text:p>0.242158203</text:p>
          </table:table-cell>
          <table:table-cell office:value-type="float" office:value="0.238690007" calcext:value-type="float">
            <text:p>0.238690007</text:p>
          </table:table-cell>
          <table:table-cell office:value-type="float" office:value="0.011586348" calcext:value-type="float">
            <text:p>0.01158634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42440133" calcext:value-type="float">
            <text:p>0.242440133</text:p>
          </table:table-cell>
          <table:table-cell office:value-type="float" office:value="0.25065425" calcext:value-type="float">
            <text:p>0.25065425</text:p>
          </table:table-cell>
          <table:table-cell office:value-type="float" office:value="0.223365453" calcext:value-type="float">
            <text:p>0.223365453</text:p>
          </table:table-cell>
          <table:table-cell office:value-type="float" office:value="0.238819946" calcext:value-type="float">
            <text:p>0.238819946</text:p>
          </table:table-cell>
          <table:table-cell office:value-type="float" office:value="0.242440133" calcext:value-type="float">
            <text:p>0.242440133</text:p>
          </table:table-cell>
          <table:table-cell office:value-type="float" office:value="0.238819946" calcext:value-type="float">
            <text:p>0.238819946</text:p>
          </table:table-cell>
          <table:table-cell office:value-type="float" office:value="0.011430921" calcext:value-type="float">
            <text:p>0.01143092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43017106" calcext:value-type="float">
            <text:p>0.243017106</text:p>
          </table:table-cell>
          <table:table-cell office:value-type="float" office:value="0.249626666" calcext:value-type="float">
            <text:p>0.249626666</text:p>
          </table:table-cell>
          <table:table-cell office:value-type="float" office:value="0.224154022" calcext:value-type="float">
            <text:p>0.224154022</text:p>
          </table:table-cell>
          <table:table-cell office:value-type="float" office:value="0.238932598" calcext:value-type="float">
            <text:p>0.238932598</text:p>
          </table:table-cell>
          <table:table-cell office:value-type="float" office:value="0.243017106" calcext:value-type="float">
            <text:p>0.243017106</text:p>
          </table:table-cell>
          <table:table-cell office:value-type="float" office:value="0.238932598" calcext:value-type="float">
            <text:p>0.238932598</text:p>
          </table:table-cell>
          <table:table-cell office:value-type="float" office:value="0.010792785" calcext:value-type="float">
            <text:p>0.01079278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1884022" calcext:value-type="float">
            <text:p>0.241884022</text:p>
          </table:table-cell>
          <table:table-cell office:value-type="float" office:value="0.24893704" calcext:value-type="float">
            <text:p>0.24893704</text:p>
          </table:table-cell>
          <table:table-cell office:value-type="float" office:value="0.22528055" calcext:value-type="float">
            <text:p>0.22528055</text:p>
          </table:table-cell>
          <table:table-cell office:value-type="float" office:value="0.238700538" calcext:value-type="float">
            <text:p>0.238700538</text:p>
          </table:table-cell>
          <table:table-cell office:value-type="float" office:value="0.241884022" calcext:value-type="float">
            <text:p>0.241884022</text:p>
          </table:table-cell>
          <table:table-cell office:value-type="float" office:value="0.238700538" calcext:value-type="float">
            <text:p>0.238700538</text:p>
          </table:table-cell>
          <table:table-cell office:value-type="float" office:value="0.009916596" calcext:value-type="float">
            <text:p>0.00991659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7388639" calcext:value-type="float">
            <text:p>0.237388639</text:p>
          </table:table-cell>
          <table:table-cell office:value-type="float" office:value="0.24872604" calcext:value-type="float">
            <text:p>0.24872604</text:p>
          </table:table-cell>
          <table:table-cell office:value-type="float" office:value="0.228670267" calcext:value-type="float">
            <text:p>0.228670267</text:p>
          </table:table-cell>
          <table:table-cell office:value-type="float" office:value="0.238261649" calcext:value-type="float">
            <text:p>0.238261649</text:p>
          </table:table-cell>
          <table:table-cell office:value-type="float" office:value="0.237388639" calcext:value-type="float">
            <text:p>0.237388639</text:p>
          </table:table-cell>
          <table:table-cell office:value-type="float" office:value="0.238261649" calcext:value-type="float">
            <text:p>0.238261649</text:p>
          </table:table-cell>
          <table:table-cell office:value-type="float" office:value="0.008210973" calcext:value-type="float">
            <text:p>0.00821097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7119226" calcext:value-type="float">
            <text:p>0.237119226</text:p>
          </table:table-cell>
          <table:table-cell office:value-type="float" office:value="0.248867303" calcext:value-type="float">
            <text:p>0.248867303</text:p>
          </table:table-cell>
          <table:table-cell office:value-type="float" office:value="0.228107003" calcext:value-type="float">
            <text:p>0.228107003</text:p>
          </table:table-cell>
          <table:table-cell office:value-type="float" office:value="0.238031177" calcext:value-type="float">
            <text:p>0.238031177</text:p>
          </table:table-cell>
          <table:table-cell office:value-type="float" office:value="0.237119226" calcext:value-type="float">
            <text:p>0.237119226</text:p>
          </table:table-cell>
          <table:table-cell office:value-type="float" office:value="0.238031177" calcext:value-type="float">
            <text:p>0.238031177</text:p>
          </table:table-cell>
          <table:table-cell office:value-type="float" office:value="0.008499853" calcext:value-type="float">
            <text:p>0.00849985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7559704" calcext:value-type="float">
            <text:p>0.237559704</text:p>
          </table:table-cell>
          <table:table-cell office:value-type="float" office:value="0.249031216" calcext:value-type="float">
            <text:p>0.249031216</text:p>
          </table:table-cell>
          <table:table-cell office:value-type="float" office:value="0.227235583" calcext:value-type="float">
            <text:p>0.227235583</text:p>
          </table:table-cell>
          <table:table-cell office:value-type="float" office:value="0.237942168" calcext:value-type="float">
            <text:p>0.237942168</text:p>
          </table:table-cell>
          <table:table-cell office:value-type="float" office:value="0.237559704" calcext:value-type="float">
            <text:p>0.237559704</text:p>
          </table:table-cell>
          <table:table-cell office:value-type="float" office:value="0.237942168" calcext:value-type="float">
            <text:p>0.237942168</text:p>
          </table:table-cell>
          <table:table-cell office:value-type="float" office:value="0.008902139" calcext:value-type="float">
            <text:p>0.008902139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8179593" calcext:value-type="float">
            <text:p>0.238179593</text:p>
          </table:table-cell>
          <table:table-cell office:value-type="float" office:value="0.249426395" calcext:value-type="float">
            <text:p>0.249426395</text:p>
          </table:table-cell>
          <table:table-cell office:value-type="float" office:value="0.226622847" calcext:value-type="float">
            <text:p>0.226622847</text:p>
          </table:table-cell>
          <table:table-cell office:value-type="float" office:value="0.238076278" calcext:value-type="float">
            <text:p>0.238076278</text:p>
          </table:table-cell>
          <table:table-cell office:value-type="float" office:value="0.238179593" calcext:value-type="float">
            <text:p>0.238179593</text:p>
          </table:table-cell>
          <table:table-cell office:value-type="float" office:value="0.238076278" calcext:value-type="float">
            <text:p>0.238076278</text:p>
          </table:table-cell>
          <table:table-cell office:value-type="float" office:value="0.009309796" calcext:value-type="float">
            <text:p>0.00930979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8751798" calcext:value-type="float">
            <text:p>0.238751798</text:p>
          </table:table-cell>
          <table:table-cell office:value-type="float" office:value="0.250048667" calcext:value-type="float">
            <text:p>0.250048667</text:p>
          </table:table-cell>
          <table:table-cell office:value-type="float" office:value="0.225854543" calcext:value-type="float">
            <text:p>0.225854543</text:p>
          </table:table-cell>
          <table:table-cell office:value-type="float" office:value="0.238218336" calcext:value-type="float">
            <text:p>0.238218336</text:p>
          </table:table-cell>
          <table:table-cell office:value-type="float" office:value="0.238751798" calcext:value-type="float">
            <text:p>0.238751798</text:p>
          </table:table-cell>
          <table:table-cell office:value-type="float" office:value="0.238218336" calcext:value-type="float">
            <text:p>0.238218336</text:p>
          </table:table-cell>
          <table:table-cell office:value-type="float" office:value="0.00988441" calcext:value-type="float">
            <text:p>0.0098844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3284731" calcext:value-type="float">
            <text:p>0.243284731</text:p>
          </table:table-cell>
          <table:table-cell office:value-type="float" office:value="0.250175029" calcext:value-type="float">
            <text:p>0.250175029</text:p>
          </table:table-cell>
          <table:table-cell office:value-type="float" office:value="0.224083689" calcext:value-type="float">
            <text:p>0.224083689</text:p>
          </table:table-cell>
          <table:table-cell office:value-type="float" office:value="0.23918115" calcext:value-type="float">
            <text:p>0.23918115</text:p>
          </table:table-cell>
          <table:table-cell office:value-type="float" office:value="0.243284731" calcext:value-type="float">
            <text:p>0.243284731</text:p>
          </table:table-cell>
          <table:table-cell office:value-type="float" office:value="0.23918115" calcext:value-type="float">
            <text:p>0.23918115</text:p>
          </table:table-cell>
          <table:table-cell office:value-type="float" office:value="0.011039899" calcext:value-type="float">
            <text:p>0.01103989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42690473" calcext:value-type="float">
            <text:p>0.242690473</text:p>
          </table:table-cell>
          <table:table-cell office:value-type="float" office:value="0.249405533" calcext:value-type="float">
            <text:p>0.249405533</text:p>
          </table:table-cell>
          <table:table-cell office:value-type="float" office:value="0.22486749" calcext:value-type="float">
            <text:p>0.22486749</text:p>
          </table:table-cell>
          <table:table-cell office:value-type="float" office:value="0.238987832" calcext:value-type="float">
            <text:p>0.238987832</text:p>
          </table:table-cell>
          <table:table-cell office:value-type="float" office:value="0.242690473" calcext:value-type="float">
            <text:p>0.242690473</text:p>
          </table:table-cell>
          <table:table-cell office:value-type="float" office:value="0.238987832" calcext:value-type="float">
            <text:p>0.238987832</text:p>
          </table:table-cell>
          <table:table-cell office:value-type="float" office:value="0.010354099" calcext:value-type="float">
            <text:p>0.01035409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1277843" calcext:value-type="float">
            <text:p>0.241277843</text:p>
          </table:table-cell>
          <table:table-cell office:value-type="float" office:value="0.249468118" calcext:value-type="float">
            <text:p>0.249468118</text:p>
          </table:table-cell>
          <table:table-cell office:value-type="float" office:value="0.226066139" calcext:value-type="float">
            <text:p>0.226066139</text:p>
          </table:table-cell>
          <table:table-cell office:value-type="float" office:value="0.238937367" calcext:value-type="float">
            <text:p>0.238937367</text:p>
          </table:table-cell>
          <table:table-cell office:value-type="float" office:value="0.241277843" calcext:value-type="float">
            <text:p>0.241277843</text:p>
          </table:table-cell>
          <table:table-cell office:value-type="float" office:value="0.238937367" calcext:value-type="float">
            <text:p>0.238937367</text:p>
          </table:table-cell>
          <table:table-cell office:value-type="float" office:value="0.0096961" calcext:value-type="float">
            <text:p>0.009696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9955811" calcext:value-type="float">
            <text:p>0.239955811</text:p>
          </table:table-cell>
          <table:table-cell office:value-type="float" office:value="0.249128967" calcext:value-type="float">
            <text:p>0.249128967</text:p>
          </table:table-cell>
          <table:table-cell office:value-type="float" office:value="0.227070478" calcext:value-type="float">
            <text:p>0.227070478</text:p>
          </table:table-cell>
          <table:table-cell office:value-type="float" office:value="0.238718419" calcext:value-type="float">
            <text:p>0.238718419</text:p>
          </table:table-cell>
          <table:table-cell office:value-type="float" office:value="0.239955811" calcext:value-type="float">
            <text:p>0.239955811</text:p>
          </table:table-cell>
          <table:table-cell office:value-type="float" office:value="0.238718419" calcext:value-type="float">
            <text:p>0.238718419</text:p>
          </table:table-cell>
          <table:table-cell office:value-type="float" office:value="0.009047747" calcext:value-type="float">
            <text:p>0.00904774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38617687" calcext:value-type="float">
            <text:p>0.238617687</text:p>
          </table:table-cell>
          <table:table-cell office:value-type="float" office:value="0.248326093" calcext:value-type="float">
            <text:p>0.248326093</text:p>
          </table:table-cell>
          <table:table-cell office:value-type="float" office:value="0.227817324" calcext:value-type="float">
            <text:p>0.227817324</text:p>
          </table:table-cell>
          <table:table-cell office:value-type="float" office:value="0.238253701" calcext:value-type="float">
            <text:p>0.238253701</text:p>
          </table:table-cell>
          <table:table-cell office:value-type="float" office:value="0.238617687" calcext:value-type="float">
            <text:p>0.238617687</text:p>
          </table:table-cell>
          <table:table-cell office:value-type="float" office:value="0.238253701" calcext:value-type="float">
            <text:p>0.238253701</text:p>
          </table:table-cell>
          <table:table-cell office:value-type="float" office:value="0.008376625" calcext:value-type="float">
            <text:p>0.00837662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8074093" calcext:value-type="float">
            <text:p>0.238074093</text:p>
          </table:table-cell>
          <table:table-cell office:value-type="float" office:value="0.248591333" calcext:value-type="float">
            <text:p>0.248591333</text:p>
          </table:table-cell>
          <table:table-cell office:value-type="float" office:value="0.227533606" calcext:value-type="float">
            <text:p>0.227533606</text:p>
          </table:table-cell>
          <table:table-cell office:value-type="float" office:value="0.238066344" calcext:value-type="float">
            <text:p>0.238066344</text:p>
          </table:table-cell>
          <table:table-cell office:value-type="float" office:value="0.238074093" calcext:value-type="float">
            <text:p>0.238074093</text:p>
          </table:table-cell>
          <table:table-cell office:value-type="float" office:value="0.238066344" calcext:value-type="float">
            <text:p>0.238066344</text:p>
          </table:table-cell>
          <table:table-cell office:value-type="float" office:value="0.008596783" calcext:value-type="float">
            <text:p>0.008596783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8708882" calcext:value-type="float">
            <text:p>0.238708882</text:p>
          </table:table-cell>
          <table:table-cell office:value-type="float" office:value="0.249171287" calcext:value-type="float">
            <text:p>0.249171287</text:p>
          </table:table-cell>
          <table:table-cell office:value-type="float" office:value="0.226866034" calcext:value-type="float">
            <text:p>0.226866034</text:p>
          </table:table-cell>
          <table:table-cell office:value-type="float" office:value="0.238248734" calcext:value-type="float">
            <text:p>0.238248734</text:p>
          </table:table-cell>
          <table:table-cell office:value-type="float" office:value="0.238708882" calcext:value-type="float">
            <text:p>0.238708882</text:p>
          </table:table-cell>
          <table:table-cell office:value-type="float" office:value="0.238248734" calcext:value-type="float">
            <text:p>0.238248734</text:p>
          </table:table-cell>
          <table:table-cell office:value-type="float" office:value="0.009111893" calcext:value-type="float">
            <text:p>0.009111893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9374666" calcext:value-type="float">
            <text:p>0.239374666</text:p>
          </table:table-cell>
          <table:table-cell office:value-type="float" office:value="0.249322086" calcext:value-type="float">
            <text:p>0.249322086</text:p>
          </table:table-cell>
          <table:table-cell office:value-type="float" office:value="0.225228694" calcext:value-type="float">
            <text:p>0.225228694</text:p>
          </table:table-cell>
          <table:table-cell office:value-type="float" office:value="0.237975149" calcext:value-type="float">
            <text:p>0.237975149</text:p>
          </table:table-cell>
          <table:table-cell office:value-type="float" office:value="0.239374666" calcext:value-type="float">
            <text:p>0.239374666</text:p>
          </table:table-cell>
          <table:table-cell office:value-type="float" office:value="0.237975149" calcext:value-type="float">
            <text:p>0.237975149</text:p>
          </table:table-cell>
          <table:table-cell office:value-type="float" office:value="0.009885743" calcext:value-type="float">
            <text:p>0.00988574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9621429" calcext:value-type="float">
            <text:p>0.239621429</text:p>
          </table:table-cell>
          <table:table-cell office:value-type="float" office:value="0.250019461" calcext:value-type="float">
            <text:p>0.250019461</text:p>
          </table:table-cell>
          <table:table-cell office:value-type="float" office:value="0.224426415" calcext:value-type="float">
            <text:p>0.224426415</text:p>
          </table:table-cell>
          <table:table-cell office:value-type="float" office:value="0.238022435" calcext:value-type="float">
            <text:p>0.238022435</text:p>
          </table:table-cell>
          <table:table-cell office:value-type="float" office:value="0.239621429" calcext:value-type="float">
            <text:p>0.239621429</text:p>
          </table:table-cell>
          <table:table-cell office:value-type="float" office:value="0.238022435" calcext:value-type="float">
            <text:p>0.238022435</text:p>
          </table:table-cell>
          <table:table-cell office:value-type="float" office:value="0.010509316" calcext:value-type="float">
            <text:p>0.010509316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9605932" calcext:value-type="float">
            <text:p>0.239605932</text:p>
          </table:table-cell>
          <table:table-cell office:value-type="float" office:value="0.25128606" calcext:value-type="float">
            <text:p>0.25128606</text:p>
          </table:table-cell>
          <table:table-cell office:value-type="float" office:value="0.223256972" calcext:value-type="float">
            <text:p>0.223256972</text:p>
          </table:table-cell>
          <table:table-cell office:value-type="float" office:value="0.238049655" calcext:value-type="float">
            <text:p>0.238049655</text:p>
          </table:table-cell>
          <table:table-cell office:value-type="float" office:value="0.239605932" calcext:value-type="float">
            <text:p>0.239605932</text:p>
          </table:table-cell>
          <table:table-cell office:value-type="float" office:value="0.238049655" calcext:value-type="float">
            <text:p>0.238049655</text:p>
          </table:table-cell>
          <table:table-cell office:value-type="float" office:value="0.011495621" calcext:value-type="float">
            <text:p>0.01149562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7429766" calcext:value-type="float">
            <text:p>0.237429766</text:p>
          </table:table-cell>
          <table:table-cell office:value-type="float" office:value="0.248297483" calcext:value-type="float">
            <text:p>0.248297483</text:p>
          </table:table-cell>
          <table:table-cell office:value-type="float" office:value="0.228613642" calcext:value-type="float">
            <text:p>0.228613642</text:p>
          </table:table-cell>
          <table:table-cell office:value-type="float" office:value="0.23811363" calcext:value-type="float">
            <text:p>0.23811363</text:p>
          </table:table-cell>
          <table:table-cell office:value-type="float" office:value="0.237429766" calcext:value-type="float">
            <text:p>0.237429766</text:p>
          </table:table-cell>
          <table:table-cell office:value-type="float" office:value="0.23811363" calcext:value-type="float">
            <text:p>0.23811363</text:p>
          </table:table-cell>
          <table:table-cell office:value-type="float" office:value="0.00805043" calcext:value-type="float">
            <text:p>0.00805043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7626462" calcext:value-type="float">
            <text:p>0.237626462</text:p>
          </table:table-cell>
          <table:table-cell office:value-type="float" office:value="0.248514443" calcext:value-type="float">
            <text:p>0.248514443</text:p>
          </table:table-cell>
          <table:table-cell office:value-type="float" office:value="0.227932957" calcext:value-type="float">
            <text:p>0.227932957</text:p>
          </table:table-cell>
          <table:table-cell office:value-type="float" office:value="0.238024621" calcext:value-type="float">
            <text:p>0.238024621</text:p>
          </table:table-cell>
          <table:table-cell office:value-type="float" office:value="0.237626462" calcext:value-type="float">
            <text:p>0.237626462</text:p>
          </table:table-cell>
          <table:table-cell office:value-type="float" office:value="0.238024621" calcext:value-type="float">
            <text:p>0.238024621</text:p>
          </table:table-cell>
          <table:table-cell office:value-type="float" office:value="0.008407072" calcext:value-type="float">
            <text:p>0.00840707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8773851" calcext:value-type="float">
            <text:p>0.238773851</text:p>
          </table:table-cell>
          <table:table-cell office:value-type="float" office:value="0.248868495" calcext:value-type="float">
            <text:p>0.248868495</text:p>
          </table:table-cell>
          <table:table-cell office:value-type="float" office:value="0.226725963" calcext:value-type="float">
            <text:p>0.226725963</text:p>
          </table:table-cell>
          <table:table-cell office:value-type="float" office:value="0.23812277" calcext:value-type="float">
            <text:p>0.23812277</text:p>
          </table:table-cell>
          <table:table-cell office:value-type="float" office:value="0.238773851" calcext:value-type="float">
            <text:p>0.238773851</text:p>
          </table:table-cell>
          <table:table-cell office:value-type="float" office:value="0.23812277" calcext:value-type="float">
            <text:p>0.23812277</text:p>
          </table:table-cell>
          <table:table-cell office:value-type="float" office:value="0.009051367" calcext:value-type="float">
            <text:p>0.00905136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629774" calcext:value-type="float">
            <text:p>0.239629774</text:p>
          </table:table-cell>
          <table:table-cell office:value-type="float" office:value="0.249434143" calcext:value-type="float">
            <text:p>0.249434143</text:p>
          </table:table-cell>
          <table:table-cell office:value-type="float" office:value="0.225400356" calcext:value-type="float">
            <text:p>0.225400356</text:p>
          </table:table-cell>
          <table:table-cell office:value-type="float" office:value="0.238154758" calcext:value-type="float">
            <text:p>0.238154758</text:p>
          </table:table-cell>
          <table:table-cell office:value-type="float" office:value="0.239629774" calcext:value-type="float">
            <text:p>0.239629774</text:p>
          </table:table-cell>
          <table:table-cell office:value-type="float" office:value="0.238154758" calcext:value-type="float">
            <text:p>0.238154758</text:p>
          </table:table-cell>
          <table:table-cell office:value-type="float" office:value="0.009867032" calcext:value-type="float">
            <text:p>0.009867032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9647655" calcext:value-type="float">
            <text:p>0.239647655</text:p>
          </table:table-cell>
          <table:table-cell office:value-type="float" office:value="0.250769287" calcext:value-type="float">
            <text:p>0.250769287</text:p>
          </table:table-cell>
          <table:table-cell office:value-type="float" office:value="0.223881629" calcext:value-type="float">
            <text:p>0.223881629</text:p>
          </table:table-cell>
          <table:table-cell office:value-type="float" office:value="0.238099524" calcext:value-type="float">
            <text:p>0.238099524</text:p>
          </table:table-cell>
          <table:table-cell office:value-type="float" office:value="0.239647655" calcext:value-type="float">
            <text:p>0.239647655</text:p>
          </table:table-cell>
          <table:table-cell office:value-type="float" office:value="0.238099524" calcext:value-type="float">
            <text:p>0.238099524</text:p>
          </table:table-cell>
          <table:table-cell office:value-type="float" office:value="0.011031291" calcext:value-type="float">
            <text:p>0.01103129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0560203" calcext:value-type="float">
            <text:p>0.240560203</text:p>
          </table:table-cell>
          <table:table-cell office:value-type="float" office:value="0.251458913" calcext:value-type="float">
            <text:p>0.251458913</text:p>
          </table:table-cell>
          <table:table-cell office:value-type="float" office:value="0.222737816" calcext:value-type="float">
            <text:p>0.222737816</text:p>
          </table:table-cell>
          <table:table-cell office:value-type="float" office:value="0.238252311" calcext:value-type="float">
            <text:p>0.238252311</text:p>
          </table:table-cell>
          <table:table-cell office:value-type="float" office:value="0.240560203" calcext:value-type="float">
            <text:p>0.240560203</text:p>
          </table:table-cell>
          <table:table-cell office:value-type="float" office:value="0.238252311" calcext:value-type="float">
            <text:p>0.238252311</text:p>
          </table:table-cell>
          <table:table-cell office:value-type="float" office:value="0.01183836" calcext:value-type="float">
            <text:p>0.01183836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2201119" calcext:value-type="float">
            <text:p>0.242201119</text:p>
          </table:table-cell>
          <table:table-cell office:value-type="float" office:value="0.250823528" calcext:value-type="float">
            <text:p>0.250823528</text:p>
          </table:table-cell>
          <table:table-cell office:value-type="float" office:value="0.223563936" calcext:value-type="float">
            <text:p>0.223563936</text:p>
          </table:table-cell>
          <table:table-cell office:value-type="float" office:value="0.238862861" calcext:value-type="float">
            <text:p>0.238862861</text:p>
          </table:table-cell>
          <table:table-cell office:value-type="float" office:value="0.242201119" calcext:value-type="float">
            <text:p>0.242201119</text:p>
          </table:table-cell>
          <table:table-cell office:value-type="float" office:value="0.238862861" calcext:value-type="float">
            <text:p>0.238862861</text:p>
          </table:table-cell>
          <table:table-cell office:value-type="float" office:value="0.011376271" calcext:value-type="float">
            <text:p>0.01137627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3065386" calcext:value-type="float">
            <text:p>0.243065386</text:p>
          </table:table-cell>
          <table:table-cell office:value-type="float" office:value="0.249716669" calcext:value-type="float">
            <text:p>0.249716669</text:p>
          </table:table-cell>
          <table:table-cell office:value-type="float" office:value="0.223769572" calcext:value-type="float">
            <text:p>0.223769572</text:p>
          </table:table-cell>
          <table:table-cell office:value-type="float" office:value="0.238850543" calcext:value-type="float">
            <text:p>0.238850543</text:p>
          </table:table-cell>
          <table:table-cell office:value-type="float" office:value="0.243065386" calcext:value-type="float">
            <text:p>0.243065386</text:p>
          </table:table-cell>
          <table:table-cell office:value-type="float" office:value="0.238850543" calcext:value-type="float">
            <text:p>0.238850543</text:p>
          </table:table-cell>
          <table:table-cell office:value-type="float" office:value="0.01100414" calcext:value-type="float">
            <text:p>0.0110041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3352681" calcext:value-type="float">
            <text:p>0.243352681</text:p>
          </table:table-cell>
          <table:table-cell office:value-type="float" office:value="0.249691039" calcext:value-type="float">
            <text:p>0.249691039</text:p>
          </table:table-cell>
          <table:table-cell office:value-type="float" office:value="0.224314359" calcext:value-type="float">
            <text:p>0.224314359</text:p>
          </table:table-cell>
          <table:table-cell office:value-type="float" office:value="0.23911936" calcext:value-type="float">
            <text:p>0.23911936</text:p>
          </table:table-cell>
          <table:table-cell office:value-type="float" office:value="0.243352681" calcext:value-type="float">
            <text:p>0.243352681</text:p>
          </table:table-cell>
          <table:table-cell office:value-type="float" office:value="0.23911936" calcext:value-type="float">
            <text:p>0.23911936</text:p>
          </table:table-cell>
          <table:table-cell office:value-type="float" office:value="0.010783776" calcext:value-type="float">
            <text:p>0.01078377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1940646" calcext:value-type="float">
            <text:p>0.241940646</text:p>
          </table:table-cell>
          <table:table-cell office:value-type="float" office:value="0.248901874" calcext:value-type="float">
            <text:p>0.248901874</text:p>
          </table:table-cell>
          <table:table-cell office:value-type="float" office:value="0.225267437" calcext:value-type="float">
            <text:p>0.225267437</text:p>
          </table:table-cell>
          <table:table-cell office:value-type="float" office:value="0.238703319" calcext:value-type="float">
            <text:p>0.238703319</text:p>
          </table:table-cell>
          <table:table-cell office:value-type="float" office:value="0.241940646" calcext:value-type="float">
            <text:p>0.241940646</text:p>
          </table:table-cell>
          <table:table-cell office:value-type="float" office:value="0.238703319" calcext:value-type="float">
            <text:p>0.238703319</text:p>
          </table:table-cell>
          <table:table-cell office:value-type="float" office:value="0.009916547" calcext:value-type="float">
            <text:p>0.00991654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613847" calcext:value-type="float">
            <text:p>0.240613847</text:p>
          </table:table-cell>
          <table:table-cell office:value-type="float" office:value="0.248549014" calcext:value-type="float">
            <text:p>0.248549014</text:p>
          </table:table-cell>
          <table:table-cell office:value-type="float" office:value="0.226576355" calcext:value-type="float">
            <text:p>0.226576355</text:p>
          </table:table-cell>
          <table:table-cell office:value-type="float" office:value="0.238579739" calcext:value-type="float">
            <text:p>0.238579739</text:p>
          </table:table-cell>
          <table:table-cell office:value-type="float" office:value="0.240613847" calcext:value-type="float">
            <text:p>0.240613847</text:p>
          </table:table-cell>
          <table:table-cell office:value-type="float" office:value="0.238579739" calcext:value-type="float">
            <text:p>0.238579739</text:p>
          </table:table-cell>
          <table:table-cell office:value-type="float" office:value="0.009084882" calcext:value-type="float">
            <text:p>0.009084882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326982" calcext:value-type="float">
            <text:p>0.239326982</text:p>
          </table:table-cell>
          <table:table-cell office:value-type="float" office:value="0.248374373" calcext:value-type="float">
            <text:p>0.248374373</text:p>
          </table:table-cell>
          <table:table-cell office:value-type="float" office:value="0.227695731" calcext:value-type="float">
            <text:p>0.227695731</text:p>
          </table:table-cell>
          <table:table-cell office:value-type="float" office:value="0.238465695" calcext:value-type="float">
            <text:p>0.238465695</text:p>
          </table:table-cell>
          <table:table-cell office:value-type="float" office:value="0.239326982" calcext:value-type="float">
            <text:p>0.239326982</text:p>
          </table:table-cell>
          <table:table-cell office:value-type="float" office:value="0.238465695" calcext:value-type="float">
            <text:p>0.238465695</text:p>
          </table:table-cell>
          <table:table-cell office:value-type="float" office:value="0.00846396" calcext:value-type="float">
            <text:p>0.00846396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8462119" calcext:value-type="float">
            <text:p>0.238462119</text:p>
          </table:table-cell>
          <table:table-cell office:value-type="float" office:value="0.248531729" calcext:value-type="float">
            <text:p>0.248531729</text:p>
          </table:table-cell>
          <table:table-cell office:value-type="float" office:value="0.228144554" calcext:value-type="float">
            <text:p>0.228144554</text:p>
          </table:table-cell>
          <table:table-cell office:value-type="float" office:value="0.238379467" calcext:value-type="float">
            <text:p>0.238379467</text:p>
          </table:table-cell>
          <table:table-cell office:value-type="float" office:value="0.238462119" calcext:value-type="float">
            <text:p>0.238462119</text:p>
          </table:table-cell>
          <table:table-cell office:value-type="float" office:value="0.238379467" calcext:value-type="float">
            <text:p>0.238379467</text:p>
          </table:table-cell>
          <table:table-cell office:value-type="float" office:value="0.008323235" calcext:value-type="float">
            <text:p>0.00832323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7966804" calcext:value-type="float">
            <text:p>0.237966804</text:p>
          </table:table-cell>
          <table:table-cell office:value-type="float" office:value="0.248272449" calcext:value-type="float">
            <text:p>0.248272449</text:p>
          </table:table-cell>
          <table:table-cell office:value-type="float" office:value="0.228649405" calcext:value-type="float">
            <text:p>0.228649405</text:p>
          </table:table-cell>
          <table:table-cell office:value-type="float" office:value="0.238296219" calcext:value-type="float">
            <text:p>0.238296219</text:p>
          </table:table-cell>
          <table:table-cell office:value-type="float" office:value="0.237966804" calcext:value-type="float">
            <text:p>0.237966804</text:p>
          </table:table-cell>
          <table:table-cell office:value-type="float" office:value="0.238296219" calcext:value-type="float">
            <text:p>0.238296219</text:p>
          </table:table-cell>
          <table:table-cell office:value-type="float" office:value="0.00801446" calcext:value-type="float">
            <text:p>0.00801446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7556724" calcext:value-type="float">
            <text:p>0.237556724</text:p>
          </table:table-cell>
          <table:table-cell office:value-type="float" office:value="0.248442322" calcext:value-type="float">
            <text:p>0.248442322</text:p>
          </table:table-cell>
          <table:table-cell office:value-type="float" office:value="0.228408006" calcext:value-type="float">
            <text:p>0.228408006</text:p>
          </table:table-cell>
          <table:table-cell office:value-type="float" office:value="0.238135684" calcext:value-type="float">
            <text:p>0.238135684</text:p>
          </table:table-cell>
          <table:table-cell office:value-type="float" office:value="0.237556724" calcext:value-type="float">
            <text:p>0.237556724</text:p>
          </table:table-cell>
          <table:table-cell office:value-type="float" office:value="0.238135684" calcext:value-type="float">
            <text:p>0.238135684</text:p>
          </table:table-cell>
          <table:table-cell office:value-type="float" office:value="0.008189214" calcext:value-type="float">
            <text:p>0.00818921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7558512" calcext:value-type="float">
            <text:p>0.237558512</text:p>
          </table:table-cell>
          <table:table-cell office:value-type="float" office:value="0.248541862" calcext:value-type="float">
            <text:p>0.248541862</text:p>
          </table:table-cell>
          <table:table-cell office:value-type="float" office:value="0.228462246" calcext:value-type="float">
            <text:p>0.228462246</text:p>
          </table:table-cell>
          <table:table-cell office:value-type="float" office:value="0.23818754" calcext:value-type="float">
            <text:p>0.23818754</text:p>
          </table:table-cell>
          <table:table-cell office:value-type="float" office:value="0.237558512" calcext:value-type="float">
            <text:p>0.237558512</text:p>
          </table:table-cell>
          <table:table-cell office:value-type="float" office:value="0.23818754" calcext:value-type="float">
            <text:p>0.23818754</text:p>
          </table:table-cell>
          <table:table-cell office:value-type="float" office:value="0.008209527" calcext:value-type="float">
            <text:p>0.008209527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8517551" calcext:value-type="float">
            <text:p>0.238517551</text:p>
          </table:table-cell>
          <table:table-cell office:value-type="float" office:value="0.248969227" calcext:value-type="float">
            <text:p>0.248969227</text:p>
          </table:table-cell>
          <table:table-cell office:value-type="float" office:value="0.227906135" calcext:value-type="float">
            <text:p>0.227906135</text:p>
          </table:table-cell>
          <table:table-cell office:value-type="float" office:value="0.238464304" calcext:value-type="float">
            <text:p>0.238464304</text:p>
          </table:table-cell>
          <table:table-cell office:value-type="float" office:value="0.238517551" calcext:value-type="float">
            <text:p>0.238517551</text:p>
          </table:table-cell>
          <table:table-cell office:value-type="float" office:value="0.238464304" calcext:value-type="float">
            <text:p>0.238464304</text:p>
          </table:table-cell>
          <table:table-cell office:value-type="float" office:value="0.008599054" calcext:value-type="float">
            <text:p>0.008599054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9234595" calcext:value-type="float">
            <text:p>0.239234595</text:p>
          </table:table-cell>
          <table:table-cell office:value-type="float" office:value="0.249088436" calcext:value-type="float">
            <text:p>0.249088436</text:p>
          </table:table-cell>
          <table:table-cell office:value-type="float" office:value="0.226890472" calcext:value-type="float">
            <text:p>0.226890472</text:p>
          </table:table-cell>
          <table:table-cell office:value-type="float" office:value="0.238404501" calcext:value-type="float">
            <text:p>0.238404501</text:p>
          </table:table-cell>
          <table:table-cell office:value-type="float" office:value="0.239234595" calcext:value-type="float">
            <text:p>0.239234595</text:p>
          </table:table-cell>
          <table:table-cell office:value-type="float" office:value="0.238404501" calcext:value-type="float">
            <text:p>0.238404501</text:p>
          </table:table-cell>
          <table:table-cell office:value-type="float" office:value="0.00908127" calcext:value-type="float">
            <text:p>0.0090812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544539" calcext:value-type="float">
            <text:p>0.239544539</text:p>
          </table:table-cell>
          <table:table-cell office:value-type="float" office:value="0.249921113" calcext:value-type="float">
            <text:p>0.249921113</text:p>
          </table:table-cell>
          <table:table-cell office:value-type="float" office:value="0.225726393" calcext:value-type="float">
            <text:p>0.225726393</text:p>
          </table:table-cell>
          <table:table-cell office:value-type="float" office:value="0.238397349" calcext:value-type="float">
            <text:p>0.238397349</text:p>
          </table:table-cell>
          <table:table-cell office:value-type="float" office:value="0.239544539" calcext:value-type="float">
            <text:p>0.239544539</text:p>
          </table:table-cell>
          <table:table-cell office:value-type="float" office:value="0.238397349" calcext:value-type="float">
            <text:p>0.238397349</text:p>
          </table:table-cell>
          <table:table-cell office:value-type="float" office:value="0.009910707" calcext:value-type="float">
            <text:p>0.00991070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9853888" calcext:value-type="float">
            <text:p>0.239853888</text:p>
          </table:table-cell>
          <table:table-cell office:value-type="float" office:value="0.2503151" calcext:value-type="float">
            <text:p>0.2503151</text:p>
          </table:table-cell>
          <table:table-cell office:value-type="float" office:value="0.225026634" calcext:value-type="float">
            <text:p>0.225026634</text:p>
          </table:table-cell>
          <table:table-cell office:value-type="float" office:value="0.238398541" calcext:value-type="float">
            <text:p>0.238398541</text:p>
          </table:table-cell>
          <table:table-cell office:value-type="float" office:value="0.239853888" calcext:value-type="float">
            <text:p>0.239853888</text:p>
          </table:table-cell>
          <table:table-cell office:value-type="float" office:value="0.238398541" calcext:value-type="float">
            <text:p>0.238398541</text:p>
          </table:table-cell>
          <table:table-cell office:value-type="float" office:value="0.010375135" calcext:value-type="float">
            <text:p>0.01037513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9939718" calcext:value-type="float">
            <text:p>0.239939718</text:p>
          </table:table-cell>
          <table:table-cell office:value-type="float" office:value="0.250868827" calcext:value-type="float">
            <text:p>0.250868827</text:p>
          </table:table-cell>
          <table:table-cell office:value-type="float" office:value="0.224531916" calcext:value-type="float">
            <text:p>0.224531916</text:p>
          </table:table-cell>
          <table:table-cell office:value-type="float" office:value="0.23844682" calcext:value-type="float">
            <text:p>0.23844682</text:p>
          </table:table-cell>
          <table:table-cell office:value-type="float" office:value="0.239939718" calcext:value-type="float">
            <text:p>0.239939718</text:p>
          </table:table-cell>
          <table:table-cell office:value-type="float" office:value="0.23844682" calcext:value-type="float">
            <text:p>0.23844682</text:p>
          </table:table-cell>
          <table:table-cell office:value-type="float" office:value="0.010803696" calcext:value-type="float">
            <text:p>0.010803696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0149527" calcext:value-type="float">
            <text:p>0.240149527</text:p>
          </table:table-cell>
          <table:table-cell office:value-type="float" office:value="0.251295597" calcext:value-type="float">
            <text:p>0.251295597</text:p>
          </table:table-cell>
          <table:table-cell office:value-type="float" office:value="0.223081139" calcext:value-type="float">
            <text:p>0.223081139</text:p>
          </table:table-cell>
          <table:table-cell office:value-type="float" office:value="0.238175421" calcext:value-type="float">
            <text:p>0.238175421</text:p>
          </table:table-cell>
          <table:table-cell office:value-type="float" office:value="0.240149527" calcext:value-type="float">
            <text:p>0.240149527</text:p>
          </table:table-cell>
          <table:table-cell office:value-type="float" office:value="0.238175421" calcext:value-type="float">
            <text:p>0.238175421</text:p>
          </table:table-cell>
          <table:table-cell office:value-type="float" office:value="0.011602779" calcext:value-type="float">
            <text:p>0.011602779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0408211" calcext:value-type="float">
            <text:p>0.240408211</text:p>
          </table:table-cell>
          <table:table-cell office:value-type="float" office:value="0.251683027" calcext:value-type="float">
            <text:p>0.251683027</text:p>
          </table:table-cell>
          <table:table-cell office:value-type="float" office:value="0.223135379" calcext:value-type="float">
            <text:p>0.223135379</text:p>
          </table:table-cell>
          <table:table-cell office:value-type="float" office:value="0.238408872" calcext:value-type="float">
            <text:p>0.238408872</text:p>
          </table:table-cell>
          <table:table-cell office:value-type="float" office:value="0.240408211" calcext:value-type="float">
            <text:p>0.240408211</text:p>
          </table:table-cell>
          <table:table-cell office:value-type="float" office:value="0.238408872" calcext:value-type="float">
            <text:p>0.238408872</text:p>
          </table:table-cell>
          <table:table-cell office:value-type="float" office:value="0.011739962" calcext:value-type="float">
            <text:p>0.011739962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0971475" calcext:value-type="float">
            <text:p>0.240971475</text:p>
          </table:table-cell>
          <table:table-cell office:value-type="float" office:value="0.251476795" calcext:value-type="float">
            <text:p>0.251476795</text:p>
          </table:table-cell>
          <table:table-cell office:value-type="float" office:value="0.223474529" calcext:value-type="float">
            <text:p>0.223474529</text:p>
          </table:table-cell>
          <table:table-cell office:value-type="float" office:value="0.238640933" calcext:value-type="float">
            <text:p>0.238640933</text:p>
          </table:table-cell>
          <table:table-cell office:value-type="float" office:value="0.240971475" calcext:value-type="float">
            <text:p>0.240971475</text:p>
          </table:table-cell>
          <table:table-cell office:value-type="float" office:value="0.238640933" calcext:value-type="float">
            <text:p>0.238640933</text:p>
          </table:table-cell>
          <table:table-cell office:value-type="float" office:value="0.011550044" calcext:value-type="float">
            <text:p>0.011550044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1528182" calcext:value-type="float">
            <text:p>0.241528182</text:p>
          </table:table-cell>
          <table:table-cell office:value-type="float" office:value="0.251446396" calcext:value-type="float">
            <text:p>0.251446396</text:p>
          </table:table-cell>
          <table:table-cell office:value-type="float" office:value="0.223231938" calcext:value-type="float">
            <text:p>0.223231938</text:p>
          </table:table-cell>
          <table:table-cell office:value-type="float" office:value="0.238735506" calcext:value-type="float">
            <text:p>0.238735506</text:p>
          </table:table-cell>
          <table:table-cell office:value-type="float" office:value="0.241528182" calcext:value-type="float">
            <text:p>0.241528182</text:p>
          </table:table-cell>
          <table:table-cell office:value-type="float" office:value="0.238735506" calcext:value-type="float">
            <text:p>0.238735506</text:p>
          </table:table-cell>
          <table:table-cell office:value-type="float" office:value="0.01168655" calcext:value-type="float">
            <text:p>0.0116865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42809086" calcext:value-type="float">
            <text:p>0.242809086</text:p>
          </table:table-cell>
          <table:table-cell office:value-type="float" office:value="0.251583487" calcext:value-type="float">
            <text:p>0.251583487</text:p>
          </table:table-cell>
          <table:table-cell office:value-type="float" office:value="0.223355916" calcext:value-type="float">
            <text:p>0.223355916</text:p>
          </table:table-cell>
          <table:table-cell office:value-type="float" office:value="0.239249496" calcext:value-type="float">
            <text:p>0.239249496</text:p>
          </table:table-cell>
          <table:table-cell office:value-type="float" office:value="0.242809086" calcext:value-type="float">
            <text:p>0.242809086</text:p>
          </table:table-cell>
          <table:table-cell office:value-type="float" office:value="0.239249496" calcext:value-type="float">
            <text:p>0.239249496</text:p>
          </table:table-cell>
          <table:table-cell office:value-type="float" office:value="0.011795535" calcext:value-type="float">
            <text:p>0.011795535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5.40293" calcext:value-type="float">
            <text:p>25.40293</text:p>
          </table:table-cell>
          <table:table-cell office:value-type="float" office:value="0.243486195" calcext:value-type="float">
            <text:p>0.243486195</text:p>
          </table:table-cell>
          <table:table-cell office:value-type="float" office:value="0.250836045" calcext:value-type="float">
            <text:p>0.250836045</text:p>
          </table:table-cell>
          <table:table-cell office:value-type="float" office:value="0.223343399" calcext:value-type="float">
            <text:p>0.223343399</text:p>
          </table:table-cell>
          <table:table-cell office:value-type="float" office:value="0.23922188" calcext:value-type="float">
            <text:p>0.23922188</text:p>
          </table:table-cell>
          <table:table-cell office:value-type="float" office:value="0.243486195" calcext:value-type="float">
            <text:p>0.243486195</text:p>
          </table:table-cell>
          <table:table-cell office:value-type="float" office:value="0.23922188" calcext:value-type="float">
            <text:p>0.23922188</text:p>
          </table:table-cell>
          <table:table-cell office:value-type="float" office:value="0.011621809" calcext:value-type="float">
            <text:p>0.011621809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4022041" calcext:value-type="float">
            <text:p>0.244022041</text:p>
          </table:table-cell>
          <table:table-cell office:value-type="float" office:value="0.250669748" calcext:value-type="float">
            <text:p>0.250669748</text:p>
          </table:table-cell>
          <table:table-cell office:value-type="float" office:value="0.224209455" calcext:value-type="float">
            <text:p>0.224209455</text:p>
          </table:table-cell>
          <table:table-cell office:value-type="float" office:value="0.239633748" calcext:value-type="float">
            <text:p>0.239633748</text:p>
          </table:table-cell>
          <table:table-cell office:value-type="float" office:value="0.244022041" calcext:value-type="float">
            <text:p>0.244022041</text:p>
          </table:table-cell>
          <table:table-cell office:value-type="float" office:value="0.239633748" calcext:value-type="float">
            <text:p>0.239633748</text:p>
          </table:table-cell>
          <table:table-cell office:value-type="float" office:value="0.011239206" calcext:value-type="float">
            <text:p>0.011239206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4017869" calcext:value-type="float">
            <text:p>0.244017869</text:p>
          </table:table-cell>
          <table:table-cell office:value-type="float" office:value="0.250349671" calcext:value-type="float">
            <text:p>0.250349671</text:p>
          </table:table-cell>
          <table:table-cell office:value-type="float" office:value="0.224439529" calcext:value-type="float">
            <text:p>0.224439529</text:p>
          </table:table-cell>
          <table:table-cell office:value-type="float" office:value="0.239602356" calcext:value-type="float">
            <text:p>0.239602356</text:p>
          </table:table-cell>
          <table:table-cell office:value-type="float" office:value="0.244017869" calcext:value-type="float">
            <text:p>0.244017869</text:p>
          </table:table-cell>
          <table:table-cell office:value-type="float" office:value="0.239602356" calcext:value-type="float">
            <text:p>0.239602356</text:p>
          </table:table-cell>
          <table:table-cell office:value-type="float" office:value="0.011028945" calcext:value-type="float">
            <text:p>0.011028945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3467718" calcext:value-type="float">
            <text:p>0.243467718</text:p>
          </table:table-cell>
          <table:table-cell office:value-type="float" office:value="0.249781638" calcext:value-type="float">
            <text:p>0.249781638</text:p>
          </table:table-cell>
          <table:table-cell office:value-type="float" office:value="0.225119618" calcext:value-type="float">
            <text:p>0.225119618</text:p>
          </table:table-cell>
          <table:table-cell office:value-type="float" office:value="0.239456325" calcext:value-type="float">
            <text:p>0.239456325</text:p>
          </table:table-cell>
          <table:table-cell office:value-type="float" office:value="0.243467718" calcext:value-type="float">
            <text:p>0.243467718</text:p>
          </table:table-cell>
          <table:table-cell office:value-type="float" office:value="0.239456325" calcext:value-type="float">
            <text:p>0.239456325</text:p>
          </table:table-cell>
          <table:table-cell office:value-type="float" office:value="0.010460155" calcext:value-type="float">
            <text:p>0.010460155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2979555" calcext:value-type="float">
            <text:p>0.242979555</text:p>
          </table:table-cell>
          <table:table-cell office:value-type="float" office:value="0.24969998" calcext:value-type="float">
            <text:p>0.24969998</text:p>
          </table:table-cell>
          <table:table-cell office:value-type="float" office:value="0.225202468" calcext:value-type="float">
            <text:p>0.225202468</text:p>
          </table:table-cell>
          <table:table-cell office:value-type="float" office:value="0.239294001" calcext:value-type="float">
            <text:p>0.239294001</text:p>
          </table:table-cell>
          <table:table-cell office:value-type="float" office:value="0.242979555" calcext:value-type="float">
            <text:p>0.242979555</text:p>
          </table:table-cell>
          <table:table-cell office:value-type="float" office:value="0.239294001" calcext:value-type="float">
            <text:p>0.239294001</text:p>
          </table:table-cell>
          <table:table-cell office:value-type="float" office:value="0.010335038" calcext:value-type="float">
            <text:p>0.010335038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1395264" calcext:value-type="float">
            <text:p>0.241395264</text:p>
          </table:table-cell>
          <table:table-cell office:value-type="float" office:value="0.24948898" calcext:value-type="float">
            <text:p>0.24948898</text:p>
          </table:table-cell>
          <table:table-cell office:value-type="float" office:value="0.227025178" calcext:value-type="float">
            <text:p>0.227025178</text:p>
          </table:table-cell>
          <table:table-cell office:value-type="float" office:value="0.239303141" calcext:value-type="float">
            <text:p>0.239303141</text:p>
          </table:table-cell>
          <table:table-cell office:value-type="float" office:value="0.241395264" calcext:value-type="float">
            <text:p>0.241395264</text:p>
          </table:table-cell>
          <table:table-cell office:value-type="float" office:value="0.239303141" calcext:value-type="float">
            <text:p>0.239303141</text:p>
          </table:table-cell>
          <table:table-cell office:value-type="float" office:value="0.00928936" calcext:value-type="float">
            <text:p>0.00928936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0660935" calcext:value-type="float">
            <text:p>0.240660935</text:p>
          </table:table-cell>
          <table:table-cell office:value-type="float" office:value="0.249322683" calcext:value-type="float">
            <text:p>0.249322683</text:p>
          </table:table-cell>
          <table:table-cell office:value-type="float" office:value="0.227542547" calcext:value-type="float">
            <text:p>0.227542547</text:p>
          </table:table-cell>
          <table:table-cell office:value-type="float" office:value="0.239175388" calcext:value-type="float">
            <text:p>0.239175388</text:p>
          </table:table-cell>
          <table:table-cell office:value-type="float" office:value="0.240660935" calcext:value-type="float">
            <text:p>0.240660935</text:p>
          </table:table-cell>
          <table:table-cell office:value-type="float" office:value="0.239175388" calcext:value-type="float">
            <text:p>0.239175388</text:p>
          </table:table-cell>
          <table:table-cell office:value-type="float" office:value="0.008953536" calcext:value-type="float">
            <text:p>0.00895353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9746599" calcext:value-type="float">
            <text:p>0.239746599</text:p>
          </table:table-cell>
          <table:table-cell office:value-type="float" office:value="0.249125391" calcext:value-type="float">
            <text:p>0.249125391</text:p>
          </table:table-cell>
          <table:table-cell office:value-type="float" office:value="0.228192237" calcext:value-type="float">
            <text:p>0.228192237</text:p>
          </table:table-cell>
          <table:table-cell office:value-type="float" office:value="0.239021409" calcext:value-type="float">
            <text:p>0.239021409</text:p>
          </table:table-cell>
          <table:table-cell office:value-type="float" office:value="0.239746599" calcext:value-type="float">
            <text:p>0.239746599</text:p>
          </table:table-cell>
          <table:table-cell office:value-type="float" office:value="0.239021409" calcext:value-type="float">
            <text:p>0.239021409</text:p>
          </table:table-cell>
          <table:table-cell office:value-type="float" office:value="0.008561295" calcext:value-type="float">
            <text:p>0.008561295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5.39788" calcext:value-type="float">
            <text:p>25.39788</text:p>
          </table:table-cell>
          <table:table-cell office:value-type="float" office:value="0.238603978" calcext:value-type="float">
            <text:p>0.238603978</text:p>
          </table:table-cell>
          <table:table-cell office:value-type="float" office:value="0.249090224" calcext:value-type="float">
            <text:p>0.249090224</text:p>
          </table:table-cell>
          <table:table-cell office:value-type="float" office:value="0.228664902" calcext:value-type="float">
            <text:p>0.228664902</text:p>
          </table:table-cell>
          <table:table-cell office:value-type="float" office:value="0.238786368" calcext:value-type="float">
            <text:p>0.238786368</text:p>
          </table:table-cell>
          <table:table-cell office:value-type="float" office:value="0.238603978" calcext:value-type="float">
            <text:p>0.238603978</text:p>
          </table:table-cell>
          <table:table-cell office:value-type="float" office:value="0.238786368" calcext:value-type="float">
            <text:p>0.238786368</text:p>
          </table:table-cell>
          <table:table-cell office:value-type="float" office:value="0.0083396" calcext:value-type="float">
            <text:p>0.0083396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8540201" calcext:value-type="float">
            <text:p>0.238540201</text:p>
          </table:table-cell>
          <table:table-cell office:value-type="float" office:value="0.249061018" calcext:value-type="float">
            <text:p>0.249061018</text:p>
          </table:table-cell>
          <table:table-cell office:value-type="float" office:value="0.228684572" calcext:value-type="float">
            <text:p>0.228684572</text:p>
          </table:table-cell>
          <table:table-cell office:value-type="float" office:value="0.23876193" calcext:value-type="float">
            <text:p>0.23876193</text:p>
          </table:table-cell>
          <table:table-cell office:value-type="float" office:value="0.238540201" calcext:value-type="float">
            <text:p>0.238540201</text:p>
          </table:table-cell>
          <table:table-cell office:value-type="float" office:value="0.23876193" calcext:value-type="float">
            <text:p>0.23876193</text:p>
          </table:table-cell>
          <table:table-cell office:value-type="float" office:value="0.008320127" calcext:value-type="float">
            <text:p>0.008320127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38667159" calcext:value-type="float">
            <text:p>0.238667159</text:p>
          </table:table-cell>
          <table:table-cell office:value-type="float" office:value="0.249064594" calcext:value-type="float">
            <text:p>0.249064594</text:p>
          </table:table-cell>
          <table:table-cell office:value-type="float" office:value="0.228720335" calcext:value-type="float">
            <text:p>0.228720335</text:p>
          </table:table-cell>
          <table:table-cell office:value-type="float" office:value="0.238817363" calcext:value-type="float">
            <text:p>0.238817363</text:p>
          </table:table-cell>
          <table:table-cell office:value-type="float" office:value="0.238667159" calcext:value-type="float">
            <text:p>0.238667159</text:p>
          </table:table-cell>
          <table:table-cell office:value-type="float" office:value="0.238817363" calcext:value-type="float">
            <text:p>0.238817363</text:p>
          </table:table-cell>
          <table:table-cell office:value-type="float" office:value="0.008306188" calcext:value-type="float">
            <text:p>0.00830618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38693981" calcext:value-type="float">
            <text:p>0.238693981</text:p>
          </table:table-cell>
          <table:table-cell office:value-type="float" office:value="0.24944666" calcext:value-type="float">
            <text:p>0.24944666</text:p>
          </table:table-cell>
          <table:table-cell office:value-type="float" office:value="0.228111175" calcext:value-type="float">
            <text:p>0.228111175</text:p>
          </table:table-cell>
          <table:table-cell office:value-type="float" office:value="0.238750605" calcext:value-type="float">
            <text:p>0.238750605</text:p>
          </table:table-cell>
          <table:table-cell office:value-type="float" office:value="0.238693981" calcext:value-type="float">
            <text:p>0.238693981</text:p>
          </table:table-cell>
          <table:table-cell office:value-type="float" office:value="0.238750605" calcext:value-type="float">
            <text:p>0.238750605</text:p>
          </table:table-cell>
          <table:table-cell office:value-type="float" office:value="0.008710267" calcext:value-type="float">
            <text:p>0.008710267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39086776" calcext:value-type="float">
            <text:p>0.239086776</text:p>
          </table:table-cell>
          <table:table-cell office:value-type="float" office:value="0.249757796" calcext:value-type="float">
            <text:p>0.249757796</text:p>
          </table:table-cell>
          <table:table-cell office:value-type="float" office:value="0.227190283" calcext:value-type="float">
            <text:p>0.227190283</text:p>
          </table:table-cell>
          <table:table-cell office:value-type="float" office:value="0.238678285" calcext:value-type="float">
            <text:p>0.238678285</text:p>
          </table:table-cell>
          <table:table-cell office:value-type="float" office:value="0.239086776" calcext:value-type="float">
            <text:p>0.239086776</text:p>
          </table:table-cell>
          <table:table-cell office:value-type="float" office:value="0.238678285" calcext:value-type="float">
            <text:p>0.238678285</text:p>
          </table:table-cell>
          <table:table-cell office:value-type="float" office:value="0.009217676" calcext:value-type="float">
            <text:p>0.009217676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5.39282" calcext:value-type="float">
            <text:p>25.39282</text:p>
          </table:table-cell>
          <table:table-cell office:value-type="float" office:value="0.240076809" calcext:value-type="float">
            <text:p>0.240076809</text:p>
          </table:table-cell>
          <table:table-cell office:value-type="float" office:value="0.250127345" calcext:value-type="float">
            <text:p>0.250127345</text:p>
          </table:table-cell>
          <table:table-cell office:value-type="float" office:value="0.226292637" calcext:value-type="float">
            <text:p>0.226292637</text:p>
          </table:table-cell>
          <table:table-cell office:value-type="float" office:value="0.238832264" calcext:value-type="float">
            <text:p>0.238832264</text:p>
          </table:table-cell>
          <table:table-cell office:value-type="float" office:value="0.240076809" calcext:value-type="float">
            <text:p>0.240076809</text:p>
          </table:table-cell>
          <table:table-cell office:value-type="float" office:value="0.238832264" calcext:value-type="float">
            <text:p>0.238832264</text:p>
          </table:table-cell>
          <table:table-cell office:value-type="float" office:value="0.009770193" calcext:value-type="float">
            <text:p>0.009770193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0420132" calcext:value-type="float">
            <text:p>0.240420132</text:p>
          </table:table-cell>
          <table:table-cell office:value-type="float" office:value="0.25059703" calcext:value-type="float">
            <text:p>0.25059703</text:p>
          </table:table-cell>
          <table:table-cell office:value-type="float" office:value="0.225718644" calcext:value-type="float">
            <text:p>0.225718644</text:p>
          </table:table-cell>
          <table:table-cell office:value-type="float" office:value="0.238911935" calcext:value-type="float">
            <text:p>0.238911935</text:p>
          </table:table-cell>
          <table:table-cell office:value-type="float" office:value="0.240420132" calcext:value-type="float">
            <text:p>0.240420132</text:p>
          </table:table-cell>
          <table:table-cell office:value-type="float" office:value="0.238911935" calcext:value-type="float">
            <text:p>0.238911935</text:p>
          </table:table-cell>
          <table:table-cell office:value-type="float" office:value="0.010212395" calcext:value-type="float">
            <text:p>0.010212395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0764647" calcext:value-type="float">
            <text:p>0.240764647</text:p>
          </table:table-cell>
          <table:table-cell office:value-type="float" office:value="0.251957208" calcext:value-type="float">
            <text:p>0.251957208</text:p>
          </table:table-cell>
          <table:table-cell office:value-type="float" office:value="0.224217799" calcext:value-type="float">
            <text:p>0.224217799</text:p>
          </table:table-cell>
          <table:table-cell office:value-type="float" office:value="0.238979885" calcext:value-type="float">
            <text:p>0.238979885</text:p>
          </table:table-cell>
          <table:table-cell office:value-type="float" office:value="0.240764647" calcext:value-type="float">
            <text:p>0.240764647</text:p>
          </table:table-cell>
          <table:table-cell office:value-type="float" office:value="0.238979885" calcext:value-type="float">
            <text:p>0.238979885</text:p>
          </table:table-cell>
          <table:table-cell office:value-type="float" office:value="0.011394669" calcext:value-type="float">
            <text:p>0.011394669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278273" calcext:value-type="float">
            <text:p>0.240278273</text:p>
          </table:table-cell>
          <table:table-cell office:value-type="float" office:value="0.252110392" calcext:value-type="float">
            <text:p>0.252110392</text:p>
          </table:table-cell>
          <table:table-cell office:value-type="float" office:value="0.223780897" calcext:value-type="float">
            <text:p>0.223780897</text:p>
          </table:table-cell>
          <table:table-cell office:value-type="float" office:value="0.238723187" calcext:value-type="float">
            <text:p>0.238723187</text:p>
          </table:table-cell>
          <table:table-cell office:value-type="float" office:value="0.240278273" calcext:value-type="float">
            <text:p>0.240278273</text:p>
          </table:table-cell>
          <table:table-cell office:value-type="float" office:value="0.238723187" calcext:value-type="float">
            <text:p>0.238723187</text:p>
          </table:table-cell>
          <table:table-cell office:value-type="float" office:value="0.011617624" calcext:value-type="float">
            <text:p>0.011617624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0770607" calcext:value-type="float">
            <text:p>0.240770607</text:p>
          </table:table-cell>
          <table:table-cell office:value-type="float" office:value="0.252302915" calcext:value-type="float">
            <text:p>0.252302915</text:p>
          </table:table-cell>
          <table:table-cell office:value-type="float" office:value="0.223334458" calcext:value-type="float">
            <text:p>0.223334458</text:p>
          </table:table-cell>
          <table:table-cell office:value-type="float" office:value="0.23880266" calcext:value-type="float">
            <text:p>0.23880266</text:p>
          </table:table-cell>
          <table:table-cell office:value-type="float" office:value="0.240770607" calcext:value-type="float">
            <text:p>0.240770607</text:p>
          </table:table-cell>
          <table:table-cell office:value-type="float" office:value="0.23880266" calcext:value-type="float">
            <text:p>0.23880266</text:p>
          </table:table-cell>
          <table:table-cell office:value-type="float" office:value="0.01190791" calcext:value-type="float">
            <text:p>0.0119079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1078167" calcext:value-type="float">
            <text:p>0.241078167</text:p>
          </table:table-cell>
          <table:table-cell office:value-type="float" office:value="0.252116949" calcext:value-type="float">
            <text:p>0.252116949</text:p>
          </table:table-cell>
          <table:table-cell office:value-type="float" office:value="0.223646191" calcext:value-type="float">
            <text:p>0.223646191</text:p>
          </table:table-cell>
          <table:table-cell office:value-type="float" office:value="0.238947102" calcext:value-type="float">
            <text:p>0.238947102</text:p>
          </table:table-cell>
          <table:table-cell office:value-type="float" office:value="0.241078167" calcext:value-type="float">
            <text:p>0.241078167</text:p>
          </table:table-cell>
          <table:table-cell office:value-type="float" office:value="0.238947102" calcext:value-type="float">
            <text:p>0.238947102</text:p>
          </table:table-cell>
          <table:table-cell office:value-type="float" office:value="0.011720412" calcext:value-type="float">
            <text:p>0.011720412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2235689" calcext:value-type="float">
            <text:p>0.242235689</text:p>
          </table:table-cell>
          <table:table-cell office:value-type="float" office:value="0.251931578" calcext:value-type="float">
            <text:p>0.251931578</text:p>
          </table:table-cell>
          <table:table-cell office:value-type="float" office:value="0.223262337" calcext:value-type="float">
            <text:p>0.223262337</text:p>
          </table:table-cell>
          <table:table-cell office:value-type="float" office:value="0.239143201" calcext:value-type="float">
            <text:p>0.239143201</text:p>
          </table:table-cell>
          <table:table-cell office:value-type="float" office:value="0.242235689" calcext:value-type="float">
            <text:p>0.242235689</text:p>
          </table:table-cell>
          <table:table-cell office:value-type="float" office:value="0.239143201" calcext:value-type="float">
            <text:p>0.239143201</text:p>
          </table:table-cell>
          <table:table-cell office:value-type="float" office:value="0.011906692" calcext:value-type="float">
            <text:p>0.011906692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362865" calcext:value-type="float">
            <text:p>0.24362865</text:p>
          </table:table-cell>
          <table:table-cell office:value-type="float" office:value="0.251270563" calcext:value-type="float">
            <text:p>0.251270563</text:p>
          </table:table-cell>
          <table:table-cell office:value-type="float" office:value="0.223518041" calcext:value-type="float">
            <text:p>0.223518041</text:p>
          </table:table-cell>
          <table:table-cell office:value-type="float" office:value="0.239472418" calcext:value-type="float">
            <text:p>0.239472418</text:p>
          </table:table-cell>
          <table:table-cell office:value-type="float" office:value="0.24362865" calcext:value-type="float">
            <text:p>0.24362865</text:p>
          </table:table-cell>
          <table:table-cell office:value-type="float" office:value="0.239472418" calcext:value-type="float">
            <text:p>0.239472418</text:p>
          </table:table-cell>
          <table:table-cell office:value-type="float" office:value="0.01170488" calcext:value-type="float">
            <text:p>0.01170488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4433909" calcext:value-type="float">
            <text:p>0.244433909</text:p>
          </table:table-cell>
          <table:table-cell office:value-type="float" office:value="0.25080803" calcext:value-type="float">
            <text:p>0.25080803</text:p>
          </table:table-cell>
          <table:table-cell office:value-type="float" office:value="0.223907259" calcext:value-type="float">
            <text:p>0.223907259</text:p>
          </table:table-cell>
          <table:table-cell office:value-type="float" office:value="0.239716399" calcext:value-type="float">
            <text:p>0.239716399</text:p>
          </table:table-cell>
          <table:table-cell office:value-type="float" office:value="0.244433909" calcext:value-type="float">
            <text:p>0.244433909</text:p>
          </table:table-cell>
          <table:table-cell office:value-type="float" office:value="0.239716399" calcext:value-type="float">
            <text:p>0.239716399</text:p>
          </table:table-cell>
          <table:table-cell office:value-type="float" office:value="0.011477632" calcext:value-type="float">
            <text:p>0.011477632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4021445" calcext:value-type="float">
            <text:p>0.244021445</text:p>
          </table:table-cell>
          <table:table-cell office:value-type="float" office:value="0.250222117" calcext:value-type="float">
            <text:p>0.250222117</text:p>
          </table:table-cell>
          <table:table-cell office:value-type="float" office:value="0.224737552" calcext:value-type="float">
            <text:p>0.224737552</text:p>
          </table:table-cell>
          <table:table-cell office:value-type="float" office:value="0.239660371" calcext:value-type="float">
            <text:p>0.239660371</text:p>
          </table:table-cell>
          <table:table-cell office:value-type="float" office:value="0.244021445" calcext:value-type="float">
            <text:p>0.244021445</text:p>
          </table:table-cell>
          <table:table-cell office:value-type="float" office:value="0.239660371" calcext:value-type="float">
            <text:p>0.239660371</text:p>
          </table:table-cell>
          <table:table-cell office:value-type="float" office:value="0.01085142" calcext:value-type="float">
            <text:p>0.0108514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4184165" calcext:value-type="float">
            <text:p>0.244184165</text:p>
          </table:table-cell>
          <table:table-cell office:value-type="float" office:value="0.249820977" calcext:value-type="float">
            <text:p>0.249820977</text:p>
          </table:table-cell>
          <table:table-cell office:value-type="float" office:value="0.225303796" calcext:value-type="float">
            <text:p>0.225303796</text:p>
          </table:table-cell>
          <table:table-cell office:value-type="float" office:value="0.239769646" calcext:value-type="float">
            <text:p>0.239769646</text:p>
          </table:table-cell>
          <table:table-cell office:value-type="float" office:value="0.244184165" calcext:value-type="float">
            <text:p>0.244184165</text:p>
          </table:table-cell>
          <table:table-cell office:value-type="float" office:value="0.239769646" calcext:value-type="float">
            <text:p>0.239769646</text:p>
          </table:table-cell>
          <table:table-cell office:value-type="float" office:value="0.010484561" calcext:value-type="float">
            <text:p>0.01048456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2982536" calcext:value-type="float">
            <text:p>0.242982536</text:p>
          </table:table-cell>
          <table:table-cell office:value-type="float" office:value="0.249576598" calcext:value-type="float">
            <text:p>0.249576598</text:p>
          </table:table-cell>
          <table:table-cell office:value-type="float" office:value="0.226140049" calcext:value-type="float">
            <text:p>0.226140049</text:p>
          </table:table-cell>
          <table:table-cell office:value-type="float" office:value="0.239566394" calcext:value-type="float">
            <text:p>0.239566394</text:p>
          </table:table-cell>
          <table:table-cell office:value-type="float" office:value="0.242982536" calcext:value-type="float">
            <text:p>0.242982536</text:p>
          </table:table-cell>
          <table:table-cell office:value-type="float" office:value="0.239566394" calcext:value-type="float">
            <text:p>0.239566394</text:p>
          </table:table-cell>
          <table:table-cell office:value-type="float" office:value="0.009868147" calcext:value-type="float">
            <text:p>0.009868147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8740473" calcext:value-type="float">
            <text:p>0.238740473</text:p>
          </table:table-cell>
          <table:table-cell office:value-type="float" office:value="0.24923566" calcext:value-type="float">
            <text:p>0.24923566</text:p>
          </table:table-cell>
          <table:table-cell office:value-type="float" office:value="0.228721527" calcext:value-type="float">
            <text:p>0.228721527</text:p>
          </table:table-cell>
          <table:table-cell office:value-type="float" office:value="0.23889922" calcext:value-type="float">
            <text:p>0.23889922</text:p>
          </table:table-cell>
          <table:table-cell office:value-type="float" office:value="0.238740473" calcext:value-type="float">
            <text:p>0.238740473</text:p>
          </table:table-cell>
          <table:table-cell office:value-type="float" office:value="0.23889922" calcext:value-type="float">
            <text:p>0.23889922</text:p>
          </table:table-cell>
          <table:table-cell office:value-type="float" office:value="0.008375612" calcext:value-type="float">
            <text:p>0.008375612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9813356" calcext:value-type="float">
            <text:p>0.239813356</text:p>
          </table:table-cell>
          <table:table-cell office:value-type="float" office:value="0.249478251" calcext:value-type="float">
            <text:p>0.249478251</text:p>
          </table:table-cell>
          <table:table-cell office:value-type="float" office:value="0.227911499" calcext:value-type="float">
            <text:p>0.227911499</text:p>
          </table:table-cell>
          <table:table-cell office:value-type="float" office:value="0.239067702" calcext:value-type="float">
            <text:p>0.239067702</text:p>
          </table:table-cell>
          <table:table-cell office:value-type="float" office:value="0.239813356" calcext:value-type="float">
            <text:p>0.239813356</text:p>
          </table:table-cell>
          <table:table-cell office:value-type="float" office:value="0.239067702" calcext:value-type="float">
            <text:p>0.239067702</text:p>
          </table:table-cell>
          <table:table-cell office:value-type="float" office:value="0.008820362" calcext:value-type="float">
            <text:p>0.008820362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0603714" calcext:value-type="float">
            <text:p>0.240603714</text:p>
          </table:table-cell>
          <table:table-cell office:value-type="float" office:value="0.250268012" calcext:value-type="float">
            <text:p>0.250268012</text:p>
          </table:table-cell>
          <table:table-cell office:value-type="float" office:value="0.226227072" calcext:value-type="float">
            <text:p>0.226227072</text:p>
          </table:table-cell>
          <table:table-cell office:value-type="float" office:value="0.239032933" calcext:value-type="float">
            <text:p>0.239032933</text:p>
          </table:table-cell>
          <table:table-cell office:value-type="float" office:value="0.240603714" calcext:value-type="float">
            <text:p>0.240603714</text:p>
          </table:table-cell>
          <table:table-cell office:value-type="float" office:value="0.239032933" calcext:value-type="float">
            <text:p>0.239032933</text:p>
          </table:table-cell>
          <table:table-cell office:value-type="float" office:value="0.009877321" calcext:value-type="float">
            <text:p>0.00987732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0744977" calcext:value-type="float">
            <text:p>0.240744977</text:p>
          </table:table-cell>
          <table:table-cell office:value-type="float" office:value="0.250960022" calcext:value-type="float">
            <text:p>0.250960022</text:p>
          </table:table-cell>
          <table:table-cell office:value-type="float" office:value="0.224894908" calcext:value-type="float">
            <text:p>0.224894908</text:p>
          </table:table-cell>
          <table:table-cell office:value-type="float" office:value="0.238866636" calcext:value-type="float">
            <text:p>0.238866636</text:p>
          </table:table-cell>
          <table:table-cell office:value-type="float" office:value="0.240744977" calcext:value-type="float">
            <text:p>0.240744977</text:p>
          </table:table-cell>
          <table:table-cell office:value-type="float" office:value="0.238866636" calcext:value-type="float">
            <text:p>0.238866636</text:p>
          </table:table-cell>
          <table:table-cell office:value-type="float" office:value="0.010723609" calcext:value-type="float">
            <text:p>0.010723609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0945845" calcext:value-type="float">
            <text:p>0.240945845</text:p>
          </table:table-cell>
          <table:table-cell office:value-type="float" office:value="0.25167945" calcext:value-type="float">
            <text:p>0.25167945</text:p>
          </table:table-cell>
          <table:table-cell office:value-type="float" office:value="0.223934081" calcext:value-type="float">
            <text:p>0.223934081</text:p>
          </table:table-cell>
          <table:table-cell office:value-type="float" office:value="0.238853125" calcext:value-type="float">
            <text:p>0.238853125</text:p>
          </table:table-cell>
          <table:table-cell office:value-type="float" office:value="0.240945845" calcext:value-type="float">
            <text:p>0.240945845</text:p>
          </table:table-cell>
          <table:table-cell office:value-type="float" office:value="0.238853125" calcext:value-type="float">
            <text:p>0.238853125</text:p>
          </table:table-cell>
          <table:table-cell office:value-type="float" office:value="0.011423251" calcext:value-type="float">
            <text:p>0.01142325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929155" calcext:value-type="float">
            <text:p>0.240929155</text:p>
          </table:table-cell>
          <table:table-cell office:value-type="float" office:value="0.252417356" calcext:value-type="float">
            <text:p>0.252417356</text:p>
          </table:table-cell>
          <table:table-cell office:value-type="float" office:value="0.223375585" calcext:value-type="float">
            <text:p>0.223375585</text:p>
          </table:table-cell>
          <table:table-cell office:value-type="float" office:value="0.238907366" calcext:value-type="float">
            <text:p>0.238907366</text:p>
          </table:table-cell>
          <table:table-cell office:value-type="float" office:value="0.240929155" calcext:value-type="float">
            <text:p>0.240929155</text:p>
          </table:table-cell>
          <table:table-cell office:value-type="float" office:value="0.238907366" calcext:value-type="float">
            <text:p>0.238907366</text:p>
          </table:table-cell>
          <table:table-cell office:value-type="float" office:value="0.011942134" calcext:value-type="float">
            <text:p>0.011942134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1518645" calcext:value-type="float">
            <text:p>0.241518645</text:p>
          </table:table-cell>
          <table:table-cell office:value-type="float" office:value="0.252350003" calcext:value-type="float">
            <text:p>0.252350003</text:p>
          </table:table-cell>
          <table:table-cell office:value-type="float" office:value="0.223349359" calcext:value-type="float">
            <text:p>0.223349359</text:p>
          </table:table-cell>
          <table:table-cell office:value-type="float" office:value="0.239072669" calcext:value-type="float">
            <text:p>0.239072669</text:p>
          </table:table-cell>
          <table:table-cell office:value-type="float" office:value="0.241518645" calcext:value-type="float">
            <text:p>0.241518645</text:p>
          </table:table-cell>
          <table:table-cell office:value-type="float" office:value="0.239072669" calcext:value-type="float">
            <text:p>0.239072669</text:p>
          </table:table-cell>
          <table:table-cell office:value-type="float" office:value="0.011965128" calcext:value-type="float">
            <text:p>0.011965128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3027239" calcext:value-type="float">
            <text:p>0.243027239</text:p>
          </table:table-cell>
          <table:table-cell office:value-type="float" office:value="0.252084166" calcext:value-type="float">
            <text:p>0.252084166</text:p>
          </table:table-cell>
          <table:table-cell office:value-type="float" office:value="0.223647979" calcext:value-type="float">
            <text:p>0.223647979</text:p>
          </table:table-cell>
          <table:table-cell office:value-type="float" office:value="0.239586461" calcext:value-type="float">
            <text:p>0.239586461</text:p>
          </table:table-cell>
          <table:table-cell office:value-type="float" office:value="0.243027239" calcext:value-type="float">
            <text:p>0.243027239</text:p>
          </table:table-cell>
          <table:table-cell office:value-type="float" office:value="0.239586461" calcext:value-type="float">
            <text:p>0.239586461</text:p>
          </table:table-cell>
          <table:table-cell office:value-type="float" office:value="0.011861237" calcext:value-type="float">
            <text:p>0.011861237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4328409" calcext:value-type="float">
            <text:p>0.244328409</text:p>
          </table:table-cell>
          <table:table-cell office:value-type="float" office:value="0.250780612" calcext:value-type="float">
            <text:p>0.250780612</text:p>
          </table:table-cell>
          <table:table-cell office:value-type="float" office:value="0.224301246" calcext:value-type="float">
            <text:p>0.224301246</text:p>
          </table:table-cell>
          <table:table-cell office:value-type="float" office:value="0.239803422" calcext:value-type="float">
            <text:p>0.239803422</text:p>
          </table:table-cell>
          <table:table-cell office:value-type="float" office:value="0.244328409" calcext:value-type="float">
            <text:p>0.244328409</text:p>
          </table:table-cell>
          <table:table-cell office:value-type="float" office:value="0.239803422" calcext:value-type="float">
            <text:p>0.239803422</text:p>
          </table:table-cell>
          <table:table-cell office:value-type="float" office:value="0.011273741" calcext:value-type="float">
            <text:p>0.01127374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9945679" calcext:value-type="float">
            <text:p>0.239945679</text:p>
          </table:table-cell>
          <table:table-cell office:value-type="float" office:value="0.249516994" calcext:value-type="float">
            <text:p>0.249516994</text:p>
          </table:table-cell>
          <table:table-cell office:value-type="float" office:value="0.228809742" calcext:value-type="float">
            <text:p>0.228809742</text:p>
          </table:table-cell>
          <table:table-cell office:value-type="float" office:value="0.239424138" calcext:value-type="float">
            <text:p>0.239424138</text:p>
          </table:table-cell>
          <table:table-cell office:value-type="float" office:value="0.239945679" calcext:value-type="float">
            <text:p>0.239945679</text:p>
          </table:table-cell>
          <table:table-cell office:value-type="float" office:value="0.239424138" calcext:value-type="float">
            <text:p>0.239424138</text:p>
          </table:table-cell>
          <table:table-cell office:value-type="float" office:value="0.00846174" calcext:value-type="float">
            <text:p>0.0084617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8823323" calcext:value-type="float">
            <text:p>0.238823323</text:p>
          </table:table-cell>
          <table:table-cell office:value-type="float" office:value="0.248510867" calcext:value-type="float">
            <text:p>0.248510867</text:p>
          </table:table-cell>
          <table:table-cell office:value-type="float" office:value="0.228772191" calcext:value-type="float">
            <text:p>0.228772191</text:p>
          </table:table-cell>
          <table:table-cell office:value-type="float" office:value="0.238702127" calcext:value-type="float">
            <text:p>0.238702127</text:p>
          </table:table-cell>
          <table:table-cell office:value-type="float" office:value="0.238823323" calcext:value-type="float">
            <text:p>0.238823323</text:p>
          </table:table-cell>
          <table:table-cell office:value-type="float" office:value="0.238702127" calcext:value-type="float">
            <text:p>0.238702127</text:p>
          </table:table-cell>
          <table:table-cell office:value-type="float" office:value="0.008058737" calcext:value-type="float">
            <text:p>0.008058737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451556" calcext:value-type="float">
            <text:p>0.239451556</text:p>
          </table:table-cell>
          <table:table-cell office:value-type="float" office:value="0.24902764" calcext:value-type="float">
            <text:p>0.24902764</text:p>
          </table:table-cell>
          <table:table-cell office:value-type="float" office:value="0.227740434" calcext:value-type="float">
            <text:p>0.227740434</text:p>
          </table:table-cell>
          <table:table-cell office:value-type="float" office:value="0.238739877" calcext:value-type="float">
            <text:p>0.238739877</text:p>
          </table:table-cell>
          <table:table-cell office:value-type="float" office:value="0.239451556" calcext:value-type="float">
            <text:p>0.239451556</text:p>
          </table:table-cell>
          <table:table-cell office:value-type="float" office:value="0.238739877" calcext:value-type="float">
            <text:p>0.238739877</text:p>
          </table:table-cell>
          <table:table-cell office:value-type="float" office:value="0.008705023" calcext:value-type="float">
            <text:p>0.008705023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022284" calcext:value-type="float">
            <text:p>0.24022284</text:p>
          </table:table-cell>
          <table:table-cell office:value-type="float" office:value="0.249188572" calcext:value-type="float">
            <text:p>0.249188572</text:p>
          </table:table-cell>
          <table:table-cell office:value-type="float" office:value="0.226771262" calcext:value-type="float">
            <text:p>0.226771262</text:p>
          </table:table-cell>
          <table:table-cell office:value-type="float" office:value="0.238727558" calcext:value-type="float">
            <text:p>0.238727558</text:p>
          </table:table-cell>
          <table:table-cell office:value-type="float" office:value="0.24022284" calcext:value-type="float">
            <text:p>0.24022284</text:p>
          </table:table-cell>
          <table:table-cell office:value-type="float" office:value="0.238727558" calcext:value-type="float">
            <text:p>0.238727558</text:p>
          </table:table-cell>
          <table:table-cell office:value-type="float" office:value="0.009212703" calcext:value-type="float">
            <text:p>0.009212703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0671663" calcext:value-type="float">
            <text:p>0.240671663</text:p>
          </table:table-cell>
          <table:table-cell office:value-type="float" office:value="0.251055986" calcext:value-type="float">
            <text:p>0.251055986</text:p>
          </table:table-cell>
          <table:table-cell office:value-type="float" office:value="0.224416283" calcext:value-type="float">
            <text:p>0.224416283</text:p>
          </table:table-cell>
          <table:table-cell office:value-type="float" office:value="0.238714644" calcext:value-type="float">
            <text:p>0.238714644</text:p>
          </table:table-cell>
          <table:table-cell office:value-type="float" office:value="0.240671663" calcext:value-type="float">
            <text:p>0.240671663</text:p>
          </table:table-cell>
          <table:table-cell office:value-type="float" office:value="0.238714644" calcext:value-type="float">
            <text:p>0.238714644</text:p>
          </table:table-cell>
          <table:table-cell office:value-type="float" office:value="0.010963299" calcext:value-type="float">
            <text:p>0.01096329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0736632" calcext:value-type="float">
            <text:p>0.240736632</text:p>
          </table:table-cell>
          <table:table-cell office:value-type="float" office:value="0.25115493" calcext:value-type="float">
            <text:p>0.25115493</text:p>
          </table:table-cell>
          <table:table-cell office:value-type="float" office:value="0.223646191" calcext:value-type="float">
            <text:p>0.223646191</text:p>
          </table:table-cell>
          <table:table-cell office:value-type="float" office:value="0.238512584" calcext:value-type="float">
            <text:p>0.238512584</text:p>
          </table:table-cell>
          <table:table-cell office:value-type="float" office:value="0.240736632" calcext:value-type="float">
            <text:p>0.240736632</text:p>
          </table:table-cell>
          <table:table-cell office:value-type="float" office:value="0.238512584" calcext:value-type="float">
            <text:p>0.238512584</text:p>
          </table:table-cell>
          <table:table-cell office:value-type="float" office:value="0.011339973" calcext:value-type="float">
            <text:p>0.011339973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090591" calcext:value-type="float">
            <text:p>0.24090591</text:p>
          </table:table-cell>
          <table:table-cell office:value-type="float" office:value="0.251765281" calcext:value-type="float">
            <text:p>0.251765281</text:p>
          </table:table-cell>
          <table:table-cell office:value-type="float" office:value="0.223733213" calcext:value-type="float">
            <text:p>0.223733213</text:p>
          </table:table-cell>
          <table:table-cell office:value-type="float" office:value="0.238801468" calcext:value-type="float">
            <text:p>0.238801468</text:p>
          </table:table-cell>
          <table:table-cell office:value-type="float" office:value="0.24090591" calcext:value-type="float">
            <text:p>0.24090591</text:p>
          </table:table-cell>
          <table:table-cell office:value-type="float" office:value="0.238801468" calcext:value-type="float">
            <text:p>0.238801468</text:p>
          </table:table-cell>
          <table:table-cell office:value-type="float" office:value="0.011540385" calcext:value-type="float">
            <text:p>0.011540385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1383343" calcext:value-type="float">
            <text:p>0.241383343</text:p>
          </table:table-cell>
          <table:table-cell office:value-type="float" office:value="0.252417952" calcext:value-type="float">
            <text:p>0.252417952</text:p>
          </table:table-cell>
          <table:table-cell office:value-type="float" office:value="0.223324922" calcext:value-type="float">
            <text:p>0.223324922</text:p>
          </table:table-cell>
          <table:table-cell office:value-type="float" office:value="0.239042072" calcext:value-type="float">
            <text:p>0.239042072</text:p>
          </table:table-cell>
          <table:table-cell office:value-type="float" office:value="0.241383343" calcext:value-type="float">
            <text:p>0.241383343</text:p>
          </table:table-cell>
          <table:table-cell office:value-type="float" office:value="0.239042072" calcext:value-type="float">
            <text:p>0.239042072</text:p>
          </table:table-cell>
          <table:table-cell office:value-type="float" office:value="0.011992005" calcext:value-type="float">
            <text:p>0.011992005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152401" calcext:value-type="float">
            <text:p>0.24152401</text:p>
          </table:table-cell>
          <table:table-cell office:value-type="float" office:value="0.252107412" calcext:value-type="float">
            <text:p>0.252107412</text:p>
          </table:table-cell>
          <table:table-cell office:value-type="float" office:value="0.223212865" calcext:value-type="float">
            <text:p>0.223212865</text:p>
          </table:table-cell>
          <table:table-cell office:value-type="float" office:value="0.238948096" calcext:value-type="float">
            <text:p>0.238948096</text:p>
          </table:table-cell>
          <table:table-cell office:value-type="float" office:value="0.24152401" calcext:value-type="float">
            <text:p>0.24152401</text:p>
          </table:table-cell>
          <table:table-cell office:value-type="float" office:value="0.238948096" calcext:value-type="float">
            <text:p>0.238948096</text:p>
          </table:table-cell>
          <table:table-cell office:value-type="float" office:value="0.011935946" calcext:value-type="float">
            <text:p>0.011935946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2297082" calcext:value-type="float">
            <text:p>0.242297082</text:p>
          </table:table-cell>
          <table:table-cell office:value-type="float" office:value="0.251835615" calcext:value-type="float">
            <text:p>0.251835615</text:p>
          </table:table-cell>
          <table:table-cell office:value-type="float" office:value="0.223609832" calcext:value-type="float">
            <text:p>0.223609832</text:p>
          </table:table-cell>
          <table:table-cell office:value-type="float" office:value="0.23924751" calcext:value-type="float">
            <text:p>0.23924751</text:p>
          </table:table-cell>
          <table:table-cell office:value-type="float" office:value="0.242297082" calcext:value-type="float">
            <text:p>0.242297082</text:p>
          </table:table-cell>
          <table:table-cell office:value-type="float" office:value="0.23924751" calcext:value-type="float">
            <text:p>0.23924751</text:p>
          </table:table-cell>
          <table:table-cell office:value-type="float" office:value="0.011723157" calcext:value-type="float">
            <text:p>0.01172315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3421822" calcext:value-type="float">
            <text:p>0.243421822</text:p>
          </table:table-cell>
          <table:table-cell office:value-type="float" office:value="0.251798064" calcext:value-type="float">
            <text:p>0.251798064</text:p>
          </table:table-cell>
          <table:table-cell office:value-type="float" office:value="0.223863748" calcext:value-type="float">
            <text:p>0.223863748</text:p>
          </table:table-cell>
          <table:table-cell office:value-type="float" office:value="0.239694544" calcext:value-type="float">
            <text:p>0.239694544</text:p>
          </table:table-cell>
          <table:table-cell office:value-type="float" office:value="0.243421822" calcext:value-type="float">
            <text:p>0.243421822</text:p>
          </table:table-cell>
          <table:table-cell office:value-type="float" office:value="0.239694544" calcext:value-type="float">
            <text:p>0.239694544</text:p>
          </table:table-cell>
          <table:table-cell office:value-type="float" office:value="0.011704727" calcext:value-type="float">
            <text:p>0.011704727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4674712" calcext:value-type="float">
            <text:p>0.244674712</text:p>
          </table:table-cell>
          <table:table-cell office:value-type="float" office:value="0.250676304" calcext:value-type="float">
            <text:p>0.250676304</text:p>
          </table:table-cell>
          <table:table-cell office:value-type="float" office:value="0.224343565" calcext:value-type="float">
            <text:p>0.224343565</text:p>
          </table:table-cell>
          <table:table-cell office:value-type="float" office:value="0.239898194" calcext:value-type="float">
            <text:p>0.239898194</text:p>
          </table:table-cell>
          <table:table-cell office:value-type="float" office:value="0.244674712" calcext:value-type="float">
            <text:p>0.244674712</text:p>
          </table:table-cell>
          <table:table-cell office:value-type="float" office:value="0.239898194" calcext:value-type="float">
            <text:p>0.239898194</text:p>
          </table:table-cell>
          <table:table-cell office:value-type="float" office:value="0.011268381" calcext:value-type="float">
            <text:p>0.01126838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845543" calcext:value-type="float">
            <text:p>0.239845543</text:p>
          </table:table-cell>
          <table:table-cell office:value-type="float" office:value="0.249239832" calcext:value-type="float">
            <text:p>0.249239832</text:p>
          </table:table-cell>
          <table:table-cell office:value-type="float" office:value="0.228592185" calcext:value-type="float">
            <text:p>0.228592185</text:p>
          </table:table-cell>
          <table:table-cell office:value-type="float" office:value="0.239225853" calcext:value-type="float">
            <text:p>0.239225853</text:p>
          </table:table-cell>
          <table:table-cell office:value-type="float" office:value="0.239845543" calcext:value-type="float">
            <text:p>0.239845543</text:p>
          </table:table-cell>
          <table:table-cell office:value-type="float" office:value="0.239225853" calcext:value-type="float">
            <text:p>0.239225853</text:p>
          </table:table-cell>
          <table:table-cell office:value-type="float" office:value="0.008440748" calcext:value-type="float">
            <text:p>0.008440748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358573" calcext:value-type="float">
            <text:p>0.239358573</text:p>
          </table:table-cell>
          <table:table-cell office:value-type="float" office:value="0.249123603" calcext:value-type="float">
            <text:p>0.249123603</text:p>
          </table:table-cell>
          <table:table-cell office:value-type="float" office:value="0.228969482" calcext:value-type="float">
            <text:p>0.228969482</text:p>
          </table:table-cell>
          <table:table-cell office:value-type="float" office:value="0.239150553" calcext:value-type="float">
            <text:p>0.239150553</text:p>
          </table:table-cell>
          <table:table-cell office:value-type="float" office:value="0.239358573" calcext:value-type="float">
            <text:p>0.239358573</text:p>
          </table:table-cell>
          <table:table-cell office:value-type="float" office:value="0.239150553" calcext:value-type="float">
            <text:p>0.239150553</text:p>
          </table:table-cell>
          <table:table-cell office:value-type="float" office:value="0.0082292" calcext:value-type="float">
            <text:p>0.008229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12075" calcext:value-type="float">
            <text:p>0.23912075</text:p>
          </table:table-cell>
          <table:table-cell office:value-type="float" office:value="0.24921301" calcext:value-type="float">
            <text:p>0.24921301</text:p>
          </table:table-cell>
          <table:table-cell office:value-type="float" office:value="0.228829411" calcext:value-type="float">
            <text:p>0.228829411</text:p>
          </table:table-cell>
          <table:table-cell office:value-type="float" office:value="0.23905439" calcext:value-type="float">
            <text:p>0.23905439</text:p>
          </table:table-cell>
          <table:table-cell office:value-type="float" office:value="0.23912075" calcext:value-type="float">
            <text:p>0.23912075</text:p>
          </table:table-cell>
          <table:table-cell office:value-type="float" office:value="0.23905439" calcext:value-type="float">
            <text:p>0.23905439</text:p>
          </table:table-cell>
          <table:table-cell office:value-type="float" office:value="0.008321702" calcext:value-type="float">
            <text:p>0.008321702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142208" calcext:value-type="float">
            <text:p>0.239142208</text:p>
          </table:table-cell>
          <table:table-cell office:value-type="float" office:value="0.248957306" calcext:value-type="float">
            <text:p>0.248957306</text:p>
          </table:table-cell>
          <table:table-cell office:value-type="float" office:value="0.228980211" calcext:value-type="float">
            <text:p>0.228980211</text:p>
          </table:table-cell>
          <table:table-cell office:value-type="float" office:value="0.239026575" calcext:value-type="float">
            <text:p>0.239026575</text:p>
          </table:table-cell>
          <table:table-cell office:value-type="float" office:value="0.239142208" calcext:value-type="float">
            <text:p>0.239142208</text:p>
          </table:table-cell>
          <table:table-cell office:value-type="float" office:value="0.239026575" calcext:value-type="float">
            <text:p>0.239026575</text:p>
          </table:table-cell>
          <table:table-cell office:value-type="float" office:value="0.008156025" calcext:value-type="float">
            <text:p>0.00815602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003925" calcext:value-type="float">
            <text:p>0.239003925</text:p>
          </table:table-cell>
          <table:table-cell office:value-type="float" office:value="0.249492556" calcext:value-type="float">
            <text:p>0.249492556</text:p>
          </table:table-cell>
          <table:table-cell office:value-type="float" office:value="0.228228596" calcext:value-type="float">
            <text:p>0.228228596</text:p>
          </table:table-cell>
          <table:table-cell office:value-type="float" office:value="0.238908359" calcext:value-type="float">
            <text:p>0.238908359</text:p>
          </table:table-cell>
          <table:table-cell office:value-type="float" office:value="0.239003925" calcext:value-type="float">
            <text:p>0.239003925</text:p>
          </table:table-cell>
          <table:table-cell office:value-type="float" office:value="0.238908359" calcext:value-type="float">
            <text:p>0.238908359</text:p>
          </table:table-cell>
          <table:table-cell office:value-type="float" office:value="0.008681238" calcext:value-type="float">
            <text:p>0.008681238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693551" calcext:value-type="float">
            <text:p>0.239693551</text:p>
          </table:table-cell>
          <table:table-cell office:value-type="float" office:value="0.249928862" calcext:value-type="float">
            <text:p>0.249928862</text:p>
          </table:table-cell>
          <table:table-cell office:value-type="float" office:value="0.22776666" calcext:value-type="float">
            <text:p>0.22776666</text:p>
          </table:table-cell>
          <table:table-cell office:value-type="float" office:value="0.239129691" calcext:value-type="float">
            <text:p>0.239129691</text:p>
          </table:table-cell>
          <table:table-cell office:value-type="float" office:value="0.239693551" calcext:value-type="float">
            <text:p>0.239693551</text:p>
          </table:table-cell>
          <table:table-cell office:value-type="float" office:value="0.239129691" calcext:value-type="float">
            <text:p>0.239129691</text:p>
          </table:table-cell>
          <table:table-cell office:value-type="float" office:value="0.009056462" calcext:value-type="float">
            <text:p>0.009056462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977865" calcext:value-type="float">
            <text:p>0.239977865</text:p>
          </table:table-cell>
          <table:table-cell office:value-type="float" office:value="0.249847203" calcext:value-type="float">
            <text:p>0.249847203</text:p>
          </table:table-cell>
          <table:table-cell office:value-type="float" office:value="0.227438835" calcext:value-type="float">
            <text:p>0.227438835</text:p>
          </table:table-cell>
          <table:table-cell office:value-type="float" office:value="0.239087968" calcext:value-type="float">
            <text:p>0.239087968</text:p>
          </table:table-cell>
          <table:table-cell office:value-type="float" office:value="0.239977865" calcext:value-type="float">
            <text:p>0.239977865</text:p>
          </table:table-cell>
          <table:table-cell office:value-type="float" office:value="0.239087968" calcext:value-type="float">
            <text:p>0.239087968</text:p>
          </table:table-cell>
          <table:table-cell office:value-type="float" office:value="0.009169794" calcext:value-type="float">
            <text:p>0.009169794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785508" calcext:value-type="float">
            <text:p>0.240785508</text:p>
          </table:table-cell>
          <table:table-cell office:value-type="float" office:value="0.250502259" calcext:value-type="float">
            <text:p>0.250502259</text:p>
          </table:table-cell>
          <table:table-cell office:value-type="float" office:value="0.226365951" calcext:value-type="float">
            <text:p>0.226365951</text:p>
          </table:table-cell>
          <table:table-cell office:value-type="float" office:value="0.239217906" calcext:value-type="float">
            <text:p>0.239217906</text:p>
          </table:table-cell>
          <table:table-cell office:value-type="float" office:value="0.240785508" calcext:value-type="float">
            <text:p>0.240785508</text:p>
          </table:table-cell>
          <table:table-cell office:value-type="float" office:value="0.239217906" calcext:value-type="float">
            <text:p>0.239217906</text:p>
          </table:table-cell>
          <table:table-cell office:value-type="float" office:value="0.009915758" calcext:value-type="float">
            <text:p>0.009915758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1349964" calcext:value-type="float">
            <text:p>0.241349964</text:p>
          </table:table-cell>
          <table:table-cell office:value-type="float" office:value="0.251342088" calcext:value-type="float">
            <text:p>0.251342088</text:p>
          </table:table-cell>
          <table:table-cell office:value-type="float" office:value="0.224937227" calcext:value-type="float">
            <text:p>0.224937227</text:p>
          </table:table-cell>
          <table:table-cell office:value-type="float" office:value="0.23920976" calcext:value-type="float">
            <text:p>0.23920976</text:p>
          </table:table-cell>
          <table:table-cell office:value-type="float" office:value="0.241349964" calcext:value-type="float">
            <text:p>0.241349964</text:p>
          </table:table-cell>
          <table:table-cell office:value-type="float" office:value="0.23920976" calcext:value-type="float">
            <text:p>0.23920976</text:p>
          </table:table-cell>
          <table:table-cell office:value-type="float" office:value="0.01088545" calcext:value-type="float">
            <text:p>0.01088545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131897" calcext:value-type="float">
            <text:p>0.24131897</text:p>
          </table:table-cell>
          <table:table-cell office:value-type="float" office:value="0.25197509" calcext:value-type="float">
            <text:p>0.25197509</text:p>
          </table:table-cell>
          <table:table-cell office:value-type="float" office:value="0.224174288" calcext:value-type="float">
            <text:p>0.224174288</text:p>
          </table:table-cell>
          <table:table-cell office:value-type="float" office:value="0.239156116" calcext:value-type="float">
            <text:p>0.239156116</text:p>
          </table:table-cell>
          <table:table-cell office:value-type="float" office:value="0.24131897" calcext:value-type="float">
            <text:p>0.24131897</text:p>
          </table:table-cell>
          <table:table-cell office:value-type="float" office:value="0.239156116" calcext:value-type="float">
            <text:p>0.239156116</text:p>
          </table:table-cell>
          <table:table-cell office:value-type="float" office:value="0.011452208" calcext:value-type="float">
            <text:p>0.011452208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1113334" calcext:value-type="float">
            <text:p>0.241113334</text:p>
          </table:table-cell>
          <table:table-cell office:value-type="float" office:value="0.252287418" calcext:value-type="float">
            <text:p>0.252287418</text:p>
          </table:table-cell>
          <table:table-cell office:value-type="float" office:value="0.223684338" calcext:value-type="float">
            <text:p>0.223684338</text:p>
          </table:table-cell>
          <table:table-cell office:value-type="float" office:value="0.239028363" calcext:value-type="float">
            <text:p>0.239028363</text:p>
          </table:table-cell>
          <table:table-cell office:value-type="float" office:value="0.241113334" calcext:value-type="float">
            <text:p>0.241113334</text:p>
          </table:table-cell>
          <table:table-cell office:value-type="float" office:value="0.239028363" calcext:value-type="float">
            <text:p>0.239028363</text:p>
          </table:table-cell>
          <table:table-cell office:value-type="float" office:value="0.011769859" calcext:value-type="float">
            <text:p>0.011769859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1429238" calcext:value-type="float">
            <text:p>0.241429238</text:p>
          </table:table-cell>
          <table:table-cell office:value-type="float" office:value="0.252531797" calcext:value-type="float">
            <text:p>0.252531797</text:p>
          </table:table-cell>
          <table:table-cell office:value-type="float" office:value="0.223416117" calcext:value-type="float">
            <text:p>0.223416117</text:p>
          </table:table-cell>
          <table:table-cell office:value-type="float" office:value="0.239125717" calcext:value-type="float">
            <text:p>0.239125717</text:p>
          </table:table-cell>
          <table:table-cell office:value-type="float" office:value="0.241429238" calcext:value-type="float">
            <text:p>0.241429238</text:p>
          </table:table-cell>
          <table:table-cell office:value-type="float" office:value="0.239125717" calcext:value-type="float">
            <text:p>0.239125717</text:p>
          </table:table-cell>
          <table:table-cell office:value-type="float" office:value="0.01199751" calcext:value-type="float">
            <text:p>0.01199751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231854" calcext:value-type="float">
            <text:p>0.24231854</text:p>
          </table:table-cell>
          <table:table-cell office:value-type="float" office:value="0.251938731" calcext:value-type="float">
            <text:p>0.251938731</text:p>
          </table:table-cell>
          <table:table-cell office:value-type="float" office:value="0.223371413" calcext:value-type="float">
            <text:p>0.223371413</text:p>
          </table:table-cell>
          <table:table-cell office:value-type="float" office:value="0.239209561" calcext:value-type="float">
            <text:p>0.239209561</text:p>
          </table:table-cell>
          <table:table-cell office:value-type="float" office:value="0.24231854" calcext:value-type="float">
            <text:p>0.24231854</text:p>
          </table:table-cell>
          <table:table-cell office:value-type="float" office:value="0.239209561" calcext:value-type="float">
            <text:p>0.239209561</text:p>
          </table:table-cell>
          <table:table-cell office:value-type="float" office:value="0.011867946" calcext:value-type="float">
            <text:p>0.011867946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357441" calcext:value-type="float">
            <text:p>0.24357441</text:p>
          </table:table-cell>
          <table:table-cell office:value-type="float" office:value="0.251574546" calcext:value-type="float">
            <text:p>0.251574546</text:p>
          </table:table-cell>
          <table:table-cell office:value-type="float" office:value="0.223830369" calcext:value-type="float">
            <text:p>0.223830369</text:p>
          </table:table-cell>
          <table:table-cell office:value-type="float" office:value="0.239659775" calcext:value-type="float">
            <text:p>0.239659775</text:p>
          </table:table-cell>
          <table:table-cell office:value-type="float" office:value="0.24357441" calcext:value-type="float">
            <text:p>0.24357441</text:p>
          </table:table-cell>
          <table:table-cell office:value-type="float" office:value="0.239659775" calcext:value-type="float">
            <text:p>0.239659775</text:p>
          </table:table-cell>
          <table:table-cell office:value-type="float" office:value="0.011659849" calcext:value-type="float">
            <text:p>0.011659849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4671732" calcext:value-type="float">
            <text:p>0.244671732</text:p>
          </table:table-cell>
          <table:table-cell office:value-type="float" office:value="0.251259238" calcext:value-type="float">
            <text:p>0.251259238</text:p>
          </table:table-cell>
          <table:table-cell office:value-type="float" office:value="0.224016335" calcext:value-type="float">
            <text:p>0.224016335</text:p>
          </table:table-cell>
          <table:table-cell office:value-type="float" office:value="0.239982435" calcext:value-type="float">
            <text:p>0.239982435</text:p>
          </table:table-cell>
          <table:table-cell office:value-type="float" office:value="0.244671732" calcext:value-type="float">
            <text:p>0.244671732</text:p>
          </table:table-cell>
          <table:table-cell office:value-type="float" office:value="0.239982435" calcext:value-type="float">
            <text:p>0.239982435</text:p>
          </table:table-cell>
          <table:table-cell office:value-type="float" office:value="0.011605632" calcext:value-type="float">
            <text:p>0.01160563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3985508" calcext:value-type="float">
            <text:p>0.23985508</text:p>
          </table:table-cell>
          <table:table-cell office:value-type="float" office:value="0.249388248" calcext:value-type="float">
            <text:p>0.249388248</text:p>
          </table:table-cell>
          <table:table-cell office:value-type="float" office:value="0.228361515" calcext:value-type="float">
            <text:p>0.228361515</text:p>
          </table:table-cell>
          <table:table-cell office:value-type="float" office:value="0.239201614" calcext:value-type="float">
            <text:p>0.239201614</text:p>
          </table:table-cell>
          <table:table-cell office:value-type="float" office:value="0.23985508" calcext:value-type="float">
            <text:p>0.23985508</text:p>
          </table:table-cell>
          <table:table-cell office:value-type="float" office:value="0.239201614" calcext:value-type="float">
            <text:p>0.239201614</text:p>
          </table:table-cell>
          <table:table-cell office:value-type="float" office:value="0.008596555" calcext:value-type="float">
            <text:p>0.008596555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115386" calcext:value-type="float">
            <text:p>0.239115386</text:p>
          </table:table-cell>
          <table:table-cell office:value-type="float" office:value="0.249854356" calcext:value-type="float">
            <text:p>0.249854356</text:p>
          </table:table-cell>
          <table:table-cell office:value-type="float" office:value="0.22894862" calcext:value-type="float">
            <text:p>0.22894862</text:p>
          </table:table-cell>
          <table:table-cell office:value-type="float" office:value="0.239306121" calcext:value-type="float">
            <text:p>0.239306121</text:p>
          </table:table-cell>
          <table:table-cell office:value-type="float" office:value="0.239115386" calcext:value-type="float">
            <text:p>0.239115386</text:p>
          </table:table-cell>
          <table:table-cell office:value-type="float" office:value="0.239306121" calcext:value-type="float">
            <text:p>0.239306121</text:p>
          </table:table-cell>
          <table:table-cell office:value-type="float" office:value="0.008535796" calcext:value-type="float">
            <text:p>0.008535796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39145188" calcext:value-type="float">
            <text:p>0.239145188</text:p>
          </table:table-cell>
          <table:table-cell office:value-type="float" office:value="0.249414474" calcext:value-type="float">
            <text:p>0.249414474</text:p>
          </table:table-cell>
          <table:table-cell office:value-type="float" office:value="0.228784708" calcext:value-type="float">
            <text:p>0.228784708</text:p>
          </table:table-cell>
          <table:table-cell office:value-type="float" office:value="0.23911479" calcext:value-type="float">
            <text:p>0.23911479</text:p>
          </table:table-cell>
          <table:table-cell office:value-type="float" office:value="0.239145188" calcext:value-type="float">
            <text:p>0.239145188</text:p>
          </table:table-cell>
          <table:table-cell office:value-type="float" office:value="0.23911479" calcext:value-type="float">
            <text:p>0.23911479</text:p>
          </table:table-cell>
          <table:table-cell office:value-type="float" office:value="0.008422094" calcext:value-type="float">
            <text:p>0.008422094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9301352" calcext:value-type="float">
            <text:p>0.239301352</text:p>
          </table:table-cell>
          <table:table-cell office:value-type="float" office:value="0.249702364" calcext:value-type="float">
            <text:p>0.249702364</text:p>
          </table:table-cell>
          <table:table-cell office:value-type="float" office:value="0.228799013" calcext:value-type="float">
            <text:p>0.228799013</text:p>
          </table:table-cell>
          <table:table-cell office:value-type="float" office:value="0.239267576" calcext:value-type="float">
            <text:p>0.239267576</text:p>
          </table:table-cell>
          <table:table-cell office:value-type="float" office:value="0.239301352" calcext:value-type="float">
            <text:p>0.239301352</text:p>
          </table:table-cell>
          <table:table-cell office:value-type="float" office:value="0.239267576" calcext:value-type="float">
            <text:p>0.239267576</text:p>
          </table:table-cell>
          <table:table-cell office:value-type="float" office:value="0.008533791" calcext:value-type="float">
            <text:p>0.008533791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40084558" calcext:value-type="float">
            <text:p>0.240084558</text:p>
          </table:table-cell>
          <table:table-cell office:value-type="float" office:value="0.250152975" calcext:value-type="float">
            <text:p>0.250152975</text:p>
          </table:table-cell>
          <table:table-cell office:value-type="float" office:value="0.227488903" calcext:value-type="float">
            <text:p>0.227488903</text:p>
          </table:table-cell>
          <table:table-cell office:value-type="float" office:value="0.239242145" calcext:value-type="float">
            <text:p>0.239242145</text:p>
          </table:table-cell>
          <table:table-cell office:value-type="float" office:value="0.240084558" calcext:value-type="float">
            <text:p>0.240084558</text:p>
          </table:table-cell>
          <table:table-cell office:value-type="float" office:value="0.239242145" calcext:value-type="float">
            <text:p>0.239242145</text:p>
          </table:table-cell>
          <table:table-cell office:value-type="float" office:value="0.009271724" calcext:value-type="float">
            <text:p>0.009271724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.38777" calcext:value-type="float">
            <text:p>25.38777</text:p>
          </table:table-cell>
          <table:table-cell office:value-type="float" office:value="0.240482717" calcext:value-type="float">
            <text:p>0.240482717</text:p>
          </table:table-cell>
          <table:table-cell office:value-type="float" office:value="0.250552923" calcext:value-type="float">
            <text:p>0.250552923</text:p>
          </table:table-cell>
          <table:table-cell office:value-type="float" office:value="0.226498869" calcext:value-type="float">
            <text:p>0.226498869</text:p>
          </table:table-cell>
          <table:table-cell office:value-type="float" office:value="0.239178169" calcext:value-type="float">
            <text:p>0.239178169</text:p>
          </table:table-cell>
          <table:table-cell office:value-type="float" office:value="0.240482717" calcext:value-type="float">
            <text:p>0.240482717</text:p>
          </table:table-cell>
          <table:table-cell office:value-type="float" office:value="0.239178169" calcext:value-type="float">
            <text:p>0.239178169</text:p>
          </table:table-cell>
          <table:table-cell office:value-type="float" office:value="0.009863257" calcext:value-type="float">
            <text:p>0.009863257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.38271" calcext:value-type="float">
            <text:p>25.38271</text:p>
          </table:table-cell>
          <table:table-cell office:value-type="float" office:value="0.241081743" calcext:value-type="float">
            <text:p>0.241081743</text:p>
          </table:table-cell>
          <table:table-cell office:value-type="float" office:value="0.251210362" calcext:value-type="float">
            <text:p>0.251210362</text:p>
          </table:table-cell>
          <table:table-cell office:value-type="float" office:value="0.225726989" calcext:value-type="float">
            <text:p>0.225726989</text:p>
          </table:table-cell>
          <table:table-cell office:value-type="float" office:value="0.239339698" calcext:value-type="float">
            <text:p>0.239339698</text:p>
          </table:table-cell>
          <table:table-cell office:value-type="float" office:value="0.241081743" calcext:value-type="float">
            <text:p>0.241081743</text:p>
          </table:table-cell>
          <table:table-cell office:value-type="float" office:value="0.239339698" calcext:value-type="float">
            <text:p>0.239339698</text:p>
          </table:table-cell>
          <table:table-cell office:value-type="float" office:value="0.010476215" calcext:value-type="float">
            <text:p>0.010476215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1012006" calcext:value-type="float">
            <text:p>0.241012006</text:p>
          </table:table-cell>
          <table:table-cell office:value-type="float" office:value="0.251746208" calcext:value-type="float">
            <text:p>0.251746208</text:p>
          </table:table-cell>
          <table:table-cell office:value-type="float" office:value="0.224421051" calcext:value-type="float">
            <text:p>0.224421051</text:p>
          </table:table-cell>
          <table:table-cell office:value-type="float" office:value="0.239059755" calcext:value-type="float">
            <text:p>0.239059755</text:p>
          </table:table-cell>
          <table:table-cell office:value-type="float" office:value="0.241012006" calcext:value-type="float">
            <text:p>0.241012006</text:p>
          </table:table-cell>
          <table:table-cell office:value-type="float" office:value="0.239059755" calcext:value-type="float">
            <text:p>0.239059755</text:p>
          </table:table-cell>
          <table:table-cell office:value-type="float" office:value="0.011240537" calcext:value-type="float">
            <text:p>0.011240537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106267" calcext:value-type="float">
            <text:p>0.24106267</text:p>
          </table:table-cell>
          <table:table-cell office:value-type="float" office:value="0.251710445" calcext:value-type="float">
            <text:p>0.251710445</text:p>
          </table:table-cell>
          <table:table-cell office:value-type="float" office:value="0.224260715" calcext:value-type="float">
            <text:p>0.224260715</text:p>
          </table:table-cell>
          <table:table-cell office:value-type="float" office:value="0.239011276" calcext:value-type="float">
            <text:p>0.239011276</text:p>
          </table:table-cell>
          <table:table-cell office:value-type="float" office:value="0.24106267" calcext:value-type="float">
            <text:p>0.24106267</text:p>
          </table:table-cell>
          <table:table-cell office:value-type="float" office:value="0.239011276" calcext:value-type="float">
            <text:p>0.239011276</text:p>
          </table:table-cell>
          <table:table-cell office:value-type="float" office:value="0.011299796" calcext:value-type="float">
            <text:p>0.011299796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1226583" calcext:value-type="float">
            <text:p>0.241226583</text:p>
          </table:table-cell>
          <table:table-cell office:value-type="float" office:value="0.25233987" calcext:value-type="float">
            <text:p>0.25233987</text:p>
          </table:table-cell>
          <table:table-cell office:value-type="float" office:value="0.223642614" calcext:value-type="float">
            <text:p>0.223642614</text:p>
          </table:table-cell>
          <table:table-cell office:value-type="float" office:value="0.239069689" calcext:value-type="float">
            <text:p>0.239069689</text:p>
          </table:table-cell>
          <table:table-cell office:value-type="float" office:value="0.241226583" calcext:value-type="float">
            <text:p>0.241226583</text:p>
          </table:table-cell>
          <table:table-cell office:value-type="float" office:value="0.239069689" calcext:value-type="float">
            <text:p>0.239069689</text:p>
          </table:table-cell>
          <table:table-cell office:value-type="float" office:value="0.011814462" calcext:value-type="float">
            <text:p>0.011814462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1250425" calcext:value-type="float">
            <text:p>0.241250425</text:p>
          </table:table-cell>
          <table:table-cell office:value-type="float" office:value="0.252289206" calcext:value-type="float">
            <text:p>0.252289206</text:p>
          </table:table-cell>
          <table:table-cell office:value-type="float" office:value="0.223419693" calcext:value-type="float">
            <text:p>0.223419693</text:p>
          </table:table-cell>
          <table:table-cell office:value-type="float" office:value="0.238986441" calcext:value-type="float">
            <text:p>0.238986441</text:p>
          </table:table-cell>
          <table:table-cell office:value-type="float" office:value="0.241250425" calcext:value-type="float">
            <text:p>0.241250425</text:p>
          </table:table-cell>
          <table:table-cell office:value-type="float" office:value="0.238986441" calcext:value-type="float">
            <text:p>0.238986441</text:p>
          </table:table-cell>
          <table:table-cell office:value-type="float" office:value="0.011894156" calcext:value-type="float">
            <text:p>0.011894156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1963296" calcext:value-type="float">
            <text:p>0.241963296</text:p>
          </table:table-cell>
          <table:table-cell office:value-type="float" office:value="0.252076417" calcext:value-type="float">
            <text:p>0.252076417</text:p>
          </table:table-cell>
          <table:table-cell office:value-type="float" office:value="0.223921564" calcext:value-type="float">
            <text:p>0.223921564</text:p>
          </table:table-cell>
          <table:table-cell office:value-type="float" office:value="0.239320426" calcext:value-type="float">
            <text:p>0.239320426</text:p>
          </table:table-cell>
          <table:table-cell office:value-type="float" office:value="0.241963296" calcext:value-type="float">
            <text:p>0.241963296</text:p>
          </table:table-cell>
          <table:table-cell office:value-type="float" office:value="0.239320426" calcext:value-type="float">
            <text:p>0.239320426</text:p>
          </table:table-cell>
          <table:table-cell office:value-type="float" office:value="0.0116451" calcext:value-type="float">
            <text:p>0.0116451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3371754" calcext:value-type="float">
            <text:p>0.243371754</text:p>
          </table:table-cell>
          <table:table-cell office:value-type="float" office:value="0.251789123" calcext:value-type="float">
            <text:p>0.251789123</text:p>
          </table:table-cell>
          <table:table-cell office:value-type="float" office:value="0.224186805" calcext:value-type="float">
            <text:p>0.224186805</text:p>
          </table:table-cell>
          <table:table-cell office:value-type="float" office:value="0.239782561" calcext:value-type="float">
            <text:p>0.239782561</text:p>
          </table:table-cell>
          <table:table-cell office:value-type="float" office:value="0.243371754" calcext:value-type="float">
            <text:p>0.243371754</text:p>
          </table:table-cell>
          <table:table-cell office:value-type="float" office:value="0.239782561" calcext:value-type="float">
            <text:p>0.239782561</text:p>
          </table:table-cell>
          <table:table-cell office:value-type="float" office:value="0.011550865" calcext:value-type="float">
            <text:p>0.011550865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4167476" calcext:value-type="float">
            <text:p>0.244167476</text:p>
          </table:table-cell>
          <table:table-cell office:value-type="float" office:value="0.251264006" calcext:value-type="float">
            <text:p>0.251264006</text:p>
          </table:table-cell>
          <table:table-cell office:value-type="float" office:value="0.224185613" calcext:value-type="float">
            <text:p>0.224185613</text:p>
          </table:table-cell>
          <table:table-cell office:value-type="float" office:value="0.239872365" calcext:value-type="float">
            <text:p>0.239872365</text:p>
          </table:table-cell>
          <table:table-cell office:value-type="float" office:value="0.244167476" calcext:value-type="float">
            <text:p>0.244167476</text:p>
          </table:table-cell>
          <table:table-cell office:value-type="float" office:value="0.239872365" calcext:value-type="float">
            <text:p>0.239872365</text:p>
          </table:table-cell>
          <table:table-cell office:value-type="float" office:value="0.011464317" calcext:value-type="float">
            <text:p>0.011464317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4729548" calcext:value-type="float">
            <text:p>0.244729548</text:p>
          </table:table-cell>
          <table:table-cell office:value-type="float" office:value="0.250157744" calcext:value-type="float">
            <text:p>0.250157744</text:p>
          </table:table-cell>
          <table:table-cell office:value-type="float" office:value="0.225403932" calcext:value-type="float">
            <text:p>0.225403932</text:p>
          </table:table-cell>
          <table:table-cell office:value-type="float" office:value="0.240097075" calcext:value-type="float">
            <text:p>0.240097075</text:p>
          </table:table-cell>
          <table:table-cell office:value-type="float" office:value="0.244729548" calcext:value-type="float">
            <text:p>0.244729548</text:p>
          </table:table-cell>
          <table:table-cell office:value-type="float" office:value="0.240097075" calcext:value-type="float">
            <text:p>0.240097075</text:p>
          </table:table-cell>
          <table:table-cell office:value-type="float" office:value="0.010623328" calcext:value-type="float">
            <text:p>0.010623328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39604144" calcext:value-type="float">
            <text:p>0.239604144</text:p>
          </table:table-cell>
          <table:table-cell office:value-type="float" office:value="0.249242216" calcext:value-type="float">
            <text:p>0.249242216</text:p>
          </table:table-cell>
          <table:table-cell office:value-type="float" office:value="0.229151276" calcext:value-type="float">
            <text:p>0.229151276</text:p>
          </table:table-cell>
          <table:table-cell office:value-type="float" office:value="0.239332546" calcext:value-type="float">
            <text:p>0.239332546</text:p>
          </table:table-cell>
          <table:table-cell office:value-type="float" office:value="0.239604144" calcext:value-type="float">
            <text:p>0.239604144</text:p>
          </table:table-cell>
          <table:table-cell office:value-type="float" office:value="0.239332546" calcext:value-type="float">
            <text:p>0.239332546</text:p>
          </table:table-cell>
          <table:table-cell office:value-type="float" office:value="0.00820434" calcext:value-type="float">
            <text:p>0.0082043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922327" calcext:value-type="float">
            <text:p>0.23922327</text:p>
          </table:table-cell>
          <table:table-cell office:value-type="float" office:value="0.249474078" calcext:value-type="float">
            <text:p>0.249474078</text:p>
          </table:table-cell>
          <table:table-cell office:value-type="float" office:value="0.229115513" calcext:value-type="float">
            <text:p>0.229115513</text:p>
          </table:table-cell>
          <table:table-cell office:value-type="float" office:value="0.239270954" calcext:value-type="float">
            <text:p>0.239270954</text:p>
          </table:table-cell>
          <table:table-cell office:value-type="float" office:value="0.23922327" calcext:value-type="float">
            <text:p>0.23922327</text:p>
          </table:table-cell>
          <table:table-cell office:value-type="float" office:value="0.239270954" calcext:value-type="float">
            <text:p>0.239270954</text:p>
          </table:table-cell>
          <table:table-cell office:value-type="float" office:value="0.008311418" calcext:value-type="float">
            <text:p>0.008311418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39543943" calcext:value-type="float">
            <text:p>0.239543943</text:p>
          </table:table-cell>
          <table:table-cell office:value-type="float" office:value="0.248960286" calcext:value-type="float">
            <text:p>0.248960286</text:p>
          </table:table-cell>
          <table:table-cell office:value-type="float" office:value="0.229118494" calcext:value-type="float">
            <text:p>0.229118494</text:p>
          </table:table-cell>
          <table:table-cell office:value-type="float" office:value="0.239207574" calcext:value-type="float">
            <text:p>0.239207574</text:p>
          </table:table-cell>
          <table:table-cell office:value-type="float" office:value="0.239543943" calcext:value-type="float">
            <text:p>0.239543943</text:p>
          </table:table-cell>
          <table:table-cell office:value-type="float" office:value="0.239207574" calcext:value-type="float">
            <text:p>0.239207574</text:p>
          </table:table-cell>
          <table:table-cell office:value-type="float" office:value="0.008103869" calcext:value-type="float">
            <text:p>0.008103869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39454536" calcext:value-type="float">
            <text:p>0.239454536</text:p>
          </table:table-cell>
          <table:table-cell office:value-type="float" office:value="0.24962905" calcext:value-type="float">
            <text:p>0.24962905</text:p>
          </table:table-cell>
          <table:table-cell office:value-type="float" office:value="0.228355554" calcext:value-type="float">
            <text:p>0.228355554</text:p>
          </table:table-cell>
          <table:table-cell office:value-type="float" office:value="0.23914638" calcext:value-type="float">
            <text:p>0.23914638</text:p>
          </table:table-cell>
          <table:table-cell office:value-type="float" office:value="0.239454536" calcext:value-type="float">
            <text:p>0.239454536</text:p>
          </table:table-cell>
          <table:table-cell office:value-type="float" office:value="0.23914638" calcext:value-type="float">
            <text:p>0.23914638</text:p>
          </table:table-cell>
          <table:table-cell office:value-type="float" office:value="0.008687602" calcext:value-type="float">
            <text:p>0.008687602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04045" calcext:value-type="float">
            <text:p>0.24004045</text:p>
          </table:table-cell>
          <table:table-cell office:value-type="float" office:value="0.250089794" calcext:value-type="float">
            <text:p>0.250089794</text:p>
          </table:table-cell>
          <table:table-cell office:value-type="float" office:value="0.227553872" calcext:value-type="float">
            <text:p>0.227553872</text:p>
          </table:table-cell>
          <table:table-cell office:value-type="float" office:value="0.239228039" calcext:value-type="float">
            <text:p>0.239228039</text:p>
          </table:table-cell>
          <table:table-cell office:value-type="float" office:value="0.24004045" calcext:value-type="float">
            <text:p>0.24004045</text:p>
          </table:table-cell>
          <table:table-cell office:value-type="float" office:value="0.239228039" calcext:value-type="float">
            <text:p>0.239228039</text:p>
          </table:table-cell>
          <table:table-cell office:value-type="float" office:value="0.009218169" calcext:value-type="float">
            <text:p>0.009218169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5.37766" calcext:value-type="float">
            <text:p>25.37766</text:p>
          </table:table-cell>
          <table:table-cell office:value-type="float" office:value="0.240617423" calcext:value-type="float">
            <text:p>0.240617423</text:p>
          </table:table-cell>
          <table:table-cell office:value-type="float" office:value="0.250288874" calcext:value-type="float">
            <text:p>0.250288874</text:p>
          </table:table-cell>
          <table:table-cell office:value-type="float" office:value="0.226472643" calcext:value-type="float">
            <text:p>0.226472643</text:p>
          </table:table-cell>
          <table:table-cell office:value-type="float" office:value="0.239126313" calcext:value-type="float">
            <text:p>0.239126313</text:p>
          </table:table-cell>
          <table:table-cell office:value-type="float" office:value="0.240617423" calcext:value-type="float">
            <text:p>0.240617423</text:p>
          </table:table-cell>
          <table:table-cell office:value-type="float" office:value="0.239126313" calcext:value-type="float">
            <text:p>0.239126313</text:p>
          </table:table-cell>
          <table:table-cell office:value-type="float" office:value="0.009779938" calcext:value-type="float">
            <text:p>0.009779938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0876107" calcext:value-type="float">
            <text:p>0.240876107</text:p>
          </table:table-cell>
          <table:table-cell office:value-type="float" office:value="0.250991017" calcext:value-type="float">
            <text:p>0.250991017</text:p>
          </table:table-cell>
          <table:table-cell office:value-type="float" office:value="0.226019052" calcext:value-type="float">
            <text:p>0.226019052</text:p>
          </table:table-cell>
          <table:table-cell office:value-type="float" office:value="0.239295392" calcext:value-type="float">
            <text:p>0.239295392</text:p>
          </table:table-cell>
          <table:table-cell office:value-type="float" office:value="0.240876107" calcext:value-type="float">
            <text:p>0.240876107</text:p>
          </table:table-cell>
          <table:table-cell office:value-type="float" office:value="0.239295392" calcext:value-type="float">
            <text:p>0.239295392</text:p>
          </table:table-cell>
          <table:table-cell office:value-type="float" office:value="0.010255852" calcext:value-type="float">
            <text:p>0.01025585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1158633" calcext:value-type="float">
            <text:p>0.241158633</text:p>
          </table:table-cell>
          <table:table-cell office:value-type="float" office:value="0.251305133" calcext:value-type="float">
            <text:p>0.251305133</text:p>
          </table:table-cell>
          <table:table-cell office:value-type="float" office:value="0.225212005" calcext:value-type="float">
            <text:p>0.225212005</text:p>
          </table:table-cell>
          <table:table-cell office:value-type="float" office:value="0.239225257" calcext:value-type="float">
            <text:p>0.239225257</text:p>
          </table:table-cell>
          <table:table-cell office:value-type="float" office:value="0.241158633" calcext:value-type="float">
            <text:p>0.241158633</text:p>
          </table:table-cell>
          <table:table-cell office:value-type="float" office:value="0.239225257" calcext:value-type="float">
            <text:p>0.239225257</text:p>
          </table:table-cell>
          <table:table-cell office:value-type="float" office:value="0.010739842" calcext:value-type="float">
            <text:p>0.010739842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1141348" calcext:value-type="float">
            <text:p>0.241141348</text:p>
          </table:table-cell>
          <table:table-cell office:value-type="float" office:value="0.25197509" calcext:value-type="float">
            <text:p>0.25197509</text:p>
          </table:table-cell>
          <table:table-cell office:value-type="float" office:value="0.224628475" calcext:value-type="float">
            <text:p>0.224628475</text:p>
          </table:table-cell>
          <table:table-cell office:value-type="float" office:value="0.239248304" calcext:value-type="float">
            <text:p>0.239248304</text:p>
          </table:table-cell>
          <table:table-cell office:value-type="float" office:value="0.241141348" calcext:value-type="float">
            <text:p>0.241141348</text:p>
          </table:table-cell>
          <table:table-cell office:value-type="float" office:value="0.239248304" calcext:value-type="float">
            <text:p>0.239248304</text:p>
          </table:table-cell>
          <table:table-cell office:value-type="float" office:value="0.01124417" calcext:value-type="float">
            <text:p>0.01124417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1569309" calcext:value-type="float">
            <text:p>0.241569309</text:p>
          </table:table-cell>
          <table:table-cell office:value-type="float" office:value="0.252506167" calcext:value-type="float">
            <text:p>0.252506167</text:p>
          </table:table-cell>
          <table:table-cell office:value-type="float" office:value="0.22384825" calcext:value-type="float">
            <text:p>0.22384825</text:p>
          </table:table-cell>
          <table:table-cell office:value-type="float" office:value="0.239307909" calcext:value-type="float">
            <text:p>0.239307909</text:p>
          </table:table-cell>
          <table:table-cell office:value-type="float" office:value="0.241569309" calcext:value-type="float">
            <text:p>0.241569309</text:p>
          </table:table-cell>
          <table:table-cell office:value-type="float" office:value="0.239307909" calcext:value-type="float">
            <text:p>0.239307909</text:p>
          </table:table-cell>
          <table:table-cell office:value-type="float" office:value="0.011808316" calcext:value-type="float">
            <text:p>0.01180831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5.36755" calcext:value-type="float">
            <text:p>25.36755</text:p>
          </table:table-cell>
          <table:table-cell office:value-type="float" office:value="0.241847067" calcext:value-type="float">
            <text:p>0.241847067</text:p>
          </table:table-cell>
          <table:table-cell office:value-type="float" office:value="0.252534181" calcext:value-type="float">
            <text:p>0.252534181</text:p>
          </table:table-cell>
          <table:table-cell office:value-type="float" office:value="0.223851231" calcext:value-type="float">
            <text:p>0.223851231</text:p>
          </table:table-cell>
          <table:table-cell office:value-type="float" office:value="0.239410826" calcext:value-type="float">
            <text:p>0.239410826</text:p>
          </table:table-cell>
          <table:table-cell office:value-type="float" office:value="0.241847067" calcext:value-type="float">
            <text:p>0.241847067</text:p>
          </table:table-cell>
          <table:table-cell office:value-type="float" office:value="0.239410826" calcext:value-type="float">
            <text:p>0.239410826</text:p>
          </table:table-cell>
          <table:table-cell office:value-type="float" office:value="0.011835803" calcext:value-type="float">
            <text:p>0.01183580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25808" calcext:value-type="float">
            <text:p>0.2425808</text:p>
          </table:table-cell>
          <table:table-cell office:value-type="float" office:value="0.252416164" calcext:value-type="float">
            <text:p>0.252416164</text:p>
          </table:table-cell>
          <table:table-cell office:value-type="float" office:value="0.223613408" calcext:value-type="float">
            <text:p>0.223613408</text:p>
          </table:table-cell>
          <table:table-cell office:value-type="float" office:value="0.239536791" calcext:value-type="float">
            <text:p>0.239536791</text:p>
          </table:table-cell>
          <table:table-cell office:value-type="float" office:value="0.2425808" calcext:value-type="float">
            <text:p>0.2425808</text:p>
          </table:table-cell>
          <table:table-cell office:value-type="float" office:value="0.239536791" calcext:value-type="float">
            <text:p>0.239536791</text:p>
          </table:table-cell>
          <table:table-cell office:value-type="float" office:value="0.011954056" calcext:value-type="float">
            <text:p>0.011954056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5.3625" calcext:value-type="float">
            <text:p>25.3625</text:p>
          </table:table-cell>
          <table:table-cell office:value-type="float" office:value="0.241821437" calcext:value-type="float">
            <text:p>0.241821437</text:p>
          </table:table-cell>
          <table:table-cell office:value-type="float" office:value="0.252074033" calcext:value-type="float">
            <text:p>0.252074033</text:p>
          </table:table-cell>
          <table:table-cell office:value-type="float" office:value="0.223900702" calcext:value-type="float">
            <text:p>0.223900702</text:p>
          </table:table-cell>
          <table:table-cell office:value-type="float" office:value="0.239265391" calcext:value-type="float">
            <text:p>0.239265391</text:p>
          </table:table-cell>
          <table:table-cell office:value-type="float" office:value="0.241821437" calcext:value-type="float">
            <text:p>0.241821437</text:p>
          </table:table-cell>
          <table:table-cell office:value-type="float" office:value="0.239265391" calcext:value-type="float">
            <text:p>0.239265391</text:p>
          </table:table-cell>
          <table:table-cell office:value-type="float" office:value="0.011642857" calcext:value-type="float">
            <text:p>0.011642857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5.37261" calcext:value-type="float">
            <text:p>25.37261</text:p>
          </table:table-cell>
          <table:table-cell office:value-type="float" office:value="0.242807894" calcext:value-type="float">
            <text:p>0.242807894</text:p>
          </table:table-cell>
          <table:table-cell office:value-type="float" office:value="0.252152115" calcext:value-type="float">
            <text:p>0.252152115</text:p>
          </table:table-cell>
          <table:table-cell office:value-type="float" office:value="0.224210051" calcext:value-type="float">
            <text:p>0.224210051</text:p>
          </table:table-cell>
          <table:table-cell office:value-type="float" office:value="0.239723353" calcext:value-type="float">
            <text:p>0.239723353</text:p>
          </table:table-cell>
          <table:table-cell office:value-type="float" office:value="0.242807894" calcext:value-type="float">
            <text:p>0.242807894</text:p>
          </table:table-cell>
          <table:table-cell office:value-type="float" office:value="0.239723353" calcext:value-type="float">
            <text:p>0.239723353</text:p>
          </table:table-cell>
          <table:table-cell office:value-type="float" office:value="0.011613944" calcext:value-type="float">
            <text:p>0.011613944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4068532" calcext:value-type="float">
            <text:p>0.244068532</text:p>
          </table:table-cell>
          <table:table-cell office:value-type="float" office:value="0.251432687" calcext:value-type="float">
            <text:p>0.251432687</text:p>
          </table:table-cell>
          <table:table-cell office:value-type="float" office:value="0.223882821" calcext:value-type="float">
            <text:p>0.223882821</text:p>
          </table:table-cell>
          <table:table-cell office:value-type="float" office:value="0.23979468" calcext:value-type="float">
            <text:p>0.23979468</text:p>
          </table:table-cell>
          <table:table-cell office:value-type="float" office:value="0.244068532" calcext:value-type="float">
            <text:p>0.244068532</text:p>
          </table:table-cell>
          <table:table-cell office:value-type="float" office:value="0.23979468" calcext:value-type="float">
            <text:p>0.23979468</text:p>
          </table:table-cell>
          <table:table-cell office:value-type="float" office:value="0.011646119" calcext:value-type="float">
            <text:p>0.011646119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4709282" calcext:value-type="float">
            <text:p>0.244709282</text:p>
          </table:table-cell>
          <table:table-cell office:value-type="float" office:value="0.251042873" calcext:value-type="float">
            <text:p>0.251042873</text:p>
          </table:table-cell>
          <table:table-cell office:value-type="float" office:value="0.224468139" calcext:value-type="float">
            <text:p>0.224468139</text:p>
          </table:table-cell>
          <table:table-cell office:value-type="float" office:value="0.240073431" calcext:value-type="float">
            <text:p>0.240073431</text:p>
          </table:table-cell>
          <table:table-cell office:value-type="float" office:value="0.244709282" calcext:value-type="float">
            <text:p>0.244709282</text:p>
          </table:table-cell>
          <table:table-cell office:value-type="float" office:value="0.240073431" calcext:value-type="float">
            <text:p>0.240073431</text:p>
          </table:table-cell>
          <table:table-cell office:value-type="float" office:value="0.011333504" calcext:value-type="float">
            <text:p>0.01133350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4766503" calcext:value-type="float">
            <text:p>0.244766503</text:p>
          </table:table-cell>
          <table:table-cell office:value-type="float" office:value="0.25069955" calcext:value-type="float">
            <text:p>0.25069955</text:p>
          </table:table-cell>
          <table:table-cell office:value-type="float" office:value="0.224651721" calcext:value-type="float">
            <text:p>0.224651721</text:p>
          </table:table-cell>
          <table:table-cell office:value-type="float" office:value="0.240039258" calcext:value-type="float">
            <text:p>0.240039258</text:p>
          </table:table-cell>
          <table:table-cell office:value-type="float" office:value="0.244766503" calcext:value-type="float">
            <text:p>0.244766503</text:p>
          </table:table-cell>
          <table:table-cell office:value-type="float" office:value="0.240039258" calcext:value-type="float">
            <text:p>0.240039258</text:p>
          </table:table-cell>
          <table:table-cell office:value-type="float" office:value="0.011146972" calcext:value-type="float">
            <text:p>0.011146972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4681268" calcext:value-type="float">
            <text:p>0.244681268</text:p>
          </table:table-cell>
          <table:table-cell office:value-type="float" office:value="0.250383049" calcext:value-type="float">
            <text:p>0.250383049</text:p>
          </table:table-cell>
          <table:table-cell office:value-type="float" office:value="0.225130942" calcext:value-type="float">
            <text:p>0.225130942</text:p>
          </table:table-cell>
          <table:table-cell office:value-type="float" office:value="0.240065087" calcext:value-type="float">
            <text:p>0.240065087</text:p>
          </table:table-cell>
          <table:table-cell office:value-type="float" office:value="0.244681268" calcext:value-type="float">
            <text:p>0.244681268</text:p>
          </table:table-cell>
          <table:table-cell office:value-type="float" office:value="0.240065087" calcext:value-type="float">
            <text:p>0.240065087</text:p>
          </table:table-cell>
          <table:table-cell office:value-type="float" office:value="0.010813543" calcext:value-type="float">
            <text:p>0.010813543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3793159" calcext:value-type="float">
            <text:p>0.243793159</text:p>
          </table:table-cell>
          <table:table-cell office:value-type="float" office:value="0.249936014" calcext:value-type="float">
            <text:p>0.249936014</text:p>
          </table:table-cell>
          <table:table-cell office:value-type="float" office:value="0.225356844" calcext:value-type="float">
            <text:p>0.225356844</text:p>
          </table:table-cell>
          <table:table-cell office:value-type="float" office:value="0.239695339" calcext:value-type="float">
            <text:p>0.239695339</text:p>
          </table:table-cell>
          <table:table-cell office:value-type="float" office:value="0.243793159" calcext:value-type="float">
            <text:p>0.243793159</text:p>
          </table:table-cell>
          <table:table-cell office:value-type="float" office:value="0.239695339" calcext:value-type="float">
            <text:p>0.239695339</text:p>
          </table:table-cell>
          <table:table-cell office:value-type="float" office:value="0.010444392" calcext:value-type="float">
            <text:p>0.010444392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2559343" calcext:value-type="float">
            <text:p>0.242559343</text:p>
          </table:table-cell>
          <table:table-cell office:value-type="float" office:value="0.249061614" calcext:value-type="float">
            <text:p>0.249061614</text:p>
          </table:table-cell>
          <table:table-cell office:value-type="float" office:value="0.226636556" calcext:value-type="float">
            <text:p>0.226636556</text:p>
          </table:table-cell>
          <table:table-cell office:value-type="float" office:value="0.239419171" calcext:value-type="float">
            <text:p>0.239419171</text:p>
          </table:table-cell>
          <table:table-cell office:value-type="float" office:value="0.242559343" calcext:value-type="float">
            <text:p>0.242559343</text:p>
          </table:table-cell>
          <table:table-cell office:value-type="float" office:value="0.239419171" calcext:value-type="float">
            <text:p>0.239419171</text:p>
          </table:table-cell>
          <table:table-cell office:value-type="float" office:value="0.009420415" calcext:value-type="float">
            <text:p>0.009420415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076107" calcext:value-type="float">
            <text:p>0.24076107</text:p>
          </table:table-cell>
          <table:table-cell office:value-type="float" office:value="0.248940021" calcext:value-type="float">
            <text:p>0.248940021</text:p>
          </table:table-cell>
          <table:table-cell office:value-type="float" office:value="0.228039649" calcext:value-type="float">
            <text:p>0.228039649</text:p>
          </table:table-cell>
          <table:table-cell office:value-type="float" office:value="0.239246914" calcext:value-type="float">
            <text:p>0.239246914</text:p>
          </table:table-cell>
          <table:table-cell office:value-type="float" office:value="0.24076107" calcext:value-type="float">
            <text:p>0.24076107</text:p>
          </table:table-cell>
          <table:table-cell office:value-type="float" office:value="0.239246914" calcext:value-type="float">
            <text:p>0.239246914</text:p>
          </table:table-cell>
          <table:table-cell office:value-type="float" office:value="0.008599453" calcext:value-type="float">
            <text:p>0.008599453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9710836" calcext:value-type="float">
            <text:p>0.239710836</text:p>
          </table:table-cell>
          <table:table-cell office:value-type="float" office:value="0.249012738" calcext:value-type="float">
            <text:p>0.249012738</text:p>
          </table:table-cell>
          <table:table-cell office:value-type="float" office:value="0.228459266" calcext:value-type="float">
            <text:p>0.228459266</text:p>
          </table:table-cell>
          <table:table-cell office:value-type="float" office:value="0.239060947" calcext:value-type="float">
            <text:p>0.239060947</text:p>
          </table:table-cell>
          <table:table-cell office:value-type="float" office:value="0.239710836" calcext:value-type="float">
            <text:p>0.239710836</text:p>
          </table:table-cell>
          <table:table-cell office:value-type="float" office:value="0.239060947" calcext:value-type="float">
            <text:p>0.239060947</text:p>
          </table:table-cell>
          <table:table-cell office:value-type="float" office:value="0.008403494" calcext:value-type="float">
            <text:p>0.008403494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39681034" calcext:value-type="float">
            <text:p>0.239681034</text:p>
          </table:table-cell>
          <table:table-cell office:value-type="float" office:value="0.248787433" calcext:value-type="float">
            <text:p>0.248787433</text:p>
          </table:table-cell>
          <table:table-cell office:value-type="float" office:value="0.228841928" calcext:value-type="float">
            <text:p>0.228841928</text:p>
          </table:table-cell>
          <table:table-cell office:value-type="float" office:value="0.239103465" calcext:value-type="float">
            <text:p>0.239103465</text:p>
          </table:table-cell>
          <table:table-cell office:value-type="float" office:value="0.239681034" calcext:value-type="float">
            <text:p>0.239681034</text:p>
          </table:table-cell>
          <table:table-cell office:value-type="float" office:value="0.239103465" calcext:value-type="float">
            <text:p>0.239103465</text:p>
          </table:table-cell>
          <table:table-cell office:value-type="float" office:value="0.008152954" calcext:value-type="float">
            <text:p>0.008152954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9456325" calcext:value-type="float">
            <text:p>0.239456325</text:p>
          </table:table-cell>
          <table:table-cell office:value-type="float" office:value="0.249048501" calcext:value-type="float">
            <text:p>0.249048501</text:p>
          </table:table-cell>
          <table:table-cell office:value-type="float" office:value="0.228685764" calcext:value-type="float">
            <text:p>0.228685764</text:p>
          </table:table-cell>
          <table:table-cell office:value-type="float" office:value="0.23906353" calcext:value-type="float">
            <text:p>0.23906353</text:p>
          </table:table-cell>
          <table:table-cell office:value-type="float" office:value="0.239456325" calcext:value-type="float">
            <text:p>0.239456325</text:p>
          </table:table-cell>
          <table:table-cell office:value-type="float" office:value="0.23906353" calcext:value-type="float">
            <text:p>0.23906353</text:p>
          </table:table-cell>
          <table:table-cell office:value-type="float" office:value="0.008317691" calcext:value-type="float">
            <text:p>0.00831769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39441423" calcext:value-type="float">
            <text:p>0.239441423</text:p>
          </table:table-cell>
          <table:table-cell office:value-type="float" office:value="0.249203473" calcext:value-type="float">
            <text:p>0.249203473</text:p>
          </table:table-cell>
          <table:table-cell office:value-type="float" office:value="0.228777555" calcext:value-type="float">
            <text:p>0.228777555</text:p>
          </table:table-cell>
          <table:table-cell office:value-type="float" office:value="0.239140817" calcext:value-type="float">
            <text:p>0.239140817</text:p>
          </table:table-cell>
          <table:table-cell office:value-type="float" office:value="0.239441423" calcext:value-type="float">
            <text:p>0.239441423</text:p>
          </table:table-cell>
          <table:table-cell office:value-type="float" office:value="0.239140817" calcext:value-type="float">
            <text:p>0.239140817</text:p>
          </table:table-cell>
          <table:table-cell office:value-type="float" office:value="0.008341555" calcext:value-type="float">
            <text:p>0.00834155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0480332" calcext:value-type="float">
            <text:p>0.240480332</text:p>
          </table:table-cell>
          <table:table-cell office:value-type="float" office:value="0.249391228" calcext:value-type="float">
            <text:p>0.249391228</text:p>
          </table:table-cell>
          <table:table-cell office:value-type="float" office:value="0.227834013" calcext:value-type="float">
            <text:p>0.227834013</text:p>
          </table:table-cell>
          <table:table-cell office:value-type="float" office:value="0.239235191" calcext:value-type="float">
            <text:p>0.239235191</text:p>
          </table:table-cell>
          <table:table-cell office:value-type="float" office:value="0.240480332" calcext:value-type="float">
            <text:p>0.240480332</text:p>
          </table:table-cell>
          <table:table-cell office:value-type="float" office:value="0.239235191" calcext:value-type="float">
            <text:p>0.239235191</text:p>
          </table:table-cell>
          <table:table-cell office:value-type="float" office:value="0.008844628" calcext:value-type="float">
            <text:p>0.008844628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086359" calcext:value-type="float">
            <text:p>0.24086359</text:p>
          </table:table-cell>
          <table:table-cell office:value-type="float" office:value="0.250149399" calcext:value-type="float">
            <text:p>0.250149399</text:p>
          </table:table-cell>
          <table:table-cell office:value-type="float" office:value="0.226775435" calcext:value-type="float">
            <text:p>0.226775435</text:p>
          </table:table-cell>
          <table:table-cell office:value-type="float" office:value="0.239262808" calcext:value-type="float">
            <text:p>0.239262808</text:p>
          </table:table-cell>
          <table:table-cell office:value-type="float" office:value="0.24086359" calcext:value-type="float">
            <text:p>0.24086359</text:p>
          </table:table-cell>
          <table:table-cell office:value-type="float" office:value="0.239262808" calcext:value-type="float">
            <text:p>0.239262808</text:p>
          </table:table-cell>
          <table:table-cell office:value-type="float" office:value="0.009609281" calcext:value-type="float">
            <text:p>0.009609281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123633" calcext:value-type="float">
            <text:p>0.242123633</text:p>
          </table:table-cell>
          <table:table-cell office:value-type="float" office:value="0.251715809" calcext:value-type="float">
            <text:p>0.251715809</text:p>
          </table:table-cell>
          <table:table-cell office:value-type="float" office:value="0.223735002" calcext:value-type="float">
            <text:p>0.223735002</text:p>
          </table:table-cell>
          <table:table-cell office:value-type="float" office:value="0.239191481" calcext:value-type="float">
            <text:p>0.239191481</text:p>
          </table:table-cell>
          <table:table-cell office:value-type="float" office:value="0.242123633" calcext:value-type="float">
            <text:p>0.242123633</text:p>
          </table:table-cell>
          <table:table-cell office:value-type="float" office:value="0.239191481" calcext:value-type="float">
            <text:p>0.239191481</text:p>
          </table:table-cell>
          <table:table-cell office:value-type="float" office:value="0.011609753" calcext:value-type="float">
            <text:p>0.011609753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2365032" calcext:value-type="float">
            <text:p>0.242365032</text:p>
          </table:table-cell>
          <table:table-cell office:value-type="float" office:value="0.251674682" calcext:value-type="float">
            <text:p>0.251674682</text:p>
          </table:table-cell>
          <table:table-cell office:value-type="float" office:value="0.223937657" calcext:value-type="float">
            <text:p>0.223937657</text:p>
          </table:table-cell>
          <table:table-cell office:value-type="float" office:value="0.23932579" calcext:value-type="float">
            <text:p>0.23932579</text:p>
          </table:table-cell>
          <table:table-cell office:value-type="float" office:value="0.242365032" calcext:value-type="float">
            <text:p>0.242365032</text:p>
          </table:table-cell>
          <table:table-cell office:value-type="float" office:value="0.23932579" calcext:value-type="float">
            <text:p>0.23932579</text:p>
          </table:table-cell>
          <table:table-cell office:value-type="float" office:value="0.011525721" calcext:value-type="float">
            <text:p>0.01152572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4389206" calcext:value-type="float">
            <text:p>0.244389206</text:p>
          </table:table-cell>
          <table:table-cell office:value-type="float" office:value="0.251529843" calcext:value-type="float">
            <text:p>0.251529843</text:p>
          </table:table-cell>
          <table:table-cell office:value-type="float" office:value="0.223597911" calcext:value-type="float">
            <text:p>0.223597911</text:p>
          </table:table-cell>
          <table:table-cell office:value-type="float" office:value="0.239838986" calcext:value-type="float">
            <text:p>0.239838986</text:p>
          </table:table-cell>
          <table:table-cell office:value-type="float" office:value="0.244389206" calcext:value-type="float">
            <text:p>0.244389206</text:p>
          </table:table-cell>
          <table:table-cell office:value-type="float" office:value="0.239838986" calcext:value-type="float">
            <text:p>0.239838986</text:p>
          </table:table-cell>
          <table:table-cell office:value-type="float" office:value="0.011848392" calcext:value-type="float">
            <text:p>0.011848392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4597822" calcext:value-type="float">
            <text:p>0.244597822</text:p>
          </table:table-cell>
          <table:table-cell office:value-type="float" office:value="0.250968367" calcext:value-type="float">
            <text:p>0.250968367</text:p>
          </table:table-cell>
          <table:table-cell office:value-type="float" office:value="0.224196938" calcext:value-type="float">
            <text:p>0.224196938</text:p>
          </table:table-cell>
          <table:table-cell office:value-type="float" office:value="0.239921042" calcext:value-type="float">
            <text:p>0.239921042</text:p>
          </table:table-cell>
          <table:table-cell office:value-type="float" office:value="0.244597822" calcext:value-type="float">
            <text:p>0.244597822</text:p>
          </table:table-cell>
          <table:table-cell office:value-type="float" office:value="0.239921042" calcext:value-type="float">
            <text:p>0.239921042</text:p>
          </table:table-cell>
          <table:table-cell office:value-type="float" office:value="0.011418744" calcext:value-type="float">
            <text:p>0.011418744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4579344" calcext:value-type="float">
            <text:p>0.244579344</text:p>
          </table:table-cell>
          <table:table-cell office:value-type="float" office:value="0.250533253" calcext:value-type="float">
            <text:p>0.250533253</text:p>
          </table:table-cell>
          <table:table-cell office:value-type="float" office:value="0.224937227" calcext:value-type="float">
            <text:p>0.224937227</text:p>
          </table:table-cell>
          <table:table-cell office:value-type="float" office:value="0.240016608" calcext:value-type="float">
            <text:p>0.240016608</text:p>
          </table:table-cell>
          <table:table-cell office:value-type="float" office:value="0.244579344" calcext:value-type="float">
            <text:p>0.244579344</text:p>
          </table:table-cell>
          <table:table-cell office:value-type="float" office:value="0.240016608" calcext:value-type="float">
            <text:p>0.240016608</text:p>
          </table:table-cell>
          <table:table-cell office:value-type="float" office:value="0.010936272" calcext:value-type="float">
            <text:p>0.010936272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4153171" calcext:value-type="float">
            <text:p>0.244153171</text:p>
          </table:table-cell>
          <table:table-cell office:value-type="float" office:value="0.250182182" calcext:value-type="float">
            <text:p>0.250182182</text:p>
          </table:table-cell>
          <table:table-cell office:value-type="float" office:value="0.225355652" calcext:value-type="float">
            <text:p>0.225355652</text:p>
          </table:table-cell>
          <table:table-cell office:value-type="float" office:value="0.239897002" calcext:value-type="float">
            <text:p>0.239897002</text:p>
          </table:table-cell>
          <table:table-cell office:value-type="float" office:value="0.244153171" calcext:value-type="float">
            <text:p>0.244153171</text:p>
          </table:table-cell>
          <table:table-cell office:value-type="float" office:value="0.239897002" calcext:value-type="float">
            <text:p>0.239897002</text:p>
          </table:table-cell>
          <table:table-cell office:value-type="float" office:value="0.010572776" calcext:value-type="float">
            <text:p>0.010572776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3592887" calcext:value-type="float">
            <text:p>0.243592887</text:p>
          </table:table-cell>
          <table:table-cell office:value-type="float" office:value="0.2494407" calcext:value-type="float">
            <text:p>0.2494407</text:p>
          </table:table-cell>
          <table:table-cell office:value-type="float" office:value="0.22659066" calcext:value-type="float">
            <text:p>0.22659066</text:p>
          </table:table-cell>
          <table:table-cell office:value-type="float" office:value="0.239874749" calcext:value-type="float">
            <text:p>0.239874749</text:p>
          </table:table-cell>
          <table:table-cell office:value-type="float" office:value="0.243592887" calcext:value-type="float">
            <text:p>0.243592887</text:p>
          </table:table-cell>
          <table:table-cell office:value-type="float" office:value="0.239874749" calcext:value-type="float">
            <text:p>0.239874749</text:p>
          </table:table-cell>
          <table:table-cell office:value-type="float" office:value="0.009691903" calcext:value-type="float">
            <text:p>0.009691903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1902499" calcext:value-type="float">
            <text:p>0.241902499</text:p>
          </table:table-cell>
          <table:table-cell office:value-type="float" office:value="0.249587327" calcext:value-type="float">
            <text:p>0.249587327</text:p>
          </table:table-cell>
          <table:table-cell office:value-type="float" office:value="0.227270749" calcext:value-type="float">
            <text:p>0.227270749</text:p>
          </table:table-cell>
          <table:table-cell office:value-type="float" office:value="0.239586859" calcext:value-type="float">
            <text:p>0.239586859</text:p>
          </table:table-cell>
          <table:table-cell office:value-type="float" office:value="0.241902499" calcext:value-type="float">
            <text:p>0.241902499</text:p>
          </table:table-cell>
          <table:table-cell office:value-type="float" office:value="0.239586859" calcext:value-type="float">
            <text:p>0.239586859</text:p>
          </table:table-cell>
          <table:table-cell office:value-type="float" office:value="0.009256675" calcext:value-type="float">
            <text:p>0.009256675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1363673" calcext:value-type="float">
            <text:p>0.241363673</text:p>
          </table:table-cell>
          <table:table-cell office:value-type="float" office:value="0.249746472" calcext:value-type="float">
            <text:p>0.249746472</text:p>
          </table:table-cell>
          <table:table-cell office:value-type="float" office:value="0.227944878" calcext:value-type="float">
            <text:p>0.227944878</text:p>
          </table:table-cell>
          <table:table-cell office:value-type="float" office:value="0.239685008" calcext:value-type="float">
            <text:p>0.239685008</text:p>
          </table:table-cell>
          <table:table-cell office:value-type="float" office:value="0.241363673" calcext:value-type="float">
            <text:p>0.241363673</text:p>
          </table:table-cell>
          <table:table-cell office:value-type="float" office:value="0.239685008" calcext:value-type="float">
            <text:p>0.239685008</text:p>
          </table:table-cell>
          <table:table-cell office:value-type="float" office:value="0.008979265" calcext:value-type="float">
            <text:p>0.008979265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9298968" calcext:value-type="float">
            <text:p>0.239298968</text:p>
          </table:table-cell>
          <table:table-cell office:value-type="float" office:value="0.249272019" calcext:value-type="float">
            <text:p>0.249272019</text:p>
          </table:table-cell>
          <table:table-cell office:value-type="float" office:value="0.229331282" calcext:value-type="float">
            <text:p>0.229331282</text:p>
          </table:table-cell>
          <table:table-cell office:value-type="float" office:value="0.239300756" calcext:value-type="float">
            <text:p>0.239300756</text:p>
          </table:table-cell>
          <table:table-cell office:value-type="float" office:value="0.239298968" calcext:value-type="float">
            <text:p>0.239298968</text:p>
          </table:table-cell>
          <table:table-cell office:value-type="float" office:value="0.239300756" calcext:value-type="float">
            <text:p>0.239300756</text:p>
          </table:table-cell>
          <table:table-cell office:value-type="float" office:value="0.008140772" calcext:value-type="float">
            <text:p>0.008140772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39591627" calcext:value-type="float">
            <text:p>0.239591627</text:p>
          </table:table-cell>
          <table:table-cell office:value-type="float" office:value="0.249934226" calcext:value-type="float">
            <text:p>0.249934226</text:p>
          </table:table-cell>
          <table:table-cell office:value-type="float" office:value="0.22888544" calcext:value-type="float">
            <text:p>0.22888544</text:p>
          </table:table-cell>
          <table:table-cell office:value-type="float" office:value="0.239470431" calcext:value-type="float">
            <text:p>0.239470431</text:p>
          </table:table-cell>
          <table:table-cell office:value-type="float" office:value="0.239591627" calcext:value-type="float">
            <text:p>0.239591627</text:p>
          </table:table-cell>
          <table:table-cell office:value-type="float" office:value="0.239470431" calcext:value-type="float">
            <text:p>0.239470431</text:p>
          </table:table-cell>
          <table:table-cell office:value-type="float" office:value="0.008593559" calcext:value-type="float">
            <text:p>0.00859355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0074425" calcext:value-type="float">
            <text:p>0.240074425</text:p>
          </table:table-cell>
          <table:table-cell office:value-type="float" office:value="0.249868661" calcext:value-type="float">
            <text:p>0.249868661</text:p>
          </table:table-cell>
          <table:table-cell office:value-type="float" office:value="0.228651193" calcext:value-type="float">
            <text:p>0.228651193</text:p>
          </table:table-cell>
          <table:table-cell office:value-type="float" office:value="0.239531426" calcext:value-type="float">
            <text:p>0.239531426</text:p>
          </table:table-cell>
          <table:table-cell office:value-type="float" office:value="0.240074425" calcext:value-type="float">
            <text:p>0.240074425</text:p>
          </table:table-cell>
          <table:table-cell office:value-type="float" office:value="0.239531426" calcext:value-type="float">
            <text:p>0.239531426</text:p>
          </table:table-cell>
          <table:table-cell office:value-type="float" office:value="0.008670501" calcext:value-type="float">
            <text:p>0.00867050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1647988" calcext:value-type="float">
            <text:p>0.241647988</text:p>
          </table:table-cell>
          <table:table-cell office:value-type="float" office:value="0.250804454" calcext:value-type="float">
            <text:p>0.250804454</text:p>
          </table:table-cell>
          <table:table-cell office:value-type="float" office:value="0.226808813" calcext:value-type="float">
            <text:p>0.226808813</text:p>
          </table:table-cell>
          <table:table-cell office:value-type="float" office:value="0.239753752" calcext:value-type="float">
            <text:p>0.239753752</text:p>
          </table:table-cell>
          <table:table-cell office:value-type="float" office:value="0.241647988" calcext:value-type="float">
            <text:p>0.241647988</text:p>
          </table:table-cell>
          <table:table-cell office:value-type="float" office:value="0.239753752" calcext:value-type="float">
            <text:p>0.239753752</text:p>
          </table:table-cell>
          <table:table-cell office:value-type="float" office:value="0.009887325" calcext:value-type="float">
            <text:p>0.009887325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1505532" calcext:value-type="float">
            <text:p>0.241505532</text:p>
          </table:table-cell>
          <table:table-cell office:value-type="float" office:value="0.250855118" calcext:value-type="float">
            <text:p>0.250855118</text:p>
          </table:table-cell>
          <table:table-cell office:value-type="float" office:value="0.226630596" calcext:value-type="float">
            <text:p>0.226630596</text:p>
          </table:table-cell>
          <table:table-cell office:value-type="float" office:value="0.239663749" calcext:value-type="float">
            <text:p>0.239663749</text:p>
          </table:table-cell>
          <table:table-cell office:value-type="float" office:value="0.241505532" calcext:value-type="float">
            <text:p>0.241505532</text:p>
          </table:table-cell>
          <table:table-cell office:value-type="float" office:value="0.239663749" calcext:value-type="float">
            <text:p>0.239663749</text:p>
          </table:table-cell>
          <table:table-cell office:value-type="float" office:value="0.009975002" calcext:value-type="float">
            <text:p>0.009975002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1580634" calcext:value-type="float">
            <text:p>0.241580634</text:p>
          </table:table-cell>
          <table:table-cell office:value-type="float" office:value="0.251162082" calcext:value-type="float">
            <text:p>0.251162082</text:p>
          </table:table-cell>
          <table:table-cell office:value-type="float" office:value="0.225715068" calcext:value-type="float">
            <text:p>0.225715068</text:p>
          </table:table-cell>
          <table:table-cell office:value-type="float" office:value="0.239485928" calcext:value-type="float">
            <text:p>0.239485928</text:p>
          </table:table-cell>
          <table:table-cell office:value-type="float" office:value="0.241580634" calcext:value-type="float">
            <text:p>0.241580634</text:p>
          </table:table-cell>
          <table:table-cell office:value-type="float" office:value="0.239485928" calcext:value-type="float">
            <text:p>0.239485928</text:p>
          </table:table-cell>
          <table:table-cell office:value-type="float" office:value="0.010493759" calcext:value-type="float">
            <text:p>0.010493759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1501956" calcext:value-type="float">
            <text:p>0.241501956</text:p>
          </table:table-cell>
          <table:table-cell office:value-type="float" office:value="0.251908928" calcext:value-type="float">
            <text:p>0.251908928</text:p>
          </table:table-cell>
          <table:table-cell office:value-type="float" office:value="0.225091603" calcext:value-type="float">
            <text:p>0.225091603</text:p>
          </table:table-cell>
          <table:table-cell office:value-type="float" office:value="0.239500829" calcext:value-type="float">
            <text:p>0.239500829</text:p>
          </table:table-cell>
          <table:table-cell office:value-type="float" office:value="0.241501956" calcext:value-type="float">
            <text:p>0.241501956</text:p>
          </table:table-cell>
          <table:table-cell office:value-type="float" office:value="0.239500829" calcext:value-type="float">
            <text:p>0.239500829</text:p>
          </table:table-cell>
          <table:table-cell office:value-type="float" office:value="0.011039191" calcext:value-type="float">
            <text:p>0.01103919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1379171" calcext:value-type="float">
            <text:p>0.241379171</text:p>
          </table:table-cell>
          <table:table-cell office:value-type="float" office:value="0.252025157" calcext:value-type="float">
            <text:p>0.252025157</text:p>
          </table:table-cell>
          <table:table-cell office:value-type="float" office:value="0.224877027" calcext:value-type="float">
            <text:p>0.224877027</text:p>
          </table:table-cell>
          <table:table-cell office:value-type="float" office:value="0.239427118" calcext:value-type="float">
            <text:p>0.239427118</text:p>
          </table:table-cell>
          <table:table-cell office:value-type="float" office:value="0.241379171" calcext:value-type="float">
            <text:p>0.241379171</text:p>
          </table:table-cell>
          <table:table-cell office:value-type="float" office:value="0.239427118" calcext:value-type="float">
            <text:p>0.239427118</text:p>
          </table:table-cell>
          <table:table-cell office:value-type="float" office:value="0.0111688" calcext:value-type="float">
            <text:p>0.0111688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41900115" calcext:value-type="float">
            <text:p>0.241900115</text:p>
          </table:table-cell>
          <table:table-cell office:value-type="float" office:value="0.25251928" calcext:value-type="float">
            <text:p>0.25251928</text:p>
          </table:table-cell>
          <table:table-cell office:value-type="float" office:value="0.224192169" calcext:value-type="float">
            <text:p>0.224192169</text:p>
          </table:table-cell>
          <table:table-cell office:value-type="float" office:value="0.239537188" calcext:value-type="float">
            <text:p>0.239537188</text:p>
          </table:table-cell>
          <table:table-cell office:value-type="float" office:value="0.241900115" calcext:value-type="float">
            <text:p>0.241900115</text:p>
          </table:table-cell>
          <table:table-cell office:value-type="float" office:value="0.239537188" calcext:value-type="float">
            <text:p>0.239537188</text:p>
          </table:table-cell>
          <table:table-cell office:value-type="float" office:value="0.011684573" calcext:value-type="float">
            <text:p>0.011684573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2322712" calcext:value-type="float">
            <text:p>0.242322712</text:p>
          </table:table-cell>
          <table:table-cell office:value-type="float" office:value="0.252866179" calcext:value-type="float">
            <text:p>0.252866179</text:p>
          </table:table-cell>
          <table:table-cell office:value-type="float" office:value="0.224073556" calcext:value-type="float">
            <text:p>0.224073556</text:p>
          </table:table-cell>
          <table:table-cell office:value-type="float" office:value="0.239754149" calcext:value-type="float">
            <text:p>0.239754149</text:p>
          </table:table-cell>
          <table:table-cell office:value-type="float" office:value="0.242322712" calcext:value-type="float">
            <text:p>0.242322712</text:p>
          </table:table-cell>
          <table:table-cell office:value-type="float" office:value="0.239754149" calcext:value-type="float">
            <text:p>0.239754149</text:p>
          </table:table-cell>
          <table:table-cell office:value-type="float" office:value="0.01189403" calcext:value-type="float">
            <text:p>0.01189403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3422418" calcext:value-type="float">
            <text:p>0.243422418</text:p>
          </table:table-cell>
          <table:table-cell office:value-type="float" office:value="0.252290994" calcext:value-type="float">
            <text:p>0.252290994</text:p>
          </table:table-cell>
          <table:table-cell office:value-type="float" office:value="0.224298265" calcext:value-type="float">
            <text:p>0.224298265</text:p>
          </table:table-cell>
          <table:table-cell office:value-type="float" office:value="0.240003893" calcext:value-type="float">
            <text:p>0.240003893</text:p>
          </table:table-cell>
          <table:table-cell office:value-type="float" office:value="0.243422418" calcext:value-type="float">
            <text:p>0.243422418</text:p>
          </table:table-cell>
          <table:table-cell office:value-type="float" office:value="0.240003893" calcext:value-type="float">
            <text:p>0.240003893</text:p>
          </table:table-cell>
          <table:table-cell office:value-type="float" office:value="0.011680838" calcext:value-type="float">
            <text:p>0.011680838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43749" calcext:value-type="float">
            <text:p>0.2443749</text:p>
          </table:table-cell>
          <table:table-cell office:value-type="float" office:value="0.251736075" calcext:value-type="float">
            <text:p>0.251736075</text:p>
          </table:table-cell>
          <table:table-cell office:value-type="float" office:value="0.224133757" calcext:value-type="float">
            <text:p>0.224133757</text:p>
          </table:table-cell>
          <table:table-cell office:value-type="float" office:value="0.240081577" calcext:value-type="float">
            <text:p>0.240081577</text:p>
          </table:table-cell>
          <table:table-cell office:value-type="float" office:value="0.2443749" calcext:value-type="float">
            <text:p>0.2443749</text:p>
          </table:table-cell>
          <table:table-cell office:value-type="float" office:value="0.240081577" calcext:value-type="float">
            <text:p>0.240081577</text:p>
          </table:table-cell>
          <table:table-cell office:value-type="float" office:value="0.011670374" calcext:value-type="float">
            <text:p>0.011670374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5106846" calcext:value-type="float">
            <text:p>0.245106846</text:p>
          </table:table-cell>
          <table:table-cell office:value-type="float" office:value="0.25126043" calcext:value-type="float">
            <text:p>0.25126043</text:p>
          </table:table-cell>
          <table:table-cell office:value-type="float" office:value="0.224541452" calcext:value-type="float">
            <text:p>0.224541452</text:p>
          </table:table-cell>
          <table:table-cell office:value-type="float" office:value="0.240302909" calcext:value-type="float">
            <text:p>0.240302909</text:p>
          </table:table-cell>
          <table:table-cell office:value-type="float" office:value="0.245106846" calcext:value-type="float">
            <text:p>0.245106846</text:p>
          </table:table-cell>
          <table:table-cell office:value-type="float" office:value="0.240302909" calcext:value-type="float">
            <text:p>0.240302909</text:p>
          </table:table-cell>
          <table:table-cell office:value-type="float" office:value="0.01142466" calcext:value-type="float">
            <text:p>0.01142466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5109826" calcext:value-type="float">
            <text:p>0.245109826</text:p>
          </table:table-cell>
          <table:table-cell office:value-type="float" office:value="0.250350267" calcext:value-type="float">
            <text:p>0.250350267</text:p>
          </table:table-cell>
          <table:table-cell office:value-type="float" office:value="0.225658444" calcext:value-type="float">
            <text:p>0.225658444</text:p>
          </table:table-cell>
          <table:table-cell office:value-type="float" office:value="0.240372845" calcext:value-type="float">
            <text:p>0.240372845</text:p>
          </table:table-cell>
          <table:table-cell office:value-type="float" office:value="0.245109826" calcext:value-type="float">
            <text:p>0.245109826</text:p>
          </table:table-cell>
          <table:table-cell office:value-type="float" office:value="0.240372845" calcext:value-type="float">
            <text:p>0.240372845</text:p>
          </table:table-cell>
          <table:table-cell office:value-type="float" office:value="0.010622328" calcext:value-type="float">
            <text:p>0.010622328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4024425" calcext:value-type="float">
            <text:p>0.244024425</text:p>
          </table:table-cell>
          <table:table-cell office:value-type="float" office:value="0.250377089" calcext:value-type="float">
            <text:p>0.250377089</text:p>
          </table:table-cell>
          <table:table-cell office:value-type="float" office:value="0.226720002" calcext:value-type="float">
            <text:p>0.226720002</text:p>
          </table:table-cell>
          <table:table-cell office:value-type="float" office:value="0.240373839" calcext:value-type="float">
            <text:p>0.240373839</text:p>
          </table:table-cell>
          <table:table-cell office:value-type="float" office:value="0.244024425" calcext:value-type="float">
            <text:p>0.244024425</text:p>
          </table:table-cell>
          <table:table-cell office:value-type="float" office:value="0.240373839" calcext:value-type="float">
            <text:p>0.240373839</text:p>
          </table:table-cell>
          <table:table-cell office:value-type="float" office:value="0.009996983" calcext:value-type="float">
            <text:p>0.00999698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905646" calcext:value-type="float">
            <text:p>0.242905646</text:p>
          </table:table-cell>
          <table:table-cell office:value-type="float" office:value="0.249850184" calcext:value-type="float">
            <text:p>0.249850184</text:p>
          </table:table-cell>
          <table:table-cell office:value-type="float" office:value="0.227381614" calcext:value-type="float">
            <text:p>0.227381614</text:p>
          </table:table-cell>
          <table:table-cell office:value-type="float" office:value="0.240045815" calcext:value-type="float">
            <text:p>0.240045815</text:p>
          </table:table-cell>
          <table:table-cell office:value-type="float" office:value="0.242905646" calcext:value-type="float">
            <text:p>0.242905646</text:p>
          </table:table-cell>
          <table:table-cell office:value-type="float" office:value="0.240045815" calcext:value-type="float">
            <text:p>0.240045815</text:p>
          </table:table-cell>
          <table:table-cell office:value-type="float" office:value="0.009393016" calcext:value-type="float">
            <text:p>0.00939301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1155653" calcext:value-type="float">
            <text:p>0.241155653</text:p>
          </table:table-cell>
          <table:table-cell office:value-type="float" office:value="0.249416262" calcext:value-type="float">
            <text:p>0.249416262</text:p>
          </table:table-cell>
          <table:table-cell office:value-type="float" office:value="0.228279856" calcext:value-type="float">
            <text:p>0.228279856</text:p>
          </table:table-cell>
          <table:table-cell office:value-type="float" office:value="0.239617257" calcext:value-type="float">
            <text:p>0.239617257</text:p>
          </table:table-cell>
          <table:table-cell office:value-type="float" office:value="0.241155653" calcext:value-type="float">
            <text:p>0.241155653</text:p>
          </table:table-cell>
          <table:table-cell office:value-type="float" office:value="0.239617257" calcext:value-type="float">
            <text:p>0.239617257</text:p>
          </table:table-cell>
          <table:table-cell office:value-type="float" office:value="0.008697199" calcext:value-type="float">
            <text:p>0.008697199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9833026" calcext:value-type="float">
            <text:p>0.239833026</text:p>
          </table:table-cell>
          <table:table-cell office:value-type="float" office:value="0.249803096" calcext:value-type="float">
            <text:p>0.249803096</text:p>
          </table:table-cell>
          <table:table-cell office:value-type="float" office:value="0.229465989" calcext:value-type="float">
            <text:p>0.229465989</text:p>
          </table:table-cell>
          <table:table-cell office:value-type="float" office:value="0.239700704" calcext:value-type="float">
            <text:p>0.239700704</text:p>
          </table:table-cell>
          <table:table-cell office:value-type="float" office:value="0.239833026" calcext:value-type="float">
            <text:p>0.239833026</text:p>
          </table:table-cell>
          <table:table-cell office:value-type="float" office:value="0.239700704" calcext:value-type="float">
            <text:p>0.239700704</text:p>
          </table:table-cell>
          <table:table-cell office:value-type="float" office:value="0.008303116" calcext:value-type="float">
            <text:p>0.008303116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9788322" calcext:value-type="float">
            <text:p>0.239788322</text:p>
          </table:table-cell>
          <table:table-cell office:value-type="float" office:value="0.249817997" calcext:value-type="float">
            <text:p>0.249817997</text:p>
          </table:table-cell>
          <table:table-cell office:value-type="float" office:value="0.229713944" calcext:value-type="float">
            <text:p>0.229713944</text:p>
          </table:table-cell>
          <table:table-cell office:value-type="float" office:value="0.239773421" calcext:value-type="float">
            <text:p>0.239773421</text:p>
          </table:table-cell>
          <table:table-cell office:value-type="float" office:value="0.239788322" calcext:value-type="float">
            <text:p>0.239788322</text:p>
          </table:table-cell>
          <table:table-cell office:value-type="float" office:value="0.239773421" calcext:value-type="float">
            <text:p>0.239773421</text:p>
          </table:table-cell>
          <table:table-cell office:value-type="float" office:value="0.008207452" calcext:value-type="float">
            <text:p>0.008207452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39805012" calcext:value-type="float">
            <text:p>0.239805012</text:p>
          </table:table-cell>
          <table:table-cell office:value-type="float" office:value="0.24998787" calcext:value-type="float">
            <text:p>0.24998787</text:p>
          </table:table-cell>
          <table:table-cell office:value-type="float" office:value="0.22909942" calcext:value-type="float">
            <text:p>0.22909942</text:p>
          </table:table-cell>
          <table:table-cell office:value-type="float" office:value="0.239630767" calcext:value-type="float">
            <text:p>0.239630767</text:p>
          </table:table-cell>
          <table:table-cell office:value-type="float" office:value="0.239805012" calcext:value-type="float">
            <text:p>0.239805012</text:p>
          </table:table-cell>
          <table:table-cell office:value-type="float" office:value="0.239630767" calcext:value-type="float">
            <text:p>0.239630767</text:p>
          </table:table-cell>
          <table:table-cell office:value-type="float" office:value="0.008528564" calcext:value-type="float">
            <text:p>0.008528564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3234067" calcext:value-type="float">
            <text:p>0.243234067</text:p>
          </table:table-cell>
          <table:table-cell office:value-type="float" office:value="0.252332121" calcext:value-type="float">
            <text:p>0.252332121</text:p>
          </table:table-cell>
          <table:table-cell office:value-type="float" office:value="0.223931101" calcext:value-type="float">
            <text:p>0.223931101</text:p>
          </table:table-cell>
          <table:table-cell office:value-type="float" office:value="0.23983243" calcext:value-type="float">
            <text:p>0.23983243</text:p>
          </table:table-cell>
          <table:table-cell office:value-type="float" office:value="0.243234067" calcext:value-type="float">
            <text:p>0.243234067</text:p>
          </table:table-cell>
          <table:table-cell office:value-type="float" office:value="0.23983243" calcext:value-type="float">
            <text:p>0.23983243</text:p>
          </table:table-cell>
          <table:table-cell office:value-type="float" office:value="0.011841533" calcext:value-type="float">
            <text:p>0.011841533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3882566" calcext:value-type="float">
            <text:p>0.243882566</text:p>
          </table:table-cell>
          <table:table-cell office:value-type="float" office:value="0.25018397" calcext:value-type="float">
            <text:p>0.25018397</text:p>
          </table:table-cell>
          <table:table-cell office:value-type="float" office:value="0.226200846" calcext:value-type="float">
            <text:p>0.226200846</text:p>
          </table:table-cell>
          <table:table-cell office:value-type="float" office:value="0.240089127" calcext:value-type="float">
            <text:p>0.240089127</text:p>
          </table:table-cell>
          <table:table-cell office:value-type="float" office:value="0.243882566" calcext:value-type="float">
            <text:p>0.243882566</text:p>
          </table:table-cell>
          <table:table-cell office:value-type="float" office:value="0.240089127" calcext:value-type="float">
            <text:p>0.240089127</text:p>
          </table:table-cell>
          <table:table-cell office:value-type="float" office:value="0.010151853" calcext:value-type="float">
            <text:p>0.01015185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1973429" calcext:value-type="float">
            <text:p>0.241973429</text:p>
          </table:table-cell>
          <table:table-cell office:value-type="float" office:value="0.249784023" calcext:value-type="float">
            <text:p>0.249784023</text:p>
          </table:table-cell>
          <table:table-cell office:value-type="float" office:value="0.227904347" calcext:value-type="float">
            <text:p>0.227904347</text:p>
          </table:table-cell>
          <table:table-cell office:value-type="float" office:value="0.239887266" calcext:value-type="float">
            <text:p>0.239887266</text:p>
          </table:table-cell>
          <table:table-cell office:value-type="float" office:value="0.241973429" calcext:value-type="float">
            <text:p>0.241973429</text:p>
          </table:table-cell>
          <table:table-cell office:value-type="float" office:value="0.239887266" calcext:value-type="float">
            <text:p>0.239887266</text:p>
          </table:table-cell>
          <table:table-cell office:value-type="float" office:value="0.009053327" calcext:value-type="float">
            <text:p>0.009053327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0283041" calcext:value-type="float">
            <text:p>0.240283041</text:p>
          </table:table-cell>
          <table:table-cell office:value-type="float" office:value="0.249997407" calcext:value-type="float">
            <text:p>0.249997407</text:p>
          </table:table-cell>
          <table:table-cell office:value-type="float" office:value="0.229225782" calcext:value-type="float">
            <text:p>0.229225782</text:p>
          </table:table-cell>
          <table:table-cell office:value-type="float" office:value="0.23983541" calcext:value-type="float">
            <text:p>0.23983541</text:p>
          </table:table-cell>
          <table:table-cell office:value-type="float" office:value="0.240283041" calcext:value-type="float">
            <text:p>0.240283041</text:p>
          </table:table-cell>
          <table:table-cell office:value-type="float" office:value="0.23983541" calcext:value-type="float">
            <text:p>0.23983541</text:p>
          </table:table-cell>
          <table:table-cell office:value-type="float" office:value="0.008485886" calcext:value-type="float">
            <text:p>0.008485886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9664941" calcext:value-type="float">
            <text:p>0.239664941</text:p>
          </table:table-cell>
          <table:table-cell office:value-type="float" office:value="0.249719053" calcext:value-type="float">
            <text:p>0.249719053</text:p>
          </table:table-cell>
          <table:table-cell office:value-type="float" office:value="0.229844478" calcext:value-type="float">
            <text:p>0.229844478</text:p>
          </table:table-cell>
          <table:table-cell office:value-type="float" office:value="0.239742824" calcext:value-type="float">
            <text:p>0.239742824</text:p>
          </table:table-cell>
          <table:table-cell office:value-type="float" office:value="0.239664941" calcext:value-type="float">
            <text:p>0.239664941</text:p>
          </table:table-cell>
          <table:table-cell office:value-type="float" office:value="0.239742824" calcext:value-type="float">
            <text:p>0.239742824</text:p>
          </table:table-cell>
          <table:table-cell office:value-type="float" office:value="0.008113948" calcext:value-type="float">
            <text:p>0.008113948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39976077" calcext:value-type="float">
            <text:p>0.239976077</text:p>
          </table:table-cell>
          <table:table-cell office:value-type="float" office:value="0.249801904" calcext:value-type="float">
            <text:p>0.249801904</text:p>
          </table:table-cell>
          <table:table-cell office:value-type="float" office:value="0.229872493" calcext:value-type="float">
            <text:p>0.229872493</text:p>
          </table:table-cell>
          <table:table-cell office:value-type="float" office:value="0.239883491" calcext:value-type="float">
            <text:p>0.239883491</text:p>
          </table:table-cell>
          <table:table-cell office:value-type="float" office:value="0.239976077" calcext:value-type="float">
            <text:p>0.239976077</text:p>
          </table:table-cell>
          <table:table-cell office:value-type="float" office:value="0.239883491" calcext:value-type="float">
            <text:p>0.239883491</text:p>
          </table:table-cell>
          <table:table-cell office:value-type="float" office:value="0.008136412" calcext:value-type="float">
            <text:p>0.008136412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1838126" calcext:value-type="float">
            <text:p>0.241838126</text:p>
          </table:table-cell>
          <table:table-cell office:value-type="float" office:value="0.251292616" calcext:value-type="float">
            <text:p>0.251292616</text:p>
          </table:table-cell>
          <table:table-cell office:value-type="float" office:value="0.226420191" calcext:value-type="float">
            <text:p>0.226420191</text:p>
          </table:table-cell>
          <table:table-cell office:value-type="float" office:value="0.239850311" calcext:value-type="float">
            <text:p>0.239850311</text:p>
          </table:table-cell>
          <table:table-cell office:value-type="float" office:value="0.241838126" calcext:value-type="float">
            <text:p>0.241838126</text:p>
          </table:table-cell>
          <table:table-cell office:value-type="float" office:value="0.239850311" calcext:value-type="float">
            <text:p>0.239850311</text:p>
          </table:table-cell>
          <table:table-cell office:value-type="float" office:value="0.010250949" calcext:value-type="float">
            <text:p>0.010250949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136725" calcext:value-type="float">
            <text:p>0.24136725</text:p>
          </table:table-cell>
          <table:table-cell office:value-type="float" office:value="0.251324803" calcext:value-type="float">
            <text:p>0.251324803</text:p>
          </table:table-cell>
          <table:table-cell office:value-type="float" office:value="0.22547963" calcext:value-type="float">
            <text:p>0.22547963</text:p>
          </table:table-cell>
          <table:table-cell office:value-type="float" office:value="0.239390561" calcext:value-type="float">
            <text:p>0.239390561</text:p>
          </table:table-cell>
          <table:table-cell office:value-type="float" office:value="0.24136725" calcext:value-type="float">
            <text:p>0.24136725</text:p>
          </table:table-cell>
          <table:table-cell office:value-type="float" office:value="0.239390561" calcext:value-type="float">
            <text:p>0.239390561</text:p>
          </table:table-cell>
          <table:table-cell office:value-type="float" office:value="0.010643424" calcext:value-type="float">
            <text:p>0.010643424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1957932" calcext:value-type="float">
            <text:p>0.241957932</text:p>
          </table:table-cell>
          <table:table-cell office:value-type="float" office:value="0.251757533" calcext:value-type="float">
            <text:p>0.251757533</text:p>
          </table:table-cell>
          <table:table-cell office:value-type="float" office:value="0.224912193" calcext:value-type="float">
            <text:p>0.224912193</text:p>
          </table:table-cell>
          <table:table-cell office:value-type="float" office:value="0.239542553" calcext:value-type="float">
            <text:p>0.239542553</text:p>
          </table:table-cell>
          <table:table-cell office:value-type="float" office:value="0.241957932" calcext:value-type="float">
            <text:p>0.241957932</text:p>
          </table:table-cell>
          <table:table-cell office:value-type="float" office:value="0.239542553" calcext:value-type="float">
            <text:p>0.239542553</text:p>
          </table:table-cell>
          <table:table-cell office:value-type="float" office:value="0.011091847" calcext:value-type="float">
            <text:p>0.011091847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686301" calcext:value-type="float">
            <text:p>0.242686301</text:p>
          </table:table-cell>
          <table:table-cell office:value-type="float" office:value="0.251895219" calcext:value-type="float">
            <text:p>0.251895219</text:p>
          </table:table-cell>
          <table:table-cell office:value-type="float" office:value="0.224034813" calcext:value-type="float">
            <text:p>0.224034813</text:p>
          </table:table-cell>
          <table:table-cell office:value-type="float" office:value="0.239538778" calcext:value-type="float">
            <text:p>0.239538778</text:p>
          </table:table-cell>
          <table:table-cell office:value-type="float" office:value="0.242686301" calcext:value-type="float">
            <text:p>0.242686301</text:p>
          </table:table-cell>
          <table:table-cell office:value-type="float" office:value="0.239538778" calcext:value-type="float">
            <text:p>0.239538778</text:p>
          </table:table-cell>
          <table:table-cell office:value-type="float" office:value="0.011589672" calcext:value-type="float">
            <text:p>0.011589672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3908792" calcext:value-type="float">
            <text:p>0.243908792</text:p>
          </table:table-cell>
          <table:table-cell office:value-type="float" office:value="0.251376659" calcext:value-type="float">
            <text:p>0.251376659</text:p>
          </table:table-cell>
          <table:table-cell office:value-type="float" office:value="0.224208859" calcext:value-type="float">
            <text:p>0.224208859</text:p>
          </table:table-cell>
          <table:table-cell office:value-type="float" office:value="0.239831436" calcext:value-type="float">
            <text:p>0.239831436</text:p>
          </table:table-cell>
          <table:table-cell office:value-type="float" office:value="0.243908792" calcext:value-type="float">
            <text:p>0.243908792</text:p>
          </table:table-cell>
          <table:table-cell office:value-type="float" office:value="0.239831436" calcext:value-type="float">
            <text:p>0.239831436</text:p>
          </table:table-cell>
          <table:table-cell office:value-type="float" office:value="0.011459813" calcext:value-type="float">
            <text:p>0.011459813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462524" calcext:value-type="float">
            <text:p>0.24462524</text:p>
          </table:table-cell>
          <table:table-cell office:value-type="float" office:value="0.251252085" calcext:value-type="float">
            <text:p>0.251252085</text:p>
          </table:table-cell>
          <table:table-cell office:value-type="float" office:value="0.224226144" calcext:value-type="float">
            <text:p>0.224226144</text:p>
          </table:table-cell>
          <table:table-cell office:value-type="float" office:value="0.24003449" calcext:value-type="float">
            <text:p>0.24003449</text:p>
          </table:table-cell>
          <table:table-cell office:value-type="float" office:value="0.24462524" calcext:value-type="float">
            <text:p>0.24462524</text:p>
          </table:table-cell>
          <table:table-cell office:value-type="float" office:value="0.24003449" calcext:value-type="float">
            <text:p>0.24003449</text:p>
          </table:table-cell>
          <table:table-cell office:value-type="float" office:value="0.011500916" calcext:value-type="float">
            <text:p>0.011500916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4659811" calcext:value-type="float">
            <text:p>0.244659811</text:p>
          </table:table-cell>
          <table:table-cell office:value-type="float" office:value="0.251100689" calcext:value-type="float">
            <text:p>0.251100689</text:p>
          </table:table-cell>
          <table:table-cell office:value-type="float" office:value="0.224792984" calcext:value-type="float">
            <text:p>0.224792984</text:p>
          </table:table-cell>
          <table:table-cell office:value-type="float" office:value="0.240184495" calcext:value-type="float">
            <text:p>0.240184495</text:p>
          </table:table-cell>
          <table:table-cell office:value-type="float" office:value="0.244659811" calcext:value-type="float">
            <text:p>0.244659811</text:p>
          </table:table-cell>
          <table:table-cell office:value-type="float" office:value="0.240184495" calcext:value-type="float">
            <text:p>0.240184495</text:p>
          </table:table-cell>
          <table:table-cell office:value-type="float" office:value="0.011196582" calcext:value-type="float">
            <text:p>0.011196582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5064526" calcext:value-type="float">
            <text:p>0.245064526</text:p>
          </table:table-cell>
          <table:table-cell office:value-type="float" office:value="0.250145823" calcext:value-type="float">
            <text:p>0.250145823</text:p>
          </table:table-cell>
          <table:table-cell office:value-type="float" office:value="0.225133327" calcext:value-type="float">
            <text:p>0.225133327</text:p>
          </table:table-cell>
          <table:table-cell office:value-type="float" office:value="0.240114559" calcext:value-type="float">
            <text:p>0.240114559</text:p>
          </table:table-cell>
          <table:table-cell office:value-type="float" office:value="0.245064526" calcext:value-type="float">
            <text:p>0.245064526</text:p>
          </table:table-cell>
          <table:table-cell office:value-type="float" office:value="0.240114559" calcext:value-type="float">
            <text:p>0.240114559</text:p>
          </table:table-cell>
          <table:table-cell office:value-type="float" office:value="0.010794532" calcext:value-type="float">
            <text:p>0.01079453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3789583" calcext:value-type="float">
            <text:p>0.243789583</text:p>
          </table:table-cell>
          <table:table-cell office:value-type="float" office:value="0.249270826" calcext:value-type="float">
            <text:p>0.249270826</text:p>
          </table:table-cell>
          <table:table-cell office:value-type="float" office:value="0.226651457" calcext:value-type="float">
            <text:p>0.226651457</text:p>
          </table:table-cell>
          <table:table-cell office:value-type="float" office:value="0.239903955" calcext:value-type="float">
            <text:p>0.239903955</text:p>
          </table:table-cell>
          <table:table-cell office:value-type="float" office:value="0.243789583" calcext:value-type="float">
            <text:p>0.243789583</text:p>
          </table:table-cell>
          <table:table-cell office:value-type="float" office:value="0.239903955" calcext:value-type="float">
            <text:p>0.239903955</text:p>
          </table:table-cell>
          <table:table-cell office:value-type="float" office:value="0.009634402" calcext:value-type="float">
            <text:p>0.00963440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204099" calcext:value-type="float">
            <text:p>0.242204099</text:p>
          </table:table-cell>
          <table:table-cell office:value-type="float" office:value="0.24923566" calcext:value-type="float">
            <text:p>0.24923566</text:p>
          </table:table-cell>
          <table:table-cell office:value-type="float" office:value="0.228072432" calcext:value-type="float">
            <text:p>0.228072432</text:p>
          </table:table-cell>
          <table:table-cell office:value-type="float" office:value="0.239837397" calcext:value-type="float">
            <text:p>0.239837397</text:p>
          </table:table-cell>
          <table:table-cell office:value-type="float" office:value="0.242204099" calcext:value-type="float">
            <text:p>0.242204099</text:p>
          </table:table-cell>
          <table:table-cell office:value-type="float" office:value="0.239837397" calcext:value-type="float">
            <text:p>0.239837397</text:p>
          </table:table-cell>
          <table:table-cell office:value-type="float" office:value="0.008800436" calcext:value-type="float">
            <text:p>0.008800436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1410761" calcext:value-type="float">
            <text:p>0.241410761</text:p>
          </table:table-cell>
          <table:table-cell office:value-type="float" office:value="0.250112444" calcext:value-type="float">
            <text:p>0.250112444</text:p>
          </table:table-cell>
          <table:table-cell office:value-type="float" office:value="0.226680663" calcext:value-type="float">
            <text:p>0.226680663</text:p>
          </table:table-cell>
          <table:table-cell office:value-type="float" office:value="0.23940129" calcext:value-type="float">
            <text:p>0.23940129</text:p>
          </table:table-cell>
          <table:table-cell office:value-type="float" office:value="0.241410761" calcext:value-type="float">
            <text:p>0.241410761</text:p>
          </table:table-cell>
          <table:table-cell office:value-type="float" office:value="0.23940129" calcext:value-type="float">
            <text:p>0.23940129</text:p>
          </table:table-cell>
          <table:table-cell office:value-type="float" office:value="0.009670938" calcext:value-type="float">
            <text:p>0.009670938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1810708" calcext:value-type="float">
            <text:p>0.241810708</text:p>
          </table:table-cell>
          <table:table-cell office:value-type="float" office:value="0.250829488" calcext:value-type="float">
            <text:p>0.250829488</text:p>
          </table:table-cell>
          <table:table-cell office:value-type="float" office:value="0.226268795" calcext:value-type="float">
            <text:p>0.226268795</text:p>
          </table:table-cell>
          <table:table-cell office:value-type="float" office:value="0.239636331" calcext:value-type="float">
            <text:p>0.239636331</text:p>
          </table:table-cell>
          <table:table-cell office:value-type="float" office:value="0.241810708" calcext:value-type="float">
            <text:p>0.241810708</text:p>
          </table:table-cell>
          <table:table-cell office:value-type="float" office:value="0.239636331" calcext:value-type="float">
            <text:p>0.239636331</text:p>
          </table:table-cell>
          <table:table-cell office:value-type="float" office:value="0.010144057" calcext:value-type="float">
            <text:p>0.010144057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397218" calcext:value-type="float">
            <text:p>0.242397218</text:p>
          </table:table-cell>
          <table:table-cell office:value-type="float" office:value="0.251381427" calcext:value-type="float">
            <text:p>0.251381427</text:p>
          </table:table-cell>
          <table:table-cell office:value-type="float" office:value="0.225732949" calcext:value-type="float">
            <text:p>0.225732949</text:p>
          </table:table-cell>
          <table:table-cell office:value-type="float" office:value="0.239837198" calcext:value-type="float">
            <text:p>0.239837198</text:p>
          </table:table-cell>
          <table:table-cell office:value-type="float" office:value="0.242397218" calcext:value-type="float">
            <text:p>0.242397218</text:p>
          </table:table-cell>
          <table:table-cell office:value-type="float" office:value="0.239837198" calcext:value-type="float">
            <text:p>0.239837198</text:p>
          </table:table-cell>
          <table:table-cell office:value-type="float" office:value="0.010626269" calcext:value-type="float">
            <text:p>0.010626269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2036014" calcext:value-type="float">
            <text:p>0.242036014</text:p>
          </table:table-cell>
          <table:table-cell office:value-type="float" office:value="0.250584513" calcext:value-type="float">
            <text:p>0.250584513</text:p>
          </table:table-cell>
          <table:table-cell office:value-type="float" office:value="0.226004151" calcext:value-type="float">
            <text:p>0.226004151</text:p>
          </table:table-cell>
          <table:table-cell office:value-type="float" office:value="0.239541559" calcext:value-type="float">
            <text:p>0.239541559</text:p>
          </table:table-cell>
          <table:table-cell office:value-type="float" office:value="0.242036014" calcext:value-type="float">
            <text:p>0.242036014</text:p>
          </table:table-cell>
          <table:table-cell office:value-type="float" office:value="0.239541559" calcext:value-type="float">
            <text:p>0.239541559</text:p>
          </table:table-cell>
          <table:table-cell office:value-type="float" office:value="0.010188728" calcext:value-type="float">
            <text:p>0.010188728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049723" calcext:value-type="float">
            <text:p>0.242049723</text:p>
          </table:table-cell>
          <table:table-cell office:value-type="float" office:value="0.251084" calcext:value-type="float">
            <text:p>0.251084</text:p>
          </table:table-cell>
          <table:table-cell office:value-type="float" office:value="0.226582912" calcext:value-type="float">
            <text:p>0.226582912</text:p>
          </table:table-cell>
          <table:table-cell office:value-type="float" office:value="0.239905545" calcext:value-type="float">
            <text:p>0.239905545</text:p>
          </table:table-cell>
          <table:table-cell office:value-type="float" office:value="0.242049723" calcext:value-type="float">
            <text:p>0.242049723</text:p>
          </table:table-cell>
          <table:table-cell office:value-type="float" office:value="0.239905545" calcext:value-type="float">
            <text:p>0.239905545</text:p>
          </table:table-cell>
          <table:table-cell office:value-type="float" office:value="0.010116783" calcext:value-type="float">
            <text:p>0.01011678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1947203" calcext:value-type="float">
            <text:p>0.241947203</text:p>
          </table:table-cell>
          <table:table-cell office:value-type="float" office:value="0.251354605" calcext:value-type="float">
            <text:p>0.251354605</text:p>
          </table:table-cell>
          <table:table-cell office:value-type="float" office:value="0.226222304" calcext:value-type="float">
            <text:p>0.226222304</text:p>
          </table:table-cell>
          <table:table-cell office:value-type="float" office:value="0.239841371" calcext:value-type="float">
            <text:p>0.239841371</text:p>
          </table:table-cell>
          <table:table-cell office:value-type="float" office:value="0.241947203" calcext:value-type="float">
            <text:p>0.241947203</text:p>
          </table:table-cell>
          <table:table-cell office:value-type="float" office:value="0.239841371" calcext:value-type="float">
            <text:p>0.239841371</text:p>
          </table:table-cell>
          <table:table-cell office:value-type="float" office:value="0.010367708" calcext:value-type="float">
            <text:p>0.010367708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265492" calcext:value-type="float">
            <text:p>0.242265492</text:p>
          </table:table-cell>
          <table:table-cell office:value-type="float" office:value="0.251680047" calcext:value-type="float">
            <text:p>0.251680047</text:p>
          </table:table-cell>
          <table:table-cell office:value-type="float" office:value="0.225551155" calcext:value-type="float">
            <text:p>0.225551155</text:p>
          </table:table-cell>
          <table:table-cell office:value-type="float" office:value="0.239832231" calcext:value-type="float">
            <text:p>0.239832231</text:p>
          </table:table-cell>
          <table:table-cell office:value-type="float" office:value="0.242265492" calcext:value-type="float">
            <text:p>0.242265492</text:p>
          </table:table-cell>
          <table:table-cell office:value-type="float" office:value="0.239832231" calcext:value-type="float">
            <text:p>0.239832231</text:p>
          </table:table-cell>
          <table:table-cell office:value-type="float" office:value="0.010804947" calcext:value-type="float">
            <text:p>0.010804947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1924553" calcext:value-type="float">
            <text:p>0.241924553</text:p>
          </table:table-cell>
          <table:table-cell office:value-type="float" office:value="0.252254635" calcext:value-type="float">
            <text:p>0.252254635</text:p>
          </table:table-cell>
          <table:table-cell office:value-type="float" office:value="0.224556354" calcext:value-type="float">
            <text:p>0.224556354</text:p>
          </table:table-cell>
          <table:table-cell office:value-type="float" office:value="0.239578514" calcext:value-type="float">
            <text:p>0.239578514</text:p>
          </table:table-cell>
          <table:table-cell office:value-type="float" office:value="0.241924553" calcext:value-type="float">
            <text:p>0.241924553</text:p>
          </table:table-cell>
          <table:table-cell office:value-type="float" office:value="0.239578514" calcext:value-type="float">
            <text:p>0.239578514</text:p>
          </table:table-cell>
          <table:table-cell office:value-type="float" office:value="0.011428812" calcext:value-type="float">
            <text:p>0.011428812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2130785" calcext:value-type="float">
            <text:p>0.242130785</text:p>
          </table:table-cell>
          <table:table-cell office:value-type="float" office:value="0.252537757" calcext:value-type="float">
            <text:p>0.252537757</text:p>
          </table:table-cell>
          <table:table-cell office:value-type="float" office:value="0.224840072" calcext:value-type="float">
            <text:p>0.224840072</text:p>
          </table:table-cell>
          <table:table-cell office:value-type="float" office:value="0.239836205" calcext:value-type="float">
            <text:p>0.239836205</text:p>
          </table:table-cell>
          <table:table-cell office:value-type="float" office:value="0.242130785" calcext:value-type="float">
            <text:p>0.242130785</text:p>
          </table:table-cell>
          <table:table-cell office:value-type="float" office:value="0.239836205" calcext:value-type="float">
            <text:p>0.239836205</text:p>
          </table:table-cell>
          <table:table-cell office:value-type="float" office:value="0.011423347" calcext:value-type="float">
            <text:p>0.01142334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2112904" calcext:value-type="float">
            <text:p>0.242112904</text:p>
          </table:table-cell>
          <table:table-cell office:value-type="float" office:value="0.252400071" calcext:value-type="float">
            <text:p>0.252400071</text:p>
          </table:table-cell>
          <table:table-cell office:value-type="float" office:value="0.224198726" calcext:value-type="float">
            <text:p>0.224198726</text:p>
          </table:table-cell>
          <table:table-cell office:value-type="float" office:value="0.239570567" calcext:value-type="float">
            <text:p>0.239570567</text:p>
          </table:table-cell>
          <table:table-cell office:value-type="float" office:value="0.242112904" calcext:value-type="float">
            <text:p>0.242112904</text:p>
          </table:table-cell>
          <table:table-cell office:value-type="float" office:value="0.239570567" calcext:value-type="float">
            <text:p>0.239570567</text:p>
          </table:table-cell>
          <table:table-cell office:value-type="float" office:value="0.011652656" calcext:value-type="float">
            <text:p>0.011652656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2447882" calcext:value-type="float">
            <text:p>0.242447882</text:p>
          </table:table-cell>
          <table:table-cell office:value-type="float" office:value="0.252899558" calcext:value-type="float">
            <text:p>0.252899558</text:p>
          </table:table-cell>
          <table:table-cell office:value-type="float" office:value="0.224264887" calcext:value-type="float">
            <text:p>0.224264887</text:p>
          </table:table-cell>
          <table:table-cell office:value-type="float" office:value="0.239870776" calcext:value-type="float">
            <text:p>0.239870776</text:p>
          </table:table-cell>
          <table:table-cell office:value-type="float" office:value="0.242447882" calcext:value-type="float">
            <text:p>0.242447882</text:p>
          </table:table-cell>
          <table:table-cell office:value-type="float" office:value="0.239870776" calcext:value-type="float">
            <text:p>0.239870776</text:p>
          </table:table-cell>
          <table:table-cell office:value-type="float" office:value="0.011831236" calcext:value-type="float">
            <text:p>0.011831236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5417982" calcext:value-type="float">
            <text:p>0.245417982</text:p>
          </table:table-cell>
          <table:table-cell office:value-type="float" office:value="0.250546366" calcext:value-type="float">
            <text:p>0.250546366</text:p>
          </table:table-cell>
          <table:table-cell office:value-type="float" office:value="0.225896862" calcext:value-type="float">
            <text:p>0.225896862</text:p>
          </table:table-cell>
          <table:table-cell office:value-type="float" office:value="0.240620403" calcext:value-type="float">
            <text:p>0.240620403</text:p>
          </table:table-cell>
          <table:table-cell office:value-type="float" office:value="0.245417982" calcext:value-type="float">
            <text:p>0.245417982</text:p>
          </table:table-cell>
          <table:table-cell office:value-type="float" office:value="0.240620403" calcext:value-type="float">
            <text:p>0.240620403</text:p>
          </table:table-cell>
          <table:table-cell office:value-type="float" office:value="0.010619544" calcext:value-type="float">
            <text:p>0.010619544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0510135" calcext:value-type="float">
            <text:p>0.240510135</text:p>
          </table:table-cell>
          <table:table-cell office:value-type="float" office:value="0.249761969" calcext:value-type="float">
            <text:p>0.249761969</text:p>
          </table:table-cell>
          <table:table-cell office:value-type="float" office:value="0.229336647" calcext:value-type="float">
            <text:p>0.229336647</text:p>
          </table:table-cell>
          <table:table-cell office:value-type="float" office:value="0.239869583" calcext:value-type="float">
            <text:p>0.239869583</text:p>
          </table:table-cell>
          <table:table-cell office:value-type="float" office:value="0.240510135" calcext:value-type="float">
            <text:p>0.240510135</text:p>
          </table:table-cell>
          <table:table-cell office:value-type="float" office:value="0.239869583" calcext:value-type="float">
            <text:p>0.239869583</text:p>
          </table:table-cell>
          <table:table-cell office:value-type="float" office:value="0.008350895" calcext:value-type="float">
            <text:p>0.008350895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0176349" calcext:value-type="float">
            <text:p>0.240176349</text:p>
          </table:table-cell>
          <table:table-cell office:value-type="float" office:value="0.25002721" calcext:value-type="float">
            <text:p>0.25002721</text:p>
          </table:table-cell>
          <table:table-cell office:value-type="float" office:value="0.229404596" calcext:value-type="float">
            <text:p>0.229404596</text:p>
          </table:table-cell>
          <table:table-cell office:value-type="float" office:value="0.239869385" calcext:value-type="float">
            <text:p>0.239869385</text:p>
          </table:table-cell>
          <table:table-cell office:value-type="float" office:value="0.240176349" calcext:value-type="float">
            <text:p>0.240176349</text:p>
          </table:table-cell>
          <table:table-cell office:value-type="float" office:value="0.239869385" calcext:value-type="float">
            <text:p>0.239869385</text:p>
          </table:table-cell>
          <table:table-cell office:value-type="float" office:value="0.008421944" calcext:value-type="float">
            <text:p>0.00842194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0287809" calcext:value-type="float">
            <text:p>0.240287809</text:p>
          </table:table-cell>
          <table:table-cell office:value-type="float" office:value="0.250057608" calcext:value-type="float">
            <text:p>0.250057608</text:p>
          </table:table-cell>
          <table:table-cell office:value-type="float" office:value="0.229275254" calcext:value-type="float">
            <text:p>0.229275254</text:p>
          </table:table-cell>
          <table:table-cell office:value-type="float" office:value="0.239873557" calcext:value-type="float">
            <text:p>0.239873557</text:p>
          </table:table-cell>
          <table:table-cell office:value-type="float" office:value="0.240287809" calcext:value-type="float">
            <text:p>0.240287809</text:p>
          </table:table-cell>
          <table:table-cell office:value-type="float" office:value="0.239873557" calcext:value-type="float">
            <text:p>0.239873557</text:p>
          </table:table-cell>
          <table:table-cell office:value-type="float" office:value="0.008489415" calcext:value-type="float">
            <text:p>0.008489415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0510135" calcext:value-type="float">
            <text:p>0.240510135</text:p>
          </table:table-cell>
          <table:table-cell office:value-type="float" office:value="0.250392586" calcext:value-type="float">
            <text:p>0.250392586</text:p>
          </table:table-cell>
          <table:table-cell office:value-type="float" office:value="0.228472975" calcext:value-type="float">
            <text:p>0.228472975</text:p>
          </table:table-cell>
          <table:table-cell office:value-type="float" office:value="0.239791899" calcext:value-type="float">
            <text:p>0.239791899</text:p>
          </table:table-cell>
          <table:table-cell office:value-type="float" office:value="0.240510135" calcext:value-type="float">
            <text:p>0.240510135</text:p>
          </table:table-cell>
          <table:table-cell office:value-type="float" office:value="0.239791899" calcext:value-type="float">
            <text:p>0.239791899</text:p>
          </table:table-cell>
          <table:table-cell office:value-type="float" office:value="0.008963044" calcext:value-type="float">
            <text:p>0.008963044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1118698" calcext:value-type="float">
            <text:p>0.241118698</text:p>
          </table:table-cell>
          <table:table-cell office:value-type="float" office:value="0.251084596" calcext:value-type="float">
            <text:p>0.251084596</text:p>
          </table:table-cell>
          <table:table-cell office:value-type="float" office:value="0.227110413" calcext:value-type="float">
            <text:p>0.227110413</text:p>
          </table:table-cell>
          <table:table-cell office:value-type="float" office:value="0.239771236" calcext:value-type="float">
            <text:p>0.239771236</text:p>
          </table:table-cell>
          <table:table-cell office:value-type="float" office:value="0.241118698" calcext:value-type="float">
            <text:p>0.241118698</text:p>
          </table:table-cell>
          <table:table-cell office:value-type="float" office:value="0.239771236" calcext:value-type="float">
            <text:p>0.239771236</text:p>
          </table:table-cell>
          <table:table-cell office:value-type="float" office:value="0.009833687" calcext:value-type="float">
            <text:p>0.009833687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2212444" calcext:value-type="float">
            <text:p>0.242212444</text:p>
          </table:table-cell>
          <table:table-cell office:value-type="float" office:value="0.251962573" calcext:value-type="float">
            <text:p>0.251962573</text:p>
          </table:table-cell>
          <table:table-cell office:value-type="float" office:value="0.225213197" calcext:value-type="float">
            <text:p>0.225213197</text:p>
          </table:table-cell>
          <table:table-cell office:value-type="float" office:value="0.239796071" calcext:value-type="float">
            <text:p>0.239796071</text:p>
          </table:table-cell>
          <table:table-cell office:value-type="float" office:value="0.242212444" calcext:value-type="float">
            <text:p>0.242212444</text:p>
          </table:table-cell>
          <table:table-cell office:value-type="float" office:value="0.239796071" calcext:value-type="float">
            <text:p>0.239796071</text:p>
          </table:table-cell>
          <table:table-cell office:value-type="float" office:value="0.011053247" calcext:value-type="float">
            <text:p>0.011053247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2393642" calcext:value-type="float">
            <text:p>0.242393642</text:p>
          </table:table-cell>
          <table:table-cell office:value-type="float" office:value="0.252302319" calcext:value-type="float">
            <text:p>0.252302319</text:p>
          </table:table-cell>
          <table:table-cell office:value-type="float" office:value="0.225170878" calcext:value-type="float">
            <text:p>0.225170878</text:p>
          </table:table-cell>
          <table:table-cell office:value-type="float" office:value="0.239955613" calcext:value-type="float">
            <text:p>0.239955613</text:p>
          </table:table-cell>
          <table:table-cell office:value-type="float" office:value="0.242393642" calcext:value-type="float">
            <text:p>0.242393642</text:p>
          </table:table-cell>
          <table:table-cell office:value-type="float" office:value="0.239955613" calcext:value-type="float">
            <text:p>0.239955613</text:p>
          </table:table-cell>
          <table:table-cell office:value-type="float" office:value="0.011209721" calcext:value-type="float">
            <text:p>0.01120972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2513447" calcext:value-type="float">
            <text:p>0.242513447</text:p>
          </table:table-cell>
          <table:table-cell office:value-type="float" office:value="0.252832204" calcext:value-type="float">
            <text:p>0.252832204</text:p>
          </table:table-cell>
          <table:table-cell office:value-type="float" office:value="0.224468139" calcext:value-type="float">
            <text:p>0.224468139</text:p>
          </table:table-cell>
          <table:table-cell office:value-type="float" office:value="0.23993793" calcext:value-type="float">
            <text:p>0.23993793</text:p>
          </table:table-cell>
          <table:table-cell office:value-type="float" office:value="0.242513447" calcext:value-type="float">
            <text:p>0.242513447</text:p>
          </table:table-cell>
          <table:table-cell office:value-type="float" office:value="0.23993793" calcext:value-type="float">
            <text:p>0.23993793</text:p>
          </table:table-cell>
          <table:table-cell office:value-type="float" office:value="0.011721917" calcext:value-type="float">
            <text:p>0.01172191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2583781" calcext:value-type="float">
            <text:p>0.242583781</text:p>
          </table:table-cell>
          <table:table-cell office:value-type="float" office:value="0.25277558" calcext:value-type="float">
            <text:p>0.25277558</text:p>
          </table:table-cell>
          <table:table-cell office:value-type="float" office:value="0.224275616" calcext:value-type="float">
            <text:p>0.224275616</text:p>
          </table:table-cell>
          <table:table-cell office:value-type="float" office:value="0.239878325" calcext:value-type="float">
            <text:p>0.239878325</text:p>
          </table:table-cell>
          <table:table-cell office:value-type="float" office:value="0.242583781" calcext:value-type="float">
            <text:p>0.242583781</text:p>
          </table:table-cell>
          <table:table-cell office:value-type="float" office:value="0.239878325" calcext:value-type="float">
            <text:p>0.239878325</text:p>
          </table:table-cell>
          <table:table-cell office:value-type="float" office:value="0.011791285" calcext:value-type="float">
            <text:p>0.011791285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3421226" calcext:value-type="float">
            <text:p>0.243421226</text:p>
          </table:table-cell>
          <table:table-cell office:value-type="float" office:value="0.252473384" calcext:value-type="float">
            <text:p>0.252473384</text:p>
          </table:table-cell>
          <table:table-cell office:value-type="float" office:value="0.223856595" calcext:value-type="float">
            <text:p>0.223856595</text:p>
          </table:table-cell>
          <table:table-cell office:value-type="float" office:value="0.239917068" calcext:value-type="float">
            <text:p>0.239917068</text:p>
          </table:table-cell>
          <table:table-cell office:value-type="float" office:value="0.243421226" calcext:value-type="float">
            <text:p>0.243421226</text:p>
          </table:table-cell>
          <table:table-cell office:value-type="float" office:value="0.239917068" calcext:value-type="float">
            <text:p>0.239917068</text:p>
          </table:table-cell>
          <table:table-cell office:value-type="float" office:value="0.011942627" calcext:value-type="float">
            <text:p>0.011942627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4300991" calcext:value-type="float">
            <text:p>0.244300991</text:p>
          </table:table-cell>
          <table:table-cell office:value-type="float" office:value="0.252075821" calcext:value-type="float">
            <text:p>0.252075821</text:p>
          </table:table-cell>
          <table:table-cell office:value-type="float" office:value="0.224517611" calcext:value-type="float">
            <text:p>0.224517611</text:p>
          </table:table-cell>
          <table:table-cell office:value-type="float" office:value="0.240298141" calcext:value-type="float">
            <text:p>0.240298141</text:p>
          </table:table-cell>
          <table:table-cell office:value-type="float" office:value="0.244300991" calcext:value-type="float">
            <text:p>0.244300991</text:p>
          </table:table-cell>
          <table:table-cell office:value-type="float" office:value="0.240298141" calcext:value-type="float">
            <text:p>0.240298141</text:p>
          </table:table-cell>
          <table:table-cell office:value-type="float" office:value="0.011601174" calcext:value-type="float">
            <text:p>0.011601174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5288044" calcext:value-type="float">
            <text:p>0.245288044</text:p>
          </table:table-cell>
          <table:table-cell office:value-type="float" office:value="0.251606733" calcext:value-type="float">
            <text:p>0.251606733</text:p>
          </table:table-cell>
          <table:table-cell office:value-type="float" office:value="0.22463682" calcext:value-type="float">
            <text:p>0.22463682</text:p>
          </table:table-cell>
          <table:table-cell office:value-type="float" office:value="0.240510532" calcext:value-type="float">
            <text:p>0.240510532</text:p>
          </table:table-cell>
          <table:table-cell office:value-type="float" office:value="0.245288044" calcext:value-type="float">
            <text:p>0.245288044</text:p>
          </table:table-cell>
          <table:table-cell office:value-type="float" office:value="0.240510532" calcext:value-type="float">
            <text:p>0.240510532</text:p>
          </table:table-cell>
          <table:table-cell office:value-type="float" office:value="0.011517017" calcext:value-type="float">
            <text:p>0.011517017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4925051" calcext:value-type="float">
            <text:p>0.244925051</text:p>
          </table:table-cell>
          <table:table-cell office:value-type="float" office:value="0.25187555" calcext:value-type="float">
            <text:p>0.25187555</text:p>
          </table:table-cell>
          <table:table-cell office:value-type="float" office:value="0.22471967" calcext:value-type="float">
            <text:p>0.22471967</text:p>
          </table:table-cell>
          <table:table-cell office:value-type="float" office:value="0.240506757" calcext:value-type="float">
            <text:p>0.240506757</text:p>
          </table:table-cell>
          <table:table-cell office:value-type="float" office:value="0.244925051" calcext:value-type="float">
            <text:p>0.244925051</text:p>
          </table:table-cell>
          <table:table-cell office:value-type="float" office:value="0.240506757" calcext:value-type="float">
            <text:p>0.240506757</text:p>
          </table:table-cell>
          <table:table-cell office:value-type="float" office:value="0.011518143" calcext:value-type="float">
            <text:p>0.011518143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5341092" calcext:value-type="float">
            <text:p>0.245341092</text:p>
          </table:table-cell>
          <table:table-cell office:value-type="float" office:value="0.251187712" calcext:value-type="float">
            <text:p>0.251187712</text:p>
          </table:table-cell>
          <table:table-cell office:value-type="float" office:value="0.224909809" calcext:value-type="float">
            <text:p>0.224909809</text:p>
          </table:table-cell>
          <table:table-cell office:value-type="float" office:value="0.240479538" calcext:value-type="float">
            <text:p>0.240479538</text:p>
          </table:table-cell>
          <table:table-cell office:value-type="float" office:value="0.245341092" calcext:value-type="float">
            <text:p>0.245341092</text:p>
          </table:table-cell>
          <table:table-cell office:value-type="float" office:value="0.240479538" calcext:value-type="float">
            <text:p>0.240479538</text:p>
          </table:table-cell>
          <table:table-cell office:value-type="float" office:value="0.011265229" calcext:value-type="float">
            <text:p>0.011265229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5429903" calcext:value-type="float">
            <text:p>0.245429903</text:p>
          </table:table-cell>
          <table:table-cell office:value-type="float" office:value="0.250886709" calcext:value-type="float">
            <text:p>0.250886709</text:p>
          </table:table-cell>
          <table:table-cell office:value-type="float" office:value="0.225831893" calcext:value-type="float">
            <text:p>0.225831893</text:p>
          </table:table-cell>
          <table:table-cell office:value-type="float" office:value="0.240716168" calcext:value-type="float">
            <text:p>0.240716168</text:p>
          </table:table-cell>
          <table:table-cell office:value-type="float" office:value="0.245429903" calcext:value-type="float">
            <text:p>0.245429903</text:p>
          </table:table-cell>
          <table:table-cell office:value-type="float" office:value="0.240716168" calcext:value-type="float">
            <text:p>0.240716168</text:p>
          </table:table-cell>
          <table:table-cell office:value-type="float" office:value="0.010757956" calcext:value-type="float">
            <text:p>0.010757956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4654446" calcext:value-type="float">
            <text:p>0.244654446</text:p>
          </table:table-cell>
          <table:table-cell office:value-type="float" office:value="0.25028351" calcext:value-type="float">
            <text:p>0.25028351</text:p>
          </table:table-cell>
          <table:table-cell office:value-type="float" office:value="0.226753977" calcext:value-type="float">
            <text:p>0.226753977</text:p>
          </table:table-cell>
          <table:table-cell office:value-type="float" office:value="0.240563978" calcext:value-type="float">
            <text:p>0.240563978</text:p>
          </table:table-cell>
          <table:table-cell office:value-type="float" office:value="0.244654446" calcext:value-type="float">
            <text:p>0.244654446</text:p>
          </table:table-cell>
          <table:table-cell office:value-type="float" office:value="0.240563978" calcext:value-type="float">
            <text:p>0.240563978</text:p>
          </table:table-cell>
          <table:table-cell office:value-type="float" office:value="0.010031905" calcext:value-type="float">
            <text:p>0.01003190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95631" calcext:value-type="float">
            <text:p>0.24295631</text:p>
          </table:table-cell>
          <table:table-cell office:value-type="float" office:value="0.249781042" calcext:value-type="float">
            <text:p>0.249781042</text:p>
          </table:table-cell>
          <table:table-cell office:value-type="float" office:value="0.228019384" calcext:value-type="float">
            <text:p>0.228019384</text:p>
          </table:table-cell>
          <table:table-cell office:value-type="float" office:value="0.240252245" calcext:value-type="float">
            <text:p>0.240252245</text:p>
          </table:table-cell>
          <table:table-cell office:value-type="float" office:value="0.24295631" calcext:value-type="float">
            <text:p>0.24295631</text:p>
          </table:table-cell>
          <table:table-cell office:value-type="float" office:value="0.240252245" calcext:value-type="float">
            <text:p>0.240252245</text:p>
          </table:table-cell>
          <table:table-cell office:value-type="float" office:value="0.009087589" calcext:value-type="float">
            <text:p>0.009087589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1411357" calcext:value-type="float">
            <text:p>0.241411357</text:p>
          </table:table-cell>
          <table:table-cell office:value-type="float" office:value="0.249615341" calcext:value-type="float">
            <text:p>0.249615341</text:p>
          </table:table-cell>
          <table:table-cell office:value-type="float" office:value="0.229600695" calcext:value-type="float">
            <text:p>0.229600695</text:p>
          </table:table-cell>
          <table:table-cell office:value-type="float" office:value="0.240209131" calcext:value-type="float">
            <text:p>0.240209131</text:p>
          </table:table-cell>
          <table:table-cell office:value-type="float" office:value="0.241411357" calcext:value-type="float">
            <text:p>0.241411357</text:p>
          </table:table-cell>
          <table:table-cell office:value-type="float" office:value="0.240209131" calcext:value-type="float">
            <text:p>0.240209131</text:p>
          </table:table-cell>
          <table:table-cell office:value-type="float" office:value="0.008215048" calcext:value-type="float">
            <text:p>0.008215048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0612059" calcext:value-type="float">
            <text:p>0.240612059</text:p>
          </table:table-cell>
          <table:table-cell office:value-type="float" office:value="0.249941379" calcext:value-type="float">
            <text:p>0.249941379</text:p>
          </table:table-cell>
          <table:table-cell office:value-type="float" office:value="0.230014352" calcext:value-type="float">
            <text:p>0.230014352</text:p>
          </table:table-cell>
          <table:table-cell office:value-type="float" office:value="0.240189263" calcext:value-type="float">
            <text:p>0.240189263</text:p>
          </table:table-cell>
          <table:table-cell office:value-type="float" office:value="0.240612059" calcext:value-type="float">
            <text:p>0.240612059</text:p>
          </table:table-cell>
          <table:table-cell office:value-type="float" office:value="0.240189263" calcext:value-type="float">
            <text:p>0.240189263</text:p>
          </table:table-cell>
          <table:table-cell office:value-type="float" office:value="0.008140666" calcext:value-type="float">
            <text:p>0.008140666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0511923" calcext:value-type="float">
            <text:p>0.240511923</text:p>
          </table:table-cell>
          <table:table-cell office:value-type="float" office:value="0.249684483" calcext:value-type="float">
            <text:p>0.249684483</text:p>
          </table:table-cell>
          <table:table-cell office:value-type="float" office:value="0.229736594" calcext:value-type="float">
            <text:p>0.229736594</text:p>
          </table:table-cell>
          <table:table-cell office:value-type="float" office:value="0.239977667" calcext:value-type="float">
            <text:p>0.239977667</text:p>
          </table:table-cell>
          <table:table-cell office:value-type="float" office:value="0.240511923" calcext:value-type="float">
            <text:p>0.240511923</text:p>
          </table:table-cell>
          <table:table-cell office:value-type="float" office:value="0.239977667" calcext:value-type="float">
            <text:p>0.239977667</text:p>
          </table:table-cell>
          <table:table-cell office:value-type="float" office:value="0.008152449" calcext:value-type="float">
            <text:p>0.008152449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0275888" calcext:value-type="float">
            <text:p>0.240275888</text:p>
          </table:table-cell>
          <table:table-cell office:value-type="float" office:value="0.24993065" calcext:value-type="float">
            <text:p>0.24993065</text:p>
          </table:table-cell>
          <table:table-cell office:value-type="float" office:value="0.22932413" calcext:value-type="float">
            <text:p>0.22932413</text:p>
          </table:table-cell>
          <table:table-cell office:value-type="float" office:value="0.239843556" calcext:value-type="float">
            <text:p>0.239843556</text:p>
          </table:table-cell>
          <table:table-cell office:value-type="float" office:value="0.240275888" calcext:value-type="float">
            <text:p>0.240275888</text:p>
          </table:table-cell>
          <table:table-cell office:value-type="float" office:value="0.239843556" calcext:value-type="float">
            <text:p>0.239843556</text:p>
          </table:table-cell>
          <table:table-cell office:value-type="float" office:value="0.008418129" calcext:value-type="float">
            <text:p>0.00841812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0954189" calcext:value-type="float">
            <text:p>0.240954189</text:p>
          </table:table-cell>
          <table:table-cell office:value-type="float" office:value="0.250617892" calcext:value-type="float">
            <text:p>0.250617892</text:p>
          </table:table-cell>
          <table:table-cell office:value-type="float" office:value="0.228486684" calcext:value-type="float">
            <text:p>0.228486684</text:p>
          </table:table-cell>
          <table:table-cell office:value-type="float" office:value="0.240019588" calcext:value-type="float">
            <text:p>0.240019588</text:p>
          </table:table-cell>
          <table:table-cell office:value-type="float" office:value="0.240954189" calcext:value-type="float">
            <text:p>0.240954189</text:p>
          </table:table-cell>
          <table:table-cell office:value-type="float" office:value="0.240019588" calcext:value-type="float">
            <text:p>0.240019588</text:p>
          </table:table-cell>
          <table:table-cell office:value-type="float" office:value="0.009059165" calcext:value-type="float">
            <text:p>0.009059165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1957932" calcext:value-type="float">
            <text:p>0.241957932</text:p>
          </table:table-cell>
          <table:table-cell office:value-type="float" office:value="0.250650674" calcext:value-type="float">
            <text:p>0.250650674</text:p>
          </table:table-cell>
          <table:table-cell office:value-type="float" office:value="0.227454928" calcext:value-type="float">
            <text:p>0.227454928</text:p>
          </table:table-cell>
          <table:table-cell office:value-type="float" office:value="0.240021178" calcext:value-type="float">
            <text:p>0.240021178</text:p>
          </table:table-cell>
          <table:table-cell office:value-type="float" office:value="0.241957932" calcext:value-type="float">
            <text:p>0.241957932</text:p>
          </table:table-cell>
          <table:table-cell office:value-type="float" office:value="0.240021178" calcext:value-type="float">
            <text:p>0.240021178</text:p>
          </table:table-cell>
          <table:table-cell office:value-type="float" office:value="0.009568139" calcext:value-type="float">
            <text:p>0.009568139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2096215" calcext:value-type="float">
            <text:p>0.242096215</text:p>
          </table:table-cell>
          <table:table-cell office:value-type="float" office:value="0.251218707" calcext:value-type="float">
            <text:p>0.251218707</text:p>
          </table:table-cell>
          <table:table-cell office:value-type="float" office:value="0.227314261" calcext:value-type="float">
            <text:p>0.227314261</text:p>
          </table:table-cell>
          <table:table-cell office:value-type="float" office:value="0.240209727" calcext:value-type="float">
            <text:p>0.240209727</text:p>
          </table:table-cell>
          <table:table-cell office:value-type="float" office:value="0.242096215" calcext:value-type="float">
            <text:p>0.242096215</text:p>
          </table:table-cell>
          <table:table-cell office:value-type="float" office:value="0.240209727" calcext:value-type="float">
            <text:p>0.240209727</text:p>
          </table:table-cell>
          <table:table-cell office:value-type="float" office:value="0.009849696" calcext:value-type="float">
            <text:p>0.009849696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2378741" calcext:value-type="float">
            <text:p>0.242378741</text:p>
          </table:table-cell>
          <table:table-cell office:value-type="float" office:value="0.251486331" calcext:value-type="float">
            <text:p>0.251486331</text:p>
          </table:table-cell>
          <table:table-cell office:value-type="float" office:value="0.226669935" calcext:value-type="float">
            <text:p>0.226669935</text:p>
          </table:table-cell>
          <table:table-cell office:value-type="float" office:value="0.240178336" calcext:value-type="float">
            <text:p>0.240178336</text:p>
          </table:table-cell>
          <table:table-cell office:value-type="float" office:value="0.242378741" calcext:value-type="float">
            <text:p>0.242378741</text:p>
          </table:table-cell>
          <table:table-cell office:value-type="float" office:value="0.240178336" calcext:value-type="float">
            <text:p>0.240178336</text:p>
          </table:table-cell>
          <table:table-cell office:value-type="float" office:value="0.010250032" calcext:value-type="float">
            <text:p>0.010250032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2440729" calcext:value-type="float">
            <text:p>0.242440729</text:p>
          </table:table-cell>
          <table:table-cell office:value-type="float" office:value="0.252231986" calcext:value-type="float">
            <text:p>0.252231986</text:p>
          </table:table-cell>
          <table:table-cell office:value-type="float" office:value="0.225412872" calcext:value-type="float">
            <text:p>0.225412872</text:p>
          </table:table-cell>
          <table:table-cell office:value-type="float" office:value="0.240028529" calcext:value-type="float">
            <text:p>0.240028529</text:p>
          </table:table-cell>
          <table:table-cell office:value-type="float" office:value="0.242440729" calcext:value-type="float">
            <text:p>0.242440729</text:p>
          </table:table-cell>
          <table:table-cell office:value-type="float" office:value="0.240028529" calcext:value-type="float">
            <text:p>0.240028529</text:p>
          </table:table-cell>
          <table:table-cell office:value-type="float" office:value="0.011080922" calcext:value-type="float">
            <text:p>0.011080922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2723255" calcext:value-type="float">
            <text:p>0.242723255</text:p>
          </table:table-cell>
          <table:table-cell office:value-type="float" office:value="0.252248675" calcext:value-type="float">
            <text:p>0.252248675</text:p>
          </table:table-cell>
          <table:table-cell office:value-type="float" office:value="0.225433734" calcext:value-type="float">
            <text:p>0.225433734</text:p>
          </table:table-cell>
          <table:table-cell office:value-type="float" office:value="0.240135221" calcext:value-type="float">
            <text:p>0.240135221</text:p>
          </table:table-cell>
          <table:table-cell office:value-type="float" office:value="0.242723255" calcext:value-type="float">
            <text:p>0.242723255</text:p>
          </table:table-cell>
          <table:table-cell office:value-type="float" office:value="0.240135221" calcext:value-type="float">
            <text:p>0.240135221</text:p>
          </table:table-cell>
          <table:table-cell office:value-type="float" office:value="0.01109906" calcext:value-type="float">
            <text:p>0.01109906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264875" calcext:value-type="float">
            <text:p>0.24264875</text:p>
          </table:table-cell>
          <table:table-cell office:value-type="float" office:value="0.252451331" calcext:value-type="float">
            <text:p>0.252451331</text:p>
          </table:table-cell>
          <table:table-cell office:value-type="float" office:value="0.225060013" calcext:value-type="float">
            <text:p>0.225060013</text:p>
          </table:table-cell>
          <table:table-cell office:value-type="float" office:value="0.240053364" calcext:value-type="float">
            <text:p>0.240053364</text:p>
          </table:table-cell>
          <table:table-cell office:value-type="float" office:value="0.24264875" calcext:value-type="float">
            <text:p>0.24264875</text:p>
          </table:table-cell>
          <table:table-cell office:value-type="float" office:value="0.240053364" calcext:value-type="float">
            <text:p>0.240053364</text:p>
          </table:table-cell>
          <table:table-cell office:value-type="float" office:value="0.011332052" calcext:value-type="float">
            <text:p>0.011332052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2679744" calcext:value-type="float">
            <text:p>0.242679744</text:p>
          </table:table-cell>
          <table:table-cell office:value-type="float" office:value="0.251861245" calcext:value-type="float">
            <text:p>0.251861245</text:p>
          </table:table-cell>
          <table:table-cell office:value-type="float" office:value="0.22514942" calcext:value-type="float">
            <text:p>0.22514942</text:p>
          </table:table-cell>
          <table:table-cell office:value-type="float" office:value="0.239896803" calcext:value-type="float">
            <text:p>0.239896803</text:p>
          </table:table-cell>
          <table:table-cell office:value-type="float" office:value="0.242679744" calcext:value-type="float">
            <text:p>0.242679744</text:p>
          </table:table-cell>
          <table:table-cell office:value-type="float" office:value="0.239896803" calcext:value-type="float">
            <text:p>0.239896803</text:p>
          </table:table-cell>
          <table:table-cell office:value-type="float" office:value="0.011081184" calcext:value-type="float">
            <text:p>0.011081184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5847135" calcext:value-type="float">
            <text:p>0.245847135</text:p>
          </table:table-cell>
          <table:table-cell office:value-type="float" office:value="0.251377851" calcext:value-type="float">
            <text:p>0.251377851</text:p>
          </table:table-cell>
          <table:table-cell office:value-type="float" office:value="0.225330618" calcext:value-type="float">
            <text:p>0.225330618</text:p>
          </table:table-cell>
          <table:table-cell office:value-type="float" office:value="0.240851868" calcext:value-type="float">
            <text:p>0.240851868</text:p>
          </table:table-cell>
          <table:table-cell office:value-type="float" office:value="0.245847135" calcext:value-type="float">
            <text:p>0.245847135</text:p>
          </table:table-cell>
          <table:table-cell office:value-type="float" office:value="0.240851868" calcext:value-type="float">
            <text:p>0.240851868</text:p>
          </table:table-cell>
          <table:table-cell office:value-type="float" office:value="0.011205032" calcext:value-type="float">
            <text:p>0.011205032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5727926" calcext:value-type="float">
            <text:p>0.245727926</text:p>
          </table:table-cell>
          <table:table-cell office:value-type="float" office:value="0.251019031" calcext:value-type="float">
            <text:p>0.251019031</text:p>
          </table:table-cell>
          <table:table-cell office:value-type="float" office:value="0.22555652" calcext:value-type="float">
            <text:p>0.22555652</text:p>
          </table:table-cell>
          <table:table-cell office:value-type="float" office:value="0.240767826" calcext:value-type="float">
            <text:p>0.240767826</text:p>
          </table:table-cell>
          <table:table-cell office:value-type="float" office:value="0.245727926" calcext:value-type="float">
            <text:p>0.245727926</text:p>
          </table:table-cell>
          <table:table-cell office:value-type="float" office:value="0.240767826" calcext:value-type="float">
            <text:p>0.240767826</text:p>
          </table:table-cell>
          <table:table-cell office:value-type="float" office:value="0.010970774" calcext:value-type="float">
            <text:p>0.010970774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5114594" calcext:value-type="float">
            <text:p>0.245114594</text:p>
          </table:table-cell>
          <table:table-cell office:value-type="float" office:value="0.250476033" calcext:value-type="float">
            <text:p>0.250476033</text:p>
          </table:table-cell>
          <table:table-cell office:value-type="float" office:value="0.225831297" calcext:value-type="float">
            <text:p>0.225831297</text:p>
          </table:table-cell>
          <table:table-cell office:value-type="float" office:value="0.240473975" calcext:value-type="float">
            <text:p>0.240473975</text:p>
          </table:table-cell>
          <table:table-cell office:value-type="float" office:value="0.245114594" calcext:value-type="float">
            <text:p>0.245114594</text:p>
          </table:table-cell>
          <table:table-cell office:value-type="float" office:value="0.240473975" calcext:value-type="float">
            <text:p>0.240473975</text:p>
          </table:table-cell>
          <table:table-cell office:value-type="float" office:value="0.010582761" calcext:value-type="float">
            <text:p>0.01058276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4459539" calcext:value-type="float">
            <text:p>0.244459539</text:p>
          </table:table-cell>
          <table:table-cell office:value-type="float" office:value="0.250072509" calcext:value-type="float">
            <text:p>0.250072509</text:p>
          </table:table-cell>
          <table:table-cell office:value-type="float" office:value="0.226339129" calcext:value-type="float">
            <text:p>0.226339129</text:p>
          </table:table-cell>
          <table:table-cell office:value-type="float" office:value="0.240290392" calcext:value-type="float">
            <text:p>0.240290392</text:p>
          </table:table-cell>
          <table:table-cell office:value-type="float" office:value="0.244459539" calcext:value-type="float">
            <text:p>0.244459539</text:p>
          </table:table-cell>
          <table:table-cell office:value-type="float" office:value="0.240290392" calcext:value-type="float">
            <text:p>0.240290392</text:p>
          </table:table-cell>
          <table:table-cell office:value-type="float" office:value="0.010127674" calcext:value-type="float">
            <text:p>0.010127674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5.35239" calcext:value-type="float">
            <text:p>25.35239</text:p>
          </table:table-cell>
          <table:table-cell office:value-type="float" office:value="0.242961078" calcext:value-type="float">
            <text:p>0.242961078</text:p>
          </table:table-cell>
          <table:table-cell office:value-type="float" office:value="0.249926478" calcext:value-type="float">
            <text:p>0.249926478</text:p>
          </table:table-cell>
          <table:table-cell office:value-type="float" office:value="0.227628973" calcext:value-type="float">
            <text:p>0.227628973</text:p>
          </table:table-cell>
          <table:table-cell office:value-type="float" office:value="0.240172176" calcext:value-type="float">
            <text:p>0.240172176</text:p>
          </table:table-cell>
          <table:table-cell office:value-type="float" office:value="0.242961078" calcext:value-type="float">
            <text:p>0.242961078</text:p>
          </table:table-cell>
          <table:table-cell office:value-type="float" office:value="0.240172176" calcext:value-type="float">
            <text:p>0.240172176</text:p>
          </table:table-cell>
          <table:table-cell office:value-type="float" office:value="0.009314081" calcext:value-type="float">
            <text:p>0.00931408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0902929" calcext:value-type="float">
            <text:p>0.240902929</text:p>
          </table:table-cell>
          <table:table-cell office:value-type="float" office:value="0.249931246" calcext:value-type="float">
            <text:p>0.249931246</text:p>
          </table:table-cell>
          <table:table-cell office:value-type="float" office:value="0.22930744" calcext:value-type="float">
            <text:p>0.22930744</text:p>
          </table:table-cell>
          <table:table-cell office:value-type="float" office:value="0.240047205" calcext:value-type="float">
            <text:p>0.240047205</text:p>
          </table:table-cell>
          <table:table-cell office:value-type="float" office:value="0.240902929" calcext:value-type="float">
            <text:p>0.240902929</text:p>
          </table:table-cell>
          <table:table-cell office:value-type="float" office:value="0.240047205" calcext:value-type="float">
            <text:p>0.240047205</text:p>
          </table:table-cell>
          <table:table-cell office:value-type="float" office:value="0.008441348" calcext:value-type="float">
            <text:p>0.008441348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0502982" calcext:value-type="float">
            <text:p>0.240502982</text:p>
          </table:table-cell>
          <table:table-cell office:value-type="float" office:value="0.24993065" calcext:value-type="float">
            <text:p>0.24993065</text:p>
          </table:table-cell>
          <table:table-cell office:value-type="float" office:value="0.229761032" calcext:value-type="float">
            <text:p>0.229761032</text:p>
          </table:table-cell>
          <table:table-cell office:value-type="float" office:value="0.240064888" calcext:value-type="float">
            <text:p>0.240064888</text:p>
          </table:table-cell>
          <table:table-cell office:value-type="float" office:value="0.240502982" calcext:value-type="float">
            <text:p>0.240502982</text:p>
          </table:table-cell>
          <table:table-cell office:value-type="float" office:value="0.240064888" calcext:value-type="float">
            <text:p>0.240064888</text:p>
          </table:table-cell>
          <table:table-cell office:value-type="float" office:value="0.008240037" calcext:value-type="float">
            <text:p>0.008240037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0642457" calcext:value-type="float">
            <text:p>0.240642457</text:p>
          </table:table-cell>
          <table:table-cell office:value-type="float" office:value="0.250160128" calcext:value-type="float">
            <text:p>0.250160128</text:p>
          </table:table-cell>
          <table:table-cell office:value-type="float" office:value="0.228843716" calcext:value-type="float">
            <text:p>0.228843716</text:p>
          </table:table-cell>
          <table:table-cell office:value-type="float" office:value="0.2398821" calcext:value-type="float">
            <text:p>0.2398821</text:p>
          </table:table-cell>
          <table:table-cell office:value-type="float" office:value="0.240642457" calcext:value-type="float">
            <text:p>0.240642457</text:p>
          </table:table-cell>
          <table:table-cell office:value-type="float" office:value="0.2398821" calcext:value-type="float">
            <text:p>0.2398821</text:p>
          </table:table-cell>
          <table:table-cell office:value-type="float" office:value="0.008718982" calcext:value-type="float">
            <text:p>0.008718982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0822463" calcext:value-type="float">
            <text:p>0.240822463</text:p>
          </table:table-cell>
          <table:table-cell office:value-type="float" office:value="0.250318676" calcext:value-type="float">
            <text:p>0.250318676</text:p>
          </table:table-cell>
          <table:table-cell office:value-type="float" office:value="0.228629736" calcext:value-type="float">
            <text:p>0.228629736</text:p>
          </table:table-cell>
          <table:table-cell office:value-type="float" office:value="0.239923625" calcext:value-type="float">
            <text:p>0.239923625</text:p>
          </table:table-cell>
          <table:table-cell office:value-type="float" office:value="0.240822463" calcext:value-type="float">
            <text:p>0.240822463</text:p>
          </table:table-cell>
          <table:table-cell office:value-type="float" office:value="0.239923625" calcext:value-type="float">
            <text:p>0.239923625</text:p>
          </table:table-cell>
          <table:table-cell office:value-type="float" office:value="0.008877254" calcext:value-type="float">
            <text:p>0.00887725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5.35744" calcext:value-type="float">
            <text:p>25.35744</text:p>
          </table:table-cell>
          <table:table-cell office:value-type="float" office:value="0.240888624" calcext:value-type="float">
            <text:p>0.240888624</text:p>
          </table:table-cell>
          <table:table-cell office:value-type="float" office:value="0.250109464" calcext:value-type="float">
            <text:p>0.250109464</text:p>
          </table:table-cell>
          <table:table-cell office:value-type="float" office:value="0.229293731" calcext:value-type="float">
            <text:p>0.229293731</text:p>
          </table:table-cell>
          <table:table-cell office:value-type="float" office:value="0.240097273" calcext:value-type="float">
            <text:p>0.240097273</text:p>
          </table:table-cell>
          <table:table-cell office:value-type="float" office:value="0.240888624" calcext:value-type="float">
            <text:p>0.240888624</text:p>
          </table:table-cell>
          <table:table-cell office:value-type="float" office:value="0.240097273" calcext:value-type="float">
            <text:p>0.240097273</text:p>
          </table:table-cell>
          <table:table-cell office:value-type="float" office:value="0.00851639" calcext:value-type="float">
            <text:p>0.00851639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127367" calcext:value-type="float">
            <text:p>0.24127367</text:p>
          </table:table-cell>
          <table:table-cell office:value-type="float" office:value="0.250456363" calcext:value-type="float">
            <text:p>0.250456363</text:p>
          </table:table-cell>
          <table:table-cell office:value-type="float" office:value="0.228275088" calcext:value-type="float">
            <text:p>0.228275088</text:p>
          </table:table-cell>
          <table:table-cell office:value-type="float" office:value="0.240001707" calcext:value-type="float">
            <text:p>0.240001707</text:p>
          </table:table-cell>
          <table:table-cell office:value-type="float" office:value="0.24127367" calcext:value-type="float">
            <text:p>0.24127367</text:p>
          </table:table-cell>
          <table:table-cell office:value-type="float" office:value="0.240001707" calcext:value-type="float">
            <text:p>0.240001707</text:p>
          </table:table-cell>
          <table:table-cell office:value-type="float" office:value="0.009100024" calcext:value-type="float">
            <text:p>0.009100024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1913824" calcext:value-type="float">
            <text:p>0.241913824</text:p>
          </table:table-cell>
          <table:table-cell office:value-type="float" office:value="0.251008302" calcext:value-type="float">
            <text:p>0.251008302</text:p>
          </table:table-cell>
          <table:table-cell office:value-type="float" office:value="0.227534202" calcext:value-type="float">
            <text:p>0.227534202</text:p>
          </table:table-cell>
          <table:table-cell office:value-type="float" office:value="0.240152109" calcext:value-type="float">
            <text:p>0.240152109</text:p>
          </table:table-cell>
          <table:table-cell office:value-type="float" office:value="0.241913824" calcext:value-type="float">
            <text:p>0.241913824</text:p>
          </table:table-cell>
          <table:table-cell office:value-type="float" office:value="0.240152109" calcext:value-type="float">
            <text:p>0.240152109</text:p>
          </table:table-cell>
          <table:table-cell office:value-type="float" office:value="0.009663887" calcext:value-type="float">
            <text:p>0.00966388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3400364" calcext:value-type="float">
            <text:p>0.243400364</text:p>
          </table:table-cell>
          <table:table-cell office:value-type="float" office:value="0.250098735" calcext:value-type="float">
            <text:p>0.250098735</text:p>
          </table:table-cell>
          <table:table-cell office:value-type="float" office:value="0.227565196" calcext:value-type="float">
            <text:p>0.227565196</text:p>
          </table:table-cell>
          <table:table-cell office:value-type="float" office:value="0.240354765" calcext:value-type="float">
            <text:p>0.240354765</text:p>
          </table:table-cell>
          <table:table-cell office:value-type="float" office:value="0.243400364" calcext:value-type="float">
            <text:p>0.243400364</text:p>
          </table:table-cell>
          <table:table-cell office:value-type="float" office:value="0.240354765" calcext:value-type="float">
            <text:p>0.240354765</text:p>
          </table:table-cell>
          <table:table-cell office:value-type="float" office:value="0.009447993" calcext:value-type="float">
            <text:p>0.009447993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491989" calcext:value-type="float">
            <text:p>0.242491989</text:p>
          </table:table-cell>
          <table:table-cell office:value-type="float" office:value="0.249976546" calcext:value-type="float">
            <text:p>0.249976546</text:p>
          </table:table-cell>
          <table:table-cell office:value-type="float" office:value="0.228360323" calcext:value-type="float">
            <text:p>0.228360323</text:p>
          </table:table-cell>
          <table:table-cell office:value-type="float" office:value="0.240276286" calcext:value-type="float">
            <text:p>0.240276286</text:p>
          </table:table-cell>
          <table:table-cell office:value-type="float" office:value="0.242491989" calcext:value-type="float">
            <text:p>0.242491989</text:p>
          </table:table-cell>
          <table:table-cell office:value-type="float" office:value="0.240276286" calcext:value-type="float">
            <text:p>0.240276286</text:p>
          </table:table-cell>
          <table:table-cell office:value-type="float" office:value="0.008962785" calcext:value-type="float">
            <text:p>0.008962785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1599112" calcext:value-type="float">
            <text:p>0.241599112</text:p>
          </table:table-cell>
          <table:table-cell office:value-type="float" office:value="0.249809653" calcext:value-type="float">
            <text:p>0.249809653</text:p>
          </table:table-cell>
          <table:table-cell office:value-type="float" office:value="0.228883055" calcext:value-type="float">
            <text:p>0.228883055</text:p>
          </table:table-cell>
          <table:table-cell office:value-type="float" office:value="0.240097273" calcext:value-type="float">
            <text:p>0.240097273</text:p>
          </table:table-cell>
          <table:table-cell office:value-type="float" office:value="0.241599112" calcext:value-type="float">
            <text:p>0.241599112</text:p>
          </table:table-cell>
          <table:table-cell office:value-type="float" office:value="0.240097273" calcext:value-type="float">
            <text:p>0.240097273</text:p>
          </table:table-cell>
          <table:table-cell office:value-type="float" office:value="0.008608998" calcext:value-type="float">
            <text:p>0.008608998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193111" calcext:value-type="float">
            <text:p>0.24193111</text:p>
          </table:table-cell>
          <table:table-cell office:value-type="float" office:value="0.25021854" calcext:value-type="float">
            <text:p>0.25021854</text:p>
          </table:table-cell>
          <table:table-cell office:value-type="float" office:value="0.22876623" calcext:value-type="float">
            <text:p>0.22876623</text:p>
          </table:table-cell>
          <table:table-cell office:value-type="float" office:value="0.240305293" calcext:value-type="float">
            <text:p>0.240305293</text:p>
          </table:table-cell>
          <table:table-cell office:value-type="float" office:value="0.24193111" calcext:value-type="float">
            <text:p>0.24193111</text:p>
          </table:table-cell>
          <table:table-cell office:value-type="float" office:value="0.240305293" calcext:value-type="float">
            <text:p>0.240305293</text:p>
          </table:table-cell>
          <table:table-cell office:value-type="float" office:value="0.008833001" calcext:value-type="float">
            <text:p>0.00883300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0893393" calcext:value-type="float">
            <text:p>0.240893393</text:p>
          </table:table-cell>
          <table:table-cell office:value-type="float" office:value="0.25018993" calcext:value-type="float">
            <text:p>0.25018993</text:p>
          </table:table-cell>
          <table:table-cell office:value-type="float" office:value="0.229548839" calcext:value-type="float">
            <text:p>0.229548839</text:p>
          </table:table-cell>
          <table:table-cell office:value-type="float" office:value="0.240210721" calcext:value-type="float">
            <text:p>0.240210721</text:p>
          </table:table-cell>
          <table:table-cell office:value-type="float" office:value="0.240893393" calcext:value-type="float">
            <text:p>0.240893393</text:p>
          </table:table-cell>
          <table:table-cell office:value-type="float" office:value="0.240210721" calcext:value-type="float">
            <text:p>0.240210721</text:p>
          </table:table-cell>
          <table:table-cell office:value-type="float" office:value="0.008440505" calcext:value-type="float">
            <text:p>0.008440505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011436" calcext:value-type="float">
            <text:p>0.24011436</text:p>
          </table:table-cell>
          <table:table-cell office:value-type="float" office:value="0.250238806" calcext:value-type="float">
            <text:p>0.250238806</text:p>
          </table:table-cell>
          <table:table-cell office:value-type="float" office:value="0.229803351" calcext:value-type="float">
            <text:p>0.229803351</text:p>
          </table:table-cell>
          <table:table-cell office:value-type="float" office:value="0.240052172" calcext:value-type="float">
            <text:p>0.240052172</text:p>
          </table:table-cell>
          <table:table-cell office:value-type="float" office:value="0.24011436" calcext:value-type="float">
            <text:p>0.24011436</text:p>
          </table:table-cell>
          <table:table-cell office:value-type="float" office:value="0.240052172" calcext:value-type="float">
            <text:p>0.240052172</text:p>
          </table:table-cell>
          <table:table-cell office:value-type="float" office:value="0.008342855" calcext:value-type="float">
            <text:p>0.008342855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0425496" calcext:value-type="float">
            <text:p>0.240425496</text:p>
          </table:table-cell>
          <table:table-cell office:value-type="float" office:value="0.249903828" calcext:value-type="float">
            <text:p>0.249903828</text:p>
          </table:table-cell>
          <table:table-cell office:value-type="float" office:value="0.229408768" calcext:value-type="float">
            <text:p>0.229408768</text:p>
          </table:table-cell>
          <table:table-cell office:value-type="float" office:value="0.239912697" calcext:value-type="float">
            <text:p>0.239912697</text:p>
          </table:table-cell>
          <table:table-cell office:value-type="float" office:value="0.240425496" calcext:value-type="float">
            <text:p>0.240425496</text:p>
          </table:table-cell>
          <table:table-cell office:value-type="float" office:value="0.239912697" calcext:value-type="float">
            <text:p>0.239912697</text:p>
          </table:table-cell>
          <table:table-cell office:value-type="float" office:value="0.008374926" calcext:value-type="float">
            <text:p>0.008374926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0856438" calcext:value-type="float">
            <text:p>0.240856438</text:p>
          </table:table-cell>
          <table:table-cell office:value-type="float" office:value="0.250408083" calcext:value-type="float">
            <text:p>0.250408083</text:p>
          </table:table-cell>
          <table:table-cell office:value-type="float" office:value="0.22887173" calcext:value-type="float">
            <text:p>0.22887173</text:p>
          </table:table-cell>
          <table:table-cell office:value-type="float" office:value="0.240045417" calcext:value-type="float">
            <text:p>0.240045417</text:p>
          </table:table-cell>
          <table:table-cell office:value-type="float" office:value="0.240856438" calcext:value-type="float">
            <text:p>0.240856438</text:p>
          </table:table-cell>
          <table:table-cell office:value-type="float" office:value="0.240045417" calcext:value-type="float">
            <text:p>0.240045417</text:p>
          </table:table-cell>
          <table:table-cell office:value-type="float" office:value="0.008810862" calcext:value-type="float">
            <text:p>0.008810862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1981774" calcext:value-type="float">
            <text:p>0.241981774</text:p>
          </table:table-cell>
          <table:table-cell office:value-type="float" office:value="0.250785381" calcext:value-type="float">
            <text:p>0.250785381</text:p>
          </table:table-cell>
          <table:table-cell office:value-type="float" office:value="0.227540163" calcext:value-type="float">
            <text:p>0.227540163</text:p>
          </table:table-cell>
          <table:table-cell office:value-type="float" office:value="0.240102439" calcext:value-type="float">
            <text:p>0.240102439</text:p>
          </table:table-cell>
          <table:table-cell office:value-type="float" office:value="0.241981774" calcext:value-type="float">
            <text:p>0.241981774</text:p>
          </table:table-cell>
          <table:table-cell office:value-type="float" office:value="0.240102439" calcext:value-type="float">
            <text:p>0.240102439</text:p>
          </table:table-cell>
          <table:table-cell office:value-type="float" office:value="0.009582413" calcext:value-type="float">
            <text:p>0.009582413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2819219" calcext:value-type="float">
            <text:p>0.242819219</text:p>
          </table:table-cell>
          <table:table-cell office:value-type="float" office:value="0.251091749" calcext:value-type="float">
            <text:p>0.251091749</text:p>
          </table:table-cell>
          <table:table-cell office:value-type="float" office:value="0.226843384" calcext:value-type="float">
            <text:p>0.226843384</text:p>
          </table:table-cell>
          <table:table-cell office:value-type="float" office:value="0.240251451" calcext:value-type="float">
            <text:p>0.240251451</text:p>
          </table:table-cell>
          <table:table-cell office:value-type="float" office:value="0.242819219" calcext:value-type="float">
            <text:p>0.242819219</text:p>
          </table:table-cell>
          <table:table-cell office:value-type="float" office:value="0.240251451" calcext:value-type="float">
            <text:p>0.240251451</text:p>
          </table:table-cell>
          <table:table-cell office:value-type="float" office:value="0.010064488" calcext:value-type="float">
            <text:p>0.010064488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2706566" calcext:value-type="float">
            <text:p>0.242706566</text:p>
          </table:table-cell>
          <table:table-cell office:value-type="float" office:value="0.251532227" calcext:value-type="float">
            <text:p>0.251532227</text:p>
          </table:table-cell>
          <table:table-cell office:value-type="float" office:value="0.226184753" calcext:value-type="float">
            <text:p>0.226184753</text:p>
          </table:table-cell>
          <table:table-cell office:value-type="float" office:value="0.240141182" calcext:value-type="float">
            <text:p>0.240141182</text:p>
          </table:table-cell>
          <table:table-cell office:value-type="float" office:value="0.242706566" calcext:value-type="float">
            <text:p>0.242706566</text:p>
          </table:table-cell>
          <table:table-cell office:value-type="float" office:value="0.240141182" calcext:value-type="float">
            <text:p>0.240141182</text:p>
          </table:table-cell>
          <table:table-cell office:value-type="float" office:value="0.010505856" calcext:value-type="float">
            <text:p>0.01050585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5.34734" calcext:value-type="float">
            <text:p>25.34734</text:p>
          </table:table-cell>
          <table:table-cell office:value-type="float" office:value="0.242722659" calcext:value-type="float">
            <text:p>0.242722659</text:p>
          </table:table-cell>
          <table:table-cell office:value-type="float" office:value="0.251624614" calcext:value-type="float">
            <text:p>0.251624614</text:p>
          </table:table-cell>
          <table:table-cell office:value-type="float" office:value="0.226522115" calcext:value-type="float">
            <text:p>0.226522115</text:p>
          </table:table-cell>
          <table:table-cell office:value-type="float" office:value="0.240289796" calcext:value-type="float">
            <text:p>0.240289796</text:p>
          </table:table-cell>
          <table:table-cell office:value-type="float" office:value="0.242722659" calcext:value-type="float">
            <text:p>0.242722659</text:p>
          </table:table-cell>
          <table:table-cell office:value-type="float" office:value="0.240289796" calcext:value-type="float">
            <text:p>0.240289796</text:p>
          </table:table-cell>
          <table:table-cell office:value-type="float" office:value="0.010391438" calcext:value-type="float">
            <text:p>0.010391438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249497" calcext:value-type="float">
            <text:p>0.24249497</text:p>
          </table:table-cell>
          <table:table-cell office:value-type="float" office:value="0.252614051" calcext:value-type="float">
            <text:p>0.252614051</text:p>
          </table:table-cell>
          <table:table-cell office:value-type="float" office:value="0.224349525" calcext:value-type="float">
            <text:p>0.224349525</text:p>
          </table:table-cell>
          <table:table-cell office:value-type="float" office:value="0.239819516" calcext:value-type="float">
            <text:p>0.239819516</text:p>
          </table:table-cell>
          <table:table-cell office:value-type="float" office:value="0.24249497" calcext:value-type="float">
            <text:p>0.24249497</text:p>
          </table:table-cell>
          <table:table-cell office:value-type="float" office:value="0.239819516" calcext:value-type="float">
            <text:p>0.239819516</text:p>
          </table:table-cell>
          <table:table-cell office:value-type="float" office:value="0.011693001" calcext:value-type="float">
            <text:p>0.01169300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1251617" calcext:value-type="float">
            <text:p>0.241251617</text:p>
          </table:table-cell>
          <table:table-cell office:value-type="float" office:value="0.249694616" calcext:value-type="float">
            <text:p>0.249694616</text:p>
          </table:table-cell>
          <table:table-cell office:value-type="float" office:value="0.229412941" calcext:value-type="float">
            <text:p>0.229412941</text:p>
          </table:table-cell>
          <table:table-cell office:value-type="float" office:value="0.240119724" calcext:value-type="float">
            <text:p>0.240119724</text:p>
          </table:table-cell>
          <table:table-cell office:value-type="float" office:value="0.241251617" calcext:value-type="float">
            <text:p>0.241251617</text:p>
          </table:table-cell>
          <table:table-cell office:value-type="float" office:value="0.240119724" calcext:value-type="float">
            <text:p>0.240119724</text:p>
          </table:table-cell>
          <table:table-cell office:value-type="float" office:value="0.008318552" calcext:value-type="float">
            <text:p>0.008318552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0566759" calcext:value-type="float">
            <text:p>0.240566759</text:p>
          </table:table-cell>
          <table:table-cell office:value-type="float" office:value="0.250301391" calcext:value-type="float">
            <text:p>0.250301391</text:p>
          </table:table-cell>
          <table:table-cell office:value-type="float" office:value="0.229623345" calcext:value-type="float">
            <text:p>0.229623345</text:p>
          </table:table-cell>
          <table:table-cell office:value-type="float" office:value="0.240163832" calcext:value-type="float">
            <text:p>0.240163832</text:p>
          </table:table-cell>
          <table:table-cell office:value-type="float" office:value="0.240566759" calcext:value-type="float">
            <text:p>0.240566759</text:p>
          </table:table-cell>
          <table:table-cell office:value-type="float" office:value="0.240163832" calcext:value-type="float">
            <text:p>0.240163832</text:p>
          </table:table-cell>
          <table:table-cell office:value-type="float" office:value="0.008446583" calcext:value-type="float">
            <text:p>0.008446583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1223602" calcext:value-type="float">
            <text:p>0.241223602</text:p>
          </table:table-cell>
          <table:table-cell office:value-type="float" office:value="0.25021258" calcext:value-type="float">
            <text:p>0.25021258</text:p>
          </table:table-cell>
          <table:table-cell office:value-type="float" office:value="0.228918818" calcext:value-type="float">
            <text:p>0.228918818</text:p>
          </table:table-cell>
          <table:table-cell office:value-type="float" office:value="0.240118334" calcext:value-type="float">
            <text:p>0.240118334</text:p>
          </table:table-cell>
          <table:table-cell office:value-type="float" office:value="0.241223602" calcext:value-type="float">
            <text:p>0.241223602</text:p>
          </table:table-cell>
          <table:table-cell office:value-type="float" office:value="0.240118334" calcext:value-type="float">
            <text:p>0.240118334</text:p>
          </table:table-cell>
          <table:table-cell office:value-type="float" office:value="0.008728203" calcext:value-type="float">
            <text:p>0.008728203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5.33723" calcext:value-type="float">
            <text:p>25.33723</text:p>
          </table:table-cell>
          <table:table-cell office:value-type="float" office:value="0.241723089" calcext:value-type="float">
            <text:p>0.241723089</text:p>
          </table:table-cell>
          <table:table-cell office:value-type="float" office:value="0.250543982" calcext:value-type="float">
            <text:p>0.250543982</text:p>
          </table:table-cell>
          <table:table-cell office:value-type="float" office:value="0.228387145" calcext:value-type="float">
            <text:p>0.228387145</text:p>
          </table:table-cell>
          <table:table-cell office:value-type="float" office:value="0.240218072" calcext:value-type="float">
            <text:p>0.240218072</text:p>
          </table:table-cell>
          <table:table-cell office:value-type="float" office:value="0.241723089" calcext:value-type="float">
            <text:p>0.241723089</text:p>
          </table:table-cell>
          <table:table-cell office:value-type="float" office:value="0.240218072" calcext:value-type="float">
            <text:p>0.240218072</text:p>
          </table:table-cell>
          <table:table-cell office:value-type="float" office:value="0.009107878" calcext:value-type="float">
            <text:p>0.009107878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2025285" calcext:value-type="float">
            <text:p>0.242025285</text:p>
          </table:table-cell>
          <table:table-cell office:value-type="float" office:value="0.250688225" calcext:value-type="float">
            <text:p>0.250688225</text:p>
          </table:table-cell>
          <table:table-cell office:value-type="float" office:value="0.227170018" calcext:value-type="float">
            <text:p>0.227170018</text:p>
          </table:table-cell>
          <table:table-cell office:value-type="float" office:value="0.239961176" calcext:value-type="float">
            <text:p>0.239961176</text:p>
          </table:table-cell>
          <table:table-cell office:value-type="float" office:value="0.242025285" calcext:value-type="float">
            <text:p>0.242025285</text:p>
          </table:table-cell>
          <table:table-cell office:value-type="float" office:value="0.239961176" calcext:value-type="float">
            <text:p>0.239961176</text:p>
          </table:table-cell>
          <table:table-cell office:value-type="float" office:value="0.009711571" calcext:value-type="float">
            <text:p>0.00971157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2668419" calcext:value-type="float">
            <text:p>0.242668419</text:p>
          </table:table-cell>
          <table:table-cell office:value-type="float" office:value="0.252912671" calcext:value-type="float">
            <text:p>0.252912671</text:p>
          </table:table-cell>
          <table:table-cell office:value-type="float" office:value="0.224222568" calcext:value-type="float">
            <text:p>0.224222568</text:p>
          </table:table-cell>
          <table:table-cell office:value-type="float" office:value="0.239934553" calcext:value-type="float">
            <text:p>0.239934553</text:p>
          </table:table-cell>
          <table:table-cell office:value-type="float" office:value="0.242668419" calcext:value-type="float">
            <text:p>0.242668419</text:p>
          </table:table-cell>
          <table:table-cell office:value-type="float" office:value="0.239934553" calcext:value-type="float">
            <text:p>0.239934553</text:p>
          </table:table-cell>
          <table:table-cell office:value-type="float" office:value="0.011871142" calcext:value-type="float">
            <text:p>0.01187114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5.34228" calcext:value-type="float">
            <text:p>25.34228</text:p>
          </table:table-cell>
          <table:table-cell office:value-type="float" office:value="0.24314168" calcext:value-type="float">
            <text:p>0.24314168</text:p>
          </table:table-cell>
          <table:table-cell office:value-type="float" office:value="0.252971083" calcext:value-type="float">
            <text:p>0.252971083</text:p>
          </table:table-cell>
          <table:table-cell office:value-type="float" office:value="0.224164751" calcext:value-type="float">
            <text:p>0.224164751</text:p>
          </table:table-cell>
          <table:table-cell office:value-type="float" office:value="0.240092505" calcext:value-type="float">
            <text:p>0.240092505</text:p>
          </table:table-cell>
          <table:table-cell office:value-type="float" office:value="0.24314168" calcext:value-type="float">
            <text:p>0.24314168</text:p>
          </table:table-cell>
          <table:table-cell office:value-type="float" office:value="0.240092505" calcext:value-type="float">
            <text:p>0.240092505</text:p>
          </table:table-cell>
          <table:table-cell office:value-type="float" office:value="0.01195615" calcext:value-type="float">
            <text:p>0.01195615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5.33217" calcext:value-type="float">
            <text:p>25.33217</text:p>
          </table:table-cell>
          <table:table-cell office:value-type="float" office:value="0.244534641" calcext:value-type="float">
            <text:p>0.244534641</text:p>
          </table:table-cell>
          <table:table-cell office:value-type="float" office:value="0.252557427" calcext:value-type="float">
            <text:p>0.252557427</text:p>
          </table:table-cell>
          <table:table-cell office:value-type="float" office:value="0.224489" calcext:value-type="float">
            <text:p>0.224489</text:p>
          </table:table-cell>
          <table:table-cell office:value-type="float" office:value="0.240527023" calcext:value-type="float">
            <text:p>0.240527023</text:p>
          </table:table-cell>
          <table:table-cell office:value-type="float" office:value="0.244534641" calcext:value-type="float">
            <text:p>0.244534641</text:p>
          </table:table-cell>
          <table:table-cell office:value-type="float" office:value="0.240527023" calcext:value-type="float">
            <text:p>0.240527023</text:p>
          </table:table-cell>
          <table:table-cell office:value-type="float" office:value="0.011804092" calcext:value-type="float">
            <text:p>0.01180409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5432287" calcext:value-type="float">
            <text:p>0.245432287</text:p>
          </table:table-cell>
          <table:table-cell office:value-type="float" office:value="0.251523286" calcext:value-type="float">
            <text:p>0.251523286</text:p>
          </table:table-cell>
          <table:table-cell office:value-type="float" office:value="0.224554565" calcext:value-type="float">
            <text:p>0.224554565</text:p>
          </table:table-cell>
          <table:table-cell office:value-type="float" office:value="0.24050338" calcext:value-type="float">
            <text:p>0.24050338</text:p>
          </table:table-cell>
          <table:table-cell office:value-type="float" office:value="0.245432287" calcext:value-type="float">
            <text:p>0.245432287</text:p>
          </table:table-cell>
          <table:table-cell office:value-type="float" office:value="0.24050338" calcext:value-type="float">
            <text:p>0.24050338</text:p>
          </table:table-cell>
          <table:table-cell office:value-type="float" office:value="0.011548407" calcext:value-type="float">
            <text:p>0.011548407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6231585" calcext:value-type="float">
            <text:p>0.246231585</text:p>
          </table:table-cell>
          <table:table-cell office:value-type="float" office:value="0.251140028" calcext:value-type="float">
            <text:p>0.251140028</text:p>
          </table:table-cell>
          <table:table-cell office:value-type="float" office:value="0.224968818" calcext:value-type="float">
            <text:p>0.224968818</text:p>
          </table:table-cell>
          <table:table-cell office:value-type="float" office:value="0.240780144" calcext:value-type="float">
            <text:p>0.240780144</text:p>
          </table:table-cell>
          <table:table-cell office:value-type="float" office:value="0.246231585" calcext:value-type="float">
            <text:p>0.246231585</text:p>
          </table:table-cell>
          <table:table-cell office:value-type="float" office:value="0.240780144" calcext:value-type="float">
            <text:p>0.240780144</text:p>
          </table:table-cell>
          <table:table-cell office:value-type="float" office:value="0.011358454" calcext:value-type="float">
            <text:p>0.01135845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573031" calcext:value-type="float">
            <text:p>0.24573031</text:p>
          </table:table-cell>
          <table:table-cell office:value-type="float" office:value="0.25096181" calcext:value-type="float">
            <text:p>0.25096181</text:p>
          </table:table-cell>
          <table:table-cell office:value-type="float" office:value="0.225617316" calcext:value-type="float">
            <text:p>0.225617316</text:p>
          </table:table-cell>
          <table:table-cell office:value-type="float" office:value="0.240769812" calcext:value-type="float">
            <text:p>0.240769812</text:p>
          </table:table-cell>
          <table:table-cell office:value-type="float" office:value="0.24573031" calcext:value-type="float">
            <text:p>0.24573031</text:p>
          </table:table-cell>
          <table:table-cell office:value-type="float" office:value="0.240769812" calcext:value-type="float">
            <text:p>0.240769812</text:p>
          </table:table-cell>
          <table:table-cell office:value-type="float" office:value="0.010925223" calcext:value-type="float">
            <text:p>0.010925223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43661433" calcext:value-type="float">
            <text:p>0.243661433</text:p>
          </table:table-cell>
          <table:table-cell office:value-type="float" office:value="0.249907404" calcext:value-type="float">
            <text:p>0.249907404</text:p>
          </table:table-cell>
          <table:table-cell office:value-type="float" office:value="0.227471617" calcext:value-type="float">
            <text:p>0.227471617</text:p>
          </table:table-cell>
          <table:table-cell office:value-type="float" office:value="0.240346818" calcext:value-type="float">
            <text:p>0.240346818</text:p>
          </table:table-cell>
          <table:table-cell office:value-type="float" office:value="0.243661433" calcext:value-type="float">
            <text:p>0.243661433</text:p>
          </table:table-cell>
          <table:table-cell office:value-type="float" office:value="0.240346818" calcext:value-type="float">
            <text:p>0.240346818</text:p>
          </table:table-cell>
          <table:table-cell office:value-type="float" office:value="0.009454492" calcext:value-type="float">
            <text:p>0.009454492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1975813" calcext:value-type="float">
            <text:p>0.241975813</text:p>
          </table:table-cell>
          <table:table-cell office:value-type="float" office:value="0.249941975" calcext:value-type="float">
            <text:p>0.249941975</text:p>
          </table:table-cell>
          <table:table-cell office:value-type="float" office:value="0.228736428" calcext:value-type="float">
            <text:p>0.228736428</text:p>
          </table:table-cell>
          <table:table-cell office:value-type="float" office:value="0.240218072" calcext:value-type="float">
            <text:p>0.240218072</text:p>
          </table:table-cell>
          <table:table-cell office:value-type="float" office:value="0.241975813" calcext:value-type="float">
            <text:p>0.241975813</text:p>
          </table:table-cell>
          <table:table-cell office:value-type="float" office:value="0.240218072" calcext:value-type="float">
            <text:p>0.240218072</text:p>
          </table:table-cell>
          <table:table-cell office:value-type="float" office:value="0.008745896" calcext:value-type="float">
            <text:p>0.008745896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40866571" calcext:value-type="float">
            <text:p>0.240866571</text:p>
          </table:table-cell>
          <table:table-cell office:value-type="float" office:value="0.250083238" calcext:value-type="float">
            <text:p>0.250083238</text:p>
          </table:table-cell>
          <table:table-cell office:value-type="float" office:value="0.229189423" calcext:value-type="float">
            <text:p>0.229189423</text:p>
          </table:table-cell>
          <table:table-cell office:value-type="float" office:value="0.240046411" calcext:value-type="float">
            <text:p>0.240046411</text:p>
          </table:table-cell>
          <table:table-cell office:value-type="float" office:value="0.240866571" calcext:value-type="float">
            <text:p>0.240866571</text:p>
          </table:table-cell>
          <table:table-cell office:value-type="float" office:value="0.240046411" calcext:value-type="float">
            <text:p>0.240046411</text:p>
          </table:table-cell>
          <table:table-cell office:value-type="float" office:value="0.008549556" calcext:value-type="float">
            <text:p>0.008549556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5.32712" calcext:value-type="float">
            <text:p>25.32712</text:p>
          </table:table-cell>
          <table:table-cell office:value-type="float" office:value="0.240279465" calcext:value-type="float">
            <text:p>0.240279465</text:p>
          </table:table-cell>
          <table:table-cell office:value-type="float" office:value="0.250143439" calcext:value-type="float">
            <text:p>0.250143439</text:p>
          </table:table-cell>
          <table:table-cell office:value-type="float" office:value="0.229753283" calcext:value-type="float">
            <text:p>0.229753283</text:p>
          </table:table-cell>
          <table:table-cell office:value-type="float" office:value="0.240058729" calcext:value-type="float">
            <text:p>0.240058729</text:p>
          </table:table-cell>
          <table:table-cell office:value-type="float" office:value="0.240279465" calcext:value-type="float">
            <text:p>0.240279465</text:p>
          </table:table-cell>
          <table:table-cell office:value-type="float" office:value="0.240058729" calcext:value-type="float">
            <text:p>0.240058729</text:p>
          </table:table-cell>
          <table:table-cell office:value-type="float" office:value="0.008325709" calcext:value-type="float">
            <text:p>0.00832570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2863326" calcext:value-type="float">
            <text:p>0.242863326</text:p>
          </table:table-cell>
          <table:table-cell office:value-type="float" office:value="0.251829058" calcext:value-type="float">
            <text:p>0.251829058</text:p>
          </table:table-cell>
          <table:table-cell office:value-type="float" office:value="0.226259259" calcext:value-type="float">
            <text:p>0.226259259</text:p>
          </table:table-cell>
          <table:table-cell office:value-type="float" office:value="0.240317214" calcext:value-type="float">
            <text:p>0.240317214</text:p>
          </table:table-cell>
          <table:table-cell office:value-type="float" office:value="0.242863326" calcext:value-type="float">
            <text:p>0.242863326</text:p>
          </table:table-cell>
          <table:table-cell office:value-type="float" office:value="0.240317214" calcext:value-type="float">
            <text:p>0.240317214</text:p>
          </table:table-cell>
          <table:table-cell office:value-type="float" office:value="0.010592943" calcext:value-type="float">
            <text:p>0.010592943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5.31701" calcext:value-type="float">
            <text:p>25.31701</text:p>
          </table:table-cell>
          <table:table-cell office:value-type="float" office:value="0.242791205" calcext:value-type="float">
            <text:p>0.242791205</text:p>
          </table:table-cell>
          <table:table-cell office:value-type="float" office:value="0.252320797" calcext:value-type="float">
            <text:p>0.252320797</text:p>
          </table:table-cell>
          <table:table-cell office:value-type="float" office:value="0.225526717" calcext:value-type="float">
            <text:p>0.225526717</text:p>
          </table:table-cell>
          <table:table-cell office:value-type="float" office:value="0.240212906" calcext:value-type="float">
            <text:p>0.240212906</text:p>
          </table:table-cell>
          <table:table-cell office:value-type="float" office:value="0.242791205" calcext:value-type="float">
            <text:p>0.242791205</text:p>
          </table:table-cell>
          <table:table-cell office:value-type="float" office:value="0.240212906" calcext:value-type="float">
            <text:p>0.240212906</text:p>
          </table:table-cell>
          <table:table-cell office:value-type="float" office:value="0.011089526" calcext:value-type="float">
            <text:p>0.011089526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5.32206" calcext:value-type="float">
            <text:p>25.32206</text:p>
          </table:table-cell>
          <table:table-cell office:value-type="float" office:value="0.242580204" calcext:value-type="float">
            <text:p>0.242580204</text:p>
          </table:table-cell>
          <table:table-cell office:value-type="float" office:value="0.252888233" calcext:value-type="float">
            <text:p>0.252888233</text:p>
          </table:table-cell>
          <table:table-cell office:value-type="float" office:value="0.225004581" calcext:value-type="float">
            <text:p>0.225004581</text:p>
          </table:table-cell>
          <table:table-cell office:value-type="float" office:value="0.240157673" calcext:value-type="float">
            <text:p>0.240157673</text:p>
          </table:table-cell>
          <table:table-cell office:value-type="float" office:value="0.242580204" calcext:value-type="float">
            <text:p>0.242580204</text:p>
          </table:table-cell>
          <table:table-cell office:value-type="float" office:value="0.240157673" calcext:value-type="float">
            <text:p>0.240157673</text:p>
          </table:table-cell>
          <table:table-cell office:value-type="float" office:value="0.011511618" calcext:value-type="float">
            <text:p>0.011511618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5.31196" calcext:value-type="float">
            <text:p>25.31196</text:p>
          </table:table-cell>
          <table:table-cell office:value-type="float" office:value="0.242648154" calcext:value-type="float">
            <text:p>0.242648154</text:p>
          </table:table-cell>
          <table:table-cell office:value-type="float" office:value="0.252815515" calcext:value-type="float">
            <text:p>0.252815515</text:p>
          </table:table-cell>
          <table:table-cell office:value-type="float" office:value="0.224500921" calcext:value-type="float">
            <text:p>0.224500921</text:p>
          </table:table-cell>
          <table:table-cell office:value-type="float" office:value="0.239988197" calcext:value-type="float">
            <text:p>0.239988197</text:p>
          </table:table-cell>
          <table:table-cell office:value-type="float" office:value="0.242648154" calcext:value-type="float">
            <text:p>0.242648154</text:p>
          </table:table-cell>
          <table:table-cell office:value-type="float" office:value="0.239988197" calcext:value-type="float">
            <text:p>0.239988197</text:p>
          </table:table-cell>
          <table:table-cell office:value-type="float" office:value="0.011711407" calcext:value-type="float">
            <text:p>0.011711407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5.31196" calcext:value-type="float">
            <text:p>25.31196</text:p>
          </table:table-cell>
          <table:table-cell office:value-type="float" office:value="0.246362119" calcext:value-type="float">
            <text:p>0.246362119</text:p>
          </table:table-cell>
          <table:table-cell office:value-type="float" office:value="0.25128308" calcext:value-type="float">
            <text:p>0.25128308</text:p>
          </table:table-cell>
          <table:table-cell office:value-type="float" office:value="0.225418833" calcext:value-type="float">
            <text:p>0.225418833</text:p>
          </table:table-cell>
          <table:table-cell office:value-type="float" office:value="0.241021344" calcext:value-type="float">
            <text:p>0.241021344</text:p>
          </table:table-cell>
          <table:table-cell office:value-type="float" office:value="0.246362119" calcext:value-type="float">
            <text:p>0.246362119</text:p>
          </table:table-cell>
          <table:table-cell office:value-type="float" office:value="0.241021344" calcext:value-type="float">
            <text:p>0.241021344</text:p>
          </table:table-cell>
          <table:table-cell office:value-type="float" office:value="0.01121406" calcext:value-type="float">
            <text:p>0.01121406</text:p>
          </table:table-cell>
          <table:table-cell/>
        </table:table-row>
        <table:table-row table:style-name="ro1">
          <table:table-cell office:value-type="string" calcext:value-type="string">
            <text:p>dataMax</text:p>
          </table:table-cell>
          <table:table-cell office:value-type="float" office:value="25.402929313" calcext:value-type="float">
            <text:p>25.402929313</text:p>
          </table:table-cell>
          <table:table-cell office:value-type="float" office:value="0.246362119" calcext:value-type="float">
            <text:p>0.246362119</text:p>
          </table:table-cell>
          <table:table-cell office:value-type="float" office:value="0.252971083" calcext:value-type="float">
            <text:p>0.252971083</text:p>
          </table:table-cell>
          <table:table-cell office:value-type="float" office:value="0.230014352" calcext:value-type="float">
            <text:p>0.230014352</text:p>
          </table:table-cell>
          <table:table-cell office:value-type="float" office:value="0.241021344" calcext:value-type="float">
            <text:p>0.241021344</text:p>
          </table:table-cell>
          <table:table-cell office:value-type="float" office:value="0.246362119" calcext:value-type="float">
            <text:p>0.246362119</text:p>
          </table:table-cell>
          <table:table-cell office:value-type="float" office:value="0.241021344" calcext:value-type="float">
            <text:p>0.241021344</text:p>
          </table:table-cell>
          <table:table-cell office:value-type="float" office:value="0.015047973" calcext:value-type="float">
            <text:p>0.0150479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Min</text:p>
          </table:table-cell>
          <table:table-cell office:value-type="float" office:value="25.311956828" calcext:value-type="float">
            <text:p>25.311956828</text:p>
          </table:table-cell>
          <table:table-cell office:value-type="float" office:value="0.231811432" calcext:value-type="float">
            <text:p>0.231811432</text:p>
          </table:table-cell>
          <table:table-cell office:value-type="float" office:value="0.242383509" calcext:value-type="float">
            <text:p>0.242383509</text:p>
          </table:table-cell>
          <table:table-cell office:value-type="float" office:value="0.212283756" calcext:value-type="float">
            <text:p>0.212283756</text:p>
          </table:table-cell>
          <table:table-cell office:value-type="float" office:value="0.231281149" calcext:value-type="float">
            <text:p>0.231281149</text:p>
          </table:table-cell>
          <table:table-cell office:value-type="float" office:value="0.231811432" calcext:value-type="float">
            <text:p>0.231811432</text:p>
          </table:table-cell>
          <table:table-cell office:value-type="float" office:value="0.231281149" calcext:value-type="float">
            <text:p>0.231281149</text:p>
          </table:table-cell>
          <table:table-cell office:value-type="float" office:value="0.00801446" calcext:value-type="float">
            <text:p>0.008014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Mean</text:p>
          </table:table-cell>
          <table:table-cell office:value-type="float" office:value="25.356701804" calcext:value-type="float">
            <text:p>25.356701804</text:p>
          </table:table-cell>
          <table:table-cell table:style-name="ce1" office:value-type="float" office:value="0.239677983" calcext:value-type="float">
            <text:p>0.239677983</text:p>
          </table:table-cell>
          <table:table-cell table:style-name="ce1" office:value-type="float" office:value="0.249073441" calcext:value-type="float">
            <text:p>0.249073441</text:p>
          </table:table-cell>
          <table:table-cell table:style-name="ce1" office:value-type="float" office:value="0.223738655" calcext:value-type="float">
            <text:p>0.223738655</text:p>
          </table:table-cell>
          <table:table-cell office:value-type="float" office:value="0.237496693" calcext:value-type="float">
            <text:p>0.237496693</text:p>
          </table:table-cell>
          <table:table-cell office:value-type="float" office:value="0.239677983" calcext:value-type="float">
            <text:p>0.239677983</text:p>
          </table:table-cell>
          <table:table-cell office:value-type="float" office:value="0.237496693" calcext:value-type="float">
            <text:p>0.237496693</text:p>
          </table:table-cell>
          <table:table-cell office:value-type="float" office:value="0.01054653" calcext:value-type="float">
            <text:p>0.010546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Median</text:p>
          </table:table-cell>
          <table:table-cell office:value-type="float" office:value="25.357443059" calcext:value-type="float">
            <text:p>25.357443059</text:p>
          </table:table-cell>
          <table:table-cell table:style-name="ce1" office:value-type="float" office:value="0.239677983" calcext:value-type="float">
            <text:p>0.239677983</text:p>
          </table:table-cell>
          <table:table-cell table:style-name="ce1" office:value-type="float" office:value="0.249073441" calcext:value-type="float">
            <text:p>0.249073441</text:p>
          </table:table-cell>
          <table:table-cell table:style-name="ce1" office:value-type="float" office:value="0.223738655" calcext:value-type="float">
            <text:p>0.223738655</text:p>
          </table:table-cell>
          <table:table-cell office:value-type="float" office:value="0.237915644" calcext:value-type="float">
            <text:p>0.237915644</text:p>
          </table:table-cell>
          <table:table-cell office:value-type="float" office:value="0.239976971" calcext:value-type="float">
            <text:p>0.239976971</text:p>
          </table:table-cell>
          <table:table-cell office:value-type="float" office:value="0.237915644" calcext:value-type="float">
            <text:p>0.237915644</text:p>
          </table:table-cell>
          <table:table-cell office:value-type="float" office:value="0.010715378" calcext:value-type="float">
            <text:p>0.0107153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Average</text:p>
          </table:table-cell>
          <table:table-cell office:value-type="float" office:value="25.356701804" calcext:value-type="float">
            <text:p>25.356701804</text:p>
          </table:table-cell>
          <table:table-cell table:style-name="ce1" office:value-type="float" office:value="0.239677983" calcext:value-type="float">
            <text:p>0.239677983</text:p>
          </table:table-cell>
          <table:table-cell table:style-name="ce1" office:value-type="float" office:value="0.249073441" calcext:value-type="float">
            <text:p>0.249073441</text:p>
          </table:table-cell>
          <table:table-cell table:style-name="ce1" office:value-type="float" office:value="0.223738655" calcext:value-type="float">
            <text:p>0.223738655</text:p>
          </table:table-cell>
          <table:table-cell office:value-type="float" office:value="0.237496693" calcext:value-type="float">
            <text:p>0.237496693</text:p>
          </table:table-cell>
          <table:table-cell office:value-type="float" office:value="0.239677983" calcext:value-type="float">
            <text:p>0.239677983</text:p>
          </table:table-cell>
          <table:table-cell office:value-type="float" office:value="0.237496693" calcext:value-type="float">
            <text:p>0.237496693</text:p>
          </table:table-cell>
          <table:table-cell office:value-type="float" office:value="0.01054653" calcext:value-type="float">
            <text:p>0.010546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StdDev</text:p>
          </table:table-cell>
          <table:table-cell office:value-type="float" office:value="0.020876143" calcext:value-type="float">
            <text:p>0.020876143</text:p>
          </table:table-cell>
          <table:table-cell office:value-type="float" office:value="0.003039631" calcext:value-type="float">
            <text:p>0.003039631</text:p>
          </table:table-cell>
          <table:table-cell office:value-type="float" office:value="0.002163056" calcext:value-type="float">
            <text:p>0.002163056</text:p>
          </table:table-cell>
          <table:table-cell office:value-type="float" office:value="0.003692514" calcext:value-type="float">
            <text:p>0.003692514</text:p>
          </table:table-cell>
          <table:table-cell office:value-type="float" office:value="0.00220839" calcext:value-type="float">
            <text:p>0.00220839</text:p>
          </table:table-cell>
          <table:table-cell office:value-type="float" office:value="0.003039631" calcext:value-type="float">
            <text:p>0.003039631</text:p>
          </table:table-cell>
          <table:table-cell office:value-type="float" office:value="0.00220839" calcext:value-type="float">
            <text:p>0.00220839</text:p>
          </table:table-cell>
          <table:table-cell office:value-type="float" office:value="0.001559559" calcext:value-type="float">
            <text:p>0.0015595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 style:data-style-name="N2" text:time-value="00:52:30.697463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ARM_EABI LibreOffice_project/20m0$Build-2</meta:generator>
    <dc:date>2019-11-07T01:07:04.658600544</dc:date>
    <meta:editing-duration>PT14M34S</meta:editing-duration>
    <meta:editing-cycles>1</meta:editing-cycles>
    <meta:document-statistic meta:table-count="1" meta:cell-count="5478" meta:object-count="0"/>
  </office:meta>
</office:document-meta>
</file>